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ay name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year</text:p>
          </table:table-cell>
          <table:table-cell office:value-type="string">
            <text:p>daily_average</text:p>
          </table:table-cell>
          <table:table-cell office:value-type="string">
            <text:p>month number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297.20</text:p>
          </table:table-cell>
          <table:table-cell table:formula="of:=MATCH([.B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];&quot;/&quot;;[.F2];&quot;/&quot;;[.D2])" office:value-type="string" office:string-value="1/1/2019">
            <text:p>1/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979.67</text:p>
          </table:table-cell>
          <table:table-cell table:formula="of:=MATCH([.B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];&quot;/&quot;;[.F3];&quot;/&quot;;[.D3])" office:value-type="string" office:string-value="2/1/2019">
            <text:p>2/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1515.75</text:p>
          </table:table-cell>
          <table:table-cell table:formula="of:=MATCH([.B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4];&quot;/&quot;;[.F4];&quot;/&quot;;[.D4])" office:value-type="string" office:string-value="3/1/2019">
            <text:p>3/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1366.19</text:p>
          </table:table-cell>
          <table:table-cell table:formula="of:=MATCH([.B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5];&quot;/&quot;;[.F5];&quot;/&quot;;[.D5])" office:value-type="string" office:string-value="4/1/2019">
            <text:p>4/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1115.17</text:p>
          </table:table-cell>
          <table:table-cell table:formula="of:=MATCH([.B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6];&quot;/&quot;;[.F6];&quot;/&quot;;[.D6])" office:value-type="string" office:string-value="5/1/2019">
            <text:p>5/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1335.92</text:p>
          </table:table-cell>
          <table:table-cell table:formula="of:=MATCH([.B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];&quot;/&quot;;[.F7];&quot;/&quot;;[.D7])" office:value-type="string" office:string-value="6/1/2019">
            <text:p>6/1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1577.39</text:p>
          </table:table-cell>
          <table:table-cell table:formula="of:=MATCH([.B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8];&quot;/&quot;;[.F8];&quot;/&quot;;[.D8])" office:value-type="string" office:string-value="7/1/2019">
            <text:p>7/1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1443.21</text:p>
          </table:table-cell>
          <table:table-cell table:formula="of:=MATCH([.B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9];&quot;/&quot;;[.F9];&quot;/&quot;;[.D9])" office:value-type="string" office:string-value="8/1/2019">
            <text:p>8/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470.05</text:p>
          </table:table-cell>
          <table:table-cell table:formula="of:=MATCH([.B1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0];&quot;/&quot;;[.F10];&quot;/&quot;;[.D10])" office:value-type="string" office:string-value="9/1/2019">
            <text:p>9/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1731.24</text:p>
          </table:table-cell>
          <table:table-cell table:formula="of:=MATCH([.B1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];&quot;/&quot;;[.F11];&quot;/&quot;;[.D11])" office:value-type="string" office:string-value="10/1/2019">
            <text:p>10/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1488.90</text:p>
          </table:table-cell>
          <table:table-cell table:formula="of:=MATCH([.B1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2];&quot;/&quot;;[.F12];&quot;/&quot;;[.D12])" office:value-type="string" office:string-value="11/1/2019">
            <text:p>11/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213.30</text:p>
          </table:table-cell>
          <table:table-cell table:formula="of:=MATCH([.B1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3];&quot;/&quot;;[.F13];&quot;/&quot;;[.D13])" office:value-type="string" office:string-value="12/1/2019">
            <text:p>12/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1008.95</text:p>
          </table:table-cell>
          <table:table-cell table:formula="of:=MATCH([.B1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];&quot;/&quot;;[.F14];&quot;/&quot;;[.D14])" office:value-type="string" office:string-value="13/1/2019">
            <text:p>13/1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1219.27</text:p>
          </table:table-cell>
          <table:table-cell table:formula="of:=MATCH([.B1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5];&quot;/&quot;;[.F15];&quot;/&quot;;[.D15])" office:value-type="string" office:string-value="14/1/2019">
            <text:p>14/1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1269.70</text:p>
          </table:table-cell>
          <table:table-cell table:formula="of:=MATCH([.B1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6];&quot;/&quot;;[.F16];&quot;/&quot;;[.D16])" office:value-type="string" office:string-value="15/1/2019">
            <text:p>15/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1222.10</text:p>
          </table:table-cell>
          <table:table-cell table:formula="of:=MATCH([.B1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7];&quot;/&quot;;[.F17];&quot;/&quot;;[.D17])" office:value-type="string" office:string-value="16/1/2019">
            <text:p>16/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1218.60</text:p>
          </table:table-cell>
          <table:table-cell table:formula="of:=MATCH([.B1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];&quot;/&quot;;[.F18];&quot;/&quot;;[.D18])" office:value-type="string" office:string-value="17/1/2019">
            <text:p>17/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1628.39</text:p>
          </table:table-cell>
          <table:table-cell table:formula="of:=MATCH([.B1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9];&quot;/&quot;;[.F19];&quot;/&quot;;[.D19])" office:value-type="string" office:string-value="18/1/2019">
            <text:p>18/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1463.19</text:p>
          </table:table-cell>
          <table:table-cell table:formula="of:=MATCH([.B2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0];&quot;/&quot;;[.F20];&quot;/&quot;;[.D20])" office:value-type="string" office:string-value="19/1/2019">
            <text:p>19/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1441.96</text:p>
          </table:table-cell>
          <table:table-cell table:formula="of:=MATCH([.B2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1];&quot;/&quot;;[.F21];&quot;/&quot;;[.D21])" office:value-type="string" office:string-value="20/1/2019">
            <text:p>20/1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1877.15</text:p>
          </table:table-cell>
          <table:table-cell table:formula="of:=MATCH([.B2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2];&quot;/&quot;;[.F22];&quot;/&quot;;[.D22])" office:value-type="string" office:string-value="21/1/2019">
            <text:p>21/1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678.06</text:p>
          </table:table-cell>
          <table:table-cell table:formula="of:=MATCH([.B2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3];&quot;/&quot;;[.F23];&quot;/&quot;;[.D23])" office:value-type="string" office:string-value="22/1/2019">
            <text:p>22/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1895.04</text:p>
          </table:table-cell>
          <table:table-cell table:formula="of:=MATCH([.B2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4];&quot;/&quot;;[.F24];&quot;/&quot;;[.D24])" office:value-type="string" office:string-value="23/1/2019">
            <text:p>23/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2151.25</text:p>
          </table:table-cell>
          <table:table-cell table:formula="of:=MATCH([.B2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5];&quot;/&quot;;[.F25];&quot;/&quot;;[.D25])" office:value-type="string" office:string-value="24/1/2019">
            <text:p>24/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1795.14</text:p>
          </table:table-cell>
          <table:table-cell table:formula="of:=MATCH([.B2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6];&quot;/&quot;;[.F26];&quot;/&quot;;[.D26])" office:value-type="string" office:string-value="25/1/2019">
            <text:p>25/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1325.89</text:p>
          </table:table-cell>
          <table:table-cell table:formula="of:=MATCH([.B2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7];&quot;/&quot;;[.F27];&quot;/&quot;;[.D27])" office:value-type="string" office:string-value="26/1/2019">
            <text:p>26/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1027.16</text:p>
          </table:table-cell>
          <table:table-cell table:formula="of:=MATCH([.B2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8];&quot;/&quot;;[.F28];&quot;/&quot;;[.D28])" office:value-type="string" office:string-value="27/1/2019">
            <text:p>27/1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1448.87</text:p>
          </table:table-cell>
          <table:table-cell table:formula="of:=MATCH([.B2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29];&quot;/&quot;;[.F29];&quot;/&quot;;[.D29])" office:value-type="string" office:string-value="28/1/2019">
            <text:p>28/1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1610.67</text:p>
          </table:table-cell>
          <table:table-cell table:formula="of:=MATCH([.B3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0];&quot;/&quot;;[.F30];&quot;/&quot;;[.D30])" office:value-type="string" office:string-value="29/1/2019">
            <text:p>29/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1595.60</text:p>
          </table:table-cell>
          <table:table-cell table:formula="of:=MATCH([.B3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1];&quot;/&quot;;[.F31];&quot;/&quot;;[.D31])" office:value-type="string" office:string-value="30/1/2019">
            <text:p>30/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float" office:value="2019">
            <text:p>2019</text:p>
          </table:table-cell>
          <table:table-cell office:value-type="string">
            <text:p>1589.86</text:p>
          </table:table-cell>
          <table:table-cell table:formula="of:=MATCH([.B3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2];&quot;/&quot;;[.F32];&quot;/&quot;;[.D32])" office:value-type="string" office:string-value="31/1/2019">
            <text:p>31/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1430.93</text:p>
          </table:table-cell>
          <table:table-cell table:formula="of:=MATCH([.B3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3];&quot;/&quot;;[.F33];&quot;/&quot;;[.D33])" office:value-type="string" office:string-value="1/2/2019">
            <text:p>1/2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1315.79</text:p>
          </table:table-cell>
          <table:table-cell table:formula="of:=MATCH([.B3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4];&quot;/&quot;;[.F34];&quot;/&quot;;[.D34])" office:value-type="string" office:string-value="2/2/2019">
            <text:p>2/2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1135.12</text:p>
          </table:table-cell>
          <table:table-cell table:formula="of:=MATCH([.B3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5];&quot;/&quot;;[.F35];&quot;/&quot;;[.D35])" office:value-type="string" office:string-value="3/2/2019">
            <text:p>3/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1269.20</text:p>
          </table:table-cell>
          <table:table-cell table:formula="of:=MATCH([.B3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6];&quot;/&quot;;[.F36];&quot;/&quot;;[.D36])" office:value-type="string" office:string-value="4/2/2019">
            <text:p>4/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1415.59</text:p>
          </table:table-cell>
          <table:table-cell table:formula="of:=MATCH([.B3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7];&quot;/&quot;;[.F37];&quot;/&quot;;[.D37])" office:value-type="string" office:string-value="5/2/2019">
            <text:p>5/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1356.17</text:p>
          </table:table-cell>
          <table:table-cell table:formula="of:=MATCH([.B3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8];&quot;/&quot;;[.F38];&quot;/&quot;;[.D38])" office:value-type="string" office:string-value="6/2/2019">
            <text:p>6/2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1200.03</text:p>
          </table:table-cell>
          <table:table-cell table:formula="of:=MATCH([.B3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9];&quot;/&quot;;[.F39];&quot;/&quot;;[.D39])" office:value-type="string" office:string-value="7/2/2019">
            <text:p>7/2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1229.57</text:p>
          </table:table-cell>
          <table:table-cell table:formula="of:=MATCH([.B4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];&quot;/&quot;;[.F40];&quot;/&quot;;[.D40])" office:value-type="string" office:string-value="8/2/2019">
            <text:p>8/2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034.52</text:p>
          </table:table-cell>
          <table:table-cell table:formula="of:=MATCH([.B4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];&quot;/&quot;;[.F41];&quot;/&quot;;[.D41])" office:value-type="string" office:string-value="9/2/2019">
            <text:p>9/2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664.16</text:p>
          </table:table-cell>
          <table:table-cell table:formula="of:=MATCH([.B4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2];&quot;/&quot;;[.F42];&quot;/&quot;;[.D42])" office:value-type="string" office:string-value="10/2/2019">
            <text:p>10/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1074.54</text:p>
          </table:table-cell>
          <table:table-cell table:formula="of:=MATCH([.B4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3];&quot;/&quot;;[.F43];&quot;/&quot;;[.D43])" office:value-type="string" office:string-value="11/2/2019">
            <text:p>11/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172.75</text:p>
          </table:table-cell>
          <table:table-cell table:formula="of:=MATCH([.B4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4];&quot;/&quot;;[.F44];&quot;/&quot;;[.D44])" office:value-type="string" office:string-value="12/2/2019">
            <text:p>12/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1214.15</text:p>
          </table:table-cell>
          <table:table-cell table:formula="of:=MATCH([.B4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5];&quot;/&quot;;[.F45];&quot;/&quot;;[.D45])" office:value-type="string" office:string-value="13/2/2019">
            <text:p>13/2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1289.42</text:p>
          </table:table-cell>
          <table:table-cell table:formula="of:=MATCH([.B4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6];&quot;/&quot;;[.F46];&quot;/&quot;;[.D46])" office:value-type="string" office:string-value="14/2/2019">
            <text:p>14/2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1191.53</text:p>
          </table:table-cell>
          <table:table-cell table:formula="of:=MATCH([.B4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7];&quot;/&quot;;[.F47];&quot;/&quot;;[.D47])" office:value-type="string" office:string-value="15/2/2019">
            <text:p>15/2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1096.60</text:p>
          </table:table-cell>
          <table:table-cell table:formula="of:=MATCH([.B4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8];&quot;/&quot;;[.F48];&quot;/&quot;;[.D48])" office:value-type="string" office:string-value="16/2/2019">
            <text:p>16/2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996.16</text:p>
          </table:table-cell>
          <table:table-cell table:formula="of:=MATCH([.B4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9];&quot;/&quot;;[.F49];&quot;/&quot;;[.D49])" office:value-type="string" office:string-value="17/2/2019">
            <text:p>17/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1211.66</text:p>
          </table:table-cell>
          <table:table-cell table:formula="of:=MATCH([.B5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0];&quot;/&quot;;[.F50];&quot;/&quot;;[.D50])" office:value-type="string" office:string-value="18/2/2019">
            <text:p>18/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1192.05</text:p>
          </table:table-cell>
          <table:table-cell table:formula="of:=MATCH([.B5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1];&quot;/&quot;;[.F51];&quot;/&quot;;[.D51])" office:value-type="string" office:string-value="19/2/2019">
            <text:p>19/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1114.92</text:p>
          </table:table-cell>
          <table:table-cell table:formula="of:=MATCH([.B5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2];&quot;/&quot;;[.F52];&quot;/&quot;;[.D52])" office:value-type="string" office:string-value="20/2/2019">
            <text:p>20/2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1179.01</text:p>
          </table:table-cell>
          <table:table-cell table:formula="of:=MATCH([.B5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3];&quot;/&quot;;[.F53];&quot;/&quot;;[.D53])" office:value-type="string" office:string-value="21/2/2019">
            <text:p>21/2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202.22</text:p>
          </table:table-cell>
          <table:table-cell table:formula="of:=MATCH([.B5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4];&quot;/&quot;;[.F54];&quot;/&quot;;[.D54])" office:value-type="string" office:string-value="22/2/2019">
            <text:p>22/2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1055.51</text:p>
          </table:table-cell>
          <table:table-cell table:formula="of:=MATCH([.B5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5];&quot;/&quot;;[.F55];&quot;/&quot;;[.D55])" office:value-type="string" office:string-value="23/2/2019">
            <text:p>23/2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1022.56</text:p>
          </table:table-cell>
          <table:table-cell table:formula="of:=MATCH([.B5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6];&quot;/&quot;;[.F56];&quot;/&quot;;[.D56])" office:value-type="string" office:string-value="24/2/2019">
            <text:p>24/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1165.46</text:p>
          </table:table-cell>
          <table:table-cell table:formula="of:=MATCH([.B5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7];&quot;/&quot;;[.F57];&quot;/&quot;;[.D57])" office:value-type="string" office:string-value="25/2/2019">
            <text:p>25/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1106.94</text:p>
          </table:table-cell>
          <table:table-cell table:formula="of:=MATCH([.B5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8];&quot;/&quot;;[.F58];&quot;/&quot;;[.D58])" office:value-type="string" office:string-value="26/2/2019">
            <text:p>26/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1125.12</text:p>
          </table:table-cell>
          <table:table-cell table:formula="of:=MATCH([.B5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59];&quot;/&quot;;[.F59];&quot;/&quot;;[.D59])" office:value-type="string" office:string-value="27/2/2019">
            <text:p>27/2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1027.56</text:p>
          </table:table-cell>
          <table:table-cell table:formula="of:=MATCH([.B6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60];&quot;/&quot;;[.F60];&quot;/&quot;;[.D60])" office:value-type="string" office:string-value="28/2/2019">
            <text:p>28/2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1174.39</text:p>
          </table:table-cell>
          <table:table-cell table:formula="of:=MATCH([.B6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1];&quot;/&quot;;[.F61];&quot;/&quot;;[.D61])" office:value-type="string" office:string-value="1/3/2019">
            <text:p>1/3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1031.13</text:p>
          </table:table-cell>
          <table:table-cell table:formula="of:=MATCH([.B6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2];&quot;/&quot;;[.F62];&quot;/&quot;;[.D62])" office:value-type="string" office:string-value="2/3/2019">
            <text:p>2/3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565.70</text:p>
          </table:table-cell>
          <table:table-cell table:formula="of:=MATCH([.B6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3];&quot;/&quot;;[.F63];&quot;/&quot;;[.D63])" office:value-type="string" office:string-value="3/3/2019">
            <text:p>3/3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614.93</text:p>
          </table:table-cell>
          <table:table-cell table:formula="of:=MATCH([.B6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4];&quot;/&quot;;[.F64];&quot;/&quot;;[.D64])" office:value-type="string" office:string-value="4/3/2019">
            <text:p>4/3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839.16</text:p>
          </table:table-cell>
          <table:table-cell table:formula="of:=MATCH([.B6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5];&quot;/&quot;;[.F65];&quot;/&quot;;[.D65])" office:value-type="string" office:string-value="5/3/2019">
            <text:p>5/3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1004.38</text:p>
          </table:table-cell>
          <table:table-cell table:formula="of:=MATCH([.B6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6];&quot;/&quot;;[.F66];&quot;/&quot;;[.D66])" office:value-type="string" office:string-value="6/3/2019">
            <text:p>6/3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758.57</text:p>
          </table:table-cell>
          <table:table-cell table:formula="of:=MATCH([.B6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7];&quot;/&quot;;[.F67];&quot;/&quot;;[.D67])" office:value-type="string" office:string-value="7/3/2019">
            <text:p>7/3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797.10</text:p>
          </table:table-cell>
          <table:table-cell table:formula="of:=MATCH([.B6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8];&quot;/&quot;;[.F68];&quot;/&quot;;[.D68])" office:value-type="string" office:string-value="8/3/2019">
            <text:p>8/3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625.53</text:p>
          </table:table-cell>
          <table:table-cell table:formula="of:=MATCH([.B6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69];&quot;/&quot;;[.F69];&quot;/&quot;;[.D69])" office:value-type="string" office:string-value="9/3/2019">
            <text:p>9/3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508.61</text:p>
          </table:table-cell>
          <table:table-cell table:formula="of:=MATCH([.B7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0];&quot;/&quot;;[.F70];&quot;/&quot;;[.D70])" office:value-type="string" office:string-value="10/3/2019">
            <text:p>10/3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850.78</text:p>
          </table:table-cell>
          <table:table-cell table:formula="of:=MATCH([.B7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1];&quot;/&quot;;[.F71];&quot;/&quot;;[.D71])" office:value-type="string" office:string-value="11/3/2019">
            <text:p>11/3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011.63</text:p>
          </table:table-cell>
          <table:table-cell table:formula="of:=MATCH([.B7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2];&quot;/&quot;;[.F72];&quot;/&quot;;[.D72])" office:value-type="string" office:string-value="12/3/2019">
            <text:p>12/3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795.03</text:p>
          </table:table-cell>
          <table:table-cell table:formula="of:=MATCH([.B7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3];&quot;/&quot;;[.F73];&quot;/&quot;;[.D73])" office:value-type="string" office:string-value="13/3/2019">
            <text:p>13/3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888.03</text:p>
          </table:table-cell>
          <table:table-cell table:formula="of:=MATCH([.B7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4];&quot;/&quot;;[.F74];&quot;/&quot;;[.D74])" office:value-type="string" office:string-value="14/3/2019">
            <text:p>14/3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785.89</text:p>
          </table:table-cell>
          <table:table-cell table:formula="of:=MATCH([.B7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5];&quot;/&quot;;[.F75];&quot;/&quot;;[.D75])" office:value-type="string" office:string-value="15/3/2019">
            <text:p>15/3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565.98</text:p>
          </table:table-cell>
          <table:table-cell table:formula="of:=MATCH([.B7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6];&quot;/&quot;;[.F76];&quot;/&quot;;[.D76])" office:value-type="string" office:string-value="16/3/2019">
            <text:p>16/3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44.74</text:p>
          </table:table-cell>
          <table:table-cell table:formula="of:=MATCH([.B7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7];&quot;/&quot;;[.F77];&quot;/&quot;;[.D77])" office:value-type="string" office:string-value="17/3/2019">
            <text:p>17/3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875.54</text:p>
          </table:table-cell>
          <table:table-cell table:formula="of:=MATCH([.B7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8];&quot;/&quot;;[.F78];&quot;/&quot;;[.D78])" office:value-type="string" office:string-value="18/3/2019">
            <text:p>18/3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1147.58</text:p>
          </table:table-cell>
          <table:table-cell table:formula="of:=MATCH([.B7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];&quot;/&quot;;[.F79];&quot;/&quot;;[.D79])" office:value-type="string" office:string-value="19/3/2019">
            <text:p>19/3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1084.72</text:p>
          </table:table-cell>
          <table:table-cell table:formula="of:=MATCH([.B8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];&quot;/&quot;;[.F80];&quot;/&quot;;[.D80])" office:value-type="string" office:string-value="20/3/2019">
            <text:p>20/3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1024.38</text:p>
          </table:table-cell>
          <table:table-cell table:formula="of:=MATCH([.B8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];&quot;/&quot;;[.F81];&quot;/&quot;;[.D81])" office:value-type="string" office:string-value="21/3/2019">
            <text:p>21/3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049.14</text:p>
          </table:table-cell>
          <table:table-cell table:formula="of:=MATCH([.B8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2];&quot;/&quot;;[.F82];&quot;/&quot;;[.D82])" office:value-type="string" office:string-value="22/3/2019">
            <text:p>22/3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872.75</text:p>
          </table:table-cell>
          <table:table-cell table:formula="of:=MATCH([.B8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3];&quot;/&quot;;[.F83];&quot;/&quot;;[.D83])" office:value-type="string" office:string-value="23/3/2019">
            <text:p>23/3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802.17</text:p>
          </table:table-cell>
          <table:table-cell table:formula="of:=MATCH([.B8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4];&quot;/&quot;;[.F84];&quot;/&quot;;[.D84])" office:value-type="string" office:string-value="24/3/2019">
            <text:p>24/3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826.55</text:p>
          </table:table-cell>
          <table:table-cell table:formula="of:=MATCH([.B8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5];&quot;/&quot;;[.F85];&quot;/&quot;;[.D85])" office:value-type="string" office:string-value="25/3/2019">
            <text:p>25/3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953.88</text:p>
          </table:table-cell>
          <table:table-cell table:formula="of:=MATCH([.B8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6];&quot;/&quot;;[.F86];&quot;/&quot;;[.D86])" office:value-type="string" office:string-value="26/3/2019">
            <text:p>26/3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1014.70</text:p>
          </table:table-cell>
          <table:table-cell table:formula="of:=MATCH([.B8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7];&quot;/&quot;;[.F87];&quot;/&quot;;[.D87])" office:value-type="string" office:string-value="27/3/2019">
            <text:p>27/3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1090.46</text:p>
          </table:table-cell>
          <table:table-cell table:formula="of:=MATCH([.B8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8];&quot;/&quot;;[.F88];&quot;/&quot;;[.D88])" office:value-type="string" office:string-value="28/3/2019">
            <text:p>28/3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1010.69</text:p>
          </table:table-cell>
          <table:table-cell table:formula="of:=MATCH([.B8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9];&quot;/&quot;;[.F89];&quot;/&quot;;[.D89])" office:value-type="string" office:string-value="29/3/2019">
            <text:p>29/3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903.74</text:p>
          </table:table-cell>
          <table:table-cell table:formula="of:=MATCH([.B9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90];&quot;/&quot;;[.F90];&quot;/&quot;;[.D90])" office:value-type="string" office:string-value="30/3/2019">
            <text:p>30/3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  <table:table-cell office:value-type="float" office:value="2019">
            <text:p>2019</text:p>
          </table:table-cell>
          <table:table-cell office:value-type="string">
            <text:p>791.94</text:p>
          </table:table-cell>
          <table:table-cell table:formula="of:=MATCH([.B9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91];&quot;/&quot;;[.F91];&quot;/&quot;;[.D91])" office:value-type="string" office:string-value="31/3/2019">
            <text:p>31/3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973.09</text:p>
          </table:table-cell>
          <table:table-cell table:formula="of:=MATCH([.B9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92];&quot;/&quot;;[.F92];&quot;/&quot;;[.D92])" office:value-type="string" office:string-value="1/4/2019">
            <text:p>1/4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920.42</text:p>
          </table:table-cell>
          <table:table-cell table:formula="of:=MATCH([.B9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93];&quot;/&quot;;[.F93];&quot;/&quot;;[.D93])" office:value-type="string" office:string-value="2/4/2019">
            <text:p>2/4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1084.85</text:p>
          </table:table-cell>
          <table:table-cell table:formula="of:=MATCH([.B9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94];&quot;/&quot;;[.F94];&quot;/&quot;;[.D94])" office:value-type="string" office:string-value="3/4/2019">
            <text:p>3/4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1098.20</text:p>
          </table:table-cell>
          <table:table-cell table:formula="of:=MATCH([.B9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95];&quot;/&quot;;[.F95];&quot;/&quot;;[.D95])" office:value-type="string" office:string-value="4/4/2019">
            <text:p>4/4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1086.00</text:p>
          </table:table-cell>
          <table:table-cell table:formula="of:=MATCH([.B9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96];&quot;/&quot;;[.F96];&quot;/&quot;;[.D96])" office:value-type="string" office:string-value="5/4/2019">
            <text:p>5/4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941.94</text:p>
          </table:table-cell>
          <table:table-cell table:formula="of:=MATCH([.B9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97];&quot;/&quot;;[.F97];&quot;/&quot;;[.D97])" office:value-type="string" office:string-value="6/4/2019">
            <text:p>6/4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897.89</text:p>
          </table:table-cell>
          <table:table-cell table:formula="of:=MATCH([.B9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98];&quot;/&quot;;[.F98];&quot;/&quot;;[.D98])" office:value-type="string" office:string-value="7/4/2019">
            <text:p>7/4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1129.87</text:p>
          </table:table-cell>
          <table:table-cell table:formula="of:=MATCH([.B9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99];&quot;/&quot;;[.F99];&quot;/&quot;;[.D99])" office:value-type="string" office:string-value="8/4/2019">
            <text:p>8/4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101.71</text:p>
          </table:table-cell>
          <table:table-cell table:formula="of:=MATCH([.B10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0];&quot;/&quot;;[.F100];&quot;/&quot;;[.D100])" office:value-type="string" office:string-value="9/4/2019">
            <text:p>9/4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1102.71</text:p>
          </table:table-cell>
          <table:table-cell table:formula="of:=MATCH([.B10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1];&quot;/&quot;;[.F101];&quot;/&quot;;[.D101])" office:value-type="string" office:string-value="10/4/2019">
            <text:p>10/4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1170.26</text:p>
          </table:table-cell>
          <table:table-cell table:formula="of:=MATCH([.B10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2];&quot;/&quot;;[.F102];&quot;/&quot;;[.D102])" office:value-type="string" office:string-value="11/4/2019">
            <text:p>11/4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166.74</text:p>
          </table:table-cell>
          <table:table-cell table:formula="of:=MATCH([.B10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3];&quot;/&quot;;[.F103];&quot;/&quot;;[.D103])" office:value-type="string" office:string-value="12/4/2019">
            <text:p>12/4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1057.76</text:p>
          </table:table-cell>
          <table:table-cell table:formula="of:=MATCH([.B10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4];&quot;/&quot;;[.F104];&quot;/&quot;;[.D104])" office:value-type="string" office:string-value="13/4/2019">
            <text:p>13/4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982.74</text:p>
          </table:table-cell>
          <table:table-cell table:formula="of:=MATCH([.B10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5];&quot;/&quot;;[.F105];&quot;/&quot;;[.D105])" office:value-type="string" office:string-value="14/4/2019">
            <text:p>14/4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1078.79</text:p>
          </table:table-cell>
          <table:table-cell table:formula="of:=MATCH([.B10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6];&quot;/&quot;;[.F106];&quot;/&quot;;[.D106])" office:value-type="string" office:string-value="15/4/2019">
            <text:p>15/4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1072.75</text:p>
          </table:table-cell>
          <table:table-cell table:formula="of:=MATCH([.B10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7];&quot;/&quot;;[.F107];&quot;/&quot;;[.D107])" office:value-type="string" office:string-value="16/4/2019">
            <text:p>16/4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1081.31</text:p>
          </table:table-cell>
          <table:table-cell table:formula="of:=MATCH([.B10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8];&quot;/&quot;;[.F108];&quot;/&quot;;[.D108])" office:value-type="string" office:string-value="17/4/2019">
            <text:p>17/4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1002.58</text:p>
          </table:table-cell>
          <table:table-cell table:formula="of:=MATCH([.B10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09];&quot;/&quot;;[.F109];&quot;/&quot;;[.D109])" office:value-type="string" office:string-value="18/4/2019">
            <text:p>18/4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844.57</text:p>
          </table:table-cell>
          <table:table-cell table:formula="of:=MATCH([.B11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0];&quot;/&quot;;[.F110];&quot;/&quot;;[.D110])" office:value-type="string" office:string-value="19/4/2019">
            <text:p>19/4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949.52</text:p>
          </table:table-cell>
          <table:table-cell table:formula="of:=MATCH([.B11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1];&quot;/&quot;;[.F111];&quot;/&quot;;[.D111])" office:value-type="string" office:string-value="20/4/2019">
            <text:p>20/4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818.79</text:p>
          </table:table-cell>
          <table:table-cell table:formula="of:=MATCH([.B11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2];&quot;/&quot;;[.F112];&quot;/&quot;;[.D112])" office:value-type="string" office:string-value="21/4/2019">
            <text:p>21/4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01.94</text:p>
          </table:table-cell>
          <table:table-cell table:formula="of:=MATCH([.B11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3];&quot;/&quot;;[.F113];&quot;/&quot;;[.D113])" office:value-type="string" office:string-value="22/4/2019">
            <text:p>22/4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618.73</text:p>
          </table:table-cell>
          <table:table-cell table:formula="of:=MATCH([.B11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4];&quot;/&quot;;[.F114];&quot;/&quot;;[.D114])" office:value-type="string" office:string-value="23/4/2019">
            <text:p>23/4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887.44</text:p>
          </table:table-cell>
          <table:table-cell table:formula="of:=MATCH([.B11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5];&quot;/&quot;;[.F115];&quot;/&quot;;[.D115])" office:value-type="string" office:string-value="24/4/2019">
            <text:p>24/4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986.23</text:p>
          </table:table-cell>
          <table:table-cell table:formula="of:=MATCH([.B11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6];&quot;/&quot;;[.F116];&quot;/&quot;;[.D116])" office:value-type="string" office:string-value="25/4/2019">
            <text:p>25/4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1077.09</text:p>
          </table:table-cell>
          <table:table-cell table:formula="of:=MATCH([.B11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7];&quot;/&quot;;[.F117];&quot;/&quot;;[.D117])" office:value-type="string" office:string-value="26/4/2019">
            <text:p>26/4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869.76</text:p>
          </table:table-cell>
          <table:table-cell table:formula="of:=MATCH([.B11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8];&quot;/&quot;;[.F118];&quot;/&quot;;[.D118])" office:value-type="string" office:string-value="27/4/2019">
            <text:p>27/4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866.64</text:p>
          </table:table-cell>
          <table:table-cell table:formula="of:=MATCH([.B11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];&quot;/&quot;;[.F119];&quot;/&quot;;[.D119])" office:value-type="string" office:string-value="28/4/2019">
            <text:p>28/4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1184.88</text:p>
          </table:table-cell>
          <table:table-cell table:formula="of:=MATCH([.B12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];&quot;/&quot;;[.F120];&quot;/&quot;;[.D120])" office:value-type="string" office:string-value="29/4/2019">
            <text:p>29/4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1104.66</text:p>
          </table:table-cell>
          <table:table-cell table:formula="of:=MATCH([.B12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];&quot;/&quot;;[.F121];&quot;/&quot;;[.D121])" office:value-type="string" office:string-value="30/4/2019">
            <text:p>30/4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668.95</text:p>
          </table:table-cell>
          <table:table-cell table:formula="of:=MATCH([.B12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];&quot;/&quot;;[.F122];&quot;/&quot;;[.D122])" office:value-type="string" office:string-value="1/5/2019">
            <text:p>1/5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1010.49</text:p>
          </table:table-cell>
          <table:table-cell table:formula="of:=MATCH([.B12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];&quot;/&quot;;[.F123];&quot;/&quot;;[.D123])" office:value-type="string" office:string-value="2/5/2019">
            <text:p>2/5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1094.98</text:p>
          </table:table-cell>
          <table:table-cell table:formula="of:=MATCH([.B12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];&quot;/&quot;;[.F124];&quot;/&quot;;[.D124])" office:value-type="string" office:string-value="3/5/2019">
            <text:p>3/5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980.74</text:p>
          </table:table-cell>
          <table:table-cell table:formula="of:=MATCH([.B12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5];&quot;/&quot;;[.F125];&quot;/&quot;;[.D125])" office:value-type="string" office:string-value="4/5/2019">
            <text:p>4/5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563.12</text:p>
          </table:table-cell>
          <table:table-cell table:formula="of:=MATCH([.B12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6];&quot;/&quot;;[.F126];&quot;/&quot;;[.D126])" office:value-type="string" office:string-value="5/5/2019">
            <text:p>5/5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1108.39</text:p>
          </table:table-cell>
          <table:table-cell table:formula="of:=MATCH([.B12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7];&quot;/&quot;;[.F127];&quot;/&quot;;[.D127])" office:value-type="string" office:string-value="6/5/2019">
            <text:p>6/5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1206.95</text:p>
          </table:table-cell>
          <table:table-cell table:formula="of:=MATCH([.B12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8];&quot;/&quot;;[.F128];&quot;/&quot;;[.D128])" office:value-type="string" office:string-value="7/5/2019">
            <text:p>7/5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803.35</text:p>
          </table:table-cell>
          <table:table-cell table:formula="of:=MATCH([.B12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9];&quot;/&quot;;[.F129];&quot;/&quot;;[.D129])" office:value-type="string" office:string-value="8/5/2019">
            <text:p>8/5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117.73</text:p>
          </table:table-cell>
          <table:table-cell table:formula="of:=MATCH([.B13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0];&quot;/&quot;;[.F130];&quot;/&quot;;[.D130])" office:value-type="string" office:string-value="9/5/2019">
            <text:p>9/5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1177.06</text:p>
          </table:table-cell>
          <table:table-cell table:formula="of:=MATCH([.B13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1];&quot;/&quot;;[.F131];&quot;/&quot;;[.D131])" office:value-type="string" office:string-value="10/5/2019">
            <text:p>10/5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931.81</text:p>
          </table:table-cell>
          <table:table-cell table:formula="of:=MATCH([.B13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2];&quot;/&quot;;[.F132];&quot;/&quot;;[.D132])" office:value-type="string" office:string-value="11/5/2019">
            <text:p>11/5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574.87</text:p>
          </table:table-cell>
          <table:table-cell table:formula="of:=MATCH([.B13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3];&quot;/&quot;;[.F133];&quot;/&quot;;[.D133])" office:value-type="string" office:string-value="12/5/2019">
            <text:p>12/5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1033.34</text:p>
          </table:table-cell>
          <table:table-cell table:formula="of:=MATCH([.B13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4];&quot;/&quot;;[.F134];&quot;/&quot;;[.D134])" office:value-type="string" office:string-value="13/5/2019">
            <text:p>13/5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1153.10</text:p>
          </table:table-cell>
          <table:table-cell table:formula="of:=MATCH([.B13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5];&quot;/&quot;;[.F135];&quot;/&quot;;[.D135])" office:value-type="string" office:string-value="14/5/2019">
            <text:p>14/5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1177.33</text:p>
          </table:table-cell>
          <table:table-cell table:formula="of:=MATCH([.B13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6];&quot;/&quot;;[.F136];&quot;/&quot;;[.D136])" office:value-type="string" office:string-value="15/5/2019">
            <text:p>15/5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1159.77</text:p>
          </table:table-cell>
          <table:table-cell table:formula="of:=MATCH([.B13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7];&quot;/&quot;;[.F137];&quot;/&quot;;[.D137])" office:value-type="string" office:string-value="16/5/2019">
            <text:p>16/5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1067.41</text:p>
          </table:table-cell>
          <table:table-cell table:formula="of:=MATCH([.B13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8];&quot;/&quot;;[.F138];&quot;/&quot;;[.D138])" office:value-type="string" office:string-value="17/5/2019">
            <text:p>17/5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923.50</text:p>
          </table:table-cell>
          <table:table-cell table:formula="of:=MATCH([.B13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39];&quot;/&quot;;[.F139];&quot;/&quot;;[.D139])" office:value-type="string" office:string-value="18/5/2019">
            <text:p>18/5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858.72</text:p>
          </table:table-cell>
          <table:table-cell table:formula="of:=MATCH([.B14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0];&quot;/&quot;;[.F140];&quot;/&quot;;[.D140])" office:value-type="string" office:string-value="19/5/2019">
            <text:p>19/5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1159.24</text:p>
          </table:table-cell>
          <table:table-cell table:formula="of:=MATCH([.B14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1];&quot;/&quot;;[.F141];&quot;/&quot;;[.D141])" office:value-type="string" office:string-value="20/5/2019">
            <text:p>20/5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1075.53</text:p>
          </table:table-cell>
          <table:table-cell table:formula="of:=MATCH([.B14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2];&quot;/&quot;;[.F142];&quot;/&quot;;[.D142])" office:value-type="string" office:string-value="21/5/2019">
            <text:p>21/5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055.60</text:p>
          </table:table-cell>
          <table:table-cell table:formula="of:=MATCH([.B14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3];&quot;/&quot;;[.F143];&quot;/&quot;;[.D143])" office:value-type="string" office:string-value="22/5/2019">
            <text:p>22/5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1107.98</text:p>
          </table:table-cell>
          <table:table-cell table:formula="of:=MATCH([.B14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4];&quot;/&quot;;[.F144];&quot;/&quot;;[.D144])" office:value-type="string" office:string-value="23/5/2019">
            <text:p>23/5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1014.61</text:p>
          </table:table-cell>
          <table:table-cell table:formula="of:=MATCH([.B14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5];&quot;/&quot;;[.F145];&quot;/&quot;;[.D145])" office:value-type="string" office:string-value="24/5/2019">
            <text:p>24/5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942.12</text:p>
          </table:table-cell>
          <table:table-cell table:formula="of:=MATCH([.B14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6];&quot;/&quot;;[.F146];&quot;/&quot;;[.D146])" office:value-type="string" office:string-value="25/5/2019">
            <text:p>25/5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628.07</text:p>
          </table:table-cell>
          <table:table-cell table:formula="of:=MATCH([.B14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7];&quot;/&quot;;[.F147];&quot;/&quot;;[.D147])" office:value-type="string" office:string-value="26/5/2019">
            <text:p>26/5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906.10</text:p>
          </table:table-cell>
          <table:table-cell table:formula="of:=MATCH([.B14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8];&quot;/&quot;;[.F148];&quot;/&quot;;[.D148])" office:value-type="string" office:string-value="27/5/2019">
            <text:p>27/5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1075.94</text:p>
          </table:table-cell>
          <table:table-cell table:formula="of:=MATCH([.B14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49];&quot;/&quot;;[.F149];&quot;/&quot;;[.D149])" office:value-type="string" office:string-value="28/5/2019">
            <text:p>28/5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1063.82</text:p>
          </table:table-cell>
          <table:table-cell table:formula="of:=MATCH([.B15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0];&quot;/&quot;;[.F150];&quot;/&quot;;[.D150])" office:value-type="string" office:string-value="29/5/2019">
            <text:p>29/5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683.74</text:p>
          </table:table-cell>
          <table:table-cell table:formula="of:=MATCH([.B15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1];&quot;/&quot;;[.F151];&quot;/&quot;;[.D151])" office:value-type="string" office:string-value="30/5/2019">
            <text:p>30/5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float" office:value="2019">
            <text:p>2019</text:p>
          </table:table-cell>
          <table:table-cell office:value-type="string">
            <text:p>919.63</text:p>
          </table:table-cell>
          <table:table-cell table:formula="of:=MATCH([.B15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2];&quot;/&quot;;[.F152];&quot;/&quot;;[.D152])" office:value-type="string" office:string-value="31/5/2019">
            <text:p>31/5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771.95</text:p>
          </table:table-cell>
          <table:table-cell table:formula="of:=MATCH([.B15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53];&quot;/&quot;;[.F153];&quot;/&quot;;[.D153])" office:value-type="string" office:string-value="1/6/2019">
            <text:p>1/6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468.29</text:p>
          </table:table-cell>
          <table:table-cell table:formula="of:=MATCH([.B15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54];&quot;/&quot;;[.F154];&quot;/&quot;;[.D154])" office:value-type="string" office:string-value="2/6/2019">
            <text:p>2/6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916.52</text:p>
          </table:table-cell>
          <table:table-cell table:formula="of:=MATCH([.B15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55];&quot;/&quot;;[.F155];&quot;/&quot;;[.D155])" office:value-type="string" office:string-value="3/6/2019">
            <text:p>3/6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1022.12</text:p>
          </table:table-cell>
          <table:table-cell table:formula="of:=MATCH([.B15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56];&quot;/&quot;;[.F156];&quot;/&quot;;[.D156])" office:value-type="string" office:string-value="4/6/2019">
            <text:p>4/6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930.52</text:p>
          </table:table-cell>
          <table:table-cell table:formula="of:=MATCH([.B15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57];&quot;/&quot;;[.F157];&quot;/&quot;;[.D157])" office:value-type="string" office:string-value="5/6/2019">
            <text:p>5/6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895.45</text:p>
          </table:table-cell>
          <table:table-cell table:formula="of:=MATCH([.B15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58];&quot;/&quot;;[.F158];&quot;/&quot;;[.D158])" office:value-type="string" office:string-value="6/6/2019">
            <text:p>6/6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913.39</text:p>
          </table:table-cell>
          <table:table-cell table:formula="of:=MATCH([.B15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59];&quot;/&quot;;[.F159];&quot;/&quot;;[.D159])" office:value-type="string" office:string-value="7/6/2019">
            <text:p>7/6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-129.31</text:p>
          </table:table-cell>
          <table:table-cell table:formula="of:=MATCH([.B16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0];&quot;/&quot;;[.F160];&quot;/&quot;;[.D160])" office:value-type="string" office:string-value="8/6/2019">
            <text:p>8/6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607.65</text:p>
          </table:table-cell>
          <table:table-cell table:formula="of:=MATCH([.B16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1];&quot;/&quot;;[.F161];&quot;/&quot;;[.D161])" office:value-type="string" office:string-value="9/6/2019">
            <text:p>9/6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738.60</text:p>
          </table:table-cell>
          <table:table-cell table:formula="of:=MATCH([.B16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];&quot;/&quot;;[.F162];&quot;/&quot;;[.D162])" office:value-type="string" office:string-value="10/6/2019">
            <text:p>10/6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1146.71</text:p>
          </table:table-cell>
          <table:table-cell table:formula="of:=MATCH([.B16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];&quot;/&quot;;[.F163];&quot;/&quot;;[.D163])" office:value-type="string" office:string-value="11/6/2019">
            <text:p>11/6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139.75</text:p>
          </table:table-cell>
          <table:table-cell table:formula="of:=MATCH([.B16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4];&quot;/&quot;;[.F164];&quot;/&quot;;[.D164])" office:value-type="string" office:string-value="12/6/2019">
            <text:p>12/6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975.54</text:p>
          </table:table-cell>
          <table:table-cell table:formula="of:=MATCH([.B16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5];&quot;/&quot;;[.F165];&quot;/&quot;;[.D165])" office:value-type="string" office:string-value="13/6/2019">
            <text:p>13/6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1060.89</text:p>
          </table:table-cell>
          <table:table-cell table:formula="of:=MATCH([.B16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6];&quot;/&quot;;[.F166];&quot;/&quot;;[.D166])" office:value-type="string" office:string-value="14/6/2019">
            <text:p>14/6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772.41</text:p>
          </table:table-cell>
          <table:table-cell table:formula="of:=MATCH([.B16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7];&quot;/&quot;;[.F167];&quot;/&quot;;[.D167])" office:value-type="string" office:string-value="15/6/2019">
            <text:p>15/6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753.63</text:p>
          </table:table-cell>
          <table:table-cell table:formula="of:=MATCH([.B16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8];&quot;/&quot;;[.F168];&quot;/&quot;;[.D168])" office:value-type="string" office:string-value="16/6/2019">
            <text:p>16/6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1107.56</text:p>
          </table:table-cell>
          <table:table-cell table:formula="of:=MATCH([.B16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9];&quot;/&quot;;[.F169];&quot;/&quot;;[.D169])" office:value-type="string" office:string-value="17/6/2019">
            <text:p>17/6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1079.72</text:p>
          </table:table-cell>
          <table:table-cell table:formula="of:=MATCH([.B17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0];&quot;/&quot;;[.F170];&quot;/&quot;;[.D170])" office:value-type="string" office:string-value="18/6/2019">
            <text:p>18/6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1089.59</text:p>
          </table:table-cell>
          <table:table-cell table:formula="of:=MATCH([.B17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1];&quot;/&quot;;[.F171];&quot;/&quot;;[.D171])" office:value-type="string" office:string-value="19/6/2019">
            <text:p>19/6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934.23</text:p>
          </table:table-cell>
          <table:table-cell table:formula="of:=MATCH([.B17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2];&quot;/&quot;;[.F172];&quot;/&quot;;[.D172])" office:value-type="string" office:string-value="20/6/2019">
            <text:p>20/6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995.93</text:p>
          </table:table-cell>
          <table:table-cell table:formula="of:=MATCH([.B17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3];&quot;/&quot;;[.F173];&quot;/&quot;;[.D173])" office:value-type="string" office:string-value="21/6/2019">
            <text:p>21/6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841.28</text:p>
          </table:table-cell>
          <table:table-cell table:formula="of:=MATCH([.B17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4];&quot;/&quot;;[.F174];&quot;/&quot;;[.D174])" office:value-type="string" office:string-value="22/6/2019">
            <text:p>22/6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556.94</text:p>
          </table:table-cell>
          <table:table-cell table:formula="of:=MATCH([.B17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5];&quot;/&quot;;[.F175];&quot;/&quot;;[.D175])" office:value-type="string" office:string-value="23/6/2019">
            <text:p>23/6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885.28</text:p>
          </table:table-cell>
          <table:table-cell table:formula="of:=MATCH([.B17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6];&quot;/&quot;;[.F176];&quot;/&quot;;[.D176])" office:value-type="string" office:string-value="24/6/2019">
            <text:p>24/6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1085.14</text:p>
          </table:table-cell>
          <table:table-cell table:formula="of:=MATCH([.B17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7];&quot;/&quot;;[.F177];&quot;/&quot;;[.D177])" office:value-type="string" office:string-value="25/6/2019">
            <text:p>25/6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1029.83</text:p>
          </table:table-cell>
          <table:table-cell table:formula="of:=MATCH([.B17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8];&quot;/&quot;;[.F178];&quot;/&quot;;[.D178])" office:value-type="string" office:string-value="26/6/2019">
            <text:p>26/6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1093.13</text:p>
          </table:table-cell>
          <table:table-cell table:formula="of:=MATCH([.B17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79];&quot;/&quot;;[.F179];&quot;/&quot;;[.D179])" office:value-type="string" office:string-value="27/6/2019">
            <text:p>27/6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1115.19</text:p>
          </table:table-cell>
          <table:table-cell table:formula="of:=MATCH([.B18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80];&quot;/&quot;;[.F180];&quot;/&quot;;[.D180])" office:value-type="string" office:string-value="28/6/2019">
            <text:p>28/6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859.56</text:p>
          </table:table-cell>
          <table:table-cell table:formula="of:=MATCH([.B18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81];&quot;/&quot;;[.F181];&quot;/&quot;;[.D181])" office:value-type="string" office:string-value="29/6/2019">
            <text:p>29/6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333.37</text:p>
          </table:table-cell>
          <table:table-cell table:formula="of:=MATCH([.B18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82];&quot;/&quot;;[.F182];&quot;/&quot;;[.D182])" office:value-type="string" office:string-value="30/6/2019">
            <text:p>30/6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1221.56</text:p>
          </table:table-cell>
          <table:table-cell table:formula="of:=MATCH([.B18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83];&quot;/&quot;;[.F183];&quot;/&quot;;[.D183])" office:value-type="string" office:string-value="1/7/2019">
            <text:p>1/7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1154.33</text:p>
          </table:table-cell>
          <table:table-cell table:formula="of:=MATCH([.B18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84];&quot;/&quot;;[.F184];&quot;/&quot;;[.D184])" office:value-type="string" office:string-value="2/7/2019">
            <text:p>2/7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1097.30</text:p>
          </table:table-cell>
          <table:table-cell table:formula="of:=MATCH([.B18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85];&quot;/&quot;;[.F185];&quot;/&quot;;[.D185])" office:value-type="string" office:string-value="3/7/2019">
            <text:p>3/7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971.60</text:p>
          </table:table-cell>
          <table:table-cell table:formula="of:=MATCH([.B18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86];&quot;/&quot;;[.F186];&quot;/&quot;;[.D186])" office:value-type="string" office:string-value="4/7/2019">
            <text:p>4/7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922.88</text:p>
          </table:table-cell>
          <table:table-cell table:formula="of:=MATCH([.B18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87];&quot;/&quot;;[.F187];&quot;/&quot;;[.D187])" office:value-type="string" office:string-value="5/7/2019">
            <text:p>5/7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775.22</text:p>
          </table:table-cell>
          <table:table-cell table:formula="of:=MATCH([.B18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88];&quot;/&quot;;[.F188];&quot;/&quot;;[.D188])" office:value-type="string" office:string-value="6/7/2019">
            <text:p>6/7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569.83</text:p>
          </table:table-cell>
          <table:table-cell table:formula="of:=MATCH([.B18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89];&quot;/&quot;;[.F189];&quot;/&quot;;[.D189])" office:value-type="string" office:string-value="7/7/2019">
            <text:p>7/7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985.13</text:p>
          </table:table-cell>
          <table:table-cell table:formula="of:=MATCH([.B19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0];&quot;/&quot;;[.F190];&quot;/&quot;;[.D190])" office:value-type="string" office:string-value="8/7/2019">
            <text:p>8/7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958.10</text:p>
          </table:table-cell>
          <table:table-cell table:formula="of:=MATCH([.B19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1];&quot;/&quot;;[.F191];&quot;/&quot;;[.D191])" office:value-type="string" office:string-value="9/7/2019">
            <text:p>9/7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1085.35</text:p>
          </table:table-cell>
          <table:table-cell table:formula="of:=MATCH([.B19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2];&quot;/&quot;;[.F192];&quot;/&quot;;[.D192])" office:value-type="string" office:string-value="10/7/2019">
            <text:p>10/7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1189.12</text:p>
          </table:table-cell>
          <table:table-cell table:formula="of:=MATCH([.B19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3];&quot;/&quot;;[.F193];&quot;/&quot;;[.D193])" office:value-type="string" office:string-value="11/7/2019">
            <text:p>11/7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140.00</text:p>
          </table:table-cell>
          <table:table-cell table:formula="of:=MATCH([.B19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4];&quot;/&quot;;[.F194];&quot;/&quot;;[.D194])" office:value-type="string" office:string-value="12/7/2019">
            <text:p>12/7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933.22</text:p>
          </table:table-cell>
          <table:table-cell table:formula="of:=MATCH([.B19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5];&quot;/&quot;;[.F195];&quot;/&quot;;[.D195])" office:value-type="string" office:string-value="13/7/2019">
            <text:p>13/7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913.30</text:p>
          </table:table-cell>
          <table:table-cell table:formula="of:=MATCH([.B19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6];&quot;/&quot;;[.F196];&quot;/&quot;;[.D196])" office:value-type="string" office:string-value="14/7/2019">
            <text:p>14/7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1156.78</text:p>
          </table:table-cell>
          <table:table-cell table:formula="of:=MATCH([.B19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7];&quot;/&quot;;[.F197];&quot;/&quot;;[.D197])" office:value-type="string" office:string-value="15/7/2019">
            <text:p>15/7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1203.39</text:p>
          </table:table-cell>
          <table:table-cell table:formula="of:=MATCH([.B19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8];&quot;/&quot;;[.F198];&quot;/&quot;;[.D198])" office:value-type="string" office:string-value="16/7/2019">
            <text:p>16/7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1288.49</text:p>
          </table:table-cell>
          <table:table-cell table:formula="of:=MATCH([.B19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99];&quot;/&quot;;[.F199];&quot;/&quot;;[.D199])" office:value-type="string" office:string-value="17/7/2019">
            <text:p>17/7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1316.92</text:p>
          </table:table-cell>
          <table:table-cell table:formula="of:=MATCH([.B20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0];&quot;/&quot;;[.F200];&quot;/&quot;;[.D200])" office:value-type="string" office:string-value="18/7/2019">
            <text:p>18/7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1281.16</text:p>
          </table:table-cell>
          <table:table-cell table:formula="of:=MATCH([.B20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];&quot;/&quot;;[.F201];&quot;/&quot;;[.D201])" office:value-type="string" office:string-value="19/7/2019">
            <text:p>19/7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924.05</text:p>
          </table:table-cell>
          <table:table-cell table:formula="of:=MATCH([.B20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];&quot;/&quot;;[.F202];&quot;/&quot;;[.D202])" office:value-type="string" office:string-value="20/7/2019">
            <text:p>20/7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763.71</text:p>
          </table:table-cell>
          <table:table-cell table:formula="of:=MATCH([.B20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];&quot;/&quot;;[.F203];&quot;/&quot;;[.D203])" office:value-type="string" office:string-value="21/7/2019">
            <text:p>21/7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129.85</text:p>
          </table:table-cell>
          <table:table-cell table:formula="of:=MATCH([.B20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4];&quot;/&quot;;[.F204];&quot;/&quot;;[.D204])" office:value-type="string" office:string-value="22/7/2019">
            <text:p>22/7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1209.25</text:p>
          </table:table-cell>
          <table:table-cell table:formula="of:=MATCH([.B20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5];&quot;/&quot;;[.F205];&quot;/&quot;;[.D205])" office:value-type="string" office:string-value="23/7/2019">
            <text:p>23/7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1325.35</text:p>
          </table:table-cell>
          <table:table-cell table:formula="of:=MATCH([.B20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6];&quot;/&quot;;[.F206];&quot;/&quot;;[.D206])" office:value-type="string" office:string-value="24/7/2019">
            <text:p>24/7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1366.87</text:p>
          </table:table-cell>
          <table:table-cell table:formula="of:=MATCH([.B20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7];&quot;/&quot;;[.F207];&quot;/&quot;;[.D207])" office:value-type="string" office:string-value="25/7/2019">
            <text:p>25/7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1203.11</text:p>
          </table:table-cell>
          <table:table-cell table:formula="of:=MATCH([.B20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8];&quot;/&quot;;[.F208];&quot;/&quot;;[.D208])" office:value-type="string" office:string-value="26/7/2019">
            <text:p>26/7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936.25</text:p>
          </table:table-cell>
          <table:table-cell table:formula="of:=MATCH([.B20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9];&quot;/&quot;;[.F209];&quot;/&quot;;[.D209])" office:value-type="string" office:string-value="27/7/2019">
            <text:p>27/7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890.55</text:p>
          </table:table-cell>
          <table:table-cell table:formula="of:=MATCH([.B21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10];&quot;/&quot;;[.F210];&quot;/&quot;;[.D210])" office:value-type="string" office:string-value="28/7/2019">
            <text:p>28/7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1123.68</text:p>
          </table:table-cell>
          <table:table-cell table:formula="of:=MATCH([.B21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11];&quot;/&quot;;[.F211];&quot;/&quot;;[.D211])" office:value-type="string" office:string-value="29/7/2019">
            <text:p>29/7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1131.02</text:p>
          </table:table-cell>
          <table:table-cell table:formula="of:=MATCH([.B21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12];&quot;/&quot;;[.F212];&quot;/&quot;;[.D212])" office:value-type="string" office:string-value="30/7/2019">
            <text:p>30/7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31">
            <text:p>31</text:p>
          </table:table-cell>
          <table:table-cell office:value-type="float" office:value="2019">
            <text:p>2019</text:p>
          </table:table-cell>
          <table:table-cell office:value-type="string">
            <text:p>1108.75</text:p>
          </table:table-cell>
          <table:table-cell table:formula="of:=MATCH([.B21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13];&quot;/&quot;;[.F213];&quot;/&quot;;[.D213])" office:value-type="string" office:string-value="31/7/2019">
            <text:p>31/7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1191.06</text:p>
          </table:table-cell>
          <table:table-cell table:formula="of:=MATCH([.B21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14];&quot;/&quot;;[.F214];&quot;/&quot;;[.D214])" office:value-type="string" office:string-value="1/8/2019">
            <text:p>1/8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1131.17</text:p>
          </table:table-cell>
          <table:table-cell table:formula="of:=MATCH([.B21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15];&quot;/&quot;;[.F215];&quot;/&quot;;[.D215])" office:value-type="string" office:string-value="2/8/2019">
            <text:p>2/8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964.61</text:p>
          </table:table-cell>
          <table:table-cell table:formula="of:=MATCH([.B21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16];&quot;/&quot;;[.F216];&quot;/&quot;;[.D216])" office:value-type="string" office:string-value="3/8/2019">
            <text:p>3/8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877.95</text:p>
          </table:table-cell>
          <table:table-cell table:formula="of:=MATCH([.B21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17];&quot;/&quot;;[.F217];&quot;/&quot;;[.D217])" office:value-type="string" office:string-value="4/8/2019">
            <text:p>4/8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1162.50</text:p>
          </table:table-cell>
          <table:table-cell table:formula="of:=MATCH([.B21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18];&quot;/&quot;;[.F218];&quot;/&quot;;[.D218])" office:value-type="string" office:string-value="5/8/2019">
            <text:p>5/8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1085.30</text:p>
          </table:table-cell>
          <table:table-cell table:formula="of:=MATCH([.B21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19];&quot;/&quot;;[.F219];&quot;/&quot;;[.D219])" office:value-type="string" office:string-value="6/8/2019">
            <text:p>6/8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1085.46</text:p>
          </table:table-cell>
          <table:table-cell table:formula="of:=MATCH([.B22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0];&quot;/&quot;;[.F220];&quot;/&quot;;[.D220])" office:value-type="string" office:string-value="7/8/2019">
            <text:p>7/8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1000.21</text:p>
          </table:table-cell>
          <table:table-cell table:formula="of:=MATCH([.B22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1];&quot;/&quot;;[.F221];&quot;/&quot;;[.D221])" office:value-type="string" office:string-value="8/8/2019">
            <text:p>8/8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007.42</text:p>
          </table:table-cell>
          <table:table-cell table:formula="of:=MATCH([.B22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2];&quot;/&quot;;[.F222];&quot;/&quot;;[.D222])" office:value-type="string" office:string-value="9/8/2019">
            <text:p>9/8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952.44</text:p>
          </table:table-cell>
          <table:table-cell table:formula="of:=MATCH([.B22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3];&quot;/&quot;;[.F223];&quot;/&quot;;[.D223])" office:value-type="string" office:string-value="10/8/2019">
            <text:p>10/8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632.09</text:p>
          </table:table-cell>
          <table:table-cell table:formula="of:=MATCH([.B22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4];&quot;/&quot;;[.F224];&quot;/&quot;;[.D224])" office:value-type="string" office:string-value="11/8/2019">
            <text:p>11/8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027.78</text:p>
          </table:table-cell>
          <table:table-cell table:formula="of:=MATCH([.B22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5];&quot;/&quot;;[.F225];&quot;/&quot;;[.D225])" office:value-type="string" office:string-value="12/8/2019">
            <text:p>12/8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1031.21</text:p>
          </table:table-cell>
          <table:table-cell table:formula="of:=MATCH([.B22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6];&quot;/&quot;;[.F226];&quot;/&quot;;[.D226])" office:value-type="string" office:string-value="13/8/2019">
            <text:p>13/8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1093.61</text:p>
          </table:table-cell>
          <table:table-cell table:formula="of:=MATCH([.B22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7];&quot;/&quot;;[.F227];&quot;/&quot;;[.D227])" office:value-type="string" office:string-value="14/8/2019">
            <text:p>14/8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792.88</text:p>
          </table:table-cell>
          <table:table-cell table:formula="of:=MATCH([.B22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8];&quot;/&quot;;[.F228];&quot;/&quot;;[.D228])" office:value-type="string" office:string-value="15/8/2019">
            <text:p>15/8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903.74</text:p>
          </table:table-cell>
          <table:table-cell table:formula="of:=MATCH([.B22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29];&quot;/&quot;;[.F229];&quot;/&quot;;[.D229])" office:value-type="string" office:string-value="16/8/2019">
            <text:p>16/8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735.85</text:p>
          </table:table-cell>
          <table:table-cell table:formula="of:=MATCH([.B23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0];&quot;/&quot;;[.F230];&quot;/&quot;;[.D230])" office:value-type="string" office:string-value="17/8/2019">
            <text:p>17/8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756.89</text:p>
          </table:table-cell>
          <table:table-cell table:formula="of:=MATCH([.B23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1];&quot;/&quot;;[.F231];&quot;/&quot;;[.D231])" office:value-type="string" office:string-value="18/8/2019">
            <text:p>18/8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1079.20</text:p>
          </table:table-cell>
          <table:table-cell table:formula="of:=MATCH([.B23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2];&quot;/&quot;;[.F232];&quot;/&quot;;[.D232])" office:value-type="string" office:string-value="19/8/2019">
            <text:p>19/8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1220.35</text:p>
          </table:table-cell>
          <table:table-cell table:formula="of:=MATCH([.B23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3];&quot;/&quot;;[.F233];&quot;/&quot;;[.D233])" office:value-type="string" office:string-value="20/8/2019">
            <text:p>20/8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1033.55</text:p>
          </table:table-cell>
          <table:table-cell table:formula="of:=MATCH([.B23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4];&quot;/&quot;;[.F234];&quot;/&quot;;[.D234])" office:value-type="string" office:string-value="21/8/2019">
            <text:p>21/8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058.06</text:p>
          </table:table-cell>
          <table:table-cell table:formula="of:=MATCH([.B23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5];&quot;/&quot;;[.F235];&quot;/&quot;;[.D235])" office:value-type="string" office:string-value="22/8/2019">
            <text:p>22/8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1194.99</text:p>
          </table:table-cell>
          <table:table-cell table:formula="of:=MATCH([.B23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6];&quot;/&quot;;[.F236];&quot;/&quot;;[.D236])" office:value-type="string" office:string-value="23/8/2019">
            <text:p>23/8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816.54</text:p>
          </table:table-cell>
          <table:table-cell table:formula="of:=MATCH([.B23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7];&quot;/&quot;;[.F237];&quot;/&quot;;[.D237])" office:value-type="string" office:string-value="24/8/2019">
            <text:p>24/8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785.59</text:p>
          </table:table-cell>
          <table:table-cell table:formula="of:=MATCH([.B23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8];&quot;/&quot;;[.F238];&quot;/&quot;;[.D238])" office:value-type="string" office:string-value="25/8/2019">
            <text:p>25/8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1226.64</text:p>
          </table:table-cell>
          <table:table-cell table:formula="of:=MATCH([.B23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39];&quot;/&quot;;[.F239];&quot;/&quot;;[.D239])" office:value-type="string" office:string-value="26/8/2019">
            <text:p>26/8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1265.29</text:p>
          </table:table-cell>
          <table:table-cell table:formula="of:=MATCH([.B24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40];&quot;/&quot;;[.F240];&quot;/&quot;;[.D240])" office:value-type="string" office:string-value="27/8/2019">
            <text:p>27/8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1290.75</text:p>
          </table:table-cell>
          <table:table-cell table:formula="of:=MATCH([.B24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41];&quot;/&quot;;[.F241];&quot;/&quot;;[.D241])" office:value-type="string" office:string-value="28/8/2019">
            <text:p>28/8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1263.83</text:p>
          </table:table-cell>
          <table:table-cell table:formula="of:=MATCH([.B24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42];&quot;/&quot;;[.F242];&quot;/&quot;;[.D242])" office:value-type="string" office:string-value="29/8/2019">
            <text:p>29/8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1275.49</text:p>
          </table:table-cell>
          <table:table-cell table:formula="of:=MATCH([.B24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43];&quot;/&quot;;[.F243];&quot;/&quot;;[.D243])" office:value-type="string" office:string-value="30/8/2019">
            <text:p>30/8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31">
            <text:p>31</text:p>
          </table:table-cell>
          <table:table-cell office:value-type="float" office:value="2019">
            <text:p>2019</text:p>
          </table:table-cell>
          <table:table-cell office:value-type="string">
            <text:p>884.94</text:p>
          </table:table-cell>
          <table:table-cell table:formula="of:=MATCH([.B24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44];&quot;/&quot;;[.F244];&quot;/&quot;;[.D244])" office:value-type="string" office:string-value="31/8/2019">
            <text:p>31/8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807.25</text:p>
          </table:table-cell>
          <table:table-cell table:formula="of:=MATCH([.B24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45];&quot;/&quot;;[.F245];&quot;/&quot;;[.D245])" office:value-type="string" office:string-value="1/9/2019">
            <text:p>1/9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1205.77</text:p>
          </table:table-cell>
          <table:table-cell table:formula="of:=MATCH([.B24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46];&quot;/&quot;;[.F246];&quot;/&quot;;[.D246])" office:value-type="string" office:string-value="2/9/2019">
            <text:p>2/9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972.46</text:p>
          </table:table-cell>
          <table:table-cell table:formula="of:=MATCH([.B24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47];&quot;/&quot;;[.F247];&quot;/&quot;;[.D247])" office:value-type="string" office:string-value="3/9/2019">
            <text:p>3/9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921.43</text:p>
          </table:table-cell>
          <table:table-cell table:formula="of:=MATCH([.B24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48];&quot;/&quot;;[.F248];&quot;/&quot;;[.D248])" office:value-type="string" office:string-value="4/9/2019">
            <text:p>4/9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909.93</text:p>
          </table:table-cell>
          <table:table-cell table:formula="of:=MATCH([.B24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49];&quot;/&quot;;[.F249];&quot;/&quot;;[.D249])" office:value-type="string" office:string-value="5/9/2019">
            <text:p>5/9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1092.90</text:p>
          </table:table-cell>
          <table:table-cell table:formula="of:=MATCH([.B25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0];&quot;/&quot;;[.F250];&quot;/&quot;;[.D250])" office:value-type="string" office:string-value="6/9/2019">
            <text:p>6/9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927.99</text:p>
          </table:table-cell>
          <table:table-cell table:formula="of:=MATCH([.B25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1];&quot;/&quot;;[.F251];&quot;/&quot;;[.D251])" office:value-type="string" office:string-value="7/9/2019">
            <text:p>7/9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893.71</text:p>
          </table:table-cell>
          <table:table-cell table:formula="of:=MATCH([.B25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2];&quot;/&quot;;[.F252];&quot;/&quot;;[.D252])" office:value-type="string" office:string-value="8/9/2019">
            <text:p>8/9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256.30</text:p>
          </table:table-cell>
          <table:table-cell table:formula="of:=MATCH([.B25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3];&quot;/&quot;;[.F253];&quot;/&quot;;[.D253])" office:value-type="string" office:string-value="9/9/2019">
            <text:p>9/9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962.40</text:p>
          </table:table-cell>
          <table:table-cell table:formula="of:=MATCH([.B25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4];&quot;/&quot;;[.F254];&quot;/&quot;;[.D254])" office:value-type="string" office:string-value="10/9/2019">
            <text:p>10/9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935.73</text:p>
          </table:table-cell>
          <table:table-cell table:formula="of:=MATCH([.B25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5];&quot;/&quot;;[.F255];&quot;/&quot;;[.D255])" office:value-type="string" office:string-value="11/9/2019">
            <text:p>11/9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006.80</text:p>
          </table:table-cell>
          <table:table-cell table:formula="of:=MATCH([.B25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6];&quot;/&quot;;[.F256];&quot;/&quot;;[.D256])" office:value-type="string" office:string-value="12/9/2019">
            <text:p>12/9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1006.39</text:p>
          </table:table-cell>
          <table:table-cell table:formula="of:=MATCH([.B25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7];&quot;/&quot;;[.F257];&quot;/&quot;;[.D257])" office:value-type="string" office:string-value="13/9/2019">
            <text:p>13/9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947.92</text:p>
          </table:table-cell>
          <table:table-cell table:formula="of:=MATCH([.B25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8];&quot;/&quot;;[.F258];&quot;/&quot;;[.D258])" office:value-type="string" office:string-value="14/9/2019">
            <text:p>14/9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733.20</text:p>
          </table:table-cell>
          <table:table-cell table:formula="of:=MATCH([.B25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59];&quot;/&quot;;[.F259];&quot;/&quot;;[.D259])" office:value-type="string" office:string-value="15/9/2019">
            <text:p>15/9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1157.94</text:p>
          </table:table-cell>
          <table:table-cell table:formula="of:=MATCH([.B26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0];&quot;/&quot;;[.F260];&quot;/&quot;;[.D260])" office:value-type="string" office:string-value="16/9/2019">
            <text:p>16/9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1192.92</text:p>
          </table:table-cell>
          <table:table-cell table:formula="of:=MATCH([.B26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1];&quot;/&quot;;[.F261];&quot;/&quot;;[.D261])" office:value-type="string" office:string-value="17/9/2019">
            <text:p>17/9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981.24</text:p>
          </table:table-cell>
          <table:table-cell table:formula="of:=MATCH([.B26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2];&quot;/&quot;;[.F262];&quot;/&quot;;[.D262])" office:value-type="string" office:string-value="18/9/2019">
            <text:p>18/9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1208.09</text:p>
          </table:table-cell>
          <table:table-cell table:formula="of:=MATCH([.B26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3];&quot;/&quot;;[.F263];&quot;/&quot;;[.D263])" office:value-type="string" office:string-value="19/9/2019">
            <text:p>19/9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1226.79</text:p>
          </table:table-cell>
          <table:table-cell table:formula="of:=MATCH([.B26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4];&quot;/&quot;;[.F264];&quot;/&quot;;[.D264])" office:value-type="string" office:string-value="20/9/2019">
            <text:p>20/9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880.26</text:p>
          </table:table-cell>
          <table:table-cell table:formula="of:=MATCH([.B26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5];&quot;/&quot;;[.F265];&quot;/&quot;;[.D265])" office:value-type="string" office:string-value="21/9/2019">
            <text:p>21/9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812.80</text:p>
          </table:table-cell>
          <table:table-cell table:formula="of:=MATCH([.B26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6];&quot;/&quot;;[.F266];&quot;/&quot;;[.D266])" office:value-type="string" office:string-value="22/9/2019">
            <text:p>22/9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1208.46</text:p>
          </table:table-cell>
          <table:table-cell table:formula="of:=MATCH([.B26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7];&quot;/&quot;;[.F267];&quot;/&quot;;[.D267])" office:value-type="string" office:string-value="23/9/2019">
            <text:p>23/9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1220.30</text:p>
          </table:table-cell>
          <table:table-cell table:formula="of:=MATCH([.B26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8];&quot;/&quot;;[.F268];&quot;/&quot;;[.D268])" office:value-type="string" office:string-value="24/9/2019">
            <text:p>24/9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1312.61</text:p>
          </table:table-cell>
          <table:table-cell table:formula="of:=MATCH([.B26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69];&quot;/&quot;;[.F269];&quot;/&quot;;[.D269])" office:value-type="string" office:string-value="25/9/2019">
            <text:p>25/9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1480.52</text:p>
          </table:table-cell>
          <table:table-cell table:formula="of:=MATCH([.B27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70];&quot;/&quot;;[.F270];&quot;/&quot;;[.D270])" office:value-type="string" office:string-value="26/9/2019">
            <text:p>26/9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1162.82</text:p>
          </table:table-cell>
          <table:table-cell table:formula="of:=MATCH([.B27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71];&quot;/&quot;;[.F271];&quot;/&quot;;[.D271])" office:value-type="string" office:string-value="27/9/2019">
            <text:p>27/9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845.93</text:p>
          </table:table-cell>
          <table:table-cell table:formula="of:=MATCH([.B27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72];&quot;/&quot;;[.F272];&quot;/&quot;;[.D272])" office:value-type="string" office:string-value="28/9/2019">
            <text:p>28/9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665.53</text:p>
          </table:table-cell>
          <table:table-cell table:formula="of:=MATCH([.B27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73];&quot;/&quot;;[.F273];&quot;/&quot;;[.D273])" office:value-type="string" office:string-value="29/9/2019">
            <text:p>29/9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890.18</text:p>
          </table:table-cell>
          <table:table-cell table:formula="of:=MATCH([.B27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74];&quot;/&quot;;[.F274];&quot;/&quot;;[.D274])" office:value-type="string" office:string-value="30/9/2019">
            <text:p>30/9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1041.73</text:p>
          </table:table-cell>
          <table:table-cell table:formula="of:=MATCH([.B27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75];&quot;/&quot;;[.F275];&quot;/&quot;;[.D275])" office:value-type="string" office:string-value="1/10/2019">
            <text:p>1/10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1214.91</text:p>
          </table:table-cell>
          <table:table-cell table:formula="of:=MATCH([.B27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76];&quot;/&quot;;[.F276];&quot;/&quot;;[.D276])" office:value-type="string" office:string-value="2/10/2019">
            <text:p>2/10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1039.16</text:p>
          </table:table-cell>
          <table:table-cell table:formula="of:=MATCH([.B27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77];&quot;/&quot;;[.F277];&quot;/&quot;;[.D277])" office:value-type="string" office:string-value="3/10/2019">
            <text:p>3/10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1139.42</text:p>
          </table:table-cell>
          <table:table-cell table:formula="of:=MATCH([.B27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78];&quot;/&quot;;[.F278];&quot;/&quot;;[.D278])" office:value-type="string" office:string-value="4/10/2019">
            <text:p>4/10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925.24</text:p>
          </table:table-cell>
          <table:table-cell table:formula="of:=MATCH([.B27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79];&quot;/&quot;;[.F279];&quot;/&quot;;[.D279])" office:value-type="string" office:string-value="5/10/2019">
            <text:p>5/10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873.19</text:p>
          </table:table-cell>
          <table:table-cell table:formula="of:=MATCH([.B28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0];&quot;/&quot;;[.F280];&quot;/&quot;;[.D280])" office:value-type="string" office:string-value="6/10/2019">
            <text:p>6/10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1261.76</text:p>
          </table:table-cell>
          <table:table-cell table:formula="of:=MATCH([.B28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1];&quot;/&quot;;[.F281];&quot;/&quot;;[.D281])" office:value-type="string" office:string-value="7/10/2019">
            <text:p>7/10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1189.23</text:p>
          </table:table-cell>
          <table:table-cell table:formula="of:=MATCH([.B28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2];&quot;/&quot;;[.F282];&quot;/&quot;;[.D282])" office:value-type="string" office:string-value="8/10/2019">
            <text:p>8/10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031.42</text:p>
          </table:table-cell>
          <table:table-cell table:formula="of:=MATCH([.B28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3];&quot;/&quot;;[.F283];&quot;/&quot;;[.D283])" office:value-type="string" office:string-value="9/10/2019">
            <text:p>9/10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805.74</text:p>
          </table:table-cell>
          <table:table-cell table:formula="of:=MATCH([.B28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4];&quot;/&quot;;[.F284];&quot;/&quot;;[.D284])" office:value-type="string" office:string-value="10/10/2019">
            <text:p>10/10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781.22</text:p>
          </table:table-cell>
          <table:table-cell table:formula="of:=MATCH([.B28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5];&quot;/&quot;;[.F285];&quot;/&quot;;[.D285])" office:value-type="string" office:string-value="11/10/2019">
            <text:p>11/10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721.66</text:p>
          </table:table-cell>
          <table:table-cell table:formula="of:=MATCH([.B28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6];&quot;/&quot;;[.F286];&quot;/&quot;;[.D286])" office:value-type="string" office:string-value="12/10/2019">
            <text:p>12/10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691.17</text:p>
          </table:table-cell>
          <table:table-cell table:formula="of:=MATCH([.B28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7];&quot;/&quot;;[.F287];&quot;/&quot;;[.D287])" office:value-type="string" office:string-value="13/10/2019">
            <text:p>13/10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1023.11</text:p>
          </table:table-cell>
          <table:table-cell table:formula="of:=MATCH([.B28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8];&quot;/&quot;;[.F288];&quot;/&quot;;[.D288])" office:value-type="string" office:string-value="14/10/2019">
            <text:p>14/10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1070.34</text:p>
          </table:table-cell>
          <table:table-cell table:formula="of:=MATCH([.B28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89];&quot;/&quot;;[.F289];&quot;/&quot;;[.D289])" office:value-type="string" office:string-value="15/10/2019">
            <text:p>15/10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1005.32</text:p>
          </table:table-cell>
          <table:table-cell table:formula="of:=MATCH([.B29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0];&quot;/&quot;;[.F290];&quot;/&quot;;[.D290])" office:value-type="string" office:string-value="16/10/2019">
            <text:p>16/10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1117.93</text:p>
          </table:table-cell>
          <table:table-cell table:formula="of:=MATCH([.B29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1];&quot;/&quot;;[.F291];&quot;/&quot;;[.D291])" office:value-type="string" office:string-value="17/10/2019">
            <text:p>17/10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1001.78</text:p>
          </table:table-cell>
          <table:table-cell table:formula="of:=MATCH([.B29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2];&quot;/&quot;;[.F292];&quot;/&quot;;[.D292])" office:value-type="string" office:string-value="18/10/2019">
            <text:p>18/10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854.16</text:p>
          </table:table-cell>
          <table:table-cell table:formula="of:=MATCH([.B29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3];&quot;/&quot;;[.F293];&quot;/&quot;;[.D293])" office:value-type="string" office:string-value="19/10/2019">
            <text:p>19/10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862.95</text:p>
          </table:table-cell>
          <table:table-cell table:formula="of:=MATCH([.B29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4];&quot;/&quot;;[.F294];&quot;/&quot;;[.D294])" office:value-type="string" office:string-value="20/10/2019">
            <text:p>20/10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1106.24</text:p>
          </table:table-cell>
          <table:table-cell table:formula="of:=MATCH([.B29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5];&quot;/&quot;;[.F295];&quot;/&quot;;[.D295])" office:value-type="string" office:string-value="21/10/2019">
            <text:p>21/10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186.71</text:p>
          </table:table-cell>
          <table:table-cell table:formula="of:=MATCH([.B29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6];&quot;/&quot;;[.F296];&quot;/&quot;;[.D296])" office:value-type="string" office:string-value="22/10/2019">
            <text:p>22/10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1122.30</text:p>
          </table:table-cell>
          <table:table-cell table:formula="of:=MATCH([.B29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7];&quot;/&quot;;[.F297];&quot;/&quot;;[.D297])" office:value-type="string" office:string-value="23/10/2019">
            <text:p>23/10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970.67</text:p>
          </table:table-cell>
          <table:table-cell table:formula="of:=MATCH([.B29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8];&quot;/&quot;;[.F298];&quot;/&quot;;[.D298])" office:value-type="string" office:string-value="24/10/2019">
            <text:p>24/10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899.60</text:p>
          </table:table-cell>
          <table:table-cell table:formula="of:=MATCH([.B29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299];&quot;/&quot;;[.F299];&quot;/&quot;;[.D299])" office:value-type="string" office:string-value="25/10/2019">
            <text:p>25/10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686.96</text:p>
          </table:table-cell>
          <table:table-cell table:formula="of:=MATCH([.B30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300];&quot;/&quot;;[.F300];&quot;/&quot;;[.D300])" office:value-type="string" office:string-value="26/10/2019">
            <text:p>26/10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683.63</text:p>
          </table:table-cell>
          <table:table-cell table:formula="of:=MATCH([.B30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301];&quot;/&quot;;[.F301];&quot;/&quot;;[.D301])" office:value-type="string" office:string-value="27/10/2019">
            <text:p>27/10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1031.56</text:p>
          </table:table-cell>
          <table:table-cell table:formula="of:=MATCH([.B30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302];&quot;/&quot;;[.F302];&quot;/&quot;;[.D302])" office:value-type="string" office:string-value="28/10/2019">
            <text:p>28/10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1212.48</text:p>
          </table:table-cell>
          <table:table-cell table:formula="of:=MATCH([.B30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303];&quot;/&quot;;[.F303];&quot;/&quot;;[.D303])" office:value-type="string" office:string-value="29/10/2019">
            <text:p>29/10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1235.42</text:p>
          </table:table-cell>
          <table:table-cell table:formula="of:=MATCH([.B30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304];&quot;/&quot;;[.F304];&quot;/&quot;;[.D304])" office:value-type="string" office:string-value="30/10/2019">
            <text:p>30/10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31">
            <text:p>31</text:p>
          </table:table-cell>
          <table:table-cell office:value-type="float" office:value="2019">
            <text:p>2019</text:p>
          </table:table-cell>
          <table:table-cell office:value-type="string">
            <text:p>1063.90</text:p>
          </table:table-cell>
          <table:table-cell table:formula="of:=MATCH([.B30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305];&quot;/&quot;;[.F305];&quot;/&quot;;[.D305])" office:value-type="string" office:string-value="31/10/2019">
            <text:p>31/10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814.34</text:p>
          </table:table-cell>
          <table:table-cell table:formula="of:=MATCH([.B30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06];&quot;/&quot;;[.F306];&quot;/&quot;;[.D306])" office:value-type="string" office:string-value="1/11/2019">
            <text:p>1/1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776.72</text:p>
          </table:table-cell>
          <table:table-cell table:formula="of:=MATCH([.B30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07];&quot;/&quot;;[.F307];&quot;/&quot;;[.D307])" office:value-type="string" office:string-value="2/11/2019">
            <text:p>2/1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728.05</text:p>
          </table:table-cell>
          <table:table-cell table:formula="of:=MATCH([.B30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08];&quot;/&quot;;[.F308];&quot;/&quot;;[.D308])" office:value-type="string" office:string-value="3/11/2019">
            <text:p>3/11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983.69</text:p>
          </table:table-cell>
          <table:table-cell table:formula="of:=MATCH([.B30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09];&quot;/&quot;;[.F309];&quot;/&quot;;[.D309])" office:value-type="string" office:string-value="4/11/2019">
            <text:p>4/11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1100.11</text:p>
          </table:table-cell>
          <table:table-cell table:formula="of:=MATCH([.B31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0];&quot;/&quot;;[.F310];&quot;/&quot;;[.D310])" office:value-type="string" office:string-value="5/11/2019">
            <text:p>5/1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1248.34</text:p>
          </table:table-cell>
          <table:table-cell table:formula="of:=MATCH([.B31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1];&quot;/&quot;;[.F311];&quot;/&quot;;[.D311])" office:value-type="string" office:string-value="6/11/2019">
            <text:p>6/1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1100.40</text:p>
          </table:table-cell>
          <table:table-cell table:formula="of:=MATCH([.B31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2];&quot;/&quot;;[.F312];&quot;/&quot;;[.D312])" office:value-type="string" office:string-value="7/11/2019">
            <text:p>7/1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1186.84</text:p>
          </table:table-cell>
          <table:table-cell table:formula="of:=MATCH([.B31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3];&quot;/&quot;;[.F313];&quot;/&quot;;[.D313])" office:value-type="string" office:string-value="8/11/2019">
            <text:p>8/1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016.95</text:p>
          </table:table-cell>
          <table:table-cell table:formula="of:=MATCH([.B31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4];&quot;/&quot;;[.F314];&quot;/&quot;;[.D314])" office:value-type="string" office:string-value="9/11/2019">
            <text:p>9/1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1026.45</text:p>
          </table:table-cell>
          <table:table-cell table:formula="of:=MATCH([.B31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5];&quot;/&quot;;[.F315];&quot;/&quot;;[.D315])" office:value-type="string" office:string-value="10/11/2019">
            <text:p>10/11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1077.88</text:p>
          </table:table-cell>
          <table:table-cell table:formula="of:=MATCH([.B31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6];&quot;/&quot;;[.F316];&quot;/&quot;;[.D316])" office:value-type="string" office:string-value="11/11/2019">
            <text:p>11/11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193.03</text:p>
          </table:table-cell>
          <table:table-cell table:formula="of:=MATCH([.B31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7];&quot;/&quot;;[.F317];&quot;/&quot;;[.D317])" office:value-type="string" office:string-value="12/11/2019">
            <text:p>12/1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1277.06</text:p>
          </table:table-cell>
          <table:table-cell table:formula="of:=MATCH([.B31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8];&quot;/&quot;;[.F318];&quot;/&quot;;[.D318])" office:value-type="string" office:string-value="13/11/2019">
            <text:p>13/1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1242.30</text:p>
          </table:table-cell>
          <table:table-cell table:formula="of:=MATCH([.B31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19];&quot;/&quot;;[.F319];&quot;/&quot;;[.D319])" office:value-type="string" office:string-value="14/11/2019">
            <text:p>14/1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1080.52</text:p>
          </table:table-cell>
          <table:table-cell table:formula="of:=MATCH([.B32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0];&quot;/&quot;;[.F320];&quot;/&quot;;[.D320])" office:value-type="string" office:string-value="15/11/2019">
            <text:p>15/1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977.72</text:p>
          </table:table-cell>
          <table:table-cell table:formula="of:=MATCH([.B32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1];&quot;/&quot;;[.F321];&quot;/&quot;;[.D321])" office:value-type="string" office:string-value="16/11/2019">
            <text:p>16/1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909.01</text:p>
          </table:table-cell>
          <table:table-cell table:formula="of:=MATCH([.B32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2];&quot;/&quot;;[.F322];&quot;/&quot;;[.D322])" office:value-type="string" office:string-value="17/11/2019">
            <text:p>17/11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1111.81</text:p>
          </table:table-cell>
          <table:table-cell table:formula="of:=MATCH([.B32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3];&quot;/&quot;;[.F323];&quot;/&quot;;[.D323])" office:value-type="string" office:string-value="18/11/2019">
            <text:p>18/11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1097.45</text:p>
          </table:table-cell>
          <table:table-cell table:formula="of:=MATCH([.B32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4];&quot;/&quot;;[.F324];&quot;/&quot;;[.D324])" office:value-type="string" office:string-value="19/11/2019">
            <text:p>19/1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1432.42</text:p>
          </table:table-cell>
          <table:table-cell table:formula="of:=MATCH([.B32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5];&quot;/&quot;;[.F325];&quot;/&quot;;[.D325])" office:value-type="string" office:string-value="20/11/2019">
            <text:p>20/1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1266.23</text:p>
          </table:table-cell>
          <table:table-cell table:formula="of:=MATCH([.B32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6];&quot;/&quot;;[.F326];&quot;/&quot;;[.D326])" office:value-type="string" office:string-value="21/11/2019">
            <text:p>21/1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1112.00</text:p>
          </table:table-cell>
          <table:table-cell table:formula="of:=MATCH([.B32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7];&quot;/&quot;;[.F327];&quot;/&quot;;[.D327])" office:value-type="string" office:string-value="22/11/2019">
            <text:p>22/1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799.94</text:p>
          </table:table-cell>
          <table:table-cell table:formula="of:=MATCH([.B32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8];&quot;/&quot;;[.F328];&quot;/&quot;;[.D328])" office:value-type="string" office:string-value="23/11/2019">
            <text:p>23/1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877.83</text:p>
          </table:table-cell>
          <table:table-cell table:formula="of:=MATCH([.B32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29];&quot;/&quot;;[.F329];&quot;/&quot;;[.D329])" office:value-type="string" office:string-value="24/11/2019">
            <text:p>24/11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1249.75</text:p>
          </table:table-cell>
          <table:table-cell table:formula="of:=MATCH([.B33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30];&quot;/&quot;;[.F330];&quot;/&quot;;[.D330])" office:value-type="string" office:string-value="25/11/2019">
            <text:p>25/11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1215.15</text:p>
          </table:table-cell>
          <table:table-cell table:formula="of:=MATCH([.B33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31];&quot;/&quot;;[.F331];&quot;/&quot;;[.D331])" office:value-type="string" office:string-value="26/11/2019">
            <text:p>26/11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1045.30</text:p>
          </table:table-cell>
          <table:table-cell table:formula="of:=MATCH([.B33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32];&quot;/&quot;;[.F332];&quot;/&quot;;[.D332])" office:value-type="string" office:string-value="27/11/2019">
            <text:p>27/11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1037.25</text:p>
          </table:table-cell>
          <table:table-cell table:formula="of:=MATCH([.B33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33];&quot;/&quot;;[.F333];&quot;/&quot;;[.D333])" office:value-type="string" office:string-value="28/11/2019">
            <text:p>28/11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1079.08</text:p>
          </table:table-cell>
          <table:table-cell table:formula="of:=MATCH([.B33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34];&quot;/&quot;;[.F334];&quot;/&quot;;[.D334])" office:value-type="string" office:string-value="29/11/2019">
            <text:p>29/11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1089.72</text:p>
          </table:table-cell>
          <table:table-cell table:formula="of:=MATCH([.B33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335];&quot;/&quot;;[.F335];&quot;/&quot;;[.D335])" office:value-type="string" office:string-value="30/11/2019">
            <text:p>30/11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>
            <text:p>1066.90</text:p>
          </table:table-cell>
          <table:table-cell table:formula="of:=MATCH([.B33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36];&quot;/&quot;;[.F336];&quot;/&quot;;[.D336])" office:value-type="string" office:string-value="1/12/2019">
            <text:p>1/1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string">
            <text:p>1183.15</text:p>
          </table:table-cell>
          <table:table-cell table:formula="of:=MATCH([.B33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37];&quot;/&quot;;[.F337];&quot;/&quot;;[.D337])" office:value-type="string" office:string-value="2/12/2019">
            <text:p>2/1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string">
            <text:p>1301.71</text:p>
          </table:table-cell>
          <table:table-cell table:formula="of:=MATCH([.B33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38];&quot;/&quot;;[.F338];&quot;/&quot;;[.D338])" office:value-type="string" office:string-value="3/12/2019">
            <text:p>3/1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string">
            <text:p>1298.55</text:p>
          </table:table-cell>
          <table:table-cell table:formula="of:=MATCH([.B33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39];&quot;/&quot;;[.F339];&quot;/&quot;;[.D339])" office:value-type="string" office:string-value="4/12/2019">
            <text:p>4/12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string">
            <text:p>1203.45</text:p>
          </table:table-cell>
          <table:table-cell table:formula="of:=MATCH([.B34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0];&quot;/&quot;;[.F340];&quot;/&quot;;[.D340])" office:value-type="string" office:string-value="5/12/2019">
            <text:p>5/12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string">
            <text:p>1076.48</text:p>
          </table:table-cell>
          <table:table-cell table:formula="of:=MATCH([.B34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1];&quot;/&quot;;[.F341];&quot;/&quot;;[.D341])" office:value-type="string" office:string-value="6/12/2019">
            <text:p>6/12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string">
            <text:p>908.17</text:p>
          </table:table-cell>
          <table:table-cell table:formula="of:=MATCH([.B34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2];&quot;/&quot;;[.F342];&quot;/&quot;;[.D342])" office:value-type="string" office:string-value="7/12/2019">
            <text:p>7/12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848.19</text:p>
          </table:table-cell>
          <table:table-cell table:formula="of:=MATCH([.B34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3];&quot;/&quot;;[.F343];&quot;/&quot;;[.D343])" office:value-type="string" office:string-value="8/12/2019">
            <text:p>8/1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string">
            <text:p>1047.95</text:p>
          </table:table-cell>
          <table:table-cell table:formula="of:=MATCH([.B34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4];&quot;/&quot;;[.F344];&quot;/&quot;;[.D344])" office:value-type="string" office:string-value="9/12/2019">
            <text:p>9/1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1148.15</text:p>
          </table:table-cell>
          <table:table-cell table:formula="of:=MATCH([.B34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5];&quot;/&quot;;[.F345];&quot;/&quot;;[.D345])" office:value-type="string" office:string-value="10/12/2019">
            <text:p>10/1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string">
            <text:p>1195.48</text:p>
          </table:table-cell>
          <table:table-cell table:formula="of:=MATCH([.B34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6];&quot;/&quot;;[.F346];&quot;/&quot;;[.D346])" office:value-type="string" office:string-value="11/12/2019">
            <text:p>11/12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office:value-type="string">
            <text:p>1241.02</text:p>
          </table:table-cell>
          <table:table-cell table:formula="of:=MATCH([.B34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7];&quot;/&quot;;[.F347];&quot;/&quot;;[.D347])" office:value-type="string" office:string-value="12/12/2019">
            <text:p>12/12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13">
            <text:p>13</text:p>
          </table:table-cell>
          <table:table-cell office:value-type="float" office:value="2019">
            <text:p>2019</text:p>
          </table:table-cell>
          <table:table-cell office:value-type="string">
            <text:p>1113.23</text:p>
          </table:table-cell>
          <table:table-cell table:formula="of:=MATCH([.B34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8];&quot;/&quot;;[.F348];&quot;/&quot;;[.D348])" office:value-type="string" office:string-value="13/12/2019">
            <text:p>13/12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14">
            <text:p>14</text:p>
          </table:table-cell>
          <table:table-cell office:value-type="float" office:value="2019">
            <text:p>2019</text:p>
          </table:table-cell>
          <table:table-cell office:value-type="string">
            <text:p>892.11</text:p>
          </table:table-cell>
          <table:table-cell table:formula="of:=MATCH([.B34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49];&quot;/&quot;;[.F349];&quot;/&quot;;[.D349])" office:value-type="string" office:string-value="14/12/2019">
            <text:p>14/12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801.51</text:p>
          </table:table-cell>
          <table:table-cell table:formula="of:=MATCH([.B35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0];&quot;/&quot;;[.F350];&quot;/&quot;;[.D350])" office:value-type="string" office:string-value="15/12/2019">
            <text:p>15/1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office:value-type="string">
            <text:p>1168.64</text:p>
          </table:table-cell>
          <table:table-cell table:formula="of:=MATCH([.B35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1];&quot;/&quot;;[.F351];&quot;/&quot;;[.D351])" office:value-type="string" office:string-value="16/12/2019">
            <text:p>16/1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17">
            <text:p>17</text:p>
          </table:table-cell>
          <table:table-cell office:value-type="float" office:value="2019">
            <text:p>2019</text:p>
          </table:table-cell>
          <table:table-cell office:value-type="string">
            <text:p>1126.58</text:p>
          </table:table-cell>
          <table:table-cell table:formula="of:=MATCH([.B35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2];&quot;/&quot;;[.F352];&quot;/&quot;;[.D352])" office:value-type="string" office:string-value="17/12/2019">
            <text:p>17/1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office:value-type="string">
            <text:p>1115.97</text:p>
          </table:table-cell>
          <table:table-cell table:formula="of:=MATCH([.B35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3];&quot;/&quot;;[.F353];&quot;/&quot;;[.D353])" office:value-type="string" office:string-value="18/12/2019">
            <text:p>18/12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947.02</text:p>
          </table:table-cell>
          <table:table-cell table:formula="of:=MATCH([.B35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4];&quot;/&quot;;[.F354];&quot;/&quot;;[.D354])" office:value-type="string" office:string-value="19/12/2019">
            <text:p>19/12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767.60</text:p>
          </table:table-cell>
          <table:table-cell table:formula="of:=MATCH([.B35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5];&quot;/&quot;;[.F355];&quot;/&quot;;[.D355])" office:value-type="string" office:string-value="20/12/2019">
            <text:p>20/12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760.03</text:p>
          </table:table-cell>
          <table:table-cell table:formula="of:=MATCH([.B35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6];&quot;/&quot;;[.F356];&quot;/&quot;;[.D356])" office:value-type="string" office:string-value="21/12/2019">
            <text:p>21/12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598.67</text:p>
          </table:table-cell>
          <table:table-cell table:formula="of:=MATCH([.B35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7];&quot;/&quot;;[.F357];&quot;/&quot;;[.D357])" office:value-type="string" office:string-value="22/12/2019">
            <text:p>22/1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623.56</text:p>
          </table:table-cell>
          <table:table-cell table:formula="of:=MATCH([.B35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8];&quot;/&quot;;[.F358];&quot;/&quot;;[.D358])" office:value-type="string" office:string-value="23/12/2019">
            <text:p>23/1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24">
            <text:p>24</text:p>
          </table:table-cell>
          <table:table-cell office:value-type="float" office:value="2019">
            <text:p>2019</text:p>
          </table:table-cell>
          <table:table-cell office:value-type="string">
            <text:p>572.60</text:p>
          </table:table-cell>
          <table:table-cell table:formula="of:=MATCH([.B35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59];&quot;/&quot;;[.F359];&quot;/&quot;;[.D359])" office:value-type="string" office:string-value="24/12/2019">
            <text:p>24/1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526.88</text:p>
          </table:table-cell>
          <table:table-cell table:formula="of:=MATCH([.B36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60];&quot;/&quot;;[.F360];&quot;/&quot;;[.D360])" office:value-type="string" office:string-value="25/12/2019">
            <text:p>25/12/2019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792.23</text:p>
          </table:table-cell>
          <table:table-cell table:formula="of:=MATCH([.B36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61];&quot;/&quot;;[.F361];&quot;/&quot;;[.D361])" office:value-type="string" office:string-value="26/12/2019">
            <text:p>26/12/2019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  <table:table-cell office:value-type="string">
            <text:p>1012.34</text:p>
          </table:table-cell>
          <table:table-cell table:formula="of:=MATCH([.B36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62];&quot;/&quot;;[.F362];&quot;/&quot;;[.D362])" office:value-type="string" office:string-value="27/12/2019">
            <text:p>27/12/2019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office:value-type="string">
            <text:p>877.90</text:p>
          </table:table-cell>
          <table:table-cell table:formula="of:=MATCH([.B36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63];&quot;/&quot;;[.F363];&quot;/&quot;;[.D363])" office:value-type="string" office:string-value="28/12/2019">
            <text:p>28/12/2019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759.03</text:p>
          </table:table-cell>
          <table:table-cell table:formula="of:=MATCH([.B36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64];&quot;/&quot;;[.F364];&quot;/&quot;;[.D364])" office:value-type="string" office:string-value="29/12/2019">
            <text:p>29/12/2019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752.41</text:p>
          </table:table-cell>
          <table:table-cell table:formula="of:=MATCH([.B36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65];&quot;/&quot;;[.F365];&quot;/&quot;;[.D365])" office:value-type="string" office:string-value="30/12/2019">
            <text:p>30/12/2019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  <table:table-cell office:value-type="float" office:value="2019">
            <text:p>2019</text:p>
          </table:table-cell>
          <table:table-cell office:value-type="string">
            <text:p>740.20</text:p>
          </table:table-cell>
          <table:table-cell table:formula="of:=MATCH([.B36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366];&quot;/&quot;;[.F366];&quot;/&quot;;[.D366])" office:value-type="string" office:string-value="31/12/2019">
            <text:p>31/12/2019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816.22</text:p>
          </table:table-cell>
          <table:table-cell table:formula="of:=MATCH([.B36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67];&quot;/&quot;;[.F367];&quot;/&quot;;[.D367])" office:value-type="string" office:string-value="1/1/2020">
            <text:p>1/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1083.12</text:p>
          </table:table-cell>
          <table:table-cell table:formula="of:=MATCH([.B36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68];&quot;/&quot;;[.F368];&quot;/&quot;;[.D368])" office:value-type="string" office:string-value="2/1/2020">
            <text:p>2/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939.53</text:p>
          </table:table-cell>
          <table:table-cell table:formula="of:=MATCH([.B36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69];&quot;/&quot;;[.F369];&quot;/&quot;;[.D369])" office:value-type="string" office:string-value="3/1/2020">
            <text:p>3/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711.00</text:p>
          </table:table-cell>
          <table:table-cell table:formula="of:=MATCH([.B37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0];&quot;/&quot;;[.F370];&quot;/&quot;;[.D370])" office:value-type="string" office:string-value="4/1/2020">
            <text:p>4/1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882.14</text:p>
          </table:table-cell>
          <table:table-cell table:formula="of:=MATCH([.B37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1];&quot;/&quot;;[.F371];&quot;/&quot;;[.D371])" office:value-type="string" office:string-value="5/1/2020">
            <text:p>5/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1019.07</text:p>
          </table:table-cell>
          <table:table-cell table:formula="of:=MATCH([.B37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2];&quot;/&quot;;[.F372];&quot;/&quot;;[.D372])" office:value-type="string" office:string-value="6/1/2020">
            <text:p>6/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1088.53</text:p>
          </table:table-cell>
          <table:table-cell table:formula="of:=MATCH([.B37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3];&quot;/&quot;;[.F373];&quot;/&quot;;[.D373])" office:value-type="string" office:string-value="7/1/2020">
            <text:p>7/1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1135.22</text:p>
          </table:table-cell>
          <table:table-cell table:formula="of:=MATCH([.B37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4];&quot;/&quot;;[.F374];&quot;/&quot;;[.D374])" office:value-type="string" office:string-value="8/1/2020">
            <text:p>8/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1215.30</text:p>
          </table:table-cell>
          <table:table-cell table:formula="of:=MATCH([.B37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5];&quot;/&quot;;[.F375];&quot;/&quot;;[.D375])" office:value-type="string" office:string-value="9/1/2020">
            <text:p>9/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1101.29</text:p>
          </table:table-cell>
          <table:table-cell table:formula="of:=MATCH([.B37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6];&quot;/&quot;;[.F376];&quot;/&quot;;[.D376])" office:value-type="string" office:string-value="10/1/2020">
            <text:p>10/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913.84</text:p>
          </table:table-cell>
          <table:table-cell table:formula="of:=MATCH([.B37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7];&quot;/&quot;;[.F377];&quot;/&quot;;[.D377])" office:value-type="string" office:string-value="11/1/2020">
            <text:p>11/1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743.60</text:p>
          </table:table-cell>
          <table:table-cell table:formula="of:=MATCH([.B37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8];&quot;/&quot;;[.F378];&quot;/&quot;;[.D378])" office:value-type="string" office:string-value="12/1/2020">
            <text:p>12/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1249.06</text:p>
          </table:table-cell>
          <table:table-cell table:formula="of:=MATCH([.B37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79];&quot;/&quot;;[.F379];&quot;/&quot;;[.D379])" office:value-type="string" office:string-value="13/1/2020">
            <text:p>13/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1117.14</text:p>
          </table:table-cell>
          <table:table-cell table:formula="of:=MATCH([.B38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0];&quot;/&quot;;[.F380];&quot;/&quot;;[.D380])" office:value-type="string" office:string-value="14/1/2020">
            <text:p>14/1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1094.48</text:p>
          </table:table-cell>
          <table:table-cell table:formula="of:=MATCH([.B38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1];&quot;/&quot;;[.F381];&quot;/&quot;;[.D381])" office:value-type="string" office:string-value="15/1/2020">
            <text:p>15/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1146.67</text:p>
          </table:table-cell>
          <table:table-cell table:formula="of:=MATCH([.B38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2];&quot;/&quot;;[.F382];&quot;/&quot;;[.D382])" office:value-type="string" office:string-value="16/1/2020">
            <text:p>16/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1115.18</text:p>
          </table:table-cell>
          <table:table-cell table:formula="of:=MATCH([.B38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3];&quot;/&quot;;[.F383];&quot;/&quot;;[.D383])" office:value-type="string" office:string-value="17/1/2020">
            <text:p>17/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863.60</text:p>
          </table:table-cell>
          <table:table-cell table:formula="of:=MATCH([.B38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4];&quot;/&quot;;[.F384];&quot;/&quot;;[.D384])" office:value-type="string" office:string-value="18/1/2020">
            <text:p>18/1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987.69</text:p>
          </table:table-cell>
          <table:table-cell table:formula="of:=MATCH([.B38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5];&quot;/&quot;;[.F385];&quot;/&quot;;[.D385])" office:value-type="string" office:string-value="19/1/2020">
            <text:p>19/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1138.18</text:p>
          </table:table-cell>
          <table:table-cell table:formula="of:=MATCH([.B38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6];&quot;/&quot;;[.F386];&quot;/&quot;;[.D386])" office:value-type="string" office:string-value="20/1/2020">
            <text:p>20/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1110.91</text:p>
          </table:table-cell>
          <table:table-cell table:formula="of:=MATCH([.B38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7];&quot;/&quot;;[.F387];&quot;/&quot;;[.D387])" office:value-type="string" office:string-value="21/1/2020">
            <text:p>21/1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1158.72</text:p>
          </table:table-cell>
          <table:table-cell table:formula="of:=MATCH([.B38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8];&quot;/&quot;;[.F388];&quot;/&quot;;[.D388])" office:value-type="string" office:string-value="22/1/2020">
            <text:p>22/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1264.86</text:p>
          </table:table-cell>
          <table:table-cell table:formula="of:=MATCH([.B38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89];&quot;/&quot;;[.F389];&quot;/&quot;;[.D389])" office:value-type="string" office:string-value="23/1/2020">
            <text:p>23/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1227.48</text:p>
          </table:table-cell>
          <table:table-cell table:formula="of:=MATCH([.B39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90];&quot;/&quot;;[.F390];&quot;/&quot;;[.D390])" office:value-type="string" office:string-value="24/1/2020">
            <text:p>24/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1038.54</text:p>
          </table:table-cell>
          <table:table-cell table:formula="of:=MATCH([.B39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91];&quot;/&quot;;[.F391];&quot;/&quot;;[.D391])" office:value-type="string" office:string-value="25/1/2020">
            <text:p>25/1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953.03</text:p>
          </table:table-cell>
          <table:table-cell table:formula="of:=MATCH([.B39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92];&quot;/&quot;;[.F392];&quot;/&quot;;[.D392])" office:value-type="string" office:string-value="26/1/2020">
            <text:p>26/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1148.53</text:p>
          </table:table-cell>
          <table:table-cell table:formula="of:=MATCH([.B39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93];&quot;/&quot;;[.F393];&quot;/&quot;;[.D393])" office:value-type="string" office:string-value="27/1/2020">
            <text:p>27/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1150.97</text:p>
          </table:table-cell>
          <table:table-cell table:formula="of:=MATCH([.B39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94];&quot;/&quot;;[.F394];&quot;/&quot;;[.D394])" office:value-type="string" office:string-value="28/1/2020">
            <text:p>28/1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1088.48</text:p>
          </table:table-cell>
          <table:table-cell table:formula="of:=MATCH([.B39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95];&quot;/&quot;;[.F395];&quot;/&quot;;[.D395])" office:value-type="string" office:string-value="29/1/2020">
            <text:p>29/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1151.03</text:p>
          </table:table-cell>
          <table:table-cell table:formula="of:=MATCH([.B39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96];&quot;/&quot;;[.F396];&quot;/&quot;;[.D396])" office:value-type="string" office:string-value="30/1/2020">
            <text:p>30/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1035.25</text:p>
          </table:table-cell>
          <table:table-cell table:formula="of:=MATCH([.B39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397];&quot;/&quot;;[.F397];&quot;/&quot;;[.D397])" office:value-type="string" office:string-value="31/1/2020">
            <text:p>31/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954.08</text:p>
          </table:table-cell>
          <table:table-cell table:formula="of:=MATCH([.B39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98];&quot;/&quot;;[.F398];&quot;/&quot;;[.D398])" office:value-type="string" office:string-value="1/2/2020">
            <text:p>1/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694.27</text:p>
          </table:table-cell>
          <table:table-cell table:formula="of:=MATCH([.B39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399];&quot;/&quot;;[.F399];&quot;/&quot;;[.D399])" office:value-type="string" office:string-value="2/2/2020">
            <text:p>2/2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894.53</text:p>
          </table:table-cell>
          <table:table-cell table:formula="of:=MATCH([.B40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0];&quot;/&quot;;[.F400];&quot;/&quot;;[.D400])" office:value-type="string" office:string-value="3/2/2020">
            <text:p>3/2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881.22</text:p>
          </table:table-cell>
          <table:table-cell table:formula="of:=MATCH([.B40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1];&quot;/&quot;;[.F401];&quot;/&quot;;[.D401])" office:value-type="string" office:string-value="4/2/2020">
            <text:p>4/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879.12</text:p>
          </table:table-cell>
          <table:table-cell table:formula="of:=MATCH([.B40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2];&quot;/&quot;;[.F402];&quot;/&quot;;[.D402])" office:value-type="string" office:string-value="5/2/2020">
            <text:p>5/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949.49</text:p>
          </table:table-cell>
          <table:table-cell table:formula="of:=MATCH([.B40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3];&quot;/&quot;;[.F403];&quot;/&quot;;[.D403])" office:value-type="string" office:string-value="6/2/2020">
            <text:p>6/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998.91</text:p>
          </table:table-cell>
          <table:table-cell table:formula="of:=MATCH([.B40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4];&quot;/&quot;;[.F404];&quot;/&quot;;[.D404])" office:value-type="string" office:string-value="7/2/2020">
            <text:p>7/2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734.68</text:p>
          </table:table-cell>
          <table:table-cell table:formula="of:=MATCH([.B40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5];&quot;/&quot;;[.F405];&quot;/&quot;;[.D405])" office:value-type="string" office:string-value="8/2/2020">
            <text:p>8/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628.99</text:p>
          </table:table-cell>
          <table:table-cell table:formula="of:=MATCH([.B40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6];&quot;/&quot;;[.F406];&quot;/&quot;;[.D406])" office:value-type="string" office:string-value="9/2/2020">
            <text:p>9/2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722.98</text:p>
          </table:table-cell>
          <table:table-cell table:formula="of:=MATCH([.B40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7];&quot;/&quot;;[.F407];&quot;/&quot;;[.D407])" office:value-type="string" office:string-value="10/2/2020">
            <text:p>10/2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759.03</text:p>
          </table:table-cell>
          <table:table-cell table:formula="of:=MATCH([.B40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8];&quot;/&quot;;[.F408];&quot;/&quot;;[.D408])" office:value-type="string" office:string-value="11/2/2020">
            <text:p>11/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573.62</text:p>
          </table:table-cell>
          <table:table-cell table:formula="of:=MATCH([.B40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09];&quot;/&quot;;[.F409];&quot;/&quot;;[.D409])" office:value-type="string" office:string-value="12/2/2020">
            <text:p>12/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806.57</text:p>
          </table:table-cell>
          <table:table-cell table:formula="of:=MATCH([.B41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0];&quot;/&quot;;[.F410];&quot;/&quot;;[.D410])" office:value-type="string" office:string-value="13/2/2020">
            <text:p>13/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881.66</text:p>
          </table:table-cell>
          <table:table-cell table:formula="of:=MATCH([.B41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1];&quot;/&quot;;[.F411];&quot;/&quot;;[.D411])" office:value-type="string" office:string-value="14/2/2020">
            <text:p>14/2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663.11</text:p>
          </table:table-cell>
          <table:table-cell table:formula="of:=MATCH([.B41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2];&quot;/&quot;;[.F412];&quot;/&quot;;[.D412])" office:value-type="string" office:string-value="15/2/2020">
            <text:p>15/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336.93</text:p>
          </table:table-cell>
          <table:table-cell table:formula="of:=MATCH([.B41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3];&quot;/&quot;;[.F413];&quot;/&quot;;[.D413])" office:value-type="string" office:string-value="16/2/2020">
            <text:p>16/2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830.74</text:p>
          </table:table-cell>
          <table:table-cell table:formula="of:=MATCH([.B41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4];&quot;/&quot;;[.F414];&quot;/&quot;;[.D414])" office:value-type="string" office:string-value="17/2/2020">
            <text:p>17/2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716.39</text:p>
          </table:table-cell>
          <table:table-cell table:formula="of:=MATCH([.B41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5];&quot;/&quot;;[.F415];&quot;/&quot;;[.D415])" office:value-type="string" office:string-value="18/2/2020">
            <text:p>18/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847.60</text:p>
          </table:table-cell>
          <table:table-cell table:formula="of:=MATCH([.B41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6];&quot;/&quot;;[.F416];&quot;/&quot;;[.D416])" office:value-type="string" office:string-value="19/2/2020">
            <text:p>19/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819.01</text:p>
          </table:table-cell>
          <table:table-cell table:formula="of:=MATCH([.B41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7];&quot;/&quot;;[.F417];&quot;/&quot;;[.D417])" office:value-type="string" office:string-value="20/2/2020">
            <text:p>20/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673.32</text:p>
          </table:table-cell>
          <table:table-cell table:formula="of:=MATCH([.B41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8];&quot;/&quot;;[.F418];&quot;/&quot;;[.D418])" office:value-type="string" office:string-value="21/2/2020">
            <text:p>21/2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715.60</text:p>
          </table:table-cell>
          <table:table-cell table:formula="of:=MATCH([.B41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19];&quot;/&quot;;[.F419];&quot;/&quot;;[.D419])" office:value-type="string" office:string-value="22/2/2020">
            <text:p>22/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319.78</text:p>
          </table:table-cell>
          <table:table-cell table:formula="of:=MATCH([.B42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20];&quot;/&quot;;[.F420];&quot;/&quot;;[.D420])" office:value-type="string" office:string-value="23/2/2020">
            <text:p>23/2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898.79</text:p>
          </table:table-cell>
          <table:table-cell table:formula="of:=MATCH([.B42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21];&quot;/&quot;;[.F421];&quot;/&quot;;[.D421])" office:value-type="string" office:string-value="24/2/2020">
            <text:p>24/2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777.92</text:p>
          </table:table-cell>
          <table:table-cell table:formula="of:=MATCH([.B42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22];&quot;/&quot;;[.F422];&quot;/&quot;;[.D422])" office:value-type="string" office:string-value="25/2/2020">
            <text:p>25/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853.85</text:p>
          </table:table-cell>
          <table:table-cell table:formula="of:=MATCH([.B42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23];&quot;/&quot;;[.F423];&quot;/&quot;;[.D423])" office:value-type="string" office:string-value="26/2/2020">
            <text:p>26/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930.05</text:p>
          </table:table-cell>
          <table:table-cell table:formula="of:=MATCH([.B42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24];&quot;/&quot;;[.F424];&quot;/&quot;;[.D424])" office:value-type="string" office:string-value="27/2/2020">
            <text:p>27/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825.47</text:p>
          </table:table-cell>
          <table:table-cell table:formula="of:=MATCH([.B42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25];&quot;/&quot;;[.F425];&quot;/&quot;;[.D425])" office:value-type="string" office:string-value="28/2/2020">
            <text:p>28/2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664.45</text:p>
          </table:table-cell>
          <table:table-cell table:formula="of:=MATCH([.B42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426];&quot;/&quot;;[.F426];&quot;/&quot;;[.D426])" office:value-type="string" office:string-value="29/2/2020">
            <text:p>29/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439.86</text:p>
          </table:table-cell>
          <table:table-cell table:formula="of:=MATCH([.B42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27];&quot;/&quot;;[.F427];&quot;/&quot;;[.D427])" office:value-type="string" office:string-value="1/3/2020">
            <text:p>1/3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903.39</text:p>
          </table:table-cell>
          <table:table-cell table:formula="of:=MATCH([.B42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28];&quot;/&quot;;[.F428];&quot;/&quot;;[.D428])" office:value-type="string" office:string-value="2/3/2020">
            <text:p>2/3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929.36</text:p>
          </table:table-cell>
          <table:table-cell table:formula="of:=MATCH([.B42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29];&quot;/&quot;;[.F429];&quot;/&quot;;[.D429])" office:value-type="string" office:string-value="3/3/2020">
            <text:p>3/3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972.89</text:p>
          </table:table-cell>
          <table:table-cell table:formula="of:=MATCH([.B43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0];&quot;/&quot;;[.F430];&quot;/&quot;;[.D430])" office:value-type="string" office:string-value="4/3/2020">
            <text:p>4/3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882.79</text:p>
          </table:table-cell>
          <table:table-cell table:formula="of:=MATCH([.B43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1];&quot;/&quot;;[.F431];&quot;/&quot;;[.D431])" office:value-type="string" office:string-value="5/3/2020">
            <text:p>5/3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826.00</text:p>
          </table:table-cell>
          <table:table-cell table:formula="of:=MATCH([.B43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2];&quot;/&quot;;[.F432];&quot;/&quot;;[.D432])" office:value-type="string" office:string-value="6/3/2020">
            <text:p>6/3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756.18</text:p>
          </table:table-cell>
          <table:table-cell table:formula="of:=MATCH([.B43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3];&quot;/&quot;;[.F433];&quot;/&quot;;[.D433])" office:value-type="string" office:string-value="7/3/2020">
            <text:p>7/3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576.51</text:p>
          </table:table-cell>
          <table:table-cell table:formula="of:=MATCH([.B43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4];&quot;/&quot;;[.F434];&quot;/&quot;;[.D434])" office:value-type="string" office:string-value="8/3/2020">
            <text:p>8/3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911.94</text:p>
          </table:table-cell>
          <table:table-cell table:formula="of:=MATCH([.B43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5];&quot;/&quot;;[.F435];&quot;/&quot;;[.D435])" office:value-type="string" office:string-value="9/3/2020">
            <text:p>9/3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739.31</text:p>
          </table:table-cell>
          <table:table-cell table:formula="of:=MATCH([.B43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6];&quot;/&quot;;[.F436];&quot;/&quot;;[.D436])" office:value-type="string" office:string-value="10/3/2020">
            <text:p>10/3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712.33</text:p>
          </table:table-cell>
          <table:table-cell table:formula="of:=MATCH([.B43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7];&quot;/&quot;;[.F437];&quot;/&quot;;[.D437])" office:value-type="string" office:string-value="11/3/2020">
            <text:p>11/3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690.34</text:p>
          </table:table-cell>
          <table:table-cell table:formula="of:=MATCH([.B43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8];&quot;/&quot;;[.F438];&quot;/&quot;;[.D438])" office:value-type="string" office:string-value="12/3/2020">
            <text:p>12/3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740.99</text:p>
          </table:table-cell>
          <table:table-cell table:formula="of:=MATCH([.B43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39];&quot;/&quot;;[.F439];&quot;/&quot;;[.D439])" office:value-type="string" office:string-value="13/3/2020">
            <text:p>13/3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816.95</text:p>
          </table:table-cell>
          <table:table-cell table:formula="of:=MATCH([.B44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0];&quot;/&quot;;[.F440];&quot;/&quot;;[.D440])" office:value-type="string" office:string-value="14/3/2020">
            <text:p>14/3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376.01</text:p>
          </table:table-cell>
          <table:table-cell table:formula="of:=MATCH([.B44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1];&quot;/&quot;;[.F441];&quot;/&quot;;[.D441])" office:value-type="string" office:string-value="15/3/2020">
            <text:p>15/3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860.78</text:p>
          </table:table-cell>
          <table:table-cell table:formula="of:=MATCH([.B44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2];&quot;/&quot;;[.F442];&quot;/&quot;;[.D442])" office:value-type="string" office:string-value="16/3/2020">
            <text:p>16/3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813.22</text:p>
          </table:table-cell>
          <table:table-cell table:formula="of:=MATCH([.B44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3];&quot;/&quot;;[.F443];&quot;/&quot;;[.D443])" office:value-type="string" office:string-value="17/3/2020">
            <text:p>17/3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719.43</text:p>
          </table:table-cell>
          <table:table-cell table:formula="of:=MATCH([.B44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4];&quot;/&quot;;[.F444];&quot;/&quot;;[.D444])" office:value-type="string" office:string-value="18/3/2020">
            <text:p>18/3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828.05</text:p>
          </table:table-cell>
          <table:table-cell table:formula="of:=MATCH([.B44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5];&quot;/&quot;;[.F445];&quot;/&quot;;[.D445])" office:value-type="string" office:string-value="19/3/2020">
            <text:p>19/3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680.37</text:p>
          </table:table-cell>
          <table:table-cell table:formula="of:=MATCH([.B44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6];&quot;/&quot;;[.F446];&quot;/&quot;;[.D446])" office:value-type="string" office:string-value="20/3/2020">
            <text:p>20/3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416.75</text:p>
          </table:table-cell>
          <table:table-cell table:formula="of:=MATCH([.B44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7];&quot;/&quot;;[.F447];&quot;/&quot;;[.D447])" office:value-type="string" office:string-value="21/3/2020">
            <text:p>21/3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-26.66</text:p>
          </table:table-cell>
          <table:table-cell table:formula="of:=MATCH([.B44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8];&quot;/&quot;;[.F448];&quot;/&quot;;[.D448])" office:value-type="string" office:string-value="22/3/2020">
            <text:p>22/3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571.26</text:p>
          </table:table-cell>
          <table:table-cell table:formula="of:=MATCH([.B44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49];&quot;/&quot;;[.F449];&quot;/&quot;;[.D449])" office:value-type="string" office:string-value="23/3/2020">
            <text:p>23/3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571.61</text:p>
          </table:table-cell>
          <table:table-cell table:formula="of:=MATCH([.B45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50];&quot;/&quot;;[.F450];&quot;/&quot;;[.D450])" office:value-type="string" office:string-value="24/3/2020">
            <text:p>24/3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616.27</text:p>
          </table:table-cell>
          <table:table-cell table:formula="of:=MATCH([.B45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51];&quot;/&quot;;[.F451];&quot;/&quot;;[.D451])" office:value-type="string" office:string-value="25/3/2020">
            <text:p>25/3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642.44</text:p>
          </table:table-cell>
          <table:table-cell table:formula="of:=MATCH([.B45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52];&quot;/&quot;;[.F452];&quot;/&quot;;[.D452])" office:value-type="string" office:string-value="26/3/2020">
            <text:p>26/3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615.46</text:p>
          </table:table-cell>
          <table:table-cell table:formula="of:=MATCH([.B45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53];&quot;/&quot;;[.F453];&quot;/&quot;;[.D453])" office:value-type="string" office:string-value="27/3/2020">
            <text:p>27/3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450.76</text:p>
          </table:table-cell>
          <table:table-cell table:formula="of:=MATCH([.B45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54];&quot;/&quot;;[.F454];&quot;/&quot;;[.D454])" office:value-type="string" office:string-value="28/3/2020">
            <text:p>28/3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289.77</text:p>
          </table:table-cell>
          <table:table-cell table:formula="of:=MATCH([.B45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55];&quot;/&quot;;[.F455];&quot;/&quot;;[.D455])" office:value-type="string" office:string-value="29/3/2020">
            <text:p>29/3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631.09</text:p>
          </table:table-cell>
          <table:table-cell table:formula="of:=MATCH([.B45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56];&quot;/&quot;;[.F456];&quot;/&quot;;[.D456])" office:value-type="string" office:string-value="30/3/2020">
            <text:p>30/3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789.63</text:p>
          </table:table-cell>
          <table:table-cell table:formula="of:=MATCH([.B45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457];&quot;/&quot;;[.F457];&quot;/&quot;;[.D457])" office:value-type="string" office:string-value="31/3/2020">
            <text:p>31/3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659.73</text:p>
          </table:table-cell>
          <table:table-cell table:formula="of:=MATCH([.B45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58];&quot;/&quot;;[.F458];&quot;/&quot;;[.D458])" office:value-type="string" office:string-value="1/4/2020">
            <text:p>1/4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668.22</text:p>
          </table:table-cell>
          <table:table-cell table:formula="of:=MATCH([.B45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59];&quot;/&quot;;[.F459];&quot;/&quot;;[.D459])" office:value-type="string" office:string-value="2/4/2020">
            <text:p>2/4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669.77</text:p>
          </table:table-cell>
          <table:table-cell table:formula="of:=MATCH([.B46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0];&quot;/&quot;;[.F460];&quot;/&quot;;[.D460])" office:value-type="string" office:string-value="3/4/2020">
            <text:p>3/4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605.35</text:p>
          </table:table-cell>
          <table:table-cell table:formula="of:=MATCH([.B46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1];&quot;/&quot;;[.F461];&quot;/&quot;;[.D461])" office:value-type="string" office:string-value="4/4/2020">
            <text:p>4/4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181.91</text:p>
          </table:table-cell>
          <table:table-cell table:formula="of:=MATCH([.B46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2];&quot;/&quot;;[.F462];&quot;/&quot;;[.D462])" office:value-type="string" office:string-value="5/4/2020">
            <text:p>5/4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533.05</text:p>
          </table:table-cell>
          <table:table-cell table:formula="of:=MATCH([.B46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3];&quot;/&quot;;[.F463];&quot;/&quot;;[.D463])" office:value-type="string" office:string-value="6/4/2020">
            <text:p>6/4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644.85</text:p>
          </table:table-cell>
          <table:table-cell table:formula="of:=MATCH([.B46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4];&quot;/&quot;;[.F464];&quot;/&quot;;[.D464])" office:value-type="string" office:string-value="7/4/2020">
            <text:p>7/4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676.01</text:p>
          </table:table-cell>
          <table:table-cell table:formula="of:=MATCH([.B46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5];&quot;/&quot;;[.F465];&quot;/&quot;;[.D465])" office:value-type="string" office:string-value="8/4/2020">
            <text:p>8/4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663.27</text:p>
          </table:table-cell>
          <table:table-cell table:formula="of:=MATCH([.B46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6];&quot;/&quot;;[.F466];&quot;/&quot;;[.D466])" office:value-type="string" office:string-value="9/4/2020">
            <text:p>9/4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598.93</text:p>
          </table:table-cell>
          <table:table-cell table:formula="of:=MATCH([.B46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7];&quot;/&quot;;[.F467];&quot;/&quot;;[.D467])" office:value-type="string" office:string-value="10/4/2020">
            <text:p>10/4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565.20</text:p>
          </table:table-cell>
          <table:table-cell table:formula="of:=MATCH([.B46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8];&quot;/&quot;;[.F468];&quot;/&quot;;[.D468])" office:value-type="string" office:string-value="11/4/2020">
            <text:p>11/4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316.06</text:p>
          </table:table-cell>
          <table:table-cell table:formula="of:=MATCH([.B46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69];&quot;/&quot;;[.F469];&quot;/&quot;;[.D469])" office:value-type="string" office:string-value="12/4/2020">
            <text:p>12/4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-275.59</text:p>
          </table:table-cell>
          <table:table-cell table:formula="of:=MATCH([.B47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0];&quot;/&quot;;[.F470];&quot;/&quot;;[.D470])" office:value-type="string" office:string-value="13/4/2020">
            <text:p>13/4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566.27</text:p>
          </table:table-cell>
          <table:table-cell table:formula="of:=MATCH([.B47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1];&quot;/&quot;;[.F471];&quot;/&quot;;[.D471])" office:value-type="string" office:string-value="14/4/2020">
            <text:p>14/4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580.02</text:p>
          </table:table-cell>
          <table:table-cell table:formula="of:=MATCH([.B47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2];&quot;/&quot;;[.F472];&quot;/&quot;;[.D472])" office:value-type="string" office:string-value="15/4/2020">
            <text:p>15/4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660.20</text:p>
          </table:table-cell>
          <table:table-cell table:formula="of:=MATCH([.B47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3];&quot;/&quot;;[.F473];&quot;/&quot;;[.D473])" office:value-type="string" office:string-value="16/4/2020">
            <text:p>16/4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713.98</text:p>
          </table:table-cell>
          <table:table-cell table:formula="of:=MATCH([.B47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4];&quot;/&quot;;[.F474];&quot;/&quot;;[.D474])" office:value-type="string" office:string-value="17/4/2020">
            <text:p>17/4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567.72</text:p>
          </table:table-cell>
          <table:table-cell table:formula="of:=MATCH([.B47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5];&quot;/&quot;;[.F475];&quot;/&quot;;[.D475])" office:value-type="string" office:string-value="18/4/2020">
            <text:p>18/4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243.42</text:p>
          </table:table-cell>
          <table:table-cell table:formula="of:=MATCH([.B47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6];&quot;/&quot;;[.F476];&quot;/&quot;;[.D476])" office:value-type="string" office:string-value="19/4/2020">
            <text:p>19/4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258.55</text:p>
          </table:table-cell>
          <table:table-cell table:formula="of:=MATCH([.B47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7];&quot;/&quot;;[.F477];&quot;/&quot;;[.D477])" office:value-type="string" office:string-value="20/4/2020">
            <text:p>20/4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375.17</text:p>
          </table:table-cell>
          <table:table-cell table:formula="of:=MATCH([.B47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8];&quot;/&quot;;[.F478];&quot;/&quot;;[.D478])" office:value-type="string" office:string-value="21/4/2020">
            <text:p>21/4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359.20</text:p>
          </table:table-cell>
          <table:table-cell table:formula="of:=MATCH([.B47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79];&quot;/&quot;;[.F479];&quot;/&quot;;[.D479])" office:value-type="string" office:string-value="22/4/2020">
            <text:p>22/4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730.05</text:p>
          </table:table-cell>
          <table:table-cell table:formula="of:=MATCH([.B48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80];&quot;/&quot;;[.F480];&quot;/&quot;;[.D480])" office:value-type="string" office:string-value="23/4/2020">
            <text:p>23/4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548.30</text:p>
          </table:table-cell>
          <table:table-cell table:formula="of:=MATCH([.B48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81];&quot;/&quot;;[.F481];&quot;/&quot;;[.D481])" office:value-type="string" office:string-value="24/4/2020">
            <text:p>24/4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517.70</text:p>
          </table:table-cell>
          <table:table-cell table:formula="of:=MATCH([.B48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82];&quot;/&quot;;[.F482];&quot;/&quot;;[.D482])" office:value-type="string" office:string-value="25/4/2020">
            <text:p>25/4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521.38</text:p>
          </table:table-cell>
          <table:table-cell table:formula="of:=MATCH([.B48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83];&quot;/&quot;;[.F483];&quot;/&quot;;[.D483])" office:value-type="string" office:string-value="26/4/2020">
            <text:p>26/4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737.02</text:p>
          </table:table-cell>
          <table:table-cell table:formula="of:=MATCH([.B48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84];&quot;/&quot;;[.F484];&quot;/&quot;;[.D484])" office:value-type="string" office:string-value="27/4/2020">
            <text:p>27/4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701.59</text:p>
          </table:table-cell>
          <table:table-cell table:formula="of:=MATCH([.B48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85];&quot;/&quot;;[.F485];&quot;/&quot;;[.D485])" office:value-type="string" office:string-value="28/4/2020">
            <text:p>28/4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629.69</text:p>
          </table:table-cell>
          <table:table-cell table:formula="of:=MATCH([.B48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86];&quot;/&quot;;[.F486];&quot;/&quot;;[.D486])" office:value-type="string" office:string-value="29/4/2020">
            <text:p>29/4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537.81</text:p>
          </table:table-cell>
          <table:table-cell table:formula="of:=MATCH([.B48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487];&quot;/&quot;;[.F487];&quot;/&quot;;[.D487])" office:value-type="string" office:string-value="30/4/2020">
            <text:p>30/4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221.68</text:p>
          </table:table-cell>
          <table:table-cell table:formula="of:=MATCH([.B48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88];&quot;/&quot;;[.F488];&quot;/&quot;;[.D488])" office:value-type="string" office:string-value="1/5/2020">
            <text:p>1/5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360.33</text:p>
          </table:table-cell>
          <table:table-cell table:formula="of:=MATCH([.B48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89];&quot;/&quot;;[.F489];&quot;/&quot;;[.D489])" office:value-type="string" office:string-value="2/5/2020">
            <text:p>2/5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378.85</text:p>
          </table:table-cell>
          <table:table-cell table:formula="of:=MATCH([.B49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0];&quot;/&quot;;[.F490];&quot;/&quot;;[.D490])" office:value-type="string" office:string-value="3/5/2020">
            <text:p>3/5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667.10</text:p>
          </table:table-cell>
          <table:table-cell table:formula="of:=MATCH([.B49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1];&quot;/&quot;;[.F491];&quot;/&quot;;[.D491])" office:value-type="string" office:string-value="4/5/2020">
            <text:p>4/5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611.42</text:p>
          </table:table-cell>
          <table:table-cell table:formula="of:=MATCH([.B49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2];&quot;/&quot;;[.F492];&quot;/&quot;;[.D492])" office:value-type="string" office:string-value="5/5/2020">
            <text:p>5/5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578.98</text:p>
          </table:table-cell>
          <table:table-cell table:formula="of:=MATCH([.B49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3];&quot;/&quot;;[.F493];&quot;/&quot;;[.D493])" office:value-type="string" office:string-value="6/5/2020">
            <text:p>6/5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648.39</text:p>
          </table:table-cell>
          <table:table-cell table:formula="of:=MATCH([.B49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4];&quot;/&quot;;[.F494];&quot;/&quot;;[.D494])" office:value-type="string" office:string-value="7/5/2020">
            <text:p>7/5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652.35</text:p>
          </table:table-cell>
          <table:table-cell table:formula="of:=MATCH([.B49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5];&quot;/&quot;;[.F495];&quot;/&quot;;[.D495])" office:value-type="string" office:string-value="8/5/2020">
            <text:p>8/5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592.25</text:p>
          </table:table-cell>
          <table:table-cell table:formula="of:=MATCH([.B49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6];&quot;/&quot;;[.F496];&quot;/&quot;;[.D496])" office:value-type="string" office:string-value="9/5/2020">
            <text:p>9/5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377.53</text:p>
          </table:table-cell>
          <table:table-cell table:formula="of:=MATCH([.B49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7];&quot;/&quot;;[.F497];&quot;/&quot;;[.D497])" office:value-type="string" office:string-value="10/5/2020">
            <text:p>10/5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488.58</text:p>
          </table:table-cell>
          <table:table-cell table:formula="of:=MATCH([.B49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8];&quot;/&quot;;[.F498];&quot;/&quot;;[.D498])" office:value-type="string" office:string-value="11/5/2020">
            <text:p>11/5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588.02</text:p>
          </table:table-cell>
          <table:table-cell table:formula="of:=MATCH([.B49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499];&quot;/&quot;;[.F499];&quot;/&quot;;[.D499])" office:value-type="string" office:string-value="12/5/2020">
            <text:p>12/5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764.49</text:p>
          </table:table-cell>
          <table:table-cell table:formula="of:=MATCH([.B50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0];&quot;/&quot;;[.F500];&quot;/&quot;;[.D500])" office:value-type="string" office:string-value="13/5/2020">
            <text:p>13/5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668.30</text:p>
          </table:table-cell>
          <table:table-cell table:formula="of:=MATCH([.B50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1];&quot;/&quot;;[.F501];&quot;/&quot;;[.D501])" office:value-type="string" office:string-value="14/5/2020">
            <text:p>14/5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591.67</text:p>
          </table:table-cell>
          <table:table-cell table:formula="of:=MATCH([.B50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2];&quot;/&quot;;[.F502];&quot;/&quot;;[.D502])" office:value-type="string" office:string-value="15/5/2020">
            <text:p>15/5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461.73</text:p>
          </table:table-cell>
          <table:table-cell table:formula="of:=MATCH([.B50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3];&quot;/&quot;;[.F503];&quot;/&quot;;[.D503])" office:value-type="string" office:string-value="16/5/2020">
            <text:p>16/5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238.08</text:p>
          </table:table-cell>
          <table:table-cell table:formula="of:=MATCH([.B50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4];&quot;/&quot;;[.F504];&quot;/&quot;;[.D504])" office:value-type="string" office:string-value="17/5/2020">
            <text:p>17/5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569.24</text:p>
          </table:table-cell>
          <table:table-cell table:formula="of:=MATCH([.B50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5];&quot;/&quot;;[.F505];&quot;/&quot;;[.D505])" office:value-type="string" office:string-value="18/5/2020">
            <text:p>18/5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667.97</text:p>
          </table:table-cell>
          <table:table-cell table:formula="of:=MATCH([.B50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6];&quot;/&quot;;[.F506];&quot;/&quot;;[.D506])" office:value-type="string" office:string-value="19/5/2020">
            <text:p>19/5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820.53</text:p>
          </table:table-cell>
          <table:table-cell table:formula="of:=MATCH([.B50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7];&quot;/&quot;;[.F507];&quot;/&quot;;[.D507])" office:value-type="string" office:string-value="20/5/2020">
            <text:p>20/5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517.65</text:p>
          </table:table-cell>
          <table:table-cell table:formula="of:=MATCH([.B50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8];&quot;/&quot;;[.F508];&quot;/&quot;;[.D508])" office:value-type="string" office:string-value="21/5/2020">
            <text:p>21/5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516.08</text:p>
          </table:table-cell>
          <table:table-cell table:formula="of:=MATCH([.B50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09];&quot;/&quot;;[.F509];&quot;/&quot;;[.D509])" office:value-type="string" office:string-value="22/5/2020">
            <text:p>22/5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213.75</text:p>
          </table:table-cell>
          <table:table-cell table:formula="of:=MATCH([.B51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0];&quot;/&quot;;[.F510];&quot;/&quot;;[.D510])" office:value-type="string" office:string-value="23/5/2020">
            <text:p>23/5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-519.68</text:p>
          </table:table-cell>
          <table:table-cell table:formula="of:=MATCH([.B51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1];&quot;/&quot;;[.F511];&quot;/&quot;;[.D511])" office:value-type="string" office:string-value="24/5/2020">
            <text:p>24/5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536.45</text:p>
          </table:table-cell>
          <table:table-cell table:formula="of:=MATCH([.B51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2];&quot;/&quot;;[.F512];&quot;/&quot;;[.D512])" office:value-type="string" office:string-value="25/5/2020">
            <text:p>25/5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870.11</text:p>
          </table:table-cell>
          <table:table-cell table:formula="of:=MATCH([.B51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3];&quot;/&quot;;[.F513];&quot;/&quot;;[.D513])" office:value-type="string" office:string-value="26/5/2020">
            <text:p>26/5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620.56</text:p>
          </table:table-cell>
          <table:table-cell table:formula="of:=MATCH([.B51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4];&quot;/&quot;;[.F514];&quot;/&quot;;[.D514])" office:value-type="string" office:string-value="27/5/2020">
            <text:p>27/5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562.08</text:p>
          </table:table-cell>
          <table:table-cell table:formula="of:=MATCH([.B51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5];&quot;/&quot;;[.F515];&quot;/&quot;;[.D515])" office:value-type="string" office:string-value="28/5/2020">
            <text:p>28/5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592.56</text:p>
          </table:table-cell>
          <table:table-cell table:formula="of:=MATCH([.B51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6];&quot;/&quot;;[.F516];&quot;/&quot;;[.D516])" office:value-type="string" office:string-value="29/5/2020">
            <text:p>29/5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367.37</text:p>
          </table:table-cell>
          <table:table-cell table:formula="of:=MATCH([.B51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7];&quot;/&quot;;[.F517];&quot;/&quot;;[.D517])" office:value-type="string" office:string-value="30/5/2020">
            <text:p>30/5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53.07</text:p>
          </table:table-cell>
          <table:table-cell table:formula="of:=MATCH([.B51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518];&quot;/&quot;;[.F518];&quot;/&quot;;[.D518])" office:value-type="string" office:string-value="31/5/2020">
            <text:p>31/5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303.56</text:p>
          </table:table-cell>
          <table:table-cell table:formula="of:=MATCH([.B51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19];&quot;/&quot;;[.F519];&quot;/&quot;;[.D519])" office:value-type="string" office:string-value="1/6/2020">
            <text:p>1/6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662.65</text:p>
          </table:table-cell>
          <table:table-cell table:formula="of:=MATCH([.B52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0];&quot;/&quot;;[.F520];&quot;/&quot;;[.D520])" office:value-type="string" office:string-value="2/6/2020">
            <text:p>2/6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721.13</text:p>
          </table:table-cell>
          <table:table-cell table:formula="of:=MATCH([.B52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1];&quot;/&quot;;[.F521];&quot;/&quot;;[.D521])" office:value-type="string" office:string-value="3/6/2020">
            <text:p>3/6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678.59</text:p>
          </table:table-cell>
          <table:table-cell table:formula="of:=MATCH([.B52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2];&quot;/&quot;;[.F522];&quot;/&quot;;[.D522])" office:value-type="string" office:string-value="4/6/2020">
            <text:p>4/6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636.81</text:p>
          </table:table-cell>
          <table:table-cell table:formula="of:=MATCH([.B52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3];&quot;/&quot;;[.F523];&quot;/&quot;;[.D523])" office:value-type="string" office:string-value="5/6/2020">
            <text:p>5/6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148.27</text:p>
          </table:table-cell>
          <table:table-cell table:formula="of:=MATCH([.B52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4];&quot;/&quot;;[.F524];&quot;/&quot;;[.D524])" office:value-type="string" office:string-value="6/6/2020">
            <text:p>6/6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378.20</text:p>
          </table:table-cell>
          <table:table-cell table:formula="of:=MATCH([.B52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5];&quot;/&quot;;[.F525];&quot;/&quot;;[.D525])" office:value-type="string" office:string-value="7/6/2020">
            <text:p>7/6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950.85</text:p>
          </table:table-cell>
          <table:table-cell table:formula="of:=MATCH([.B52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6];&quot;/&quot;;[.F526];&quot;/&quot;;[.D526])" office:value-type="string" office:string-value="8/6/2020">
            <text:p>8/6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944.40</text:p>
          </table:table-cell>
          <table:table-cell table:formula="of:=MATCH([.B52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7];&quot;/&quot;;[.F527];&quot;/&quot;;[.D527])" office:value-type="string" office:string-value="9/6/2020">
            <text:p>9/6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882.84</text:p>
          </table:table-cell>
          <table:table-cell table:formula="of:=MATCH([.B52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8];&quot;/&quot;;[.F528];&quot;/&quot;;[.D528])" office:value-type="string" office:string-value="10/6/2020">
            <text:p>10/6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665.09</text:p>
          </table:table-cell>
          <table:table-cell table:formula="of:=MATCH([.B52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29];&quot;/&quot;;[.F529];&quot;/&quot;;[.D529])" office:value-type="string" office:string-value="11/6/2020">
            <text:p>11/6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566.72</text:p>
          </table:table-cell>
          <table:table-cell table:formula="of:=MATCH([.B53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0];&quot;/&quot;;[.F530];&quot;/&quot;;[.D530])" office:value-type="string" office:string-value="12/6/2020">
            <text:p>12/6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496.60</text:p>
          </table:table-cell>
          <table:table-cell table:formula="of:=MATCH([.B53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1];&quot;/&quot;;[.F531];&quot;/&quot;;[.D531])" office:value-type="string" office:string-value="13/6/2020">
            <text:p>13/6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477.81</text:p>
          </table:table-cell>
          <table:table-cell table:formula="of:=MATCH([.B53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2];&quot;/&quot;;[.F532];&quot;/&quot;;[.D532])" office:value-type="string" office:string-value="14/6/2020">
            <text:p>14/6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868.25</text:p>
          </table:table-cell>
          <table:table-cell table:formula="of:=MATCH([.B53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3];&quot;/&quot;;[.F533];&quot;/&quot;;[.D533])" office:value-type="string" office:string-value="15/6/2020">
            <text:p>15/6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988.77</text:p>
          </table:table-cell>
          <table:table-cell table:formula="of:=MATCH([.B53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4];&quot;/&quot;;[.F534];&quot;/&quot;;[.D534])" office:value-type="string" office:string-value="16/6/2020">
            <text:p>16/6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876.06</text:p>
          </table:table-cell>
          <table:table-cell table:formula="of:=MATCH([.B53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5];&quot;/&quot;;[.F535];&quot;/&quot;;[.D535])" office:value-type="string" office:string-value="17/6/2020">
            <text:p>17/6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864.64</text:p>
          </table:table-cell>
          <table:table-cell table:formula="of:=MATCH([.B53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6];&quot;/&quot;;[.F536];&quot;/&quot;;[.D536])" office:value-type="string" office:string-value="18/6/2020">
            <text:p>18/6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793.12</text:p>
          </table:table-cell>
          <table:table-cell table:formula="of:=MATCH([.B53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7];&quot;/&quot;;[.F537];&quot;/&quot;;[.D537])" office:value-type="string" office:string-value="19/6/2020">
            <text:p>19/6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592.77</text:p>
          </table:table-cell>
          <table:table-cell table:formula="of:=MATCH([.B53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8];&quot;/&quot;;[.F538];&quot;/&quot;;[.D538])" office:value-type="string" office:string-value="20/6/2020">
            <text:p>20/6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570.33</text:p>
          </table:table-cell>
          <table:table-cell table:formula="of:=MATCH([.B53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39];&quot;/&quot;;[.F539];&quot;/&quot;;[.D539])" office:value-type="string" office:string-value="21/6/2020">
            <text:p>21/6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733.72</text:p>
          </table:table-cell>
          <table:table-cell table:formula="of:=MATCH([.B54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0];&quot;/&quot;;[.F540];&quot;/&quot;;[.D540])" office:value-type="string" office:string-value="22/6/2020">
            <text:p>22/6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843.82</text:p>
          </table:table-cell>
          <table:table-cell table:formula="of:=MATCH([.B54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1];&quot;/&quot;;[.F541];&quot;/&quot;;[.D541])" office:value-type="string" office:string-value="23/6/2020">
            <text:p>23/6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942.51</text:p>
          </table:table-cell>
          <table:table-cell table:formula="of:=MATCH([.B54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2];&quot;/&quot;;[.F542];&quot;/&quot;;[.D542])" office:value-type="string" office:string-value="24/6/2020">
            <text:p>24/6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942.84</text:p>
          </table:table-cell>
          <table:table-cell table:formula="of:=MATCH([.B54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3];&quot;/&quot;;[.F543];&quot;/&quot;;[.D543])" office:value-type="string" office:string-value="25/6/2020">
            <text:p>25/6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903.55</text:p>
          </table:table-cell>
          <table:table-cell table:formula="of:=MATCH([.B54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4];&quot;/&quot;;[.F544];&quot;/&quot;;[.D544])" office:value-type="string" office:string-value="26/6/2020">
            <text:p>26/6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721.28</text:p>
          </table:table-cell>
          <table:table-cell table:formula="of:=MATCH([.B54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5];&quot;/&quot;;[.F545];&quot;/&quot;;[.D545])" office:value-type="string" office:string-value="27/6/2020">
            <text:p>27/6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473.20</text:p>
          </table:table-cell>
          <table:table-cell table:formula="of:=MATCH([.B54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6];&quot;/&quot;;[.F546];&quot;/&quot;;[.D546])" office:value-type="string" office:string-value="28/6/2020">
            <text:p>28/6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810.98</text:p>
          </table:table-cell>
          <table:table-cell table:formula="of:=MATCH([.B54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7];&quot;/&quot;;[.F547];&quot;/&quot;;[.D547])" office:value-type="string" office:string-value="29/6/2020">
            <text:p>29/6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601.88</text:p>
          </table:table-cell>
          <table:table-cell table:formula="of:=MATCH([.B54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548];&quot;/&quot;;[.F548];&quot;/&quot;;[.D548])" office:value-type="string" office:string-value="30/6/2020">
            <text:p>30/6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897.95</text:p>
          </table:table-cell>
          <table:table-cell table:formula="of:=MATCH([.B54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49];&quot;/&quot;;[.F549];&quot;/&quot;;[.D549])" office:value-type="string" office:string-value="1/7/2020">
            <text:p>1/7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1002.96</text:p>
          </table:table-cell>
          <table:table-cell table:formula="of:=MATCH([.B55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0];&quot;/&quot;;[.F550];&quot;/&quot;;[.D550])" office:value-type="string" office:string-value="2/7/2020">
            <text:p>2/7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980.46</text:p>
          </table:table-cell>
          <table:table-cell table:formula="of:=MATCH([.B55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1];&quot;/&quot;;[.F551];&quot;/&quot;;[.D551])" office:value-type="string" office:string-value="3/7/2020">
            <text:p>3/7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473.71</text:p>
          </table:table-cell>
          <table:table-cell table:formula="of:=MATCH([.B55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2];&quot;/&quot;;[.F552];&quot;/&quot;;[.D552])" office:value-type="string" office:string-value="4/7/2020">
            <text:p>4/7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256.99</text:p>
          </table:table-cell>
          <table:table-cell table:formula="of:=MATCH([.B55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3];&quot;/&quot;;[.F553];&quot;/&quot;;[.D553])" office:value-type="string" office:string-value="5/7/2020">
            <text:p>5/7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721.84</text:p>
          </table:table-cell>
          <table:table-cell table:formula="of:=MATCH([.B55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4];&quot;/&quot;;[.F554];&quot;/&quot;;[.D554])" office:value-type="string" office:string-value="6/7/2020">
            <text:p>6/7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887.07</text:p>
          </table:table-cell>
          <table:table-cell table:formula="of:=MATCH([.B55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5];&quot;/&quot;;[.F555];&quot;/&quot;;[.D555])" office:value-type="string" office:string-value="7/7/2020">
            <text:p>7/7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1152.68</text:p>
          </table:table-cell>
          <table:table-cell table:formula="of:=MATCH([.B55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6];&quot;/&quot;;[.F556];&quot;/&quot;;[.D556])" office:value-type="string" office:string-value="8/7/2020">
            <text:p>8/7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1146.63</text:p>
          </table:table-cell>
          <table:table-cell table:formula="of:=MATCH([.B55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7];&quot;/&quot;;[.F557];&quot;/&quot;;[.D557])" office:value-type="string" office:string-value="9/7/2020">
            <text:p>9/7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1028.54</text:p>
          </table:table-cell>
          <table:table-cell table:formula="of:=MATCH([.B55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8];&quot;/&quot;;[.F558];&quot;/&quot;;[.D558])" office:value-type="string" office:string-value="10/7/2020">
            <text:p>10/7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788.36</text:p>
          </table:table-cell>
          <table:table-cell table:formula="of:=MATCH([.B55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59];&quot;/&quot;;[.F559];&quot;/&quot;;[.D559])" office:value-type="string" office:string-value="11/7/2020">
            <text:p>11/7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671.39</text:p>
          </table:table-cell>
          <table:table-cell table:formula="of:=MATCH([.B56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0];&quot;/&quot;;[.F560];&quot;/&quot;;[.D560])" office:value-type="string" office:string-value="12/7/2020">
            <text:p>12/7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961.36</text:p>
          </table:table-cell>
          <table:table-cell table:formula="of:=MATCH([.B56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1];&quot;/&quot;;[.F561];&quot;/&quot;;[.D561])" office:value-type="string" office:string-value="13/7/2020">
            <text:p>13/7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1007.89</text:p>
          </table:table-cell>
          <table:table-cell table:formula="of:=MATCH([.B56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2];&quot;/&quot;;[.F562];&quot;/&quot;;[.D562])" office:value-type="string" office:string-value="14/7/2020">
            <text:p>14/7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1140.96</text:p>
          </table:table-cell>
          <table:table-cell table:formula="of:=MATCH([.B56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3];&quot;/&quot;;[.F563];&quot;/&quot;;[.D563])" office:value-type="string" office:string-value="15/7/2020">
            <text:p>15/7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1144.37</text:p>
          </table:table-cell>
          <table:table-cell table:formula="of:=MATCH([.B56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4];&quot;/&quot;;[.F564];&quot;/&quot;;[.D564])" office:value-type="string" office:string-value="16/7/2020">
            <text:p>16/7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1063.14</text:p>
          </table:table-cell>
          <table:table-cell table:formula="of:=MATCH([.B56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5];&quot;/&quot;;[.F565];&quot;/&quot;;[.D565])" office:value-type="string" office:string-value="17/7/2020">
            <text:p>17/7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807.22</text:p>
          </table:table-cell>
          <table:table-cell table:formula="of:=MATCH([.B56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6];&quot;/&quot;;[.F566];&quot;/&quot;;[.D566])" office:value-type="string" office:string-value="18/7/2020">
            <text:p>18/7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719.30</text:p>
          </table:table-cell>
          <table:table-cell table:formula="of:=MATCH([.B56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7];&quot;/&quot;;[.F567];&quot;/&quot;;[.D567])" office:value-type="string" office:string-value="19/7/2020">
            <text:p>19/7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924.74</text:p>
          </table:table-cell>
          <table:table-cell table:formula="of:=MATCH([.B56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8];&quot;/&quot;;[.F568];&quot;/&quot;;[.D568])" office:value-type="string" office:string-value="20/7/2020">
            <text:p>20/7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914.40</text:p>
          </table:table-cell>
          <table:table-cell table:formula="of:=MATCH([.B56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69];&quot;/&quot;;[.F569];&quot;/&quot;;[.D569])" office:value-type="string" office:string-value="21/7/2020">
            <text:p>21/7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962.47</text:p>
          </table:table-cell>
          <table:table-cell table:formula="of:=MATCH([.B57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0];&quot;/&quot;;[.F570];&quot;/&quot;;[.D570])" office:value-type="string" office:string-value="22/7/2020">
            <text:p>22/7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946.76</text:p>
          </table:table-cell>
          <table:table-cell table:formula="of:=MATCH([.B57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1];&quot;/&quot;;[.F571];&quot;/&quot;;[.D571])" office:value-type="string" office:string-value="23/7/2020">
            <text:p>23/7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851.82</text:p>
          </table:table-cell>
          <table:table-cell table:formula="of:=MATCH([.B57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2];&quot;/&quot;;[.F572];&quot;/&quot;;[.D572])" office:value-type="string" office:string-value="24/7/2020">
            <text:p>24/7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731.92</text:p>
          </table:table-cell>
          <table:table-cell table:formula="of:=MATCH([.B57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3];&quot;/&quot;;[.F573];&quot;/&quot;;[.D573])" office:value-type="string" office:string-value="25/7/2020">
            <text:p>25/7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360.39</text:p>
          </table:table-cell>
          <table:table-cell table:formula="of:=MATCH([.B57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4];&quot;/&quot;;[.F574];&quot;/&quot;;[.D574])" office:value-type="string" office:string-value="26/7/2020">
            <text:p>26/7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854.48</text:p>
          </table:table-cell>
          <table:table-cell table:formula="of:=MATCH([.B57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5];&quot;/&quot;;[.F575];&quot;/&quot;;[.D575])" office:value-type="string" office:string-value="27/7/2020">
            <text:p>27/7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765.27</text:p>
          </table:table-cell>
          <table:table-cell table:formula="of:=MATCH([.B57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6];&quot;/&quot;;[.F576];&quot;/&quot;;[.D576])" office:value-type="string" office:string-value="28/7/2020">
            <text:p>28/7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848.96</text:p>
          </table:table-cell>
          <table:table-cell table:formula="of:=MATCH([.B57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7];&quot;/&quot;;[.F577];&quot;/&quot;;[.D577])" office:value-type="string" office:string-value="29/7/2020">
            <text:p>29/7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928.64</text:p>
          </table:table-cell>
          <table:table-cell table:formula="of:=MATCH([.B57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8];&quot;/&quot;;[.F578];&quot;/&quot;;[.D578])" office:value-type="string" office:string-value="30/7/2020">
            <text:p>30/7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1001.84</text:p>
          </table:table-cell>
          <table:table-cell table:formula="of:=MATCH([.B57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579];&quot;/&quot;;[.F579];&quot;/&quot;;[.D579])" office:value-type="string" office:string-value="31/7/2020">
            <text:p>31/7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713.36</text:p>
          </table:table-cell>
          <table:table-cell table:formula="of:=MATCH([.B58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0];&quot;/&quot;;[.F580];&quot;/&quot;;[.D580])" office:value-type="string" office:string-value="1/8/2020">
            <text:p>1/8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747.76</text:p>
          </table:table-cell>
          <table:table-cell table:formula="of:=MATCH([.B58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1];&quot;/&quot;;[.F581];&quot;/&quot;;[.D581])" office:value-type="string" office:string-value="2/8/2020">
            <text:p>2/8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1024.03</text:p>
          </table:table-cell>
          <table:table-cell table:formula="of:=MATCH([.B58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2];&quot;/&quot;;[.F582];&quot;/&quot;;[.D582])" office:value-type="string" office:string-value="3/8/2020">
            <text:p>3/8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951.50</text:p>
          </table:table-cell>
          <table:table-cell table:formula="of:=MATCH([.B58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3];&quot;/&quot;;[.F583];&quot;/&quot;;[.D583])" office:value-type="string" office:string-value="4/8/2020">
            <text:p>4/8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804.08</text:p>
          </table:table-cell>
          <table:table-cell table:formula="of:=MATCH([.B58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4];&quot;/&quot;;[.F584];&quot;/&quot;;[.D584])" office:value-type="string" office:string-value="5/8/2020">
            <text:p>5/8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888.65</text:p>
          </table:table-cell>
          <table:table-cell table:formula="of:=MATCH([.B58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5];&quot;/&quot;;[.F585];&quot;/&quot;;[.D585])" office:value-type="string" office:string-value="6/8/2020">
            <text:p>6/8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881.88</text:p>
          </table:table-cell>
          <table:table-cell table:formula="of:=MATCH([.B58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6];&quot;/&quot;;[.F586];&quot;/&quot;;[.D586])" office:value-type="string" office:string-value="7/8/2020">
            <text:p>7/8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818.65</text:p>
          </table:table-cell>
          <table:table-cell table:formula="of:=MATCH([.B58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7];&quot;/&quot;;[.F587];&quot;/&quot;;[.D587])" office:value-type="string" office:string-value="8/8/2020">
            <text:p>8/8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739.54</text:p>
          </table:table-cell>
          <table:table-cell table:formula="of:=MATCH([.B58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8];&quot;/&quot;;[.F588];&quot;/&quot;;[.D588])" office:value-type="string" office:string-value="9/8/2020">
            <text:p>9/8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939.44</text:p>
          </table:table-cell>
          <table:table-cell table:formula="of:=MATCH([.B58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89];&quot;/&quot;;[.F589];&quot;/&quot;;[.D589])" office:value-type="string" office:string-value="10/8/2020">
            <text:p>10/8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914.80</text:p>
          </table:table-cell>
          <table:table-cell table:formula="of:=MATCH([.B59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0];&quot;/&quot;;[.F590];&quot;/&quot;;[.D590])" office:value-type="string" office:string-value="11/8/2020">
            <text:p>11/8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923.26</text:p>
          </table:table-cell>
          <table:table-cell table:formula="of:=MATCH([.B59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1];&quot;/&quot;;[.F591];&quot;/&quot;;[.D591])" office:value-type="string" office:string-value="12/8/2020">
            <text:p>12/8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1019.35</text:p>
          </table:table-cell>
          <table:table-cell table:formula="of:=MATCH([.B59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2];&quot;/&quot;;[.F592];&quot;/&quot;;[.D592])" office:value-type="string" office:string-value="13/8/2020">
            <text:p>13/8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1085.19</text:p>
          </table:table-cell>
          <table:table-cell table:formula="of:=MATCH([.B59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3];&quot;/&quot;;[.F593];&quot;/&quot;;[.D593])" office:value-type="string" office:string-value="14/8/2020">
            <text:p>14/8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788.60</text:p>
          </table:table-cell>
          <table:table-cell table:formula="of:=MATCH([.B59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4];&quot;/&quot;;[.F594];&quot;/&quot;;[.D594])" office:value-type="string" office:string-value="15/8/2020">
            <text:p>15/8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716.06</text:p>
          </table:table-cell>
          <table:table-cell table:formula="of:=MATCH([.B59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5];&quot;/&quot;;[.F595];&quot;/&quot;;[.D595])" office:value-type="string" office:string-value="16/8/2020">
            <text:p>16/8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1046.85</text:p>
          </table:table-cell>
          <table:table-cell table:formula="of:=MATCH([.B59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6];&quot;/&quot;;[.F596];&quot;/&quot;;[.D596])" office:value-type="string" office:string-value="17/8/2020">
            <text:p>17/8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1080.44</text:p>
          </table:table-cell>
          <table:table-cell table:formula="of:=MATCH([.B59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7];&quot;/&quot;;[.F597];&quot;/&quot;;[.D597])" office:value-type="string" office:string-value="18/8/2020">
            <text:p>18/8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1038.54</text:p>
          </table:table-cell>
          <table:table-cell table:formula="of:=MATCH([.B59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8];&quot;/&quot;;[.F598];&quot;/&quot;;[.D598])" office:value-type="string" office:string-value="19/8/2020">
            <text:p>19/8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947.47</text:p>
          </table:table-cell>
          <table:table-cell table:formula="of:=MATCH([.B59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599];&quot;/&quot;;[.F599];&quot;/&quot;;[.D599])" office:value-type="string" office:string-value="20/8/2020">
            <text:p>20/8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817.56</text:p>
          </table:table-cell>
          <table:table-cell table:formula="of:=MATCH([.B60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0];&quot;/&quot;;[.F600];&quot;/&quot;;[.D600])" office:value-type="string" office:string-value="21/8/2020">
            <text:p>21/8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640.87</text:p>
          </table:table-cell>
          <table:table-cell table:formula="of:=MATCH([.B60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1];&quot;/&quot;;[.F601];&quot;/&quot;;[.D601])" office:value-type="string" office:string-value="22/8/2020">
            <text:p>22/8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354.03</text:p>
          </table:table-cell>
          <table:table-cell table:formula="of:=MATCH([.B60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2];&quot;/&quot;;[.F602];&quot;/&quot;;[.D602])" office:value-type="string" office:string-value="23/8/2020">
            <text:p>23/8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1023.55</text:p>
          </table:table-cell>
          <table:table-cell table:formula="of:=MATCH([.B60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3];&quot;/&quot;;[.F603];&quot;/&quot;;[.D603])" office:value-type="string" office:string-value="24/8/2020">
            <text:p>24/8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1000.79</text:p>
          </table:table-cell>
          <table:table-cell table:formula="of:=MATCH([.B60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4];&quot;/&quot;;[.F604];&quot;/&quot;;[.D604])" office:value-type="string" office:string-value="25/8/2020">
            <text:p>25/8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678.01</text:p>
          </table:table-cell>
          <table:table-cell table:formula="of:=MATCH([.B60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5];&quot;/&quot;;[.F605];&quot;/&quot;;[.D605])" office:value-type="string" office:string-value="26/8/2020">
            <text:p>26/8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1207.57</text:p>
          </table:table-cell>
          <table:table-cell table:formula="of:=MATCH([.B60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6];&quot;/&quot;;[.F606];&quot;/&quot;;[.D606])" office:value-type="string" office:string-value="27/8/2020">
            <text:p>27/8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1089.29</text:p>
          </table:table-cell>
          <table:table-cell table:formula="of:=MATCH([.B60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7];&quot;/&quot;;[.F607];&quot;/&quot;;[.D607])" office:value-type="string" office:string-value="28/8/2020">
            <text:p>28/8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941.81</text:p>
          </table:table-cell>
          <table:table-cell table:formula="of:=MATCH([.B60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8];&quot;/&quot;;[.F608];&quot;/&quot;;[.D608])" office:value-type="string" office:string-value="29/8/2020">
            <text:p>29/8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879.84</text:p>
          </table:table-cell>
          <table:table-cell table:formula="of:=MATCH([.B60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09];&quot;/&quot;;[.F609];&quot;/&quot;;[.D609])" office:value-type="string" office:string-value="30/8/2020">
            <text:p>30/8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1325.47</text:p>
          </table:table-cell>
          <table:table-cell table:formula="of:=MATCH([.B61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610];&quot;/&quot;;[.F610];&quot;/&quot;;[.D610])" office:value-type="string" office:string-value="31/8/2020">
            <text:p>31/8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1430.79</text:p>
          </table:table-cell>
          <table:table-cell table:formula="of:=MATCH([.B61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1];&quot;/&quot;;[.F611];&quot;/&quot;;[.D611])" office:value-type="string" office:string-value="1/9/2020">
            <text:p>1/9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1376.28</text:p>
          </table:table-cell>
          <table:table-cell table:formula="of:=MATCH([.B61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2];&quot;/&quot;;[.F612];&quot;/&quot;;[.D612])" office:value-type="string" office:string-value="2/9/2020">
            <text:p>2/9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1119.20</text:p>
          </table:table-cell>
          <table:table-cell table:formula="of:=MATCH([.B61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3];&quot;/&quot;;[.F613];&quot;/&quot;;[.D613])" office:value-type="string" office:string-value="3/9/2020">
            <text:p>3/9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1032.05</text:p>
          </table:table-cell>
          <table:table-cell table:formula="of:=MATCH([.B61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4];&quot;/&quot;;[.F614];&quot;/&quot;;[.D614])" office:value-type="string" office:string-value="4/9/2020">
            <text:p>4/9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848.05</text:p>
          </table:table-cell>
          <table:table-cell table:formula="of:=MATCH([.B61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5];&quot;/&quot;;[.F615];&quot;/&quot;;[.D615])" office:value-type="string" office:string-value="5/9/2020">
            <text:p>5/9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895.30</text:p>
          </table:table-cell>
          <table:table-cell table:formula="of:=MATCH([.B61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6];&quot;/&quot;;[.F616];&quot;/&quot;;[.D616])" office:value-type="string" office:string-value="6/9/2020">
            <text:p>6/9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1213.16</text:p>
          </table:table-cell>
          <table:table-cell table:formula="of:=MATCH([.B61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7];&quot;/&quot;;[.F617];&quot;/&quot;;[.D617])" office:value-type="string" office:string-value="7/9/2020">
            <text:p>7/9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1056.29</text:p>
          </table:table-cell>
          <table:table-cell table:formula="of:=MATCH([.B61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8];&quot;/&quot;;[.F618];&quot;/&quot;;[.D618])" office:value-type="string" office:string-value="8/9/2020">
            <text:p>8/9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1131.32</text:p>
          </table:table-cell>
          <table:table-cell table:formula="of:=MATCH([.B61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19];&quot;/&quot;;[.F619];&quot;/&quot;;[.D619])" office:value-type="string" office:string-value="9/9/2020">
            <text:p>9/9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1273.72</text:p>
          </table:table-cell>
          <table:table-cell table:formula="of:=MATCH([.B62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0];&quot;/&quot;;[.F620];&quot;/&quot;;[.D620])" office:value-type="string" office:string-value="10/9/2020">
            <text:p>10/9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1204.94</text:p>
          </table:table-cell>
          <table:table-cell table:formula="of:=MATCH([.B62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1];&quot;/&quot;;[.F621];&quot;/&quot;;[.D621])" office:value-type="string" office:string-value="11/9/2020">
            <text:p>11/9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917.23</text:p>
          </table:table-cell>
          <table:table-cell table:formula="of:=MATCH([.B62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2];&quot;/&quot;;[.F622];&quot;/&quot;;[.D622])" office:value-type="string" office:string-value="12/9/2020">
            <text:p>12/9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758.64</text:p>
          </table:table-cell>
          <table:table-cell table:formula="of:=MATCH([.B62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3];&quot;/&quot;;[.F623];&quot;/&quot;;[.D623])" office:value-type="string" office:string-value="13/9/2020">
            <text:p>13/9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1345.15</text:p>
          </table:table-cell>
          <table:table-cell table:formula="of:=MATCH([.B62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4];&quot;/&quot;;[.F624];&quot;/&quot;;[.D624])" office:value-type="string" office:string-value="14/9/2020">
            <text:p>14/9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1612.49</text:p>
          </table:table-cell>
          <table:table-cell table:formula="of:=MATCH([.B62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5];&quot;/&quot;;[.F625];&quot;/&quot;;[.D625])" office:value-type="string" office:string-value="15/9/2020">
            <text:p>15/9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1441.63</text:p>
          </table:table-cell>
          <table:table-cell table:formula="of:=MATCH([.B62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6];&quot;/&quot;;[.F626];&quot;/&quot;;[.D626])" office:value-type="string" office:string-value="16/9/2020">
            <text:p>16/9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1404.55</text:p>
          </table:table-cell>
          <table:table-cell table:formula="of:=MATCH([.B62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7];&quot;/&quot;;[.F627];&quot;/&quot;;[.D627])" office:value-type="string" office:string-value="17/9/2020">
            <text:p>17/9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1244.51</text:p>
          </table:table-cell>
          <table:table-cell table:formula="of:=MATCH([.B62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8];&quot;/&quot;;[.F628];&quot;/&quot;;[.D628])" office:value-type="string" office:string-value="18/9/2020">
            <text:p>18/9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995.05</text:p>
          </table:table-cell>
          <table:table-cell table:formula="of:=MATCH([.B62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29];&quot;/&quot;;[.F629];&quot;/&quot;;[.D629])" office:value-type="string" office:string-value="19/9/2020">
            <text:p>19/9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953.81</text:p>
          </table:table-cell>
          <table:table-cell table:formula="of:=MATCH([.B63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0];&quot;/&quot;;[.F630];&quot;/&quot;;[.D630])" office:value-type="string" office:string-value="20/9/2020">
            <text:p>20/9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1561.77</text:p>
          </table:table-cell>
          <table:table-cell table:formula="of:=MATCH([.B63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1];&quot;/&quot;;[.F631];&quot;/&quot;;[.D631])" office:value-type="string" office:string-value="21/9/2020">
            <text:p>21/9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1598.09</text:p>
          </table:table-cell>
          <table:table-cell table:formula="of:=MATCH([.B63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2];&quot;/&quot;;[.F632];&quot;/&quot;;[.D632])" office:value-type="string" office:string-value="22/9/2020">
            <text:p>22/9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1354.26</text:p>
          </table:table-cell>
          <table:table-cell table:formula="of:=MATCH([.B63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3];&quot;/&quot;;[.F633];&quot;/&quot;;[.D633])" office:value-type="string" office:string-value="23/9/2020">
            <text:p>23/9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1145.81</text:p>
          </table:table-cell>
          <table:table-cell table:formula="of:=MATCH([.B63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4];&quot;/&quot;;[.F634];&quot;/&quot;;[.D634])" office:value-type="string" office:string-value="24/9/2020">
            <text:p>24/9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1160.04</text:p>
          </table:table-cell>
          <table:table-cell table:formula="of:=MATCH([.B63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5];&quot;/&quot;;[.F635];&quot;/&quot;;[.D635])" office:value-type="string" office:string-value="25/9/2020">
            <text:p>25/9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922.00</text:p>
          </table:table-cell>
          <table:table-cell table:formula="of:=MATCH([.B63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6];&quot;/&quot;;[.F636];&quot;/&quot;;[.D636])" office:value-type="string" office:string-value="26/9/2020">
            <text:p>26/9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775.80</text:p>
          </table:table-cell>
          <table:table-cell table:formula="of:=MATCH([.B63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7];&quot;/&quot;;[.F637];&quot;/&quot;;[.D637])" office:value-type="string" office:string-value="27/9/2020">
            <text:p>27/9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1388.79</text:p>
          </table:table-cell>
          <table:table-cell table:formula="of:=MATCH([.B63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8];&quot;/&quot;;[.F638];&quot;/&quot;;[.D638])" office:value-type="string" office:string-value="28/9/2020">
            <text:p>28/9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1481.18</text:p>
          </table:table-cell>
          <table:table-cell table:formula="of:=MATCH([.B63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39];&quot;/&quot;;[.F639];&quot;/&quot;;[.D639])" office:value-type="string" office:string-value="29/9/2020">
            <text:p>29/9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1389.10</text:p>
          </table:table-cell>
          <table:table-cell table:formula="of:=MATCH([.B64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640];&quot;/&quot;;[.F640];&quot;/&quot;;[.D640])" office:value-type="string" office:string-value="30/9/2020">
            <text:p>30/9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1243.51</text:p>
          </table:table-cell>
          <table:table-cell table:formula="of:=MATCH([.B64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1];&quot;/&quot;;[.F641];&quot;/&quot;;[.D641])" office:value-type="string" office:string-value="1/10/2020">
            <text:p>1/10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982.23</text:p>
          </table:table-cell>
          <table:table-cell table:formula="of:=MATCH([.B64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2];&quot;/&quot;;[.F642];&quot;/&quot;;[.D642])" office:value-type="string" office:string-value="2/10/2020">
            <text:p>2/10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617.80</text:p>
          </table:table-cell>
          <table:table-cell table:formula="of:=MATCH([.B64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3];&quot;/&quot;;[.F643];&quot;/&quot;;[.D643])" office:value-type="string" office:string-value="3/10/2020">
            <text:p>3/10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349.17</text:p>
          </table:table-cell>
          <table:table-cell table:formula="of:=MATCH([.B64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4];&quot;/&quot;;[.F644];&quot;/&quot;;[.D644])" office:value-type="string" office:string-value="4/10/2020">
            <text:p>4/10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959.66</text:p>
          </table:table-cell>
          <table:table-cell table:formula="of:=MATCH([.B64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5];&quot;/&quot;;[.F645];&quot;/&quot;;[.D645])" office:value-type="string" office:string-value="5/10/2020">
            <text:p>5/10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1014.59</text:p>
          </table:table-cell>
          <table:table-cell table:formula="of:=MATCH([.B64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6];&quot;/&quot;;[.F646];&quot;/&quot;;[.D646])" office:value-type="string" office:string-value="6/10/2020">
            <text:p>6/10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1030.09</text:p>
          </table:table-cell>
          <table:table-cell table:formula="of:=MATCH([.B64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7];&quot;/&quot;;[.F647];&quot;/&quot;;[.D647])" office:value-type="string" office:string-value="7/10/2020">
            <text:p>7/10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936.69</text:p>
          </table:table-cell>
          <table:table-cell table:formula="of:=MATCH([.B64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8];&quot;/&quot;;[.F648];&quot;/&quot;;[.D648])" office:value-type="string" office:string-value="8/10/2020">
            <text:p>8/10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1159.44</text:p>
          </table:table-cell>
          <table:table-cell table:formula="of:=MATCH([.B64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49];&quot;/&quot;;[.F649];&quot;/&quot;;[.D649])" office:value-type="string" office:string-value="9/10/2020">
            <text:p>9/10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899.85</text:p>
          </table:table-cell>
          <table:table-cell table:formula="of:=MATCH([.B65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0];&quot;/&quot;;[.F650];&quot;/&quot;;[.D650])" office:value-type="string" office:string-value="10/10/2020">
            <text:p>10/10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843.12</text:p>
          </table:table-cell>
          <table:table-cell table:formula="of:=MATCH([.B65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1];&quot;/&quot;;[.F651];&quot;/&quot;;[.D651])" office:value-type="string" office:string-value="11/10/2020">
            <text:p>11/10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1388.24</text:p>
          </table:table-cell>
          <table:table-cell table:formula="of:=MATCH([.B65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2];&quot;/&quot;;[.F652];&quot;/&quot;;[.D652])" office:value-type="string" office:string-value="12/10/2020">
            <text:p>12/10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1293.88</text:p>
          </table:table-cell>
          <table:table-cell table:formula="of:=MATCH([.B65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3];&quot;/&quot;;[.F653];&quot;/&quot;;[.D653])" office:value-type="string" office:string-value="13/10/2020">
            <text:p>13/10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1087.36</text:p>
          </table:table-cell>
          <table:table-cell table:formula="of:=MATCH([.B65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4];&quot;/&quot;;[.F654];&quot;/&quot;;[.D654])" office:value-type="string" office:string-value="14/10/2020">
            <text:p>14/10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1239.23</text:p>
          </table:table-cell>
          <table:table-cell table:formula="of:=MATCH([.B65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5];&quot;/&quot;;[.F655];&quot;/&quot;;[.D655])" office:value-type="string" office:string-value="15/10/2020">
            <text:p>15/10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1306.56</text:p>
          </table:table-cell>
          <table:table-cell table:formula="of:=MATCH([.B65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6];&quot;/&quot;;[.F656];&quot;/&quot;;[.D656])" office:value-type="string" office:string-value="16/10/2020">
            <text:p>16/10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1079.74</text:p>
          </table:table-cell>
          <table:table-cell table:formula="of:=MATCH([.B65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7];&quot;/&quot;;[.F657];&quot;/&quot;;[.D657])" office:value-type="string" office:string-value="17/10/2020">
            <text:p>17/10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765.69</text:p>
          </table:table-cell>
          <table:table-cell table:formula="of:=MATCH([.B65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8];&quot;/&quot;;[.F658];&quot;/&quot;;[.D658])" office:value-type="string" office:string-value="18/10/2020">
            <text:p>18/10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1204.32</text:p>
          </table:table-cell>
          <table:table-cell table:formula="of:=MATCH([.B65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59];&quot;/&quot;;[.F659];&quot;/&quot;;[.D659])" office:value-type="string" office:string-value="19/10/2020">
            <text:p>19/10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1046.54</text:p>
          </table:table-cell>
          <table:table-cell table:formula="of:=MATCH([.B66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0];&quot;/&quot;;[.F660];&quot;/&quot;;[.D660])" office:value-type="string" office:string-value="20/10/2020">
            <text:p>20/10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1019.06</text:p>
          </table:table-cell>
          <table:table-cell table:formula="of:=MATCH([.B66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1];&quot;/&quot;;[.F661];&quot;/&quot;;[.D661])" office:value-type="string" office:string-value="21/10/2020">
            <text:p>21/10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872.25</text:p>
          </table:table-cell>
          <table:table-cell table:formula="of:=MATCH([.B66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2];&quot;/&quot;;[.F662];&quot;/&quot;;[.D662])" office:value-type="string" office:string-value="22/10/2020">
            <text:p>22/10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1176.74</text:p>
          </table:table-cell>
          <table:table-cell table:formula="of:=MATCH([.B66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3];&quot;/&quot;;[.F663];&quot;/&quot;;[.D663])" office:value-type="string" office:string-value="23/10/2020">
            <text:p>23/10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787.32</text:p>
          </table:table-cell>
          <table:table-cell table:formula="of:=MATCH([.B66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4];&quot;/&quot;;[.F664];&quot;/&quot;;[.D664])" office:value-type="string" office:string-value="24/10/2020">
            <text:p>24/10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611.81</text:p>
          </table:table-cell>
          <table:table-cell table:formula="of:=MATCH([.B66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5];&quot;/&quot;;[.F665];&quot;/&quot;;[.D665])" office:value-type="string" office:string-value="25/10/2020">
            <text:p>25/10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1108.97</text:p>
          </table:table-cell>
          <table:table-cell table:formula="of:=MATCH([.B66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6];&quot;/&quot;;[.F666];&quot;/&quot;;[.D666])" office:value-type="string" office:string-value="26/10/2020">
            <text:p>26/10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1008.74</text:p>
          </table:table-cell>
          <table:table-cell table:formula="of:=MATCH([.B66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7];&quot;/&quot;;[.F667];&quot;/&quot;;[.D667])" office:value-type="string" office:string-value="27/10/2020">
            <text:p>27/10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872.00</text:p>
          </table:table-cell>
          <table:table-cell table:formula="of:=MATCH([.B66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8];&quot;/&quot;;[.F668];&quot;/&quot;;[.D668])" office:value-type="string" office:string-value="28/10/2020">
            <text:p>28/10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1054.86</text:p>
          </table:table-cell>
          <table:table-cell table:formula="of:=MATCH([.B66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69];&quot;/&quot;;[.F669];&quot;/&quot;;[.D669])" office:value-type="string" office:string-value="29/10/2020">
            <text:p>29/10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930.04</text:p>
          </table:table-cell>
          <table:table-cell table:formula="of:=MATCH([.B67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70];&quot;/&quot;;[.F670];&quot;/&quot;;[.D670])" office:value-type="string" office:string-value="30/10/2020">
            <text:p>30/10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807.21</text:p>
          </table:table-cell>
          <table:table-cell table:formula="of:=MATCH([.B67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671];&quot;/&quot;;[.F671];&quot;/&quot;;[.D671])" office:value-type="string" office:string-value="31/10/2020">
            <text:p>31/10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446.56</text:p>
          </table:table-cell>
          <table:table-cell table:formula="of:=MATCH([.B67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72];&quot;/&quot;;[.F672];&quot;/&quot;;[.D672])" office:value-type="string" office:string-value="1/11/2020">
            <text:p>1/1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769.48</text:p>
          </table:table-cell>
          <table:table-cell table:formula="of:=MATCH([.B67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73];&quot;/&quot;;[.F673];&quot;/&quot;;[.D673])" office:value-type="string" office:string-value="2/11/2020">
            <text:p>2/1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951.71</text:p>
          </table:table-cell>
          <table:table-cell table:formula="of:=MATCH([.B67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74];&quot;/&quot;;[.F674];&quot;/&quot;;[.D674])" office:value-type="string" office:string-value="3/11/2020">
            <text:p>3/11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1066.49</text:p>
          </table:table-cell>
          <table:table-cell table:formula="of:=MATCH([.B67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75];&quot;/&quot;;[.F675];&quot;/&quot;;[.D675])" office:value-type="string" office:string-value="4/11/2020">
            <text:p>4/1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1064.26</text:p>
          </table:table-cell>
          <table:table-cell table:formula="of:=MATCH([.B67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76];&quot;/&quot;;[.F676];&quot;/&quot;;[.D676])" office:value-type="string" office:string-value="5/11/2020">
            <text:p>5/1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1073.18</text:p>
          </table:table-cell>
          <table:table-cell table:formula="of:=MATCH([.B67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77];&quot;/&quot;;[.F677];&quot;/&quot;;[.D677])" office:value-type="string" office:string-value="6/11/2020">
            <text:p>6/1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911.64</text:p>
          </table:table-cell>
          <table:table-cell table:formula="of:=MATCH([.B67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78];&quot;/&quot;;[.F678];&quot;/&quot;;[.D678])" office:value-type="string" office:string-value="7/11/2020">
            <text:p>7/11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887.07</text:p>
          </table:table-cell>
          <table:table-cell table:formula="of:=MATCH([.B67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79];&quot;/&quot;;[.F679];&quot;/&quot;;[.D679])" office:value-type="string" office:string-value="8/11/2020">
            <text:p>8/1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1192.34</text:p>
          </table:table-cell>
          <table:table-cell table:formula="of:=MATCH([.B68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0];&quot;/&quot;;[.F680];&quot;/&quot;;[.D680])" office:value-type="string" office:string-value="9/11/2020">
            <text:p>9/1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1258.13</text:p>
          </table:table-cell>
          <table:table-cell table:formula="of:=MATCH([.B68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1];&quot;/&quot;;[.F681];&quot;/&quot;;[.D681])" office:value-type="string" office:string-value="10/11/2020">
            <text:p>10/11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1180.71</text:p>
          </table:table-cell>
          <table:table-cell table:formula="of:=MATCH([.B68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2];&quot;/&quot;;[.F682];&quot;/&quot;;[.D682])" office:value-type="string" office:string-value="11/11/2020">
            <text:p>11/1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1032.11</text:p>
          </table:table-cell>
          <table:table-cell table:formula="of:=MATCH([.B68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3];&quot;/&quot;;[.F683];&quot;/&quot;;[.D683])" office:value-type="string" office:string-value="12/11/2020">
            <text:p>12/1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1101.10</text:p>
          </table:table-cell>
          <table:table-cell table:formula="of:=MATCH([.B68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4];&quot;/&quot;;[.F684];&quot;/&quot;;[.D684])" office:value-type="string" office:string-value="13/11/2020">
            <text:p>13/1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924.58</text:p>
          </table:table-cell>
          <table:table-cell table:formula="of:=MATCH([.B68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5];&quot;/&quot;;[.F685];&quot;/&quot;;[.D685])" office:value-type="string" office:string-value="14/11/2020">
            <text:p>14/11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633.47</text:p>
          </table:table-cell>
          <table:table-cell table:formula="of:=MATCH([.B68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6];&quot;/&quot;;[.F686];&quot;/&quot;;[.D686])" office:value-type="string" office:string-value="15/11/2020">
            <text:p>15/1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1155.97</text:p>
          </table:table-cell>
          <table:table-cell table:formula="of:=MATCH([.B68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7];&quot;/&quot;;[.F687];&quot;/&quot;;[.D687])" office:value-type="string" office:string-value="16/11/2020">
            <text:p>16/1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1033.25</text:p>
          </table:table-cell>
          <table:table-cell table:formula="of:=MATCH([.B68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8];&quot;/&quot;;[.F688];&quot;/&quot;;[.D688])" office:value-type="string" office:string-value="17/11/2020">
            <text:p>17/11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1187.91</text:p>
          </table:table-cell>
          <table:table-cell table:formula="of:=MATCH([.B68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89];&quot;/&quot;;[.F689];&quot;/&quot;;[.D689])" office:value-type="string" office:string-value="18/11/2020">
            <text:p>18/1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1136.05</text:p>
          </table:table-cell>
          <table:table-cell table:formula="of:=MATCH([.B69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0];&quot;/&quot;;[.F690];&quot;/&quot;;[.D690])" office:value-type="string" office:string-value="19/11/2020">
            <text:p>19/1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1234.04</text:p>
          </table:table-cell>
          <table:table-cell table:formula="of:=MATCH([.B69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1];&quot;/&quot;;[.F691];&quot;/&quot;;[.D691])" office:value-type="string" office:string-value="20/11/2020">
            <text:p>20/1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1047.42</text:p>
          </table:table-cell>
          <table:table-cell table:formula="of:=MATCH([.B69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2];&quot;/&quot;;[.F692];&quot;/&quot;;[.D692])" office:value-type="string" office:string-value="21/11/2020">
            <text:p>21/11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946.64</text:p>
          </table:table-cell>
          <table:table-cell table:formula="of:=MATCH([.B69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3];&quot;/&quot;;[.F693];&quot;/&quot;;[.D693])" office:value-type="string" office:string-value="22/11/2020">
            <text:p>22/1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1287.23</text:p>
          </table:table-cell>
          <table:table-cell table:formula="of:=MATCH([.B69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4];&quot;/&quot;;[.F694];&quot;/&quot;;[.D694])" office:value-type="string" office:string-value="23/11/2020">
            <text:p>23/1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1301.73</text:p>
          </table:table-cell>
          <table:table-cell table:formula="of:=MATCH([.B69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5];&quot;/&quot;;[.F695];&quot;/&quot;;[.D695])" office:value-type="string" office:string-value="24/11/2020">
            <text:p>24/11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1231.22</text:p>
          </table:table-cell>
          <table:table-cell table:formula="of:=MATCH([.B69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6];&quot;/&quot;;[.F696];&quot;/&quot;;[.D696])" office:value-type="string" office:string-value="25/11/2020">
            <text:p>25/11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1439.44</text:p>
          </table:table-cell>
          <table:table-cell table:formula="of:=MATCH([.B69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7];&quot;/&quot;;[.F697];&quot;/&quot;;[.D697])" office:value-type="string" office:string-value="26/11/2020">
            <text:p>26/11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1646.46</text:p>
          </table:table-cell>
          <table:table-cell table:formula="of:=MATCH([.B69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8];&quot;/&quot;;[.F698];&quot;/&quot;;[.D698])" office:value-type="string" office:string-value="27/11/2020">
            <text:p>27/11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1167.53</text:p>
          </table:table-cell>
          <table:table-cell table:formula="of:=MATCH([.B69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699];&quot;/&quot;;[.F699];&quot;/&quot;;[.D699])" office:value-type="string" office:string-value="28/11/2020">
            <text:p>28/11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1216.10</text:p>
          </table:table-cell>
          <table:table-cell table:formula="of:=MATCH([.B70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700];&quot;/&quot;;[.F700];&quot;/&quot;;[.D700])" office:value-type="string" office:string-value="29/11/2020">
            <text:p>29/11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1490.81</text:p>
          </table:table-cell>
          <table:table-cell table:formula="of:=MATCH([.B70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701];&quot;/&quot;;[.F701];&quot;/&quot;;[.D701])" office:value-type="string" office:string-value="30/11/2020">
            <text:p>30/11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>
            <text:p>1585.31</text:p>
          </table:table-cell>
          <table:table-cell table:formula="of:=MATCH([.B70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02];&quot;/&quot;;[.F702];&quot;/&quot;;[.D702])" office:value-type="string" office:string-value="1/12/2020">
            <text:p>1/1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office:value-type="string">
            <text:p>1858.23</text:p>
          </table:table-cell>
          <table:table-cell table:formula="of:=MATCH([.B70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03];&quot;/&quot;;[.F703];&quot;/&quot;;[.D703])" office:value-type="string" office:string-value="2/12/2020">
            <text:p>2/1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string">
            <text:p>1997.90</text:p>
          </table:table-cell>
          <table:table-cell table:formula="of:=MATCH([.B70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04];&quot;/&quot;;[.F704];&quot;/&quot;;[.D704])" office:value-type="string" office:string-value="3/12/2020">
            <text:p>3/1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office:value-type="string">
            <text:p>1677.56</text:p>
          </table:table-cell>
          <table:table-cell table:formula="of:=MATCH([.B70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05];&quot;/&quot;;[.F705];&quot;/&quot;;[.D705])" office:value-type="string" office:string-value="4/12/2020">
            <text:p>4/12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  <table:table-cell office:value-type="string">
            <text:p>1279.90</text:p>
          </table:table-cell>
          <table:table-cell table:formula="of:=MATCH([.B70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06];&quot;/&quot;;[.F706];&quot;/&quot;;[.D706])" office:value-type="string" office:string-value="5/12/2020">
            <text:p>5/1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1134.61</text:p>
          </table:table-cell>
          <table:table-cell table:formula="of:=MATCH([.B70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07];&quot;/&quot;;[.F707];&quot;/&quot;;[.D707])" office:value-type="string" office:string-value="6/12/2020">
            <text:p>6/12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1440.62</text:p>
          </table:table-cell>
          <table:table-cell table:formula="of:=MATCH([.B70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08];&quot;/&quot;;[.F708];&quot;/&quot;;[.D708])" office:value-type="string" office:string-value="7/12/2020">
            <text:p>7/12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1777.85</text:p>
          </table:table-cell>
          <table:table-cell table:formula="of:=MATCH([.B70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09];&quot;/&quot;;[.F709];&quot;/&quot;;[.D709])" office:value-type="string" office:string-value="8/12/2020">
            <text:p>8/1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9">
            <text:p>9</text:p>
          </table:table-cell>
          <table:table-cell office:value-type="float" office:value="2020">
            <text:p>2020</text:p>
          </table:table-cell>
          <table:table-cell office:value-type="string">
            <text:p>2115.61</text:p>
          </table:table-cell>
          <table:table-cell table:formula="of:=MATCH([.B71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0];&quot;/&quot;;[.F710];&quot;/&quot;;[.D710])" office:value-type="string" office:string-value="9/12/2020">
            <text:p>9/1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office:value-type="string">
            <text:p>1969.61</text:p>
          </table:table-cell>
          <table:table-cell table:formula="of:=MATCH([.B71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1];&quot;/&quot;;[.F711];&quot;/&quot;;[.D711])" office:value-type="string" office:string-value="10/12/2020">
            <text:p>10/1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11">
            <text:p>11</text:p>
          </table:table-cell>
          <table:table-cell office:value-type="float" office:value="2020">
            <text:p>2020</text:p>
          </table:table-cell>
          <table:table-cell office:value-type="string">
            <text:p>1456.39</text:p>
          </table:table-cell>
          <table:table-cell table:formula="of:=MATCH([.B71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2];&quot;/&quot;;[.F712];&quot;/&quot;;[.D712])" office:value-type="string" office:string-value="11/12/2020">
            <text:p>11/12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12">
            <text:p>12</text:p>
          </table:table-cell>
          <table:table-cell office:value-type="float" office:value="2020">
            <text:p>2020</text:p>
          </table:table-cell>
          <table:table-cell office:value-type="string">
            <text:p>1187.23</text:p>
          </table:table-cell>
          <table:table-cell table:formula="of:=MATCH([.B71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3];&quot;/&quot;;[.F713];&quot;/&quot;;[.D713])" office:value-type="string" office:string-value="12/12/2020">
            <text:p>12/1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office:value-type="string">
            <text:p>1133.84</text:p>
          </table:table-cell>
          <table:table-cell table:formula="of:=MATCH([.B71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4];&quot;/&quot;;[.F714];&quot;/&quot;;[.D714])" office:value-type="string" office:string-value="13/12/2020">
            <text:p>13/12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14">
            <text:p>14</text:p>
          </table:table-cell>
          <table:table-cell office:value-type="float" office:value="2020">
            <text:p>2020</text:p>
          </table:table-cell>
          <table:table-cell office:value-type="string">
            <text:p>1298.68</text:p>
          </table:table-cell>
          <table:table-cell table:formula="of:=MATCH([.B71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5];&quot;/&quot;;[.F715];&quot;/&quot;;[.D715])" office:value-type="string" office:string-value="14/12/2020">
            <text:p>14/12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  <table:table-cell office:value-type="string">
            <text:p>1533.88</text:p>
          </table:table-cell>
          <table:table-cell table:formula="of:=MATCH([.B71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6];&quot;/&quot;;[.F716];&quot;/&quot;;[.D716])" office:value-type="string" office:string-value="15/12/2020">
            <text:p>15/1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office:value-type="string">
            <text:p>1682.64</text:p>
          </table:table-cell>
          <table:table-cell table:formula="of:=MATCH([.B71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7];&quot;/&quot;;[.F717];&quot;/&quot;;[.D717])" office:value-type="string" office:string-value="16/12/2020">
            <text:p>16/1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string">
            <text:p>1620.49</text:p>
          </table:table-cell>
          <table:table-cell table:formula="of:=MATCH([.B71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8];&quot;/&quot;;[.F718];&quot;/&quot;;[.D718])" office:value-type="string" office:string-value="17/12/2020">
            <text:p>17/1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1643.99</text:p>
          </table:table-cell>
          <table:table-cell table:formula="of:=MATCH([.B71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19];&quot;/&quot;;[.F719];&quot;/&quot;;[.D719])" office:value-type="string" office:string-value="18/12/2020">
            <text:p>18/12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1126.90</text:p>
          </table:table-cell>
          <table:table-cell table:formula="of:=MATCH([.B72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0];&quot;/&quot;;[.F720];&quot;/&quot;;[.D720])" office:value-type="string" office:string-value="19/12/2020">
            <text:p>19/1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1107.53</text:p>
          </table:table-cell>
          <table:table-cell table:formula="of:=MATCH([.B72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1];&quot;/&quot;;[.F721];&quot;/&quot;;[.D721])" office:value-type="string" office:string-value="20/12/2020">
            <text:p>20/12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1533.95</text:p>
          </table:table-cell>
          <table:table-cell table:formula="of:=MATCH([.B72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2];&quot;/&quot;;[.F722];&quot;/&quot;;[.D722])" office:value-type="string" office:string-value="21/12/2020">
            <text:p>21/12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1270.60</text:p>
          </table:table-cell>
          <table:table-cell table:formula="of:=MATCH([.B72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3];&quot;/&quot;;[.F723];&quot;/&quot;;[.D723])" office:value-type="string" office:string-value="22/12/2020">
            <text:p>22/1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1167.31</text:p>
          </table:table-cell>
          <table:table-cell table:formula="of:=MATCH([.B72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4];&quot;/&quot;;[.F724];&quot;/&quot;;[.D724])" office:value-type="string" office:string-value="23/12/2020">
            <text:p>23/1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759.28</text:p>
          </table:table-cell>
          <table:table-cell table:formula="of:=MATCH([.B72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5];&quot;/&quot;;[.F725];&quot;/&quot;;[.D725])" office:value-type="string" office:string-value="24/12/2020">
            <text:p>24/1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863.61</text:p>
          </table:table-cell>
          <table:table-cell table:formula="of:=MATCH([.B72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6];&quot;/&quot;;[.F726];&quot;/&quot;;[.D726])" office:value-type="string" office:string-value="25/12/2020">
            <text:p>25/12/2020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string">
            <text:p>756.83</text:p>
          </table:table-cell>
          <table:table-cell table:formula="of:=MATCH([.B72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7];&quot;/&quot;;[.F727];&quot;/&quot;;[.D727])" office:value-type="string" office:string-value="26/12/2020">
            <text:p>26/12/2020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576.48</text:p>
          </table:table-cell>
          <table:table-cell table:formula="of:=MATCH([.B72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8];&quot;/&quot;;[.F728];&quot;/&quot;;[.D728])" office:value-type="string" office:string-value="27/12/2020">
            <text:p>27/12/2020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969.26</text:p>
          </table:table-cell>
          <table:table-cell table:formula="of:=MATCH([.B72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29];&quot;/&quot;;[.F729];&quot;/&quot;;[.D729])" office:value-type="string" office:string-value="28/12/2020">
            <text:p>28/12/2020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1144.87</text:p>
          </table:table-cell>
          <table:table-cell table:formula="of:=MATCH([.B73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30];&quot;/&quot;;[.F730];&quot;/&quot;;[.D730])" office:value-type="string" office:string-value="29/12/2020">
            <text:p>29/12/2020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1148.16</text:p>
          </table:table-cell>
          <table:table-cell table:formula="of:=MATCH([.B73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31];&quot;/&quot;;[.F731];&quot;/&quot;;[.D731])" office:value-type="string" office:string-value="30/12/2020">
            <text:p>30/12/2020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1187.06</text:p>
          </table:table-cell>
          <table:table-cell table:formula="of:=MATCH([.B73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732];&quot;/&quot;;[.F732];&quot;/&quot;;[.D732])" office:value-type="string" office:string-value="31/12/2020">
            <text:p>31/12/2020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1072.24</text:p>
          </table:table-cell>
          <table:table-cell table:formula="of:=MATCH([.B73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33];&quot;/&quot;;[.F733];&quot;/&quot;;[.D733])" office:value-type="string" office:string-value="1/1/2021">
            <text:p>1/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1344.17</text:p>
          </table:table-cell>
          <table:table-cell table:formula="of:=MATCH([.B73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34];&quot;/&quot;;[.F734];&quot;/&quot;;[.D734])" office:value-type="string" office:string-value="2/1/2021">
            <text:p>2/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1068.05</text:p>
          </table:table-cell>
          <table:table-cell table:formula="of:=MATCH([.B73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35];&quot;/&quot;;[.F735];&quot;/&quot;;[.D735])" office:value-type="string" office:string-value="3/1/2021">
            <text:p>3/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1292.30</text:p>
          </table:table-cell>
          <table:table-cell table:formula="of:=MATCH([.B73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36];&quot;/&quot;;[.F736];&quot;/&quot;;[.D736])" office:value-type="string" office:string-value="4/1/2021">
            <text:p>4/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1386.58</text:p>
          </table:table-cell>
          <table:table-cell table:formula="of:=MATCH([.B73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37];&quot;/&quot;;[.F737];&quot;/&quot;;[.D737])" office:value-type="string" office:string-value="5/1/2021">
            <text:p>5/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1370.72</text:p>
          </table:table-cell>
          <table:table-cell table:formula="of:=MATCH([.B73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38];&quot;/&quot;;[.F738];&quot;/&quot;;[.D738])" office:value-type="string" office:string-value="6/1/2021">
            <text:p>6/1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1794.95</text:p>
          </table:table-cell>
          <table:table-cell table:formula="of:=MATCH([.B73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39];&quot;/&quot;;[.F739];&quot;/&quot;;[.D739])" office:value-type="string" office:string-value="7/1/2021">
            <text:p>7/1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1954.27</text:p>
          </table:table-cell>
          <table:table-cell table:formula="of:=MATCH([.B74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0];&quot;/&quot;;[.F740];&quot;/&quot;;[.D740])" office:value-type="string" office:string-value="8/1/2021">
            <text:p>8/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1542.21</text:p>
          </table:table-cell>
          <table:table-cell table:formula="of:=MATCH([.B74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1];&quot;/&quot;;[.F741];&quot;/&quot;;[.D741])" office:value-type="string" office:string-value="9/1/2021">
            <text:p>9/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1281.38</text:p>
          </table:table-cell>
          <table:table-cell table:formula="of:=MATCH([.B74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2];&quot;/&quot;;[.F742];&quot;/&quot;;[.D742])" office:value-type="string" office:string-value="10/1/2021">
            <text:p>10/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1348.23</text:p>
          </table:table-cell>
          <table:table-cell table:formula="of:=MATCH([.B74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3];&quot;/&quot;;[.F743];&quot;/&quot;;[.D743])" office:value-type="string" office:string-value="11/1/2021">
            <text:p>11/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1445.10</text:p>
          </table:table-cell>
          <table:table-cell table:formula="of:=MATCH([.B74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4];&quot;/&quot;;[.F744];&quot;/&quot;;[.D744])" office:value-type="string" office:string-value="12/1/2021">
            <text:p>12/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1462.80</text:p>
          </table:table-cell>
          <table:table-cell table:formula="of:=MATCH([.B74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5];&quot;/&quot;;[.F745];&quot;/&quot;;[.D745])" office:value-type="string" office:string-value="13/1/2021">
            <text:p>13/1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1886.43</text:p>
          </table:table-cell>
          <table:table-cell table:formula="of:=MATCH([.B74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6];&quot;/&quot;;[.F746];&quot;/&quot;;[.D746])" office:value-type="string" office:string-value="14/1/2021">
            <text:p>14/1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2067.55</text:p>
          </table:table-cell>
          <table:table-cell table:formula="of:=MATCH([.B74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7];&quot;/&quot;;[.F747];&quot;/&quot;;[.D747])" office:value-type="string" office:string-value="15/1/2021">
            <text:p>15/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1422.01</text:p>
          </table:table-cell>
          <table:table-cell table:formula="of:=MATCH([.B74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8];&quot;/&quot;;[.F748];&quot;/&quot;;[.D748])" office:value-type="string" office:string-value="16/1/2021">
            <text:p>16/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1385.26</text:p>
          </table:table-cell>
          <table:table-cell table:formula="of:=MATCH([.B74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49];&quot;/&quot;;[.F749];&quot;/&quot;;[.D749])" office:value-type="string" office:string-value="17/1/2021">
            <text:p>17/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1753.84</text:p>
          </table:table-cell>
          <table:table-cell table:formula="of:=MATCH([.B75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0];&quot;/&quot;;[.F750];&quot;/&quot;;[.D750])" office:value-type="string" office:string-value="18/1/2021">
            <text:p>18/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1718.45</text:p>
          </table:table-cell>
          <table:table-cell table:formula="of:=MATCH([.B75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1];&quot;/&quot;;[.F751];&quot;/&quot;;[.D751])" office:value-type="string" office:string-value="19/1/2021">
            <text:p>19/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1525.88</text:p>
          </table:table-cell>
          <table:table-cell table:formula="of:=MATCH([.B75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2];&quot;/&quot;;[.F752];&quot;/&quot;;[.D752])" office:value-type="string" office:string-value="20/1/2021">
            <text:p>20/1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1455.57</text:p>
          </table:table-cell>
          <table:table-cell table:formula="of:=MATCH([.B75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3];&quot;/&quot;;[.F753];&quot;/&quot;;[.D753])" office:value-type="string" office:string-value="21/1/2021">
            <text:p>21/1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1379.45</text:p>
          </table:table-cell>
          <table:table-cell table:formula="of:=MATCH([.B75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4];&quot;/&quot;;[.F754];&quot;/&quot;;[.D754])" office:value-type="string" office:string-value="22/1/2021">
            <text:p>22/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1370.82</text:p>
          </table:table-cell>
          <table:table-cell table:formula="of:=MATCH([.B75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5];&quot;/&quot;;[.F755];&quot;/&quot;;[.D755])" office:value-type="string" office:string-value="23/1/2021">
            <text:p>23/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1244.04</text:p>
          </table:table-cell>
          <table:table-cell table:formula="of:=MATCH([.B75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6];&quot;/&quot;;[.F756];&quot;/&quot;;[.D756])" office:value-type="string" office:string-value="24/1/2021">
            <text:p>24/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1662.42</text:p>
          </table:table-cell>
          <table:table-cell table:formula="of:=MATCH([.B75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7];&quot;/&quot;;[.F757];&quot;/&quot;;[.D757])" office:value-type="string" office:string-value="25/1/2021">
            <text:p>25/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1553.48</text:p>
          </table:table-cell>
          <table:table-cell table:formula="of:=MATCH([.B75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8];&quot;/&quot;;[.F758];&quot;/&quot;;[.D758])" office:value-type="string" office:string-value="26/1/2021">
            <text:p>26/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1551.70</text:p>
          </table:table-cell>
          <table:table-cell table:formula="of:=MATCH([.B75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59];&quot;/&quot;;[.F759];&quot;/&quot;;[.D759])" office:value-type="string" office:string-value="27/1/2021">
            <text:p>27/1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1443.31</text:p>
          </table:table-cell>
          <table:table-cell table:formula="of:=MATCH([.B76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60];&quot;/&quot;;[.F760];&quot;/&quot;;[.D760])" office:value-type="string" office:string-value="28/1/2021">
            <text:p>28/1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1352.03</text:p>
          </table:table-cell>
          <table:table-cell table:formula="of:=MATCH([.B76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61];&quot;/&quot;;[.F761];&quot;/&quot;;[.D761])" office:value-type="string" office:string-value="29/1/2021">
            <text:p>29/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1201.28</text:p>
          </table:table-cell>
          <table:table-cell table:formula="of:=MATCH([.B76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62];&quot;/&quot;;[.F762];&quot;/&quot;;[.D762])" office:value-type="string" office:string-value="30/1/2021">
            <text:p>30/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1185.36</text:p>
          </table:table-cell>
          <table:table-cell table:formula="of:=MATCH([.B76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763];&quot;/&quot;;[.F763];&quot;/&quot;;[.D763])" office:value-type="string" office:string-value="31/1/2021">
            <text:p>31/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1487.26</text:p>
          </table:table-cell>
          <table:table-cell table:formula="of:=MATCH([.B76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64];&quot;/&quot;;[.F764];&quot;/&quot;;[.D764])" office:value-type="string" office:string-value="1/2/2021">
            <text:p>1/2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1451.21</text:p>
          </table:table-cell>
          <table:table-cell table:formula="of:=MATCH([.B76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65];&quot;/&quot;;[.F765];&quot;/&quot;;[.D765])" office:value-type="string" office:string-value="2/2/2021">
            <text:p>2/2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1225.50</text:p>
          </table:table-cell>
          <table:table-cell table:formula="of:=MATCH([.B76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66];&quot;/&quot;;[.F766];&quot;/&quot;;[.D766])" office:value-type="string" office:string-value="3/2/2021">
            <text:p>3/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1266.62</text:p>
          </table:table-cell>
          <table:table-cell table:formula="of:=MATCH([.B76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67];&quot;/&quot;;[.F767];&quot;/&quot;;[.D767])" office:value-type="string" office:string-value="4/2/2021">
            <text:p>4/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1348.80</text:p>
          </table:table-cell>
          <table:table-cell table:formula="of:=MATCH([.B76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68];&quot;/&quot;;[.F768];&quot;/&quot;;[.D768])" office:value-type="string" office:string-value="5/2/2021">
            <text:p>5/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1104.84</text:p>
          </table:table-cell>
          <table:table-cell table:formula="of:=MATCH([.B76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69];&quot;/&quot;;[.F769];&quot;/&quot;;[.D769])" office:value-type="string" office:string-value="6/2/2021">
            <text:p>6/2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601.34</text:p>
          </table:table-cell>
          <table:table-cell table:formula="of:=MATCH([.B77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0];&quot;/&quot;;[.F770];&quot;/&quot;;[.D770])" office:value-type="string" office:string-value="7/2/2021">
            <text:p>7/2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1254.55</text:p>
          </table:table-cell>
          <table:table-cell table:formula="of:=MATCH([.B77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1];&quot;/&quot;;[.F771];&quot;/&quot;;[.D771])" office:value-type="string" office:string-value="8/2/2021">
            <text:p>8/2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1666.18</text:p>
          </table:table-cell>
          <table:table-cell table:formula="of:=MATCH([.B77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2];&quot;/&quot;;[.F772];&quot;/&quot;;[.D772])" office:value-type="string" office:string-value="9/2/2021">
            <text:p>9/2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1741.12</text:p>
          </table:table-cell>
          <table:table-cell table:formula="of:=MATCH([.B77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3];&quot;/&quot;;[.F773];&quot;/&quot;;[.D773])" office:value-type="string" office:string-value="10/2/2021">
            <text:p>10/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1998.32</text:p>
          </table:table-cell>
          <table:table-cell table:formula="of:=MATCH([.B77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4];&quot;/&quot;;[.F774];&quot;/&quot;;[.D774])" office:value-type="string" office:string-value="11/2/2021">
            <text:p>11/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1630.80</text:p>
          </table:table-cell>
          <table:table-cell table:formula="of:=MATCH([.B77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5];&quot;/&quot;;[.F775];&quot;/&quot;;[.D775])" office:value-type="string" office:string-value="12/2/2021">
            <text:p>12/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1382.38</text:p>
          </table:table-cell>
          <table:table-cell table:formula="of:=MATCH([.B77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6];&quot;/&quot;;[.F776];&quot;/&quot;;[.D776])" office:value-type="string" office:string-value="13/2/2021">
            <text:p>13/2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1146.91</text:p>
          </table:table-cell>
          <table:table-cell table:formula="of:=MATCH([.B77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7];&quot;/&quot;;[.F777];&quot;/&quot;;[.D777])" office:value-type="string" office:string-value="14/2/2021">
            <text:p>14/2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1360.32</text:p>
          </table:table-cell>
          <table:table-cell table:formula="of:=MATCH([.B77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8];&quot;/&quot;;[.F778];&quot;/&quot;;[.D778])" office:value-type="string" office:string-value="15/2/2021">
            <text:p>15/2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1587.75</text:p>
          </table:table-cell>
          <table:table-cell table:formula="of:=MATCH([.B77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79];&quot;/&quot;;[.F779];&quot;/&quot;;[.D779])" office:value-type="string" office:string-value="16/2/2021">
            <text:p>16/2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1465.71</text:p>
          </table:table-cell>
          <table:table-cell table:formula="of:=MATCH([.B78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0];&quot;/&quot;;[.F780];&quot;/&quot;;[.D780])" office:value-type="string" office:string-value="17/2/2021">
            <text:p>17/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1358.23</text:p>
          </table:table-cell>
          <table:table-cell table:formula="of:=MATCH([.B78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1];&quot;/&quot;;[.F781];&quot;/&quot;;[.D781])" office:value-type="string" office:string-value="18/2/2021">
            <text:p>18/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1346.79</text:p>
          </table:table-cell>
          <table:table-cell table:formula="of:=MATCH([.B78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2];&quot;/&quot;;[.F782];&quot;/&quot;;[.D782])" office:value-type="string" office:string-value="19/2/2021">
            <text:p>19/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986.29</text:p>
          </table:table-cell>
          <table:table-cell table:formula="of:=MATCH([.B78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3];&quot;/&quot;;[.F783];&quot;/&quot;;[.D783])" office:value-type="string" office:string-value="20/2/2021">
            <text:p>20/2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867.08</text:p>
          </table:table-cell>
          <table:table-cell table:formula="of:=MATCH([.B78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4];&quot;/&quot;;[.F784];&quot;/&quot;;[.D784])" office:value-type="string" office:string-value="21/2/2021">
            <text:p>21/2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1306.88</text:p>
          </table:table-cell>
          <table:table-cell table:formula="of:=MATCH([.B78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5];&quot;/&quot;;[.F785];&quot;/&quot;;[.D785])" office:value-type="string" office:string-value="22/2/2021">
            <text:p>22/2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1251.76</text:p>
          </table:table-cell>
          <table:table-cell table:formula="of:=MATCH([.B78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6];&quot;/&quot;;[.F786];&quot;/&quot;;[.D786])" office:value-type="string" office:string-value="23/2/2021">
            <text:p>23/2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1155.26</text:p>
          </table:table-cell>
          <table:table-cell table:formula="of:=MATCH([.B78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7];&quot;/&quot;;[.F787];&quot;/&quot;;[.D787])" office:value-type="string" office:string-value="24/2/2021">
            <text:p>24/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1228.50</text:p>
          </table:table-cell>
          <table:table-cell table:formula="of:=MATCH([.B78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8];&quot;/&quot;;[.F788];&quot;/&quot;;[.D788])" office:value-type="string" office:string-value="25/2/2021">
            <text:p>25/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1250.57</text:p>
          </table:table-cell>
          <table:table-cell table:formula="of:=MATCH([.B78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89];&quot;/&quot;;[.F789];&quot;/&quot;;[.D789])" office:value-type="string" office:string-value="26/2/2021">
            <text:p>26/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1165.98</text:p>
          </table:table-cell>
          <table:table-cell table:formula="of:=MATCH([.B79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90];&quot;/&quot;;[.F790];&quot;/&quot;;[.D790])" office:value-type="string" office:string-value="27/2/2021">
            <text:p>27/2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1046.06</text:p>
          </table:table-cell>
          <table:table-cell table:formula="of:=MATCH([.B79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791];&quot;/&quot;;[.F791];&quot;/&quot;;[.D791])" office:value-type="string" office:string-value="28/2/2021">
            <text:p>28/2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1370.89</text:p>
          </table:table-cell>
          <table:table-cell table:formula="of:=MATCH([.B79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2];&quot;/&quot;;[.F792];&quot;/&quot;;[.D792])" office:value-type="string" office:string-value="1/3/2021">
            <text:p>1/3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1390.26</text:p>
          </table:table-cell>
          <table:table-cell table:formula="of:=MATCH([.B79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3];&quot;/&quot;;[.F793];&quot;/&quot;;[.D793])" office:value-type="string" office:string-value="2/3/2021">
            <text:p>2/3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1357.33</text:p>
          </table:table-cell>
          <table:table-cell table:formula="of:=MATCH([.B79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4];&quot;/&quot;;[.F794];&quot;/&quot;;[.D794])" office:value-type="string" office:string-value="3/3/2021">
            <text:p>3/3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1351.27</text:p>
          </table:table-cell>
          <table:table-cell table:formula="of:=MATCH([.B79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5];&quot;/&quot;;[.F795];&quot;/&quot;;[.D795])" office:value-type="string" office:string-value="4/3/2021">
            <text:p>4/3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1403.21</text:p>
          </table:table-cell>
          <table:table-cell table:formula="of:=MATCH([.B79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6];&quot;/&quot;;[.F796];&quot;/&quot;;[.D796])" office:value-type="string" office:string-value="5/3/2021">
            <text:p>5/3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1196.10</text:p>
          </table:table-cell>
          <table:table-cell table:formula="of:=MATCH([.B79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7];&quot;/&quot;;[.F797];&quot;/&quot;;[.D797])" office:value-type="string" office:string-value="6/3/2021">
            <text:p>6/3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1125.89</text:p>
          </table:table-cell>
          <table:table-cell table:formula="of:=MATCH([.B79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8];&quot;/&quot;;[.F798];&quot;/&quot;;[.D798])" office:value-type="string" office:string-value="7/3/2021">
            <text:p>7/3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1618.15</text:p>
          </table:table-cell>
          <table:table-cell table:formula="of:=MATCH([.B79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799];&quot;/&quot;;[.F799];&quot;/&quot;;[.D799])" office:value-type="string" office:string-value="8/3/2021">
            <text:p>8/3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1631.67</text:p>
          </table:table-cell>
          <table:table-cell table:formula="of:=MATCH([.B80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0];&quot;/&quot;;[.F800];&quot;/&quot;;[.D800])" office:value-type="string" office:string-value="9/3/2021">
            <text:p>9/3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1428.73</text:p>
          </table:table-cell>
          <table:table-cell table:formula="of:=MATCH([.B80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1];&quot;/&quot;;[.F801];&quot;/&quot;;[.D801])" office:value-type="string" office:string-value="10/3/2021">
            <text:p>10/3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1361.48</text:p>
          </table:table-cell>
          <table:table-cell table:formula="of:=MATCH([.B80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2];&quot;/&quot;;[.F802];&quot;/&quot;;[.D802])" office:value-type="string" office:string-value="11/3/2021">
            <text:p>11/3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1316.60</text:p>
          </table:table-cell>
          <table:table-cell table:formula="of:=MATCH([.B80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3];&quot;/&quot;;[.F803];&quot;/&quot;;[.D803])" office:value-type="string" office:string-value="12/3/2021">
            <text:p>12/3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1193.78</text:p>
          </table:table-cell>
          <table:table-cell table:formula="of:=MATCH([.B80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4];&quot;/&quot;;[.F804];&quot;/&quot;;[.D804])" office:value-type="string" office:string-value="13/3/2021">
            <text:p>13/3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1112.15</text:p>
          </table:table-cell>
          <table:table-cell table:formula="of:=MATCH([.B80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5];&quot;/&quot;;[.F805];&quot;/&quot;;[.D805])" office:value-type="string" office:string-value="14/3/2021">
            <text:p>14/3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1293.89</text:p>
          </table:table-cell>
          <table:table-cell table:formula="of:=MATCH([.B80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6];&quot;/&quot;;[.F806];&quot;/&quot;;[.D806])" office:value-type="string" office:string-value="15/3/2021">
            <text:p>15/3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1492.19</text:p>
          </table:table-cell>
          <table:table-cell table:formula="of:=MATCH([.B80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7];&quot;/&quot;;[.F807];&quot;/&quot;;[.D807])" office:value-type="string" office:string-value="16/3/2021">
            <text:p>16/3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1547.60</text:p>
          </table:table-cell>
          <table:table-cell table:formula="of:=MATCH([.B80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8];&quot;/&quot;;[.F808];&quot;/&quot;;[.D808])" office:value-type="string" office:string-value="17/3/2021">
            <text:p>17/3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1660.16</text:p>
          </table:table-cell>
          <table:table-cell table:formula="of:=MATCH([.B80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09];&quot;/&quot;;[.F809];&quot;/&quot;;[.D809])" office:value-type="string" office:string-value="18/3/2021">
            <text:p>18/3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1579.59</text:p>
          </table:table-cell>
          <table:table-cell table:formula="of:=MATCH([.B81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0];&quot;/&quot;;[.F810];&quot;/&quot;;[.D810])" office:value-type="string" office:string-value="19/3/2021">
            <text:p>19/3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1345.38</text:p>
          </table:table-cell>
          <table:table-cell table:formula="of:=MATCH([.B81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1];&quot;/&quot;;[.F811];&quot;/&quot;;[.D811])" office:value-type="string" office:string-value="20/3/2021">
            <text:p>20/3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1122.77</text:p>
          </table:table-cell>
          <table:table-cell table:formula="of:=MATCH([.B81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2];&quot;/&quot;;[.F812];&quot;/&quot;;[.D812])" office:value-type="string" office:string-value="21/3/2021">
            <text:p>21/3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1551.10</text:p>
          </table:table-cell>
          <table:table-cell table:formula="of:=MATCH([.B81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3];&quot;/&quot;;[.F813];&quot;/&quot;;[.D813])" office:value-type="string" office:string-value="22/3/2021">
            <text:p>22/3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1607.30</text:p>
          </table:table-cell>
          <table:table-cell table:formula="of:=MATCH([.B81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4];&quot;/&quot;;[.F814];&quot;/&quot;;[.D814])" office:value-type="string" office:string-value="23/3/2021">
            <text:p>23/3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1595.68</text:p>
          </table:table-cell>
          <table:table-cell table:formula="of:=MATCH([.B81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5];&quot;/&quot;;[.F815];&quot;/&quot;;[.D815])" office:value-type="string" office:string-value="24/3/2021">
            <text:p>24/3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1640.70</text:p>
          </table:table-cell>
          <table:table-cell table:formula="of:=MATCH([.B81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6];&quot;/&quot;;[.F816];&quot;/&quot;;[.D816])" office:value-type="string" office:string-value="25/3/2021">
            <text:p>25/3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1548.38</text:p>
          </table:table-cell>
          <table:table-cell table:formula="of:=MATCH([.B81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7];&quot;/&quot;;[.F817];&quot;/&quot;;[.D817])" office:value-type="string" office:string-value="26/3/2021">
            <text:p>26/3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1223.94</text:p>
          </table:table-cell>
          <table:table-cell table:formula="of:=MATCH([.B81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8];&quot;/&quot;;[.F818];&quot;/&quot;;[.D818])" office:value-type="string" office:string-value="27/3/2021">
            <text:p>27/3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1102.11</text:p>
          </table:table-cell>
          <table:table-cell table:formula="of:=MATCH([.B81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19];&quot;/&quot;;[.F819];&quot;/&quot;;[.D819])" office:value-type="string" office:string-value="28/3/2021">
            <text:p>28/3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1412.84</text:p>
          </table:table-cell>
          <table:table-cell table:formula="of:=MATCH([.B82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20];&quot;/&quot;;[.F820];&quot;/&quot;;[.D820])" office:value-type="string" office:string-value="29/3/2021">
            <text:p>29/3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1437.51</text:p>
          </table:table-cell>
          <table:table-cell table:formula="of:=MATCH([.B82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21];&quot;/&quot;;[.F821];&quot;/&quot;;[.D821])" office:value-type="string" office:string-value="30/3/2021">
            <text:p>30/3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1566.52</text:p>
          </table:table-cell>
          <table:table-cell table:formula="of:=MATCH([.B82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822];&quot;/&quot;;[.F822];&quot;/&quot;;[.D822])" office:value-type="string" office:string-value="31/3/2021">
            <text:p>31/3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1504.78</text:p>
          </table:table-cell>
          <table:table-cell table:formula="of:=MATCH([.B82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23];&quot;/&quot;;[.F823];&quot;/&quot;;[.D823])" office:value-type="string" office:string-value="1/4/2021">
            <text:p>1/4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1165.22</text:p>
          </table:table-cell>
          <table:table-cell table:formula="of:=MATCH([.B82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24];&quot;/&quot;;[.F824];&quot;/&quot;;[.D824])" office:value-type="string" office:string-value="2/4/2021">
            <text:p>2/4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1225.93</text:p>
          </table:table-cell>
          <table:table-cell table:formula="of:=MATCH([.B82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25];&quot;/&quot;;[.F825];&quot;/&quot;;[.D825])" office:value-type="string" office:string-value="3/4/2021">
            <text:p>3/4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981.54</text:p>
          </table:table-cell>
          <table:table-cell table:formula="of:=MATCH([.B82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26];&quot;/&quot;;[.F826];&quot;/&quot;;[.D826])" office:value-type="string" office:string-value="4/4/2021">
            <text:p>4/4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-149.94</text:p>
          </table:table-cell>
          <table:table-cell table:formula="of:=MATCH([.B82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27];&quot;/&quot;;[.F827];&quot;/&quot;;[.D827])" office:value-type="string" office:string-value="5/4/2021">
            <text:p>5/4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1304.84</text:p>
          </table:table-cell>
          <table:table-cell table:formula="of:=MATCH([.B82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28];&quot;/&quot;;[.F828];&quot;/&quot;;[.D828])" office:value-type="string" office:string-value="6/4/2021">
            <text:p>6/4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1532.75</text:p>
          </table:table-cell>
          <table:table-cell table:formula="of:=MATCH([.B82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29];&quot;/&quot;;[.F829];&quot;/&quot;;[.D829])" office:value-type="string" office:string-value="7/4/2021">
            <text:p>7/4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1681.07</text:p>
          </table:table-cell>
          <table:table-cell table:formula="of:=MATCH([.B83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0];&quot;/&quot;;[.F830];&quot;/&quot;;[.D830])" office:value-type="string" office:string-value="8/4/2021">
            <text:p>8/4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1601.18</text:p>
          </table:table-cell>
          <table:table-cell table:formula="of:=MATCH([.B83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1];&quot;/&quot;;[.F831];&quot;/&quot;;[.D831])" office:value-type="string" office:string-value="9/4/2021">
            <text:p>9/4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1506.75</text:p>
          </table:table-cell>
          <table:table-cell table:formula="of:=MATCH([.B83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2];&quot;/&quot;;[.F832];&quot;/&quot;;[.D832])" office:value-type="string" office:string-value="10/4/2021">
            <text:p>10/4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1222.48</text:p>
          </table:table-cell>
          <table:table-cell table:formula="of:=MATCH([.B83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3];&quot;/&quot;;[.F833];&quot;/&quot;;[.D833])" office:value-type="string" office:string-value="11/4/2021">
            <text:p>11/4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1738.22</text:p>
          </table:table-cell>
          <table:table-cell table:formula="of:=MATCH([.B83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4];&quot;/&quot;;[.F834];&quot;/&quot;;[.D834])" office:value-type="string" office:string-value="12/4/2021">
            <text:p>12/4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1823.94</text:p>
          </table:table-cell>
          <table:table-cell table:formula="of:=MATCH([.B83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5];&quot;/&quot;;[.F835];&quot;/&quot;;[.D835])" office:value-type="string" office:string-value="13/4/2021">
            <text:p>13/4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1945.64</text:p>
          </table:table-cell>
          <table:table-cell table:formula="of:=MATCH([.B83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6];&quot;/&quot;;[.F836];&quot;/&quot;;[.D836])" office:value-type="string" office:string-value="14/4/2021">
            <text:p>14/4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1964.54</text:p>
          </table:table-cell>
          <table:table-cell table:formula="of:=MATCH([.B83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7];&quot;/&quot;;[.F837];&quot;/&quot;;[.D837])" office:value-type="string" office:string-value="15/4/2021">
            <text:p>15/4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1849.56</text:p>
          </table:table-cell>
          <table:table-cell table:formula="of:=MATCH([.B83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8];&quot;/&quot;;[.F838];&quot;/&quot;;[.D838])" office:value-type="string" office:string-value="16/4/2021">
            <text:p>16/4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1597.68</text:p>
          </table:table-cell>
          <table:table-cell table:formula="of:=MATCH([.B83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39];&quot;/&quot;;[.F839];&quot;/&quot;;[.D839])" office:value-type="string" office:string-value="17/4/2021">
            <text:p>17/4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1661.11</text:p>
          </table:table-cell>
          <table:table-cell table:formula="of:=MATCH([.B84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0];&quot;/&quot;;[.F840];&quot;/&quot;;[.D840])" office:value-type="string" office:string-value="18/4/2021">
            <text:p>18/4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2064.66</text:p>
          </table:table-cell>
          <table:table-cell table:formula="of:=MATCH([.B84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1];&quot;/&quot;;[.F841];&quot;/&quot;;[.D841])" office:value-type="string" office:string-value="19/4/2021">
            <text:p>19/4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2076.30</text:p>
          </table:table-cell>
          <table:table-cell table:formula="of:=MATCH([.B84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2];&quot;/&quot;;[.F842];&quot;/&quot;;[.D842])" office:value-type="string" office:string-value="20/4/2021">
            <text:p>20/4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1848.93</text:p>
          </table:table-cell>
          <table:table-cell table:formula="of:=MATCH([.B84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3];&quot;/&quot;;[.F843];&quot;/&quot;;[.D843])" office:value-type="string" office:string-value="21/4/2021">
            <text:p>21/4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1786.24</text:p>
          </table:table-cell>
          <table:table-cell table:formula="of:=MATCH([.B84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4];&quot;/&quot;;[.F844];&quot;/&quot;;[.D844])" office:value-type="string" office:string-value="22/4/2021">
            <text:p>22/4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1674.44</text:p>
          </table:table-cell>
          <table:table-cell table:formula="of:=MATCH([.B84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5];&quot;/&quot;;[.F845];&quot;/&quot;;[.D845])" office:value-type="string" office:string-value="23/4/2021">
            <text:p>23/4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1554.43</text:p>
          </table:table-cell>
          <table:table-cell table:formula="of:=MATCH([.B84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6];&quot;/&quot;;[.F846];&quot;/&quot;;[.D846])" office:value-type="string" office:string-value="24/4/2021">
            <text:p>24/4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1121.88</text:p>
          </table:table-cell>
          <table:table-cell table:formula="of:=MATCH([.B84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7];&quot;/&quot;;[.F847];&quot;/&quot;;[.D847])" office:value-type="string" office:string-value="25/4/2021">
            <text:p>25/4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1659.61</text:p>
          </table:table-cell>
          <table:table-cell table:formula="of:=MATCH([.B84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8];&quot;/&quot;;[.F848];&quot;/&quot;;[.D848])" office:value-type="string" office:string-value="26/4/2021">
            <text:p>26/4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1742.54</text:p>
          </table:table-cell>
          <table:table-cell table:formula="of:=MATCH([.B84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49];&quot;/&quot;;[.F849];&quot;/&quot;;[.D849])" office:value-type="string" office:string-value="27/4/2021">
            <text:p>27/4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1685.97</text:p>
          </table:table-cell>
          <table:table-cell table:formula="of:=MATCH([.B85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50];&quot;/&quot;;[.F850];&quot;/&quot;;[.D850])" office:value-type="string" office:string-value="28/4/2021">
            <text:p>28/4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1714.01</text:p>
          </table:table-cell>
          <table:table-cell table:formula="of:=MATCH([.B85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51];&quot;/&quot;;[.F851];&quot;/&quot;;[.D851])" office:value-type="string" office:string-value="29/4/2021">
            <text:p>29/4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1776.62</text:p>
          </table:table-cell>
          <table:table-cell table:formula="of:=MATCH([.B85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852];&quot;/&quot;;[.F852];&quot;/&quot;;[.D852])" office:value-type="string" office:string-value="30/4/2021">
            <text:p>30/4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1532.05</text:p>
          </table:table-cell>
          <table:table-cell table:formula="of:=MATCH([.B85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53];&quot;/&quot;;[.F853];&quot;/&quot;;[.D853])" office:value-type="string" office:string-value="1/5/2021">
            <text:p>1/5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1153.85</text:p>
          </table:table-cell>
          <table:table-cell table:formula="of:=MATCH([.B85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54];&quot;/&quot;;[.F854];&quot;/&quot;;[.D854])" office:value-type="string" office:string-value="2/5/2021">
            <text:p>2/5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1504.14</text:p>
          </table:table-cell>
          <table:table-cell table:formula="of:=MATCH([.B85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55];&quot;/&quot;;[.F855];&quot;/&quot;;[.D855])" office:value-type="string" office:string-value="3/5/2021">
            <text:p>3/5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1257.88</text:p>
          </table:table-cell>
          <table:table-cell table:formula="of:=MATCH([.B85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56];&quot;/&quot;;[.F856];&quot;/&quot;;[.D856])" office:value-type="string" office:string-value="4/5/2021">
            <text:p>4/5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1439.18</text:p>
          </table:table-cell>
          <table:table-cell table:formula="of:=MATCH([.B85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57];&quot;/&quot;;[.F857];&quot;/&quot;;[.D857])" office:value-type="string" office:string-value="5/5/2021">
            <text:p>5/5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1687.79</text:p>
          </table:table-cell>
          <table:table-cell table:formula="of:=MATCH([.B85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58];&quot;/&quot;;[.F858];&quot;/&quot;;[.D858])" office:value-type="string" office:string-value="6/5/2021">
            <text:p>6/5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1746.30</text:p>
          </table:table-cell>
          <table:table-cell table:formula="of:=MATCH([.B85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59];&quot;/&quot;;[.F859];&quot;/&quot;;[.D859])" office:value-type="string" office:string-value="7/5/2021">
            <text:p>7/5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1388.50</text:p>
          </table:table-cell>
          <table:table-cell table:formula="of:=MATCH([.B86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0];&quot;/&quot;;[.F860];&quot;/&quot;;[.D860])" office:value-type="string" office:string-value="8/5/2021">
            <text:p>8/5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349.91</text:p>
          </table:table-cell>
          <table:table-cell table:formula="of:=MATCH([.B86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1];&quot;/&quot;;[.F861];&quot;/&quot;;[.D861])" office:value-type="string" office:string-value="9/5/2021">
            <text:p>9/5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1513.66</text:p>
          </table:table-cell>
          <table:table-cell table:formula="of:=MATCH([.B86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2];&quot;/&quot;;[.F862];&quot;/&quot;;[.D862])" office:value-type="string" office:string-value="10/5/2021">
            <text:p>10/5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1845.76</text:p>
          </table:table-cell>
          <table:table-cell table:formula="of:=MATCH([.B86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3];&quot;/&quot;;[.F863];&quot;/&quot;;[.D863])" office:value-type="string" office:string-value="11/5/2021">
            <text:p>11/5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1773.28</text:p>
          </table:table-cell>
          <table:table-cell table:formula="of:=MATCH([.B86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4];&quot;/&quot;;[.F864];&quot;/&quot;;[.D864])" office:value-type="string" office:string-value="12/5/2021">
            <text:p>12/5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1516.17</text:p>
          </table:table-cell>
          <table:table-cell table:formula="of:=MATCH([.B86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5];&quot;/&quot;;[.F865];&quot;/&quot;;[.D865])" office:value-type="string" office:string-value="13/5/2021">
            <text:p>13/5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1782.51</text:p>
          </table:table-cell>
          <table:table-cell table:formula="of:=MATCH([.B86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6];&quot;/&quot;;[.F866];&quot;/&quot;;[.D866])" office:value-type="string" office:string-value="14/5/2021">
            <text:p>14/5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1649.72</text:p>
          </table:table-cell>
          <table:table-cell table:formula="of:=MATCH([.B86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7];&quot;/&quot;;[.F867];&quot;/&quot;;[.D867])" office:value-type="string" office:string-value="15/5/2021">
            <text:p>15/5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1178.48</text:p>
          </table:table-cell>
          <table:table-cell table:formula="of:=MATCH([.B86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8];&quot;/&quot;;[.F868];&quot;/&quot;;[.D868])" office:value-type="string" office:string-value="16/5/2021">
            <text:p>16/5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1847.21</text:p>
          </table:table-cell>
          <table:table-cell table:formula="of:=MATCH([.B86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69];&quot;/&quot;;[.F869];&quot;/&quot;;[.D869])" office:value-type="string" office:string-value="17/5/2021">
            <text:p>17/5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1898.97</text:p>
          </table:table-cell>
          <table:table-cell table:formula="of:=MATCH([.B87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0];&quot;/&quot;;[.F870];&quot;/&quot;;[.D870])" office:value-type="string" office:string-value="18/5/2021">
            <text:p>18/5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1971.27</text:p>
          </table:table-cell>
          <table:table-cell table:formula="of:=MATCH([.B87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1];&quot;/&quot;;[.F871];&quot;/&quot;;[.D871])" office:value-type="string" office:string-value="19/5/2021">
            <text:p>19/5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1859.65</text:p>
          </table:table-cell>
          <table:table-cell table:formula="of:=MATCH([.B87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2];&quot;/&quot;;[.F872];&quot;/&quot;;[.D872])" office:value-type="string" office:string-value="20/5/2021">
            <text:p>20/5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1392.47</text:p>
          </table:table-cell>
          <table:table-cell table:formula="of:=MATCH([.B87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3];&quot;/&quot;;[.F873];&quot;/&quot;;[.D873])" office:value-type="string" office:string-value="21/5/2021">
            <text:p>21/5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1359.10</text:p>
          </table:table-cell>
          <table:table-cell table:formula="of:=MATCH([.B87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4];&quot;/&quot;;[.F874];&quot;/&quot;;[.D874])" office:value-type="string" office:string-value="22/5/2021">
            <text:p>22/5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546.77</text:p>
          </table:table-cell>
          <table:table-cell table:formula="of:=MATCH([.B87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5];&quot;/&quot;;[.F875];&quot;/&quot;;[.D875])" office:value-type="string" office:string-value="23/5/2021">
            <text:p>23/5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1324.09</text:p>
          </table:table-cell>
          <table:table-cell table:formula="of:=MATCH([.B87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6];&quot;/&quot;;[.F876];&quot;/&quot;;[.D876])" office:value-type="string" office:string-value="24/5/2021">
            <text:p>24/5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1701.82</text:p>
          </table:table-cell>
          <table:table-cell table:formula="of:=MATCH([.B87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7];&quot;/&quot;;[.F877];&quot;/&quot;;[.D877])" office:value-type="string" office:string-value="25/5/2021">
            <text:p>25/5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1713.31</text:p>
          </table:table-cell>
          <table:table-cell table:formula="of:=MATCH([.B87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8];&quot;/&quot;;[.F878];&quot;/&quot;;[.D878])" office:value-type="string" office:string-value="26/5/2021">
            <text:p>26/5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1824.50</text:p>
          </table:table-cell>
          <table:table-cell table:formula="of:=MATCH([.B87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79];&quot;/&quot;;[.F879];&quot;/&quot;;[.D879])" office:value-type="string" office:string-value="27/5/2021">
            <text:p>27/5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1934.77</text:p>
          </table:table-cell>
          <table:table-cell table:formula="of:=MATCH([.B88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80];&quot;/&quot;;[.F880];&quot;/&quot;;[.D880])" office:value-type="string" office:string-value="28/5/2021">
            <text:p>28/5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1470.53</text:p>
          </table:table-cell>
          <table:table-cell table:formula="of:=MATCH([.B88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81];&quot;/&quot;;[.F881];&quot;/&quot;;[.D881])" office:value-type="string" office:string-value="29/5/2021">
            <text:p>29/5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1081.24</text:p>
          </table:table-cell>
          <table:table-cell table:formula="of:=MATCH([.B88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82];&quot;/&quot;;[.F882];&quot;/&quot;;[.D882])" office:value-type="string" office:string-value="30/5/2021">
            <text:p>30/5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1733.18</text:p>
          </table:table-cell>
          <table:table-cell table:formula="of:=MATCH([.B88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883];&quot;/&quot;;[.F883];&quot;/&quot;;[.D883])" office:value-type="string" office:string-value="31/5/2021">
            <text:p>31/5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1723.86</text:p>
          </table:table-cell>
          <table:table-cell table:formula="of:=MATCH([.B88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84];&quot;/&quot;;[.F884];&quot;/&quot;;[.D884])" office:value-type="string" office:string-value="1/6/2021">
            <text:p>1/6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1673.43</text:p>
          </table:table-cell>
          <table:table-cell table:formula="of:=MATCH([.B88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85];&quot;/&quot;;[.F885];&quot;/&quot;;[.D885])" office:value-type="string" office:string-value="2/6/2021">
            <text:p>2/6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1524.80</text:p>
          </table:table-cell>
          <table:table-cell table:formula="of:=MATCH([.B88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86];&quot;/&quot;;[.F886];&quot;/&quot;;[.D886])" office:value-type="string" office:string-value="3/6/2021">
            <text:p>3/6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1818.99</text:p>
          </table:table-cell>
          <table:table-cell table:formula="of:=MATCH([.B88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87];&quot;/&quot;;[.F887];&quot;/&quot;;[.D887])" office:value-type="string" office:string-value="4/6/2021">
            <text:p>4/6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1587.85</text:p>
          </table:table-cell>
          <table:table-cell table:formula="of:=MATCH([.B88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88];&quot;/&quot;;[.F888];&quot;/&quot;;[.D888])" office:value-type="string" office:string-value="5/6/2021">
            <text:p>5/6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1434.25</text:p>
          </table:table-cell>
          <table:table-cell table:formula="of:=MATCH([.B88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89];&quot;/&quot;;[.F889];&quot;/&quot;;[.D889])" office:value-type="string" office:string-value="6/6/2021">
            <text:p>6/6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2024.85</text:p>
          </table:table-cell>
          <table:table-cell table:formula="of:=MATCH([.B89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0];&quot;/&quot;;[.F890];&quot;/&quot;;[.D890])" office:value-type="string" office:string-value="7/6/2021">
            <text:p>7/6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1990.33</text:p>
          </table:table-cell>
          <table:table-cell table:formula="of:=MATCH([.B89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1];&quot;/&quot;;[.F891];&quot;/&quot;;[.D891])" office:value-type="string" office:string-value="8/6/2021">
            <text:p>8/6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1972.43</text:p>
          </table:table-cell>
          <table:table-cell table:formula="of:=MATCH([.B89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2];&quot;/&quot;;[.F892];&quot;/&quot;;[.D892])" office:value-type="string" office:string-value="9/6/2021">
            <text:p>9/6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1961.90</text:p>
          </table:table-cell>
          <table:table-cell table:formula="of:=MATCH([.B89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3];&quot;/&quot;;[.F893];&quot;/&quot;;[.D893])" office:value-type="string" office:string-value="10/6/2021">
            <text:p>10/6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1899.85</text:p>
          </table:table-cell>
          <table:table-cell table:formula="of:=MATCH([.B89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4];&quot;/&quot;;[.F894];&quot;/&quot;;[.D894])" office:value-type="string" office:string-value="11/6/2021">
            <text:p>11/6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1323.95</text:p>
          </table:table-cell>
          <table:table-cell table:formula="of:=MATCH([.B89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5];&quot;/&quot;;[.F895];&quot;/&quot;;[.D895])" office:value-type="string" office:string-value="12/6/2021">
            <text:p>12/6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617.54</text:p>
          </table:table-cell>
          <table:table-cell table:formula="of:=MATCH([.B89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6];&quot;/&quot;;[.F896];&quot;/&quot;;[.D896])" office:value-type="string" office:string-value="13/6/2021">
            <text:p>13/6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1888.43</text:p>
          </table:table-cell>
          <table:table-cell table:formula="of:=MATCH([.B89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7];&quot;/&quot;;[.F897];&quot;/&quot;;[.D897])" office:value-type="string" office:string-value="14/6/2021">
            <text:p>14/6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2066.32</text:p>
          </table:table-cell>
          <table:table-cell table:formula="of:=MATCH([.B89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8];&quot;/&quot;;[.F898];&quot;/&quot;;[.D898])" office:value-type="string" office:string-value="15/6/2021">
            <text:p>15/6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2103.99</text:p>
          </table:table-cell>
          <table:table-cell table:formula="of:=MATCH([.B89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899];&quot;/&quot;;[.F899];&quot;/&quot;;[.D899])" office:value-type="string" office:string-value="16/6/2021">
            <text:p>16/6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2122.54</text:p>
          </table:table-cell>
          <table:table-cell table:formula="of:=MATCH([.B90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0];&quot;/&quot;;[.F900];&quot;/&quot;;[.D900])" office:value-type="string" office:string-value="17/6/2021">
            <text:p>17/6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2096.72</text:p>
          </table:table-cell>
          <table:table-cell table:formula="of:=MATCH([.B90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1];&quot;/&quot;;[.F901];&quot;/&quot;;[.D901])" office:value-type="string" office:string-value="18/6/2021">
            <text:p>18/6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1812.63</text:p>
          </table:table-cell>
          <table:table-cell table:formula="of:=MATCH([.B90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2];&quot;/&quot;;[.F902];&quot;/&quot;;[.D902])" office:value-type="string" office:string-value="19/6/2021">
            <text:p>19/6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1491.20</text:p>
          </table:table-cell>
          <table:table-cell table:formula="of:=MATCH([.B90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3];&quot;/&quot;;[.F903];&quot;/&quot;;[.D903])" office:value-type="string" office:string-value="20/6/2021">
            <text:p>20/6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1999.75</text:p>
          </table:table-cell>
          <table:table-cell table:formula="of:=MATCH([.B90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4];&quot;/&quot;;[.F904];&quot;/&quot;;[.D904])" office:value-type="string" office:string-value="21/6/2021">
            <text:p>21/6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2179.64</text:p>
          </table:table-cell>
          <table:table-cell table:formula="of:=MATCH([.B90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5];&quot;/&quot;;[.F905];&quot;/&quot;;[.D905])" office:value-type="string" office:string-value="22/6/2021">
            <text:p>22/6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2384.60</text:p>
          </table:table-cell>
          <table:table-cell table:formula="of:=MATCH([.B90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6];&quot;/&quot;;[.F906];&quot;/&quot;;[.D906])" office:value-type="string" office:string-value="23/6/2021">
            <text:p>23/6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2443.61</text:p>
          </table:table-cell>
          <table:table-cell table:formula="of:=MATCH([.B90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7];&quot;/&quot;;[.F907];&quot;/&quot;;[.D907])" office:value-type="string" office:string-value="24/6/2021">
            <text:p>24/6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2473.90</text:p>
          </table:table-cell>
          <table:table-cell table:formula="of:=MATCH([.B90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8];&quot;/&quot;;[.F908];&quot;/&quot;;[.D908])" office:value-type="string" office:string-value="25/6/2021">
            <text:p>25/6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2044.63</text:p>
          </table:table-cell>
          <table:table-cell table:formula="of:=MATCH([.B90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09];&quot;/&quot;;[.F909];&quot;/&quot;;[.D909])" office:value-type="string" office:string-value="26/6/2021">
            <text:p>26/6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1692.49</text:p>
          </table:table-cell>
          <table:table-cell table:formula="of:=MATCH([.B91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10];&quot;/&quot;;[.F910];&quot;/&quot;;[.D910])" office:value-type="string" office:string-value="27/6/2021">
            <text:p>27/6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2278.49</text:p>
          </table:table-cell>
          <table:table-cell table:formula="of:=MATCH([.B91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11];&quot;/&quot;;[.F911];&quot;/&quot;;[.D911])" office:value-type="string" office:string-value="28/6/2021">
            <text:p>28/6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2366.72</text:p>
          </table:table-cell>
          <table:table-cell table:formula="of:=MATCH([.B91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12];&quot;/&quot;;[.F912];&quot;/&quot;;[.D912])" office:value-type="string" office:string-value="29/6/2021">
            <text:p>29/6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2354.21</text:p>
          </table:table-cell>
          <table:table-cell table:formula="of:=MATCH([.B91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913];&quot;/&quot;;[.F913];&quot;/&quot;;[.D913])" office:value-type="string" office:string-value="30/6/2021">
            <text:p>30/6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2281.21</text:p>
          </table:table-cell>
          <table:table-cell table:formula="of:=MATCH([.B91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14];&quot;/&quot;;[.F914];&quot;/&quot;;[.D914])" office:value-type="string" office:string-value="1/7/2021">
            <text:p>1/7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2601.40</text:p>
          </table:table-cell>
          <table:table-cell table:formula="of:=MATCH([.B91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15];&quot;/&quot;;[.F915];&quot;/&quot;;[.D915])" office:value-type="string" office:string-value="2/7/2021">
            <text:p>2/7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2189.98</text:p>
          </table:table-cell>
          <table:table-cell table:formula="of:=MATCH([.B91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16];&quot;/&quot;;[.F916];&quot;/&quot;;[.D916])" office:value-type="string" office:string-value="3/7/2021">
            <text:p>3/7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2118.75</text:p>
          </table:table-cell>
          <table:table-cell table:formula="of:=MATCH([.B91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17];&quot;/&quot;;[.F917];&quot;/&quot;;[.D917])" office:value-type="string" office:string-value="4/7/2021">
            <text:p>4/7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2400.76</text:p>
          </table:table-cell>
          <table:table-cell table:formula="of:=MATCH([.B91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18];&quot;/&quot;;[.F918];&quot;/&quot;;[.D918])" office:value-type="string" office:string-value="5/7/2021">
            <text:p>5/7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2238.01</text:p>
          </table:table-cell>
          <table:table-cell table:formula="of:=MATCH([.B91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19];&quot;/&quot;;[.F919];&quot;/&quot;;[.D919])" office:value-type="string" office:string-value="6/7/2021">
            <text:p>6/7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2587.82</text:p>
          </table:table-cell>
          <table:table-cell table:formula="of:=MATCH([.B92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0];&quot;/&quot;;[.F920];&quot;/&quot;;[.D920])" office:value-type="string" office:string-value="7/7/2021">
            <text:p>7/7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2844.39</text:p>
          </table:table-cell>
          <table:table-cell table:formula="of:=MATCH([.B92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1];&quot;/&quot;;[.F921];&quot;/&quot;;[.D921])" office:value-type="string" office:string-value="8/7/2021">
            <text:p>8/7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2358.72</text:p>
          </table:table-cell>
          <table:table-cell table:formula="of:=MATCH([.B92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2];&quot;/&quot;;[.F922];&quot;/&quot;;[.D922])" office:value-type="string" office:string-value="9/7/2021">
            <text:p>9/7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2097.42</text:p>
          </table:table-cell>
          <table:table-cell table:formula="of:=MATCH([.B92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3];&quot;/&quot;;[.F923];&quot;/&quot;;[.D923])" office:value-type="string" office:string-value="10/7/2021">
            <text:p>10/7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2005.69</text:p>
          </table:table-cell>
          <table:table-cell table:formula="of:=MATCH([.B92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4];&quot;/&quot;;[.F924];&quot;/&quot;;[.D924])" office:value-type="string" office:string-value="11/7/2021">
            <text:p>11/7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2405.14</text:p>
          </table:table-cell>
          <table:table-cell table:formula="of:=MATCH([.B92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5];&quot;/&quot;;[.F925];&quot;/&quot;;[.D925])" office:value-type="string" office:string-value="12/7/2021">
            <text:p>12/7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2538.48</text:p>
          </table:table-cell>
          <table:table-cell table:formula="of:=MATCH([.B92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6];&quot;/&quot;;[.F926];&quot;/&quot;;[.D926])" office:value-type="string" office:string-value="13/7/2021">
            <text:p>13/7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2358.25</text:p>
          </table:table-cell>
          <table:table-cell table:formula="of:=MATCH([.B92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7];&quot;/&quot;;[.F927];&quot;/&quot;;[.D927])" office:value-type="string" office:string-value="14/7/2021">
            <text:p>14/7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2295.89</text:p>
          </table:table-cell>
          <table:table-cell table:formula="of:=MATCH([.B92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8];&quot;/&quot;;[.F928];&quot;/&quot;;[.D928])" office:value-type="string" office:string-value="15/7/2021">
            <text:p>15/7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2174.44</text:p>
          </table:table-cell>
          <table:table-cell table:formula="of:=MATCH([.B92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29];&quot;/&quot;;[.F929];&quot;/&quot;;[.D929])" office:value-type="string" office:string-value="16/7/2021">
            <text:p>16/7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1679.97</text:p>
          </table:table-cell>
          <table:table-cell table:formula="of:=MATCH([.B93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0];&quot;/&quot;;[.F930];&quot;/&quot;;[.D930])" office:value-type="string" office:string-value="17/7/2021">
            <text:p>17/7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1374.72</text:p>
          </table:table-cell>
          <table:table-cell table:formula="of:=MATCH([.B93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1];&quot;/&quot;;[.F931];&quot;/&quot;;[.D931])" office:value-type="string" office:string-value="18/7/2021">
            <text:p>18/7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2284.82</text:p>
          </table:table-cell>
          <table:table-cell table:formula="of:=MATCH([.B93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2];&quot;/&quot;;[.F932];&quot;/&quot;;[.D932])" office:value-type="string" office:string-value="19/7/2021">
            <text:p>19/7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2366.99</text:p>
          </table:table-cell>
          <table:table-cell table:formula="of:=MATCH([.B93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3];&quot;/&quot;;[.F933];&quot;/&quot;;[.D933])" office:value-type="string" office:string-value="20/7/2021">
            <text:p>20/7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2372.93</text:p>
          </table:table-cell>
          <table:table-cell table:formula="of:=MATCH([.B93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4];&quot;/&quot;;[.F934];&quot;/&quot;;[.D934])" office:value-type="string" office:string-value="21/7/2021">
            <text:p>21/7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2265.43</text:p>
          </table:table-cell>
          <table:table-cell table:formula="of:=MATCH([.B93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5];&quot;/&quot;;[.F935];&quot;/&quot;;[.D935])" office:value-type="string" office:string-value="22/7/2021">
            <text:p>22/7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2281.15</text:p>
          </table:table-cell>
          <table:table-cell table:formula="of:=MATCH([.B93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6];&quot;/&quot;;[.F936];&quot;/&quot;;[.D936])" office:value-type="string" office:string-value="23/7/2021">
            <text:p>23/7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1943.34</text:p>
          </table:table-cell>
          <table:table-cell table:formula="of:=MATCH([.B93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7];&quot;/&quot;;[.F937];&quot;/&quot;;[.D937])" office:value-type="string" office:string-value="24/7/2021">
            <text:p>24/7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1560.74</text:p>
          </table:table-cell>
          <table:table-cell table:formula="of:=MATCH([.B93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8];&quot;/&quot;;[.F938];&quot;/&quot;;[.D938])" office:value-type="string" office:string-value="25/7/2021">
            <text:p>25/7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2262.46</text:p>
          </table:table-cell>
          <table:table-cell table:formula="of:=MATCH([.B93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39];&quot;/&quot;;[.F939];&quot;/&quot;;[.D939])" office:value-type="string" office:string-value="26/7/2021">
            <text:p>26/7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2240.34</text:p>
          </table:table-cell>
          <table:table-cell table:formula="of:=MATCH([.B94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40];&quot;/&quot;;[.F940];&quot;/&quot;;[.D940])" office:value-type="string" office:string-value="27/7/2021">
            <text:p>27/7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2209.43</text:p>
          </table:table-cell>
          <table:table-cell table:formula="of:=MATCH([.B94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41];&quot;/&quot;;[.F941];&quot;/&quot;;[.D941])" office:value-type="string" office:string-value="28/7/2021">
            <text:p>28/7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2063.66</text:p>
          </table:table-cell>
          <table:table-cell table:formula="of:=MATCH([.B94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42];&quot;/&quot;;[.F942];&quot;/&quot;;[.D942])" office:value-type="string" office:string-value="29/7/2021">
            <text:p>29/7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1837.46</text:p>
          </table:table-cell>
          <table:table-cell table:formula="of:=MATCH([.B94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43];&quot;/&quot;;[.F943];&quot;/&quot;;[.D943])" office:value-type="string" office:string-value="30/7/2021">
            <text:p>30/7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1386.14</text:p>
          </table:table-cell>
          <table:table-cell table:formula="of:=MATCH([.B94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944];&quot;/&quot;;[.F944];&quot;/&quot;;[.D944])" office:value-type="string" office:string-value="31/7/2021">
            <text:p>31/7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1492.65</text:p>
          </table:table-cell>
          <table:table-cell table:formula="of:=MATCH([.B94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45];&quot;/&quot;;[.F945];&quot;/&quot;;[.D945])" office:value-type="string" office:string-value="1/8/2021">
            <text:p>1/8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2037.50</text:p>
          </table:table-cell>
          <table:table-cell table:formula="of:=MATCH([.B94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46];&quot;/&quot;;[.F946];&quot;/&quot;;[.D946])" office:value-type="string" office:string-value="2/8/2021">
            <text:p>2/8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2459.48</text:p>
          </table:table-cell>
          <table:table-cell table:formula="of:=MATCH([.B94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47];&quot;/&quot;;[.F947];&quot;/&quot;;[.D947])" office:value-type="string" office:string-value="3/8/2021">
            <text:p>3/8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2495.46</text:p>
          </table:table-cell>
          <table:table-cell table:formula="of:=MATCH([.B94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48];&quot;/&quot;;[.F948];&quot;/&quot;;[.D948])" office:value-type="string" office:string-value="4/8/2021">
            <text:p>4/8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2397.04</text:p>
          </table:table-cell>
          <table:table-cell table:formula="of:=MATCH([.B94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49];&quot;/&quot;;[.F949];&quot;/&quot;;[.D949])" office:value-type="string" office:string-value="5/8/2021">
            <text:p>5/8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1826.93</text:p>
          </table:table-cell>
          <table:table-cell table:formula="of:=MATCH([.B95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0];&quot;/&quot;;[.F950];&quot;/&quot;;[.D950])" office:value-type="string" office:string-value="6/8/2021">
            <text:p>6/8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1563.10</text:p>
          </table:table-cell>
          <table:table-cell table:formula="of:=MATCH([.B95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1];&quot;/&quot;;[.F951];&quot;/&quot;;[.D951])" office:value-type="string" office:string-value="7/8/2021">
            <text:p>7/8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646.16</text:p>
          </table:table-cell>
          <table:table-cell table:formula="of:=MATCH([.B95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2];&quot;/&quot;;[.F952];&quot;/&quot;;[.D952])" office:value-type="string" office:string-value="8/8/2021">
            <text:p>8/8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1716.09</text:p>
          </table:table-cell>
          <table:table-cell table:formula="of:=MATCH([.B95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3];&quot;/&quot;;[.F953];&quot;/&quot;;[.D953])" office:value-type="string" office:string-value="9/8/2021">
            <text:p>9/8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2304.68</text:p>
          </table:table-cell>
          <table:table-cell table:formula="of:=MATCH([.B95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4];&quot;/&quot;;[.F954];&quot;/&quot;;[.D954])" office:value-type="string" office:string-value="10/8/2021">
            <text:p>10/8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2560.60</text:p>
          </table:table-cell>
          <table:table-cell table:formula="of:=MATCH([.B95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5];&quot;/&quot;;[.F955];&quot;/&quot;;[.D955])" office:value-type="string" office:string-value="11/8/2021">
            <text:p>11/8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2706.18</text:p>
          </table:table-cell>
          <table:table-cell table:formula="of:=MATCH([.B95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6];&quot;/&quot;;[.F956];&quot;/&quot;;[.D956])" office:value-type="string" office:string-value="12/8/2021">
            <text:p>12/8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2450.22</text:p>
          </table:table-cell>
          <table:table-cell table:formula="of:=MATCH([.B95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7];&quot;/&quot;;[.F957];&quot;/&quot;;[.D957])" office:value-type="string" office:string-value="13/8/2021">
            <text:p>13/8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1789.49</text:p>
          </table:table-cell>
          <table:table-cell table:formula="of:=MATCH([.B95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8];&quot;/&quot;;[.F958];&quot;/&quot;;[.D958])" office:value-type="string" office:string-value="14/8/2021">
            <text:p>14/8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1670.39</text:p>
          </table:table-cell>
          <table:table-cell table:formula="of:=MATCH([.B95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59];&quot;/&quot;;[.F959];&quot;/&quot;;[.D959])" office:value-type="string" office:string-value="15/8/2021">
            <text:p>15/8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2120.30</text:p>
          </table:table-cell>
          <table:table-cell table:formula="of:=MATCH([.B96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0];&quot;/&quot;;[.F960];&quot;/&quot;;[.D960])" office:value-type="string" office:string-value="16/8/2021">
            <text:p>16/8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1806.25</text:p>
          </table:table-cell>
          <table:table-cell table:formula="of:=MATCH([.B96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1];&quot;/&quot;;[.F961];&quot;/&quot;;[.D961])" office:value-type="string" office:string-value="17/8/2021">
            <text:p>17/8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2007.92</text:p>
          </table:table-cell>
          <table:table-cell table:formula="of:=MATCH([.B96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2];&quot;/&quot;;[.F962];&quot;/&quot;;[.D962])" office:value-type="string" office:string-value="18/8/2021">
            <text:p>18/8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2336.40</text:p>
          </table:table-cell>
          <table:table-cell table:formula="of:=MATCH([.B96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3];&quot;/&quot;;[.F963];&quot;/&quot;;[.D963])" office:value-type="string" office:string-value="19/8/2021">
            <text:p>19/8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2611.21</text:p>
          </table:table-cell>
          <table:table-cell table:formula="of:=MATCH([.B96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4];&quot;/&quot;;[.F964];&quot;/&quot;;[.D964])" office:value-type="string" office:string-value="20/8/2021">
            <text:p>20/8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2337.33</text:p>
          </table:table-cell>
          <table:table-cell table:formula="of:=MATCH([.B96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5];&quot;/&quot;;[.F965];&quot;/&quot;;[.D965])" office:value-type="string" office:string-value="21/8/2021">
            <text:p>21/8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1998.24</text:p>
          </table:table-cell>
          <table:table-cell table:formula="of:=MATCH([.B96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6];&quot;/&quot;;[.F966];&quot;/&quot;;[.D966])" office:value-type="string" office:string-value="22/8/2021">
            <text:p>22/8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2395.33</text:p>
          </table:table-cell>
          <table:table-cell table:formula="of:=MATCH([.B96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7];&quot;/&quot;;[.F967];&quot;/&quot;;[.D967])" office:value-type="string" office:string-value="23/8/2021">
            <text:p>23/8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2453.12</text:p>
          </table:table-cell>
          <table:table-cell table:formula="of:=MATCH([.B96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8];&quot;/&quot;;[.F968];&quot;/&quot;;[.D968])" office:value-type="string" office:string-value="24/8/2021">
            <text:p>24/8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2209.11</text:p>
          </table:table-cell>
          <table:table-cell table:formula="of:=MATCH([.B96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69];&quot;/&quot;;[.F969];&quot;/&quot;;[.D969])" office:value-type="string" office:string-value="25/8/2021">
            <text:p>25/8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2398.07</text:p>
          </table:table-cell>
          <table:table-cell table:formula="of:=MATCH([.B97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70];&quot;/&quot;;[.F970];&quot;/&quot;;[.D970])" office:value-type="string" office:string-value="26/8/2021">
            <text:p>26/8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2453.17</text:p>
          </table:table-cell>
          <table:table-cell table:formula="of:=MATCH([.B97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71];&quot;/&quot;;[.F971];&quot;/&quot;;[.D971])" office:value-type="string" office:string-value="27/8/2021">
            <text:p>27/8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2205.93</text:p>
          </table:table-cell>
          <table:table-cell table:formula="of:=MATCH([.B97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72];&quot;/&quot;;[.F972];&quot;/&quot;;[.D972])" office:value-type="string" office:string-value="28/8/2021">
            <text:p>28/8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2063.78</text:p>
          </table:table-cell>
          <table:table-cell table:formula="of:=MATCH([.B97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73];&quot;/&quot;;[.F973];&quot;/&quot;;[.D973])" office:value-type="string" office:string-value="29/8/2021">
            <text:p>29/8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2724.59</text:p>
          </table:table-cell>
          <table:table-cell table:formula="of:=MATCH([.B97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74];&quot;/&quot;;[.F974];&quot;/&quot;;[.D974])" office:value-type="string" office:string-value="30/8/2021">
            <text:p>30/8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2798.56</text:p>
          </table:table-cell>
          <table:table-cell table:formula="of:=MATCH([.B97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975];&quot;/&quot;;[.F975];&quot;/&quot;;[.D975])" office:value-type="string" office:string-value="31/8/2021">
            <text:p>31/8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2817.39</text:p>
          </table:table-cell>
          <table:table-cell table:formula="of:=MATCH([.B97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76];&quot;/&quot;;[.F976];&quot;/&quot;;[.D976])" office:value-type="string" office:string-value="1/9/2021">
            <text:p>1/9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2961.96</text:p>
          </table:table-cell>
          <table:table-cell table:formula="of:=MATCH([.B97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77];&quot;/&quot;;[.F977];&quot;/&quot;;[.D977])" office:value-type="string" office:string-value="2/9/2021">
            <text:p>2/9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2757.69</text:p>
          </table:table-cell>
          <table:table-cell table:formula="of:=MATCH([.B97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78];&quot;/&quot;;[.F978];&quot;/&quot;;[.D978])" office:value-type="string" office:string-value="3/9/2021">
            <text:p>3/9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2697.39</text:p>
          </table:table-cell>
          <table:table-cell table:formula="of:=MATCH([.B97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79];&quot;/&quot;;[.F979];&quot;/&quot;;[.D979])" office:value-type="string" office:string-value="4/9/2021">
            <text:p>4/9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2440.32</text:p>
          </table:table-cell>
          <table:table-cell table:formula="of:=MATCH([.B98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0];&quot;/&quot;;[.F980];&quot;/&quot;;[.D980])" office:value-type="string" office:string-value="5/9/2021">
            <text:p>5/9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3184.48</text:p>
          </table:table-cell>
          <table:table-cell table:formula="of:=MATCH([.B98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1];&quot;/&quot;;[.F981];&quot;/&quot;;[.D981])" office:value-type="string" office:string-value="6/9/2021">
            <text:p>6/9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3252.30</text:p>
          </table:table-cell>
          <table:table-cell table:formula="of:=MATCH([.B98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2];&quot;/&quot;;[.F982];&quot;/&quot;;[.D982])" office:value-type="string" office:string-value="7/9/2021">
            <text:p>7/9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3165.87</text:p>
          </table:table-cell>
          <table:table-cell table:formula="of:=MATCH([.B98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3];&quot;/&quot;;[.F983];&quot;/&quot;;[.D983])" office:value-type="string" office:string-value="8/9/2021">
            <text:p>8/9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3307.93</text:p>
          </table:table-cell>
          <table:table-cell table:formula="of:=MATCH([.B98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4];&quot;/&quot;;[.F984];&quot;/&quot;;[.D984])" office:value-type="string" office:string-value="9/9/2021">
            <text:p>9/9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3497.26</text:p>
          </table:table-cell>
          <table:table-cell table:formula="of:=MATCH([.B98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5];&quot;/&quot;;[.F985];&quot;/&quot;;[.D985])" office:value-type="string" office:string-value="10/9/2021">
            <text:p>10/9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3262.86</text:p>
          </table:table-cell>
          <table:table-cell table:formula="of:=MATCH([.B98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6];&quot;/&quot;;[.F986];&quot;/&quot;;[.D986])" office:value-type="string" office:string-value="11/9/2021">
            <text:p>11/9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2654.46</text:p>
          </table:table-cell>
          <table:table-cell table:formula="of:=MATCH([.B98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7];&quot;/&quot;;[.F987];&quot;/&quot;;[.D987])" office:value-type="string" office:string-value="12/9/2021">
            <text:p>12/9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3582.44</text:p>
          </table:table-cell>
          <table:table-cell table:formula="of:=MATCH([.B98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8];&quot;/&quot;;[.F988];&quot;/&quot;;[.D988])" office:value-type="string" office:string-value="13/9/2021">
            <text:p>13/9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3636.82</text:p>
          </table:table-cell>
          <table:table-cell table:formula="of:=MATCH([.B98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89];&quot;/&quot;;[.F989];&quot;/&quot;;[.D989])" office:value-type="string" office:string-value="14/9/2021">
            <text:p>14/9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4259.12</text:p>
          </table:table-cell>
          <table:table-cell table:formula="of:=MATCH([.B99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0];&quot;/&quot;;[.F990];&quot;/&quot;;[.D990])" office:value-type="string" office:string-value="15/9/2021">
            <text:p>15/9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4021.31</text:p>
          </table:table-cell>
          <table:table-cell table:formula="of:=MATCH([.B99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1];&quot;/&quot;;[.F991];&quot;/&quot;;[.D991])" office:value-type="string" office:string-value="16/9/2021">
            <text:p>16/9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3970.28</text:p>
          </table:table-cell>
          <table:table-cell table:formula="of:=MATCH([.B99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2];&quot;/&quot;;[.F992];&quot;/&quot;;[.D992])" office:value-type="string" office:string-value="17/9/2021">
            <text:p>17/9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3345.94</text:p>
          </table:table-cell>
          <table:table-cell table:formula="of:=MATCH([.B99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3];&quot;/&quot;;[.F993];&quot;/&quot;;[.D993])" office:value-type="string" office:string-value="18/9/2021">
            <text:p>18/9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2380.34</text:p>
          </table:table-cell>
          <table:table-cell table:formula="of:=MATCH([.B99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4];&quot;/&quot;;[.F994];&quot;/&quot;;[.D994])" office:value-type="string" office:string-value="19/9/2021">
            <text:p>19/9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3832.27</text:p>
          </table:table-cell>
          <table:table-cell table:formula="of:=MATCH([.B99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5];&quot;/&quot;;[.F995];&quot;/&quot;;[.D995])" office:value-type="string" office:string-value="20/9/2021">
            <text:p>20/9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3804.99</text:p>
          </table:table-cell>
          <table:table-cell table:formula="of:=MATCH([.B99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6];&quot;/&quot;;[.F996];&quot;/&quot;;[.D996])" office:value-type="string" office:string-value="21/9/2021">
            <text:p>21/9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3704.28</text:p>
          </table:table-cell>
          <table:table-cell table:formula="of:=MATCH([.B99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7];&quot;/&quot;;[.F997];&quot;/&quot;;[.D997])" office:value-type="string" office:string-value="22/9/2021">
            <text:p>22/9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3056.05</text:p>
          </table:table-cell>
          <table:table-cell table:formula="of:=MATCH([.B99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8];&quot;/&quot;;[.F998];&quot;/&quot;;[.D998])" office:value-type="string" office:string-value="23/9/2021">
            <text:p>23/9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2770.55</text:p>
          </table:table-cell>
          <table:table-cell table:formula="of:=MATCH([.B99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999];&quot;/&quot;;[.F999];&quot;/&quot;;[.D999])" office:value-type="string" office:string-value="24/9/2021">
            <text:p>24/9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3242.00</text:p>
          </table:table-cell>
          <table:table-cell table:formula="of:=MATCH([.B100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000];&quot;/&quot;;[.F1000];&quot;/&quot;;[.D1000])" office:value-type="string" office:string-value="25/9/2021">
            <text:p>25/9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3194.48</text:p>
          </table:table-cell>
          <table:table-cell table:formula="of:=MATCH([.B100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001];&quot;/&quot;;[.F1001];&quot;/&quot;;[.D1001])" office:value-type="string" office:string-value="26/9/2021">
            <text:p>26/9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3644.19</text:p>
          </table:table-cell>
          <table:table-cell table:formula="of:=MATCH([.B100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002];&quot;/&quot;;[.F1002];&quot;/&quot;;[.D1002])" office:value-type="string" office:string-value="27/9/2021">
            <text:p>27/9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3946.17</text:p>
          </table:table-cell>
          <table:table-cell table:formula="of:=MATCH([.B100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003];&quot;/&quot;;[.F1003];&quot;/&quot;;[.D1003])" office:value-type="string" office:string-value="28/9/2021">
            <text:p>28/9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3417.53</text:p>
          </table:table-cell>
          <table:table-cell table:formula="of:=MATCH([.B100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004];&quot;/&quot;;[.F1004];&quot;/&quot;;[.D1004])" office:value-type="string" office:string-value="29/9/2021">
            <text:p>29/9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2975.47</text:p>
          </table:table-cell>
          <table:table-cell table:formula="of:=MATCH([.B100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005];&quot;/&quot;;[.F1005];&quot;/&quot;;[.D1005])" office:value-type="string" office:string-value="30/9/2021">
            <text:p>30/9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2775.79</text:p>
          </table:table-cell>
          <table:table-cell table:formula="of:=MATCH([.B100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06];&quot;/&quot;;[.F1006];&quot;/&quot;;[.D1006])" office:value-type="string" office:string-value="1/10/2021">
            <text:p>1/10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2652.15</text:p>
          </table:table-cell>
          <table:table-cell table:formula="of:=MATCH([.B100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07];&quot;/&quot;;[.F1007];&quot;/&quot;;[.D1007])" office:value-type="string" office:string-value="2/10/2021">
            <text:p>2/10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1074.44</text:p>
          </table:table-cell>
          <table:table-cell table:formula="of:=MATCH([.B100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08];&quot;/&quot;;[.F1008];&quot;/&quot;;[.D1008])" office:value-type="string" office:string-value="3/10/2021">
            <text:p>3/10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4003.62</text:p>
          </table:table-cell>
          <table:table-cell table:formula="of:=MATCH([.B100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09];&quot;/&quot;;[.F1009];&quot;/&quot;;[.D1009])" office:value-type="string" office:string-value="4/10/2021">
            <text:p>4/10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4042.74</text:p>
          </table:table-cell>
          <table:table-cell table:formula="of:=MATCH([.B101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0];&quot;/&quot;;[.F1010];&quot;/&quot;;[.D1010])" office:value-type="string" office:string-value="5/10/2021">
            <text:p>5/10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4681.41</text:p>
          </table:table-cell>
          <table:table-cell table:formula="of:=MATCH([.B101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1];&quot;/&quot;;[.F1011];&quot;/&quot;;[.D1011])" office:value-type="string" office:string-value="6/10/2021">
            <text:p>6/10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6884.01</text:p>
          </table:table-cell>
          <table:table-cell table:formula="of:=MATCH([.B101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2];&quot;/&quot;;[.F1012];&quot;/&quot;;[.D1012])" office:value-type="string" office:string-value="7/10/2021">
            <text:p>7/10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5165.54</text:p>
          </table:table-cell>
          <table:table-cell table:formula="of:=MATCH([.B101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3];&quot;/&quot;;[.F1013];&quot;/&quot;;[.D1013])" office:value-type="string" office:string-value="8/10/2021">
            <text:p>8/10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3506.58</text:p>
          </table:table-cell>
          <table:table-cell table:formula="of:=MATCH([.B101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4];&quot;/&quot;;[.F1014];&quot;/&quot;;[.D1014])" office:value-type="string" office:string-value="9/10/2021">
            <text:p>9/10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3658.37</text:p>
          </table:table-cell>
          <table:table-cell table:formula="of:=MATCH([.B101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5];&quot;/&quot;;[.F1015];&quot;/&quot;;[.D1015])" office:value-type="string" office:string-value="10/10/2021">
            <text:p>10/10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4235.76</text:p>
          </table:table-cell>
          <table:table-cell table:formula="of:=MATCH([.B101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6];&quot;/&quot;;[.F1016];&quot;/&quot;;[.D1016])" office:value-type="string" office:string-value="11/10/2021">
            <text:p>11/10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4308.09</text:p>
          </table:table-cell>
          <table:table-cell table:formula="of:=MATCH([.B101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7];&quot;/&quot;;[.F1017];&quot;/&quot;;[.D1017])" office:value-type="string" office:string-value="12/10/2021">
            <text:p>12/10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4775.72</text:p>
          </table:table-cell>
          <table:table-cell table:formula="of:=MATCH([.B101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8];&quot;/&quot;;[.F1018];&quot;/&quot;;[.D1018])" office:value-type="string" office:string-value="13/10/2021">
            <text:p>13/10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4427.50</text:p>
          </table:table-cell>
          <table:table-cell table:formula="of:=MATCH([.B101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19];&quot;/&quot;;[.F1019];&quot;/&quot;;[.D1019])" office:value-type="string" office:string-value="14/10/2021">
            <text:p>14/10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3191.89</text:p>
          </table:table-cell>
          <table:table-cell table:formula="of:=MATCH([.B102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0];&quot;/&quot;;[.F1020];&quot;/&quot;;[.D1020])" office:value-type="string" office:string-value="15/10/2021">
            <text:p>15/10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3982.91</text:p>
          </table:table-cell>
          <table:table-cell table:formula="of:=MATCH([.B102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1];&quot;/&quot;;[.F1021];&quot;/&quot;;[.D1021])" office:value-type="string" office:string-value="16/10/2021">
            <text:p>16/10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3603.12</text:p>
          </table:table-cell>
          <table:table-cell table:formula="of:=MATCH([.B102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2];&quot;/&quot;;[.F1022];&quot;/&quot;;[.D1022])" office:value-type="string" office:string-value="17/10/2021">
            <text:p>17/10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4828.42</text:p>
          </table:table-cell>
          <table:table-cell table:formula="of:=MATCH([.B102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3];&quot;/&quot;;[.F1023];&quot;/&quot;;[.D1023])" office:value-type="string" office:string-value="18/10/2021">
            <text:p>18/10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3925.17</text:p>
          </table:table-cell>
          <table:table-cell table:formula="of:=MATCH([.B102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4];&quot;/&quot;;[.F1024];&quot;/&quot;;[.D1024])" office:value-type="string" office:string-value="19/10/2021">
            <text:p>19/10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2169.66</text:p>
          </table:table-cell>
          <table:table-cell table:formula="of:=MATCH([.B102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5];&quot;/&quot;;[.F1025];&quot;/&quot;;[.D1025])" office:value-type="string" office:string-value="20/10/2021">
            <text:p>20/10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1904.93</text:p>
          </table:table-cell>
          <table:table-cell table:formula="of:=MATCH([.B102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6];&quot;/&quot;;[.F1026];&quot;/&quot;;[.D1026])" office:value-type="string" office:string-value="21/10/2021">
            <text:p>21/10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2035.35</text:p>
          </table:table-cell>
          <table:table-cell table:formula="of:=MATCH([.B102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7];&quot;/&quot;;[.F1027];&quot;/&quot;;[.D1027])" office:value-type="string" office:string-value="22/10/2021">
            <text:p>22/10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3572.45</text:p>
          </table:table-cell>
          <table:table-cell table:formula="of:=MATCH([.B102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8];&quot;/&quot;;[.F1028];&quot;/&quot;;[.D1028])" office:value-type="string" office:string-value="23/10/2021">
            <text:p>23/10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2550.40</text:p>
          </table:table-cell>
          <table:table-cell table:formula="of:=MATCH([.B102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29];&quot;/&quot;;[.F1029];&quot;/&quot;;[.D1029])" office:value-type="string" office:string-value="24/10/2021">
            <text:p>24/10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4340.66</text:p>
          </table:table-cell>
          <table:table-cell table:formula="of:=MATCH([.B103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30];&quot;/&quot;;[.F1030];&quot;/&quot;;[.D1030])" office:value-type="string" office:string-value="25/10/2021">
            <text:p>25/10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4480.49</text:p>
          </table:table-cell>
          <table:table-cell table:formula="of:=MATCH([.B103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31];&quot;/&quot;;[.F1031];&quot;/&quot;;[.D1031])" office:value-type="string" office:string-value="26/10/2021">
            <text:p>26/10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3697.28</text:p>
          </table:table-cell>
          <table:table-cell table:formula="of:=MATCH([.B103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32];&quot;/&quot;;[.F1032];&quot;/&quot;;[.D1032])" office:value-type="string" office:string-value="27/10/2021">
            <text:p>27/10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3871.89</text:p>
          </table:table-cell>
          <table:table-cell table:formula="of:=MATCH([.B103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33];&quot;/&quot;;[.F1033];&quot;/&quot;;[.D1033])" office:value-type="string" office:string-value="28/10/2021">
            <text:p>28/10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2896.13</text:p>
          </table:table-cell>
          <table:table-cell table:formula="of:=MATCH([.B103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34];&quot;/&quot;;[.F1034];&quot;/&quot;;[.D1034])" office:value-type="string" office:string-value="29/10/2021">
            <text:p>29/10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2162.32</text:p>
          </table:table-cell>
          <table:table-cell table:formula="of:=MATCH([.B103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35];&quot;/&quot;;[.F1035];&quot;/&quot;;[.D1035])" office:value-type="string" office:string-value="30/10/2021">
            <text:p>30/10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1741.34</text:p>
          </table:table-cell>
          <table:table-cell table:formula="of:=MATCH([.B103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036];&quot;/&quot;;[.F1036];&quot;/&quot;;[.D1036])" office:value-type="string" office:string-value="31/10/2021">
            <text:p>31/10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2825.71</text:p>
          </table:table-cell>
          <table:table-cell table:formula="of:=MATCH([.B103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37];&quot;/&quot;;[.F1037];&quot;/&quot;;[.D1037])" office:value-type="string" office:string-value="1/11/2021">
            <text:p>1/1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5219.06</text:p>
          </table:table-cell>
          <table:table-cell table:formula="of:=MATCH([.B103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38];&quot;/&quot;;[.F1038];&quot;/&quot;;[.D1038])" office:value-type="string" office:string-value="2/11/2021">
            <text:p>2/1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4933.71</text:p>
          </table:table-cell>
          <table:table-cell table:formula="of:=MATCH([.B103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39];&quot;/&quot;;[.F1039];&quot;/&quot;;[.D1039])" office:value-type="string" office:string-value="3/11/2021">
            <text:p>3/11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4385.38</text:p>
          </table:table-cell>
          <table:table-cell table:formula="of:=MATCH([.B104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0];&quot;/&quot;;[.F1040];&quot;/&quot;;[.D1040])" office:value-type="string" office:string-value="4/11/2021">
            <text:p>4/11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3992.47</text:p>
          </table:table-cell>
          <table:table-cell table:formula="of:=MATCH([.B104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1];&quot;/&quot;;[.F1041];&quot;/&quot;;[.D1041])" office:value-type="string" office:string-value="5/11/2021">
            <text:p>5/1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1951.58</text:p>
          </table:table-cell>
          <table:table-cell table:formula="of:=MATCH([.B104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2];&quot;/&quot;;[.F1042];&quot;/&quot;;[.D1042])" office:value-type="string" office:string-value="6/11/2021">
            <text:p>6/1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1060.89</text:p>
          </table:table-cell>
          <table:table-cell table:formula="of:=MATCH([.B104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3];&quot;/&quot;;[.F1043];&quot;/&quot;;[.D1043])" office:value-type="string" office:string-value="7/11/2021">
            <text:p>7/1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4479.69</text:p>
          </table:table-cell>
          <table:table-cell table:formula="of:=MATCH([.B104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4];&quot;/&quot;;[.F1044];&quot;/&quot;;[.D1044])" office:value-type="string" office:string-value="8/11/2021">
            <text:p>8/1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4078.82</text:p>
          </table:table-cell>
          <table:table-cell table:formula="of:=MATCH([.B104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5];&quot;/&quot;;[.F1045];&quot;/&quot;;[.D1045])" office:value-type="string" office:string-value="9/11/2021">
            <text:p>9/1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4443.50</text:p>
          </table:table-cell>
          <table:table-cell table:formula="of:=MATCH([.B104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6];&quot;/&quot;;[.F1046];&quot;/&quot;;[.D1046])" office:value-type="string" office:string-value="10/11/2021">
            <text:p>10/11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4785.47</text:p>
          </table:table-cell>
          <table:table-cell table:formula="of:=MATCH([.B104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7];&quot;/&quot;;[.F1047];&quot;/&quot;;[.D1047])" office:value-type="string" office:string-value="11/11/2021">
            <text:p>11/11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4212.46</text:p>
          </table:table-cell>
          <table:table-cell table:formula="of:=MATCH([.B104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8];&quot;/&quot;;[.F1048];&quot;/&quot;;[.D1048])" office:value-type="string" office:string-value="12/11/2021">
            <text:p>12/1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3960.09</text:p>
          </table:table-cell>
          <table:table-cell table:formula="of:=MATCH([.B104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49];&quot;/&quot;;[.F1049];&quot;/&quot;;[.D1049])" office:value-type="string" office:string-value="13/11/2021">
            <text:p>13/1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4128.86</text:p>
          </table:table-cell>
          <table:table-cell table:formula="of:=MATCH([.B105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0];&quot;/&quot;;[.F1050];&quot;/&quot;;[.D1050])" office:value-type="string" office:string-value="14/11/2021">
            <text:p>14/1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5747.96</text:p>
          </table:table-cell>
          <table:table-cell table:formula="of:=MATCH([.B105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1];&quot;/&quot;;[.F1051];&quot;/&quot;;[.D1051])" office:value-type="string" office:string-value="15/11/2021">
            <text:p>15/1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5924.96</text:p>
          </table:table-cell>
          <table:table-cell table:formula="of:=MATCH([.B105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2];&quot;/&quot;;[.F1052];&quot;/&quot;;[.D1052])" office:value-type="string" office:string-value="16/11/2021">
            <text:p>16/1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4391.53</text:p>
          </table:table-cell>
          <table:table-cell table:formula="of:=MATCH([.B105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3];&quot;/&quot;;[.F1053];&quot;/&quot;;[.D1053])" office:value-type="string" office:string-value="17/11/2021">
            <text:p>17/11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3541.36</text:p>
          </table:table-cell>
          <table:table-cell table:formula="of:=MATCH([.B105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4];&quot;/&quot;;[.F1054];&quot;/&quot;;[.D1054])" office:value-type="string" office:string-value="18/11/2021">
            <text:p>18/11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3388.10</text:p>
          </table:table-cell>
          <table:table-cell table:formula="of:=MATCH([.B105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5];&quot;/&quot;;[.F1055];&quot;/&quot;;[.D1055])" office:value-type="string" office:string-value="19/11/2021">
            <text:p>19/1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3400.05</text:p>
          </table:table-cell>
          <table:table-cell table:formula="of:=MATCH([.B105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6];&quot;/&quot;;[.F1056];&quot;/&quot;;[.D1056])" office:value-type="string" office:string-value="20/11/2021">
            <text:p>20/1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3725.57</text:p>
          </table:table-cell>
          <table:table-cell table:formula="of:=MATCH([.B105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7];&quot;/&quot;;[.F1057];&quot;/&quot;;[.D1057])" office:value-type="string" office:string-value="21/11/2021">
            <text:p>21/1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6058.30</text:p>
          </table:table-cell>
          <table:table-cell table:formula="of:=MATCH([.B105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8];&quot;/&quot;;[.F1058];&quot;/&quot;;[.D1058])" office:value-type="string" office:string-value="22/11/2021">
            <text:p>22/1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6118.98</text:p>
          </table:table-cell>
          <table:table-cell table:formula="of:=MATCH([.B105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59];&quot;/&quot;;[.F1059];&quot;/&quot;;[.D1059])" office:value-type="string" office:string-value="23/11/2021">
            <text:p>23/1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6984.07</text:p>
          </table:table-cell>
          <table:table-cell table:formula="of:=MATCH([.B106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60];&quot;/&quot;;[.F1060];&quot;/&quot;;[.D1060])" office:value-type="string" office:string-value="24/11/2021">
            <text:p>24/11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6366.12</text:p>
          </table:table-cell>
          <table:table-cell table:formula="of:=MATCH([.B106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61];&quot;/&quot;;[.F1061];&quot;/&quot;;[.D1061])" office:value-type="string" office:string-value="25/11/2021">
            <text:p>25/11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5245.56</text:p>
          </table:table-cell>
          <table:table-cell table:formula="of:=MATCH([.B106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62];&quot;/&quot;;[.F1062];&quot;/&quot;;[.D1062])" office:value-type="string" office:string-value="26/11/2021">
            <text:p>26/11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5207.35</text:p>
          </table:table-cell>
          <table:table-cell table:formula="of:=MATCH([.B106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63];&quot;/&quot;;[.F1063];&quot;/&quot;;[.D1063])" office:value-type="string" office:string-value="27/11/2021">
            <text:p>27/11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5162.92</text:p>
          </table:table-cell>
          <table:table-cell table:formula="of:=MATCH([.B106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64];&quot;/&quot;;[.F1064];&quot;/&quot;;[.D1064])" office:value-type="string" office:string-value="28/11/2021">
            <text:p>28/11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6827.24</text:p>
          </table:table-cell>
          <table:table-cell table:formula="of:=MATCH([.B106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65];&quot;/&quot;;[.F1065];&quot;/&quot;;[.D1065])" office:value-type="string" office:string-value="29/11/2021">
            <text:p>29/11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4821.11</text:p>
          </table:table-cell>
          <table:table-cell table:formula="of:=MATCH([.B106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066];&quot;/&quot;;[.F1066];&quot;/&quot;;[.D1066])" office:value-type="string" office:string-value="30/11/2021">
            <text:p>30/11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5159.84</text:p>
          </table:table-cell>
          <table:table-cell table:formula="of:=MATCH([.B106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67];&quot;/&quot;;[.F1067];&quot;/&quot;;[.D1067])" office:value-type="string" office:string-value="1/12/2021">
            <text:p>1/1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5145.52</text:p>
          </table:table-cell>
          <table:table-cell table:formula="of:=MATCH([.B106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68];&quot;/&quot;;[.F1068];&quot;/&quot;;[.D1068])" office:value-type="string" office:string-value="2/12/2021">
            <text:p>2/1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office:value-type="string">
            <text:p>4919.65</text:p>
          </table:table-cell>
          <table:table-cell table:formula="of:=MATCH([.B106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69];&quot;/&quot;;[.F1069];&quot;/&quot;;[.D1069])" office:value-type="string" office:string-value="3/12/2021">
            <text:p>3/1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4">
            <text:p>4</text:p>
          </table:table-cell>
          <table:table-cell office:value-type="float" office:value="2021">
            <text:p>2021</text:p>
          </table:table-cell>
          <table:table-cell office:value-type="string">
            <text:p>4988.04</text:p>
          </table:table-cell>
          <table:table-cell table:formula="of:=MATCH([.B107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0];&quot;/&quot;;[.F1070];&quot;/&quot;;[.D1070])" office:value-type="string" office:string-value="4/12/2021">
            <text:p>4/12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office:value-type="string">
            <text:p>3998.75</text:p>
          </table:table-cell>
          <table:table-cell table:formula="of:=MATCH([.B107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1];&quot;/&quot;;[.F1071];&quot;/&quot;;[.D1071])" office:value-type="string" office:string-value="5/12/2021">
            <text:p>5/12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6">
            <text:p>6</text:p>
          </table:table-cell>
          <table:table-cell office:value-type="float" office:value="2021">
            <text:p>2021</text:p>
          </table:table-cell>
          <table:table-cell office:value-type="string">
            <text:p>6748.15</text:p>
          </table:table-cell>
          <table:table-cell table:formula="of:=MATCH([.B107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2];&quot;/&quot;;[.F1072];&quot;/&quot;;[.D1072])" office:value-type="string" office:string-value="6/12/2021">
            <text:p>6/12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7">
            <text:p>7</text:p>
          </table:table-cell>
          <table:table-cell office:value-type="float" office:value="2021">
            <text:p>2021</text:p>
          </table:table-cell>
          <table:table-cell office:value-type="string">
            <text:p>5828.64</text:p>
          </table:table-cell>
          <table:table-cell table:formula="of:=MATCH([.B107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3];&quot;/&quot;;[.F1073];&quot;/&quot;;[.D1073])" office:value-type="string" office:string-value="7/12/2021">
            <text:p>7/12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8">
            <text:p>8</text:p>
          </table:table-cell>
          <table:table-cell office:value-type="float" office:value="2021">
            <text:p>2021</text:p>
          </table:table-cell>
          <table:table-cell office:value-type="string">
            <text:p>5615.62</text:p>
          </table:table-cell>
          <table:table-cell table:formula="of:=MATCH([.B107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4];&quot;/&quot;;[.F1074];&quot;/&quot;;[.D1074])" office:value-type="string" office:string-value="8/12/2021">
            <text:p>8/1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string">
            <text:p>7067.97</text:p>
          </table:table-cell>
          <table:table-cell table:formula="of:=MATCH([.B107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5];&quot;/&quot;;[.F1075];&quot;/&quot;;[.D1075])" office:value-type="string" office:string-value="9/12/2021">
            <text:p>9/1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10">
            <text:p>10</text:p>
          </table:table-cell>
          <table:table-cell office:value-type="float" office:value="2021">
            <text:p>2021</text:p>
          </table:table-cell>
          <table:table-cell office:value-type="string">
            <text:p>6082.03</text:p>
          </table:table-cell>
          <table:table-cell table:formula="of:=MATCH([.B107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6];&quot;/&quot;;[.F1076];&quot;/&quot;;[.D1076])" office:value-type="string" office:string-value="10/12/2021">
            <text:p>10/1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11">
            <text:p>11</text:p>
          </table:table-cell>
          <table:table-cell office:value-type="float" office:value="2021">
            <text:p>2021</text:p>
          </table:table-cell>
          <table:table-cell office:value-type="string">
            <text:p>5938.80</text:p>
          </table:table-cell>
          <table:table-cell table:formula="of:=MATCH([.B107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7];&quot;/&quot;;[.F1077];&quot;/&quot;;[.D1077])" office:value-type="string" office:string-value="11/12/2021">
            <text:p>11/12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2">
            <text:p>12</text:p>
          </table:table-cell>
          <table:table-cell office:value-type="float" office:value="2021">
            <text:p>2021</text:p>
          </table:table-cell>
          <table:table-cell office:value-type="string">
            <text:p>4634.48</text:p>
          </table:table-cell>
          <table:table-cell table:formula="of:=MATCH([.B107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8];&quot;/&quot;;[.F1078];&quot;/&quot;;[.D1078])" office:value-type="string" office:string-value="12/12/2021">
            <text:p>12/12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13">
            <text:p>13</text:p>
          </table:table-cell>
          <table:table-cell office:value-type="float" office:value="2021">
            <text:p>2021</text:p>
          </table:table-cell>
          <table:table-cell office:value-type="string">
            <text:p>6723.75</text:p>
          </table:table-cell>
          <table:table-cell table:formula="of:=MATCH([.B107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79];&quot;/&quot;;[.F1079];&quot;/&quot;;[.D1079])" office:value-type="string" office:string-value="13/12/2021">
            <text:p>13/12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14">
            <text:p>14</text:p>
          </table:table-cell>
          <table:table-cell office:value-type="float" office:value="2021">
            <text:p>2021</text:p>
          </table:table-cell>
          <table:table-cell office:value-type="string">
            <text:p>7598.36</text:p>
          </table:table-cell>
          <table:table-cell table:formula="of:=MATCH([.B108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0];&quot;/&quot;;[.F1080];&quot;/&quot;;[.D1080])" office:value-type="string" office:string-value="14/12/2021">
            <text:p>14/12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15">
            <text:p>15</text:p>
          </table:table-cell>
          <table:table-cell office:value-type="float" office:value="2021">
            <text:p>2021</text:p>
          </table:table-cell>
          <table:table-cell office:value-type="string">
            <text:p>7512.27</text:p>
          </table:table-cell>
          <table:table-cell table:formula="of:=MATCH([.B108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1];&quot;/&quot;;[.F1081];&quot;/&quot;;[.D1081])" office:value-type="string" office:string-value="15/12/2021">
            <text:p>15/1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16">
            <text:p>16</text:p>
          </table:table-cell>
          <table:table-cell office:value-type="float" office:value="2021">
            <text:p>2021</text:p>
          </table:table-cell>
          <table:table-cell office:value-type="string">
            <text:p>8703.98</text:p>
          </table:table-cell>
          <table:table-cell table:formula="of:=MATCH([.B108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2];&quot;/&quot;;[.F1082];&quot;/&quot;;[.D1082])" office:value-type="string" office:string-value="16/12/2021">
            <text:p>16/1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8499.71</text:p>
          </table:table-cell>
          <table:table-cell table:formula="of:=MATCH([.B108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3];&quot;/&quot;;[.F1083];&quot;/&quot;;[.D1083])" office:value-type="string" office:string-value="17/12/2021">
            <text:p>17/1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6003.30</text:p>
          </table:table-cell>
          <table:table-cell table:formula="of:=MATCH([.B108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4];&quot;/&quot;;[.F1084];&quot;/&quot;;[.D1084])" office:value-type="string" office:string-value="18/12/2021">
            <text:p>18/12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2911.91</text:p>
          </table:table-cell>
          <table:table-cell table:formula="of:=MATCH([.B108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5];&quot;/&quot;;[.F1085];&quot;/&quot;;[.D1085])" office:value-type="string" office:string-value="19/12/2021">
            <text:p>19/12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7918.24</text:p>
          </table:table-cell>
          <table:table-cell table:formula="of:=MATCH([.B108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6];&quot;/&quot;;[.F1086];&quot;/&quot;;[.D1086])" office:value-type="string" office:string-value="20/12/2021">
            <text:p>20/12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10597.91</text:p>
          </table:table-cell>
          <table:table-cell table:formula="of:=MATCH([.B108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7];&quot;/&quot;;[.F1087];&quot;/&quot;;[.D1087])" office:value-type="string" office:string-value="21/12/2021">
            <text:p>21/12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10399.70</text:p>
          </table:table-cell>
          <table:table-cell table:formula="of:=MATCH([.B108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8];&quot;/&quot;;[.F1088];&quot;/&quot;;[.D1088])" office:value-type="string" office:string-value="22/12/2021">
            <text:p>22/1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7378.97</text:p>
          </table:table-cell>
          <table:table-cell table:formula="of:=MATCH([.B108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89];&quot;/&quot;;[.F1089];&quot;/&quot;;[.D1089])" office:value-type="string" office:string-value="23/12/2021">
            <text:p>23/1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4640.43</text:p>
          </table:table-cell>
          <table:table-cell table:formula="of:=MATCH([.B109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90];&quot;/&quot;;[.F1090];&quot;/&quot;;[.D1090])" office:value-type="string" office:string-value="24/12/2021">
            <text:p>24/1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4552.60</text:p>
          </table:table-cell>
          <table:table-cell table:formula="of:=MATCH([.B109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91];&quot;/&quot;;[.F1091];&quot;/&quot;;[.D1091])" office:value-type="string" office:string-value="25/12/2021">
            <text:p>25/12/2021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4025.41</text:p>
          </table:table-cell>
          <table:table-cell table:formula="of:=MATCH([.B109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92];&quot;/&quot;;[.F1092];&quot;/&quot;;[.D1092])" office:value-type="string" office:string-value="26/12/2021">
            <text:p>26/12/202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3762.18</text:p>
          </table:table-cell>
          <table:table-cell table:formula="of:=MATCH([.B109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93];&quot;/&quot;;[.F1093];&quot;/&quot;;[.D1093])" office:value-type="string" office:string-value="27/12/2021">
            <text:p>27/12/2021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2978.34</text:p>
          </table:table-cell>
          <table:table-cell table:formula="of:=MATCH([.B109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94];&quot;/&quot;;[.F1094];&quot;/&quot;;[.D1094])" office:value-type="string" office:string-value="28/12/2021">
            <text:p>28/12/2021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3883.86</text:p>
          </table:table-cell>
          <table:table-cell table:formula="of:=MATCH([.B109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95];&quot;/&quot;;[.F1095];&quot;/&quot;;[.D1095])" office:value-type="string" office:string-value="29/12/2021">
            <text:p>29/12/202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2914.12</text:p>
          </table:table-cell>
          <table:table-cell table:formula="of:=MATCH([.B109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96];&quot;/&quot;;[.F1096];&quot;/&quot;;[.D1096])" office:value-type="string" office:string-value="30/12/2021">
            <text:p>30/12/2021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2088.61</text:p>
          </table:table-cell>
          <table:table-cell table:formula="of:=MATCH([.B109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097];&quot;/&quot;;[.F1097];&quot;/&quot;;[.D1097])" office:value-type="string" office:string-value="31/12/2021">
            <text:p>31/12/2021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2052.90</text:p>
          </table:table-cell>
          <table:table-cell table:formula="of:=MATCH([.B109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098];&quot;/&quot;;[.F1098];&quot;/&quot;;[.D1098])" office:value-type="string" office:string-value="1/1/2022">
            <text:p>1/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1409.69</text:p>
          </table:table-cell>
          <table:table-cell table:formula="of:=MATCH([.B109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099];&quot;/&quot;;[.F1099];&quot;/&quot;;[.D1099])" office:value-type="string" office:string-value="2/1/2022">
            <text:p>2/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2214.86</text:p>
          </table:table-cell>
          <table:table-cell table:formula="of:=MATCH([.B110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0];&quot;/&quot;;[.F1100];&quot;/&quot;;[.D1100])" office:value-type="string" office:string-value="3/1/2022">
            <text:p>3/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3809.44</text:p>
          </table:table-cell>
          <table:table-cell table:formula="of:=MATCH([.B110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1];&quot;/&quot;;[.F1101];&quot;/&quot;;[.D1101])" office:value-type="string" office:string-value="4/1/2022">
            <text:p>4/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3000.45</text:p>
          </table:table-cell>
          <table:table-cell table:formula="of:=MATCH([.B110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2];&quot;/&quot;;[.F1102];&quot;/&quot;;[.D1102])" office:value-type="string" office:string-value="5/1/2022">
            <text:p>5/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4761.21</text:p>
          </table:table-cell>
          <table:table-cell table:formula="of:=MATCH([.B110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3];&quot;/&quot;;[.F1103];&quot;/&quot;;[.D1103])" office:value-type="string" office:string-value="6/1/2022">
            <text:p>6/1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4119.08</text:p>
          </table:table-cell>
          <table:table-cell table:formula="of:=MATCH([.B110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4];&quot;/&quot;;[.F1104];&quot;/&quot;;[.D1104])" office:value-type="string" office:string-value="7/1/2022">
            <text:p>7/1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4186.40</text:p>
          </table:table-cell>
          <table:table-cell table:formula="of:=MATCH([.B110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5];&quot;/&quot;;[.F1105];&quot;/&quot;;[.D1105])" office:value-type="string" office:string-value="8/1/2022">
            <text:p>8/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3593.54</text:p>
          </table:table-cell>
          <table:table-cell table:formula="of:=MATCH([.B110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6];&quot;/&quot;;[.F1106];&quot;/&quot;;[.D1106])" office:value-type="string" office:string-value="9/1/2022">
            <text:p>9/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6371.26</text:p>
          </table:table-cell>
          <table:table-cell table:formula="of:=MATCH([.B110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7];&quot;/&quot;;[.F1107];&quot;/&quot;;[.D1107])" office:value-type="string" office:string-value="10/1/2022">
            <text:p>10/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6209.97</text:p>
          </table:table-cell>
          <table:table-cell table:formula="of:=MATCH([.B110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8];&quot;/&quot;;[.F1108];&quot;/&quot;;[.D1108])" office:value-type="string" office:string-value="11/1/2022">
            <text:p>11/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5689.00</text:p>
          </table:table-cell>
          <table:table-cell table:formula="of:=MATCH([.B110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09];&quot;/&quot;;[.F1109];&quot;/&quot;;[.D1109])" office:value-type="string" office:string-value="12/1/2022">
            <text:p>12/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4375.24</text:p>
          </table:table-cell>
          <table:table-cell table:formula="of:=MATCH([.B111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0];&quot;/&quot;;[.F1110];&quot;/&quot;;[.D1110])" office:value-type="string" office:string-value="13/1/2022">
            <text:p>13/1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4378.78</text:p>
          </table:table-cell>
          <table:table-cell table:formula="of:=MATCH([.B111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1];&quot;/&quot;;[.F1111];&quot;/&quot;;[.D1111])" office:value-type="string" office:string-value="14/1/2022">
            <text:p>14/1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5192.15</text:p>
          </table:table-cell>
          <table:table-cell table:formula="of:=MATCH([.B111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2];&quot;/&quot;;[.F1112];&quot;/&quot;;[.D1112])" office:value-type="string" office:string-value="15/1/2022">
            <text:p>15/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3277.54</text:p>
          </table:table-cell>
          <table:table-cell table:formula="of:=MATCH([.B111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3];&quot;/&quot;;[.F1113];&quot;/&quot;;[.D1113])" office:value-type="string" office:string-value="16/1/2022">
            <text:p>16/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4241.17</text:p>
          </table:table-cell>
          <table:table-cell table:formula="of:=MATCH([.B111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4];&quot;/&quot;;[.F1114];&quot;/&quot;;[.D1114])" office:value-type="string" office:string-value="17/1/2022">
            <text:p>17/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5761.13</text:p>
          </table:table-cell>
          <table:table-cell table:formula="of:=MATCH([.B111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5];&quot;/&quot;;[.F1115];&quot;/&quot;;[.D1115])" office:value-type="string" office:string-value="18/1/2022">
            <text:p>18/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4663.55</text:p>
          </table:table-cell>
          <table:table-cell table:formula="of:=MATCH([.B111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6];&quot;/&quot;;[.F1116];&quot;/&quot;;[.D1116])" office:value-type="string" office:string-value="19/1/2022">
            <text:p>19/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3881.35</text:p>
          </table:table-cell>
          <table:table-cell table:formula="of:=MATCH([.B111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7];&quot;/&quot;;[.F1117];&quot;/&quot;;[.D1117])" office:value-type="string" office:string-value="20/1/2022">
            <text:p>20/1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3896.69</text:p>
          </table:table-cell>
          <table:table-cell table:formula="of:=MATCH([.B111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8];&quot;/&quot;;[.F1118];&quot;/&quot;;[.D1118])" office:value-type="string" office:string-value="21/1/2022">
            <text:p>21/1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4278.79</text:p>
          </table:table-cell>
          <table:table-cell table:formula="of:=MATCH([.B111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19];&quot;/&quot;;[.F1119];&quot;/&quot;;[.D1119])" office:value-type="string" office:string-value="22/1/2022">
            <text:p>22/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4715.51</text:p>
          </table:table-cell>
          <table:table-cell table:formula="of:=MATCH([.B112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0];&quot;/&quot;;[.F1120];&quot;/&quot;;[.D1120])" office:value-type="string" office:string-value="23/1/2022">
            <text:p>23/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6031.62</text:p>
          </table:table-cell>
          <table:table-cell table:formula="of:=MATCH([.B112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1];&quot;/&quot;;[.F1121];&quot;/&quot;;[.D1121])" office:value-type="string" office:string-value="24/1/2022">
            <text:p>24/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7277.57</text:p>
          </table:table-cell>
          <table:table-cell table:formula="of:=MATCH([.B112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2];&quot;/&quot;;[.F1122];&quot;/&quot;;[.D1122])" office:value-type="string" office:string-value="25/1/2022">
            <text:p>25/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5882.83</text:p>
          </table:table-cell>
          <table:table-cell table:formula="of:=MATCH([.B112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3];&quot;/&quot;;[.F1123];&quot;/&quot;;[.D1123])" office:value-type="string" office:string-value="26/1/2022">
            <text:p>26/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4605.76</text:p>
          </table:table-cell>
          <table:table-cell table:formula="of:=MATCH([.B112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4];&quot;/&quot;;[.F1124];&quot;/&quot;;[.D1124])" office:value-type="string" office:string-value="27/1/2022">
            <text:p>27/1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4825.21</text:p>
          </table:table-cell>
          <table:table-cell table:formula="of:=MATCH([.B112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5];&quot;/&quot;;[.F1125];&quot;/&quot;;[.D1125])" office:value-type="string" office:string-value="28/1/2022">
            <text:p>28/1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3413.63</text:p>
          </table:table-cell>
          <table:table-cell table:formula="of:=MATCH([.B112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6];&quot;/&quot;;[.F1126];&quot;/&quot;;[.D1126])" office:value-type="string" office:string-value="29/1/2022">
            <text:p>29/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3157.63</text:p>
          </table:table-cell>
          <table:table-cell table:formula="of:=MATCH([.B112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7];&quot;/&quot;;[.F1127];&quot;/&quot;;[.D1127])" office:value-type="string" office:string-value="30/1/2022">
            <text:p>30/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4889.15</text:p>
          </table:table-cell>
          <table:table-cell table:formula="of:=MATCH([.B112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128];&quot;/&quot;;[.F1128];&quot;/&quot;;[.D1128])" office:value-type="string" office:string-value="31/1/2022">
            <text:p>31/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4950.84</text:p>
          </table:table-cell>
          <table:table-cell table:formula="of:=MATCH([.B112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29];&quot;/&quot;;[.F1129];&quot;/&quot;;[.D1129])" office:value-type="string" office:string-value="1/2/2022">
            <text:p>1/2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4691.94</text:p>
          </table:table-cell>
          <table:table-cell table:formula="of:=MATCH([.B113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0];&quot;/&quot;;[.F1130];&quot;/&quot;;[.D1130])" office:value-type="string" office:string-value="2/2/2022">
            <text:p>2/2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4676.76</text:p>
          </table:table-cell>
          <table:table-cell table:formula="of:=MATCH([.B113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1];&quot;/&quot;;[.F1131];&quot;/&quot;;[.D1131])" office:value-type="string" office:string-value="3/2/2022">
            <text:p>3/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4485.93</text:p>
          </table:table-cell>
          <table:table-cell table:formula="of:=MATCH([.B113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2];&quot;/&quot;;[.F1132];&quot;/&quot;;[.D1132])" office:value-type="string" office:string-value="4/2/2022">
            <text:p>4/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2886.73</text:p>
          </table:table-cell>
          <table:table-cell table:formula="of:=MATCH([.B113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3];&quot;/&quot;;[.F1133];&quot;/&quot;;[.D1133])" office:value-type="string" office:string-value="5/2/2022">
            <text:p>5/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2305.37</text:p>
          </table:table-cell>
          <table:table-cell table:formula="of:=MATCH([.B113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4];&quot;/&quot;;[.F1134];&quot;/&quot;;[.D1134])" office:value-type="string" office:string-value="6/2/2022">
            <text:p>6/2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4437.90</text:p>
          </table:table-cell>
          <table:table-cell table:formula="of:=MATCH([.B113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5];&quot;/&quot;;[.F1135];&quot;/&quot;;[.D1135])" office:value-type="string" office:string-value="7/2/2022">
            <text:p>7/2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3788.27</text:p>
          </table:table-cell>
          <table:table-cell table:formula="of:=MATCH([.B113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6];&quot;/&quot;;[.F1136];&quot;/&quot;;[.D1136])" office:value-type="string" office:string-value="8/2/2022">
            <text:p>8/2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4380.68</text:p>
          </table:table-cell>
          <table:table-cell table:formula="of:=MATCH([.B113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7];&quot;/&quot;;[.F1137];&quot;/&quot;;[.D1137])" office:value-type="string" office:string-value="9/2/2022">
            <text:p>9/2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4695.16</text:p>
          </table:table-cell>
          <table:table-cell table:formula="of:=MATCH([.B113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8];&quot;/&quot;;[.F1138];&quot;/&quot;;[.D1138])" office:value-type="string" office:string-value="10/2/2022">
            <text:p>10/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4575.85</text:p>
          </table:table-cell>
          <table:table-cell table:formula="of:=MATCH([.B113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39];&quot;/&quot;;[.F1139];&quot;/&quot;;[.D1139])" office:value-type="string" office:string-value="11/2/2022">
            <text:p>11/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3562.03</text:p>
          </table:table-cell>
          <table:table-cell table:formula="of:=MATCH([.B114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0];&quot;/&quot;;[.F1140];&quot;/&quot;;[.D1140])" office:value-type="string" office:string-value="12/2/2022">
            <text:p>12/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2352.89</text:p>
          </table:table-cell>
          <table:table-cell table:formula="of:=MATCH([.B114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1];&quot;/&quot;;[.F1141];&quot;/&quot;;[.D1141])" office:value-type="string" office:string-value="13/2/2022">
            <text:p>13/2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4272.19</text:p>
          </table:table-cell>
          <table:table-cell table:formula="of:=MATCH([.B114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2];&quot;/&quot;;[.F1142];&quot;/&quot;;[.D1142])" office:value-type="string" office:string-value="14/2/2022">
            <text:p>14/2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4370.04</text:p>
          </table:table-cell>
          <table:table-cell table:formula="of:=MATCH([.B114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3];&quot;/&quot;;[.F1143];&quot;/&quot;;[.D1143])" office:value-type="string" office:string-value="15/2/2022">
            <text:p>15/2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3794.12</text:p>
          </table:table-cell>
          <table:table-cell table:formula="of:=MATCH([.B114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4];&quot;/&quot;;[.F1144];&quot;/&quot;;[.D1144])" office:value-type="string" office:string-value="16/2/2022">
            <text:p>16/2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2824.12</text:p>
          </table:table-cell>
          <table:table-cell table:formula="of:=MATCH([.B114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5];&quot;/&quot;;[.F1145];&quot;/&quot;;[.D1145])" office:value-type="string" office:string-value="17/2/2022">
            <text:p>17/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2901.96</text:p>
          </table:table-cell>
          <table:table-cell table:formula="of:=MATCH([.B114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6];&quot;/&quot;;[.F1146];&quot;/&quot;;[.D1146])" office:value-type="string" office:string-value="18/2/2022">
            <text:p>18/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2424.01</text:p>
          </table:table-cell>
          <table:table-cell table:formula="of:=MATCH([.B114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7];&quot;/&quot;;[.F1147];&quot;/&quot;;[.D1147])" office:value-type="string" office:string-value="19/2/2022">
            <text:p>19/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2317.44</text:p>
          </table:table-cell>
          <table:table-cell table:formula="of:=MATCH([.B114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8];&quot;/&quot;;[.F1148];&quot;/&quot;;[.D1148])" office:value-type="string" office:string-value="20/2/2022">
            <text:p>20/2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2579.74</text:p>
          </table:table-cell>
          <table:table-cell table:formula="of:=MATCH([.B114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49];&quot;/&quot;;[.F1149];&quot;/&quot;;[.D1149])" office:value-type="string" office:string-value="21/2/2022">
            <text:p>21/2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3120.31</text:p>
          </table:table-cell>
          <table:table-cell table:formula="of:=MATCH([.B115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50];&quot;/&quot;;[.F1150];&quot;/&quot;;[.D1150])" office:value-type="string" office:string-value="22/2/2022">
            <text:p>22/2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3344.11</text:p>
          </table:table-cell>
          <table:table-cell table:formula="of:=MATCH([.B115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51];&quot;/&quot;;[.F1151];&quot;/&quot;;[.D1151])" office:value-type="string" office:string-value="23/2/2022">
            <text:p>23/2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3185.07</text:p>
          </table:table-cell>
          <table:table-cell table:formula="of:=MATCH([.B115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52];&quot;/&quot;;[.F1152];&quot;/&quot;;[.D1152])" office:value-type="string" office:string-value="24/2/2022">
            <text:p>24/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3488.38</text:p>
          </table:table-cell>
          <table:table-cell table:formula="of:=MATCH([.B115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53];&quot;/&quot;;[.F1153];&quot;/&quot;;[.D1153])" office:value-type="string" office:string-value="25/2/2022">
            <text:p>25/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5559.21</text:p>
          </table:table-cell>
          <table:table-cell table:formula="of:=MATCH([.B115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54];&quot;/&quot;;[.F1154];&quot;/&quot;;[.D1154])" office:value-type="string" office:string-value="26/2/2022">
            <text:p>26/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4498.19</text:p>
          </table:table-cell>
          <table:table-cell table:formula="of:=MATCH([.B115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55];&quot;/&quot;;[.F1155];&quot;/&quot;;[.D1155])" office:value-type="string" office:string-value="27/2/2022">
            <text:p>27/2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5616.28</text:p>
          </table:table-cell>
          <table:table-cell table:formula="of:=MATCH([.B115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156];&quot;/&quot;;[.F1156];&quot;/&quot;;[.D1156])" office:value-type="string" office:string-value="28/2/2022">
            <text:p>28/2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6235.29</text:p>
          </table:table-cell>
          <table:table-cell table:formula="of:=MATCH([.B115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57];&quot;/&quot;;[.F1157];&quot;/&quot;;[.D1157])" office:value-type="string" office:string-value="1/3/2022">
            <text:p>1/3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7209.03</text:p>
          </table:table-cell>
          <table:table-cell table:formula="of:=MATCH([.B115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58];&quot;/&quot;;[.F1158];&quot;/&quot;;[.D1158])" office:value-type="string" office:string-value="2/3/2022">
            <text:p>2/3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8673.13</text:p>
          </table:table-cell>
          <table:table-cell table:formula="of:=MATCH([.B115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59];&quot;/&quot;;[.F1159];&quot;/&quot;;[.D1159])" office:value-type="string" office:string-value="3/3/2022">
            <text:p>3/3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9441.76</text:p>
          </table:table-cell>
          <table:table-cell table:formula="of:=MATCH([.B116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0];&quot;/&quot;;[.F1160];&quot;/&quot;;[.D1160])" office:value-type="string" office:string-value="4/3/2022">
            <text:p>4/3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8863.20</text:p>
          </table:table-cell>
          <table:table-cell table:formula="of:=MATCH([.B116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1];&quot;/&quot;;[.F1161];&quot;/&quot;;[.D1161])" office:value-type="string" office:string-value="5/3/2022">
            <text:p>5/3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8770.43</text:p>
          </table:table-cell>
          <table:table-cell table:formula="of:=MATCH([.B116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2];&quot;/&quot;;[.F1162];&quot;/&quot;;[.D1162])" office:value-type="string" office:string-value="6/3/2022">
            <text:p>6/3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10662.36</text:p>
          </table:table-cell>
          <table:table-cell table:formula="of:=MATCH([.B116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3];&quot;/&quot;;[.F1163];&quot;/&quot;;[.D1163])" office:value-type="string" office:string-value="7/3/2022">
            <text:p>7/3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12497.19</text:p>
          </table:table-cell>
          <table:table-cell table:formula="of:=MATCH([.B116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4];&quot;/&quot;;[.F1164];&quot;/&quot;;[.D1164])" office:value-type="string" office:string-value="8/3/2022">
            <text:p>8/3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11335.07</text:p>
          </table:table-cell>
          <table:table-cell table:formula="of:=MATCH([.B116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5];&quot;/&quot;;[.F1165];&quot;/&quot;;[.D1165])" office:value-type="string" office:string-value="9/3/2022">
            <text:p>9/3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7497.57</text:p>
          </table:table-cell>
          <table:table-cell table:formula="of:=MATCH([.B116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6];&quot;/&quot;;[.F1166];&quot;/&quot;;[.D1166])" office:value-type="string" office:string-value="10/3/2022">
            <text:p>10/3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4646.40</text:p>
          </table:table-cell>
          <table:table-cell table:formula="of:=MATCH([.B116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7];&quot;/&quot;;[.F1167];&quot;/&quot;;[.D1167])" office:value-type="string" office:string-value="11/3/2022">
            <text:p>11/3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3853.03</text:p>
          </table:table-cell>
          <table:table-cell table:formula="of:=MATCH([.B116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8];&quot;/&quot;;[.F1168];&quot;/&quot;;[.D1168])" office:value-type="string" office:string-value="12/3/2022">
            <text:p>12/3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3402.02</text:p>
          </table:table-cell>
          <table:table-cell table:formula="of:=MATCH([.B116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69];&quot;/&quot;;[.F1169];&quot;/&quot;;[.D1169])" office:value-type="string" office:string-value="13/3/2022">
            <text:p>13/3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7005.04</text:p>
          </table:table-cell>
          <table:table-cell table:formula="of:=MATCH([.B117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0];&quot;/&quot;;[.F1170];&quot;/&quot;;[.D1170])" office:value-type="string" office:string-value="14/3/2022">
            <text:p>14/3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7472.86</text:p>
          </table:table-cell>
          <table:table-cell table:formula="of:=MATCH([.B117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1];&quot;/&quot;;[.F1171];&quot;/&quot;;[.D1171])" office:value-type="string" office:string-value="15/3/2022">
            <text:p>15/3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6290.81</text:p>
          </table:table-cell>
          <table:table-cell table:formula="of:=MATCH([.B117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2];&quot;/&quot;;[.F1172];&quot;/&quot;;[.D1172])" office:value-type="string" office:string-value="16/3/2022">
            <text:p>16/3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5877.27</text:p>
          </table:table-cell>
          <table:table-cell table:formula="of:=MATCH([.B117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3];&quot;/&quot;;[.F1173];&quot;/&quot;;[.D1173])" office:value-type="string" office:string-value="17/3/2022">
            <text:p>17/3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5685.88</text:p>
          </table:table-cell>
          <table:table-cell table:formula="of:=MATCH([.B117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4];&quot;/&quot;;[.F1174];&quot;/&quot;;[.D1174])" office:value-type="string" office:string-value="18/3/2022">
            <text:p>18/3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3561.02</text:p>
          </table:table-cell>
          <table:table-cell table:formula="of:=MATCH([.B117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5];&quot;/&quot;;[.F1175];&quot;/&quot;;[.D1175])" office:value-type="string" office:string-value="19/3/2022">
            <text:p>19/3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1952.56</text:p>
          </table:table-cell>
          <table:table-cell table:formula="of:=MATCH([.B117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6];&quot;/&quot;;[.F1176];&quot;/&quot;;[.D1176])" office:value-type="string" office:string-value="20/3/2022">
            <text:p>20/3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5079.05</text:p>
          </table:table-cell>
          <table:table-cell table:formula="of:=MATCH([.B117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7];&quot;/&quot;;[.F1177];&quot;/&quot;;[.D1177])" office:value-type="string" office:string-value="21/3/2022">
            <text:p>21/3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5836.51</text:p>
          </table:table-cell>
          <table:table-cell table:formula="of:=MATCH([.B117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8];&quot;/&quot;;[.F1178];&quot;/&quot;;[.D1178])" office:value-type="string" office:string-value="22/3/2022">
            <text:p>22/3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5814.18</text:p>
          </table:table-cell>
          <table:table-cell table:formula="of:=MATCH([.B117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79];&quot;/&quot;;[.F1179];&quot;/&quot;;[.D1179])" office:value-type="string" office:string-value="23/3/2022">
            <text:p>23/3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5883.32</text:p>
          </table:table-cell>
          <table:table-cell table:formula="of:=MATCH([.B118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80];&quot;/&quot;;[.F1180];&quot;/&quot;;[.D1180])" office:value-type="string" office:string-value="24/3/2022">
            <text:p>24/3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6022.72</text:p>
          </table:table-cell>
          <table:table-cell table:formula="of:=MATCH([.B118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81];&quot;/&quot;;[.F1181];&quot;/&quot;;[.D1181])" office:value-type="string" office:string-value="25/3/2022">
            <text:p>25/3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4671.52</text:p>
          </table:table-cell>
          <table:table-cell table:formula="of:=MATCH([.B118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82];&quot;/&quot;;[.F1182];&quot;/&quot;;[.D1182])" office:value-type="string" office:string-value="26/3/2022">
            <text:p>26/3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4943.64</text:p>
          </table:table-cell>
          <table:table-cell table:formula="of:=MATCH([.B118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83];&quot;/&quot;;[.F1183];&quot;/&quot;;[.D1183])" office:value-type="string" office:string-value="27/3/2022">
            <text:p>27/3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5461.72</text:p>
          </table:table-cell>
          <table:table-cell table:formula="of:=MATCH([.B118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84];&quot;/&quot;;[.F1184];&quot;/&quot;;[.D1184])" office:value-type="string" office:string-value="28/3/2022">
            <text:p>28/3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6123.23</text:p>
          </table:table-cell>
          <table:table-cell table:formula="of:=MATCH([.B118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85];&quot;/&quot;;[.F1185];&quot;/&quot;;[.D1185])" office:value-type="string" office:string-value="29/3/2022">
            <text:p>29/3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6629.32</text:p>
          </table:table-cell>
          <table:table-cell table:formula="of:=MATCH([.B118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86];&quot;/&quot;;[.F1186];&quot;/&quot;;[.D1186])" office:value-type="string" office:string-value="30/3/2022">
            <text:p>30/3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5123.55</text:p>
          </table:table-cell>
          <table:table-cell table:formula="of:=MATCH([.B118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187];&quot;/&quot;;[.F1187];&quot;/&quot;;[.D1187])" office:value-type="string" office:string-value="31/3/2022">
            <text:p>31/3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4024.75</text:p>
          </table:table-cell>
          <table:table-cell table:formula="of:=MATCH([.B118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88];&quot;/&quot;;[.F1188];&quot;/&quot;;[.D1188])" office:value-type="string" office:string-value="1/4/2022">
            <text:p>1/4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4016.42</text:p>
          </table:table-cell>
          <table:table-cell table:formula="of:=MATCH([.B118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89];&quot;/&quot;;[.F1189];&quot;/&quot;;[.D1189])" office:value-type="string" office:string-value="2/4/2022">
            <text:p>2/4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3692.09</text:p>
          </table:table-cell>
          <table:table-cell table:formula="of:=MATCH([.B119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0];&quot;/&quot;;[.F1190];&quot;/&quot;;[.D1190])" office:value-type="string" office:string-value="3/4/2022">
            <text:p>3/4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4301.81</text:p>
          </table:table-cell>
          <table:table-cell table:formula="of:=MATCH([.B119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1];&quot;/&quot;;[.F1191];&quot;/&quot;;[.D1191])" office:value-type="string" office:string-value="4/4/2022">
            <text:p>4/4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4722.16</text:p>
          </table:table-cell>
          <table:table-cell table:formula="of:=MATCH([.B119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2];&quot;/&quot;;[.F1192];&quot;/&quot;;[.D1192])" office:value-type="string" office:string-value="5/4/2022">
            <text:p>5/4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3556.79</text:p>
          </table:table-cell>
          <table:table-cell table:formula="of:=MATCH([.B119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3];&quot;/&quot;;[.F1193];&quot;/&quot;;[.D1193])" office:value-type="string" office:string-value="6/4/2022">
            <text:p>6/4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2403.84</text:p>
          </table:table-cell>
          <table:table-cell table:formula="of:=MATCH([.B119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4];&quot;/&quot;;[.F1194];&quot;/&quot;;[.D1194])" office:value-type="string" office:string-value="7/4/2022">
            <text:p>7/4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3076.66</text:p>
          </table:table-cell>
          <table:table-cell table:formula="of:=MATCH([.B119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5];&quot;/&quot;;[.F1195];&quot;/&quot;;[.D1195])" office:value-type="string" office:string-value="8/4/2022">
            <text:p>8/4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1931.40</text:p>
          </table:table-cell>
          <table:table-cell table:formula="of:=MATCH([.B119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6];&quot;/&quot;;[.F1196];&quot;/&quot;;[.D1196])" office:value-type="string" office:string-value="9/4/2022">
            <text:p>9/4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1943.07</text:p>
          </table:table-cell>
          <table:table-cell table:formula="of:=MATCH([.B119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7];&quot;/&quot;;[.F1197];&quot;/&quot;;[.D1197])" office:value-type="string" office:string-value="10/4/2022">
            <text:p>10/4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5462.98</text:p>
          </table:table-cell>
          <table:table-cell table:formula="of:=MATCH([.B119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8];&quot;/&quot;;[.F1198];&quot;/&quot;;[.D1198])" office:value-type="string" office:string-value="11/4/2022">
            <text:p>11/4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4532.88</text:p>
          </table:table-cell>
          <table:table-cell table:formula="of:=MATCH([.B119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199];&quot;/&quot;;[.F1199];&quot;/&quot;;[.D1199])" office:value-type="string" office:string-value="12/4/2022">
            <text:p>12/4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5440.57</text:p>
          </table:table-cell>
          <table:table-cell table:formula="of:=MATCH([.B120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0];&quot;/&quot;;[.F1200];&quot;/&quot;;[.D1200])" office:value-type="string" office:string-value="13/4/2022">
            <text:p>13/4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5560.66</text:p>
          </table:table-cell>
          <table:table-cell table:formula="of:=MATCH([.B120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1];&quot;/&quot;;[.F1201];&quot;/&quot;;[.D1201])" office:value-type="string" office:string-value="14/4/2022">
            <text:p>14/4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4712.19</text:p>
          </table:table-cell>
          <table:table-cell table:formula="of:=MATCH([.B120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2];&quot;/&quot;;[.F1202];&quot;/&quot;;[.D1202])" office:value-type="string" office:string-value="15/4/2022">
            <text:p>15/4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3652.94</text:p>
          </table:table-cell>
          <table:table-cell table:formula="of:=MATCH([.B120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3];&quot;/&quot;;[.F1203];&quot;/&quot;;[.D1203])" office:value-type="string" office:string-value="16/4/2022">
            <text:p>16/4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2563.75</text:p>
          </table:table-cell>
          <table:table-cell table:formula="of:=MATCH([.B120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4];&quot;/&quot;;[.F1204];&quot;/&quot;;[.D1204])" office:value-type="string" office:string-value="17/4/2022">
            <text:p>17/4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2936.05</text:p>
          </table:table-cell>
          <table:table-cell table:formula="of:=MATCH([.B120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5];&quot;/&quot;;[.F1205];&quot;/&quot;;[.D1205])" office:value-type="string" office:string-value="18/4/2022">
            <text:p>18/4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5416.49</text:p>
          </table:table-cell>
          <table:table-cell table:formula="of:=MATCH([.B120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6];&quot;/&quot;;[.F1206];&quot;/&quot;;[.D1206])" office:value-type="string" office:string-value="19/4/2022">
            <text:p>19/4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5067.95</text:p>
          </table:table-cell>
          <table:table-cell table:formula="of:=MATCH([.B120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7];&quot;/&quot;;[.F1207];&quot;/&quot;;[.D1207])" office:value-type="string" office:string-value="20/4/2022">
            <text:p>20/4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4911.48</text:p>
          </table:table-cell>
          <table:table-cell table:formula="of:=MATCH([.B120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8];&quot;/&quot;;[.F1208];&quot;/&quot;;[.D1208])" office:value-type="string" office:string-value="21/4/2022">
            <text:p>21/4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4959.54</text:p>
          </table:table-cell>
          <table:table-cell table:formula="of:=MATCH([.B120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09];&quot;/&quot;;[.F1209];&quot;/&quot;;[.D1209])" office:value-type="string" office:string-value="22/4/2022">
            <text:p>22/4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2959.29</text:p>
          </table:table-cell>
          <table:table-cell table:formula="of:=MATCH([.B121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0];&quot;/&quot;;[.F1210];&quot;/&quot;;[.D1210])" office:value-type="string" office:string-value="23/4/2022">
            <text:p>23/4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2777.45</text:p>
          </table:table-cell>
          <table:table-cell table:formula="of:=MATCH([.B121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1];&quot;/&quot;;[.F1211];&quot;/&quot;;[.D1211])" office:value-type="string" office:string-value="24/4/2022">
            <text:p>24/4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5457.01</text:p>
          </table:table-cell>
          <table:table-cell table:formula="of:=MATCH([.B121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2];&quot;/&quot;;[.F1212];&quot;/&quot;;[.D1212])" office:value-type="string" office:string-value="25/4/2022">
            <text:p>25/4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5863.21</text:p>
          </table:table-cell>
          <table:table-cell table:formula="of:=MATCH([.B121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3];&quot;/&quot;;[.F1213];&quot;/&quot;;[.D1213])" office:value-type="string" office:string-value="26/4/2022">
            <text:p>26/4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5455.89</text:p>
          </table:table-cell>
          <table:table-cell table:formula="of:=MATCH([.B121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4];&quot;/&quot;;[.F1214];&quot;/&quot;;[.D1214])" office:value-type="string" office:string-value="27/4/2022">
            <text:p>27/4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5645.63</text:p>
          </table:table-cell>
          <table:table-cell table:formula="of:=MATCH([.B121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5];&quot;/&quot;;[.F1215];&quot;/&quot;;[.D1215])" office:value-type="string" office:string-value="28/4/2022">
            <text:p>28/4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5610.55</text:p>
          </table:table-cell>
          <table:table-cell table:formula="of:=MATCH([.B121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6];&quot;/&quot;;[.F1216];&quot;/&quot;;[.D1216])" office:value-type="string" office:string-value="29/4/2022">
            <text:p>29/4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4952.37</text:p>
          </table:table-cell>
          <table:table-cell table:formula="of:=MATCH([.B121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217];&quot;/&quot;;[.F1217];&quot;/&quot;;[.D1217])" office:value-type="string" office:string-value="30/4/2022">
            <text:p>30/4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4791.61</text:p>
          </table:table-cell>
          <table:table-cell table:formula="of:=MATCH([.B121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18];&quot;/&quot;;[.F1218];&quot;/&quot;;[.D1218])" office:value-type="string" office:string-value="1/5/2022">
            <text:p>1/5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5403.28</text:p>
          </table:table-cell>
          <table:table-cell table:formula="of:=MATCH([.B121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19];&quot;/&quot;;[.F1219];&quot;/&quot;;[.D1219])" office:value-type="string" office:string-value="2/5/2022">
            <text:p>2/5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5382.07</text:p>
          </table:table-cell>
          <table:table-cell table:formula="of:=MATCH([.B122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0];&quot;/&quot;;[.F1220];&quot;/&quot;;[.D1220])" office:value-type="string" office:string-value="3/5/2022">
            <text:p>3/5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5713.45</text:p>
          </table:table-cell>
          <table:table-cell table:formula="of:=MATCH([.B122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1];&quot;/&quot;;[.F1221];&quot;/&quot;;[.D1221])" office:value-type="string" office:string-value="4/5/2022">
            <text:p>4/5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5786.64</text:p>
          </table:table-cell>
          <table:table-cell table:formula="of:=MATCH([.B122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2];&quot;/&quot;;[.F1222];&quot;/&quot;;[.D1222])" office:value-type="string" office:string-value="5/5/2022">
            <text:p>5/5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5558.48</text:p>
          </table:table-cell>
          <table:table-cell table:formula="of:=MATCH([.B122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3];&quot;/&quot;;[.F1223];&quot;/&quot;;[.D1223])" office:value-type="string" office:string-value="6/5/2022">
            <text:p>6/5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4968.23</text:p>
          </table:table-cell>
          <table:table-cell table:formula="of:=MATCH([.B122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4];&quot;/&quot;;[.F1224];&quot;/&quot;;[.D1224])" office:value-type="string" office:string-value="7/5/2022">
            <text:p>7/5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4237.88</text:p>
          </table:table-cell>
          <table:table-cell table:formula="of:=MATCH([.B122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5];&quot;/&quot;;[.F1225];&quot;/&quot;;[.D1225])" office:value-type="string" office:string-value="8/5/2022">
            <text:p>8/5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5431.10</text:p>
          </table:table-cell>
          <table:table-cell table:formula="of:=MATCH([.B122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6];&quot;/&quot;;[.F1226];&quot;/&quot;;[.D1226])" office:value-type="string" office:string-value="9/5/2022">
            <text:p>9/5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4911.56</text:p>
          </table:table-cell>
          <table:table-cell table:formula="of:=MATCH([.B122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7];&quot;/&quot;;[.F1227];&quot;/&quot;;[.D1227])" office:value-type="string" office:string-value="10/5/2022">
            <text:p>10/5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4751.98</text:p>
          </table:table-cell>
          <table:table-cell table:formula="of:=MATCH([.B122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8];&quot;/&quot;;[.F1228];&quot;/&quot;;[.D1228])" office:value-type="string" office:string-value="11/5/2022">
            <text:p>11/5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4368.50</text:p>
          </table:table-cell>
          <table:table-cell table:formula="of:=MATCH([.B122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29];&quot;/&quot;;[.F1229];&quot;/&quot;;[.D1229])" office:value-type="string" office:string-value="12/5/2022">
            <text:p>12/5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4804.46</text:p>
          </table:table-cell>
          <table:table-cell table:formula="of:=MATCH([.B123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0];&quot;/&quot;;[.F1230];&quot;/&quot;;[.D1230])" office:value-type="string" office:string-value="13/5/2022">
            <text:p>13/5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4036.89</text:p>
          </table:table-cell>
          <table:table-cell table:formula="of:=MATCH([.B123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1];&quot;/&quot;;[.F1231];&quot;/&quot;;[.D1231])" office:value-type="string" office:string-value="14/5/2022">
            <text:p>14/5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3686.88</text:p>
          </table:table-cell>
          <table:table-cell table:formula="of:=MATCH([.B123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2];&quot;/&quot;;[.F1232];&quot;/&quot;;[.D1232])" office:value-type="string" office:string-value="15/5/2022">
            <text:p>15/5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5305.21</text:p>
          </table:table-cell>
          <table:table-cell table:formula="of:=MATCH([.B123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3];&quot;/&quot;;[.F1233];&quot;/&quot;;[.D1233])" office:value-type="string" office:string-value="16/5/2022">
            <text:p>16/5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5587.50</text:p>
          </table:table-cell>
          <table:table-cell table:formula="of:=MATCH([.B123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4];&quot;/&quot;;[.F1234];&quot;/&quot;;[.D1234])" office:value-type="string" office:string-value="17/5/2022">
            <text:p>17/5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5100.66</text:p>
          </table:table-cell>
          <table:table-cell table:formula="of:=MATCH([.B123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5];&quot;/&quot;;[.F1235];&quot;/&quot;;[.D1235])" office:value-type="string" office:string-value="18/5/2022">
            <text:p>18/5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5205.93</text:p>
          </table:table-cell>
          <table:table-cell table:formula="of:=MATCH([.B123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6];&quot;/&quot;;[.F1236];&quot;/&quot;;[.D1236])" office:value-type="string" office:string-value="19/5/2022">
            <text:p>19/5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5159.73</text:p>
          </table:table-cell>
          <table:table-cell table:formula="of:=MATCH([.B123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7];&quot;/&quot;;[.F1237];&quot;/&quot;;[.D1237])" office:value-type="string" office:string-value="20/5/2022">
            <text:p>20/5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2761.08</text:p>
          </table:table-cell>
          <table:table-cell table:formula="of:=MATCH([.B123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8];&quot;/&quot;;[.F1238];&quot;/&quot;;[.D1238])" office:value-type="string" office:string-value="21/5/2022">
            <text:p>21/5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4094.35</text:p>
          </table:table-cell>
          <table:table-cell table:formula="of:=MATCH([.B123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39];&quot;/&quot;;[.F1239];&quot;/&quot;;[.D1239])" office:value-type="string" office:string-value="22/5/2022">
            <text:p>22/5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4627.37</text:p>
          </table:table-cell>
          <table:table-cell table:formula="of:=MATCH([.B124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0];&quot;/&quot;;[.F1240];&quot;/&quot;;[.D1240])" office:value-type="string" office:string-value="23/5/2022">
            <text:p>23/5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4233.50</text:p>
          </table:table-cell>
          <table:table-cell table:formula="of:=MATCH([.B124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1];&quot;/&quot;;[.F1241];&quot;/&quot;;[.D1241])" office:value-type="string" office:string-value="24/5/2022">
            <text:p>24/5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4717.28</text:p>
          </table:table-cell>
          <table:table-cell table:formula="of:=MATCH([.B124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2];&quot;/&quot;;[.F1242];&quot;/&quot;;[.D1242])" office:value-type="string" office:string-value="25/5/2022">
            <text:p>25/5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2736.06</text:p>
          </table:table-cell>
          <table:table-cell table:formula="of:=MATCH([.B124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3];&quot;/&quot;;[.F1243];&quot;/&quot;;[.D1243])" office:value-type="string" office:string-value="26/5/2022">
            <text:p>26/5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4311.45</text:p>
          </table:table-cell>
          <table:table-cell table:formula="of:=MATCH([.B124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4];&quot;/&quot;;[.F1244];&quot;/&quot;;[.D1244])" office:value-type="string" office:string-value="27/5/2022">
            <text:p>27/5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2563.92</text:p>
          </table:table-cell>
          <table:table-cell table:formula="of:=MATCH([.B124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5];&quot;/&quot;;[.F1245];&quot;/&quot;;[.D1245])" office:value-type="string" office:string-value="28/5/2022">
            <text:p>28/5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3861.47</text:p>
          </table:table-cell>
          <table:table-cell table:formula="of:=MATCH([.B124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6];&quot;/&quot;;[.F1246];&quot;/&quot;;[.D1246])" office:value-type="string" office:string-value="29/5/2022">
            <text:p>29/5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5584.28</text:p>
          </table:table-cell>
          <table:table-cell table:formula="of:=MATCH([.B124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7];&quot;/&quot;;[.F1247];&quot;/&quot;;[.D1247])" office:value-type="string" office:string-value="30/5/2022">
            <text:p>30/5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5195.01</text:p>
          </table:table-cell>
          <table:table-cell table:formula="of:=MATCH([.B124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248];&quot;/&quot;;[.F1248];&quot;/&quot;;[.D1248])" office:value-type="string" office:string-value="31/5/2022">
            <text:p>31/5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5397.19</text:p>
          </table:table-cell>
          <table:table-cell table:formula="of:=MATCH([.B124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49];&quot;/&quot;;[.F1249];&quot;/&quot;;[.D1249])" office:value-type="string" office:string-value="1/6/2022">
            <text:p>1/6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4795.45</text:p>
          </table:table-cell>
          <table:table-cell table:formula="of:=MATCH([.B125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0];&quot;/&quot;;[.F1250];&quot;/&quot;;[.D1250])" office:value-type="string" office:string-value="2/6/2022">
            <text:p>2/6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4597.82</text:p>
          </table:table-cell>
          <table:table-cell table:formula="of:=MATCH([.B125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1];&quot;/&quot;;[.F1251];&quot;/&quot;;[.D1251])" office:value-type="string" office:string-value="3/6/2022">
            <text:p>3/6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4263.92</text:p>
          </table:table-cell>
          <table:table-cell table:formula="of:=MATCH([.B125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2];&quot;/&quot;;[.F1252];&quot;/&quot;;[.D1252])" office:value-type="string" office:string-value="4/6/2022">
            <text:p>4/6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3569.95</text:p>
          </table:table-cell>
          <table:table-cell table:formula="of:=MATCH([.B125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3];&quot;/&quot;;[.F1253];&quot;/&quot;;[.D1253])" office:value-type="string" office:string-value="5/6/2022">
            <text:p>5/6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4008.05</text:p>
          </table:table-cell>
          <table:table-cell table:formula="of:=MATCH([.B125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4];&quot;/&quot;;[.F1254];&quot;/&quot;;[.D1254])" office:value-type="string" office:string-value="6/6/2022">
            <text:p>6/6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5047.44</text:p>
          </table:table-cell>
          <table:table-cell table:formula="of:=MATCH([.B125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5];&quot;/&quot;;[.F1255];&quot;/&quot;;[.D1255])" office:value-type="string" office:string-value="7/6/2022">
            <text:p>7/6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4852.74</text:p>
          </table:table-cell>
          <table:table-cell table:formula="of:=MATCH([.B125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6];&quot;/&quot;;[.F1256];&quot;/&quot;;[.D1256])" office:value-type="string" office:string-value="8/6/2022">
            <text:p>8/6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4793.33</text:p>
          </table:table-cell>
          <table:table-cell table:formula="of:=MATCH([.B125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7];&quot;/&quot;;[.F1257];&quot;/&quot;;[.D1257])" office:value-type="string" office:string-value="9/6/2022">
            <text:p>9/6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4617.05</text:p>
          </table:table-cell>
          <table:table-cell table:formula="of:=MATCH([.B125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8];&quot;/&quot;;[.F1258];&quot;/&quot;;[.D1258])" office:value-type="string" office:string-value="10/6/2022">
            <text:p>10/6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3411.13</text:p>
          </table:table-cell>
          <table:table-cell table:formula="of:=MATCH([.B125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59];&quot;/&quot;;[.F1259];&quot;/&quot;;[.D1259])" office:value-type="string" office:string-value="11/6/2022">
            <text:p>11/6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2832.45</text:p>
          </table:table-cell>
          <table:table-cell table:formula="of:=MATCH([.B126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0];&quot;/&quot;;[.F1260];&quot;/&quot;;[.D1260])" office:value-type="string" office:string-value="12/6/2022">
            <text:p>12/6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4297.20</text:p>
          </table:table-cell>
          <table:table-cell table:formula="of:=MATCH([.B126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1];&quot;/&quot;;[.F1261];&quot;/&quot;;[.D1261])" office:value-type="string" office:string-value="13/6/2022">
            <text:p>13/6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4879.16</text:p>
          </table:table-cell>
          <table:table-cell table:formula="of:=MATCH([.B126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2];&quot;/&quot;;[.F1262];&quot;/&quot;;[.D1262])" office:value-type="string" office:string-value="14/6/2022">
            <text:p>14/6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5266.32</text:p>
          </table:table-cell>
          <table:table-cell table:formula="of:=MATCH([.B126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3];&quot;/&quot;;[.F1263];&quot;/&quot;;[.D1263])" office:value-type="string" office:string-value="15/6/2022">
            <text:p>15/6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5115.65</text:p>
          </table:table-cell>
          <table:table-cell table:formula="of:=MATCH([.B126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4];&quot;/&quot;;[.F1264];&quot;/&quot;;[.D1264])" office:value-type="string" office:string-value="16/6/2022">
            <text:p>16/6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6294.08</text:p>
          </table:table-cell>
          <table:table-cell table:formula="of:=MATCH([.B126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5];&quot;/&quot;;[.F1265];&quot;/&quot;;[.D1265])" office:value-type="string" office:string-value="17/6/2022">
            <text:p>17/6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4668.98</text:p>
          </table:table-cell>
          <table:table-cell table:formula="of:=MATCH([.B126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6];&quot;/&quot;;[.F1266];&quot;/&quot;;[.D1266])" office:value-type="string" office:string-value="18/6/2022">
            <text:p>18/6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3817.50</text:p>
          </table:table-cell>
          <table:table-cell table:formula="of:=MATCH([.B126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7];&quot;/&quot;;[.F1267];&quot;/&quot;;[.D1267])" office:value-type="string" office:string-value="19/6/2022">
            <text:p>19/6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6809.82</text:p>
          </table:table-cell>
          <table:table-cell table:formula="of:=MATCH([.B126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8];&quot;/&quot;;[.F1268];&quot;/&quot;;[.D1268])" office:value-type="string" office:string-value="20/6/2022">
            <text:p>20/6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7055.24</text:p>
          </table:table-cell>
          <table:table-cell table:formula="of:=MATCH([.B126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69];&quot;/&quot;;[.F1269];&quot;/&quot;;[.D1269])" office:value-type="string" office:string-value="21/6/2022">
            <text:p>21/6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8010.69</text:p>
          </table:table-cell>
          <table:table-cell table:formula="of:=MATCH([.B127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0];&quot;/&quot;;[.F1270];&quot;/&quot;;[.D1270])" office:value-type="string" office:string-value="22/6/2022">
            <text:p>22/6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7403.26</text:p>
          </table:table-cell>
          <table:table-cell table:formula="of:=MATCH([.B127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1];&quot;/&quot;;[.F1271];&quot;/&quot;;[.D1271])" office:value-type="string" office:string-value="23/6/2022">
            <text:p>23/6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6705.32</text:p>
          </table:table-cell>
          <table:table-cell table:formula="of:=MATCH([.B127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2];&quot;/&quot;;[.F1272];&quot;/&quot;;[.D1272])" office:value-type="string" office:string-value="24/6/2022">
            <text:p>24/6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6122.50</text:p>
          </table:table-cell>
          <table:table-cell table:formula="of:=MATCH([.B127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3];&quot;/&quot;;[.F1273];&quot;/&quot;;[.D1273])" office:value-type="string" office:string-value="25/6/2022">
            <text:p>25/6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5390.85</text:p>
          </table:table-cell>
          <table:table-cell table:formula="of:=MATCH([.B127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4];&quot;/&quot;;[.F1274];&quot;/&quot;;[.D1274])" office:value-type="string" office:string-value="26/6/2022">
            <text:p>26/6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7978.58</text:p>
          </table:table-cell>
          <table:table-cell table:formula="of:=MATCH([.B127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5];&quot;/&quot;;[.F1275];&quot;/&quot;;[.D1275])" office:value-type="string" office:string-value="27/6/2022">
            <text:p>27/6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8446.18</text:p>
          </table:table-cell>
          <table:table-cell table:formula="of:=MATCH([.B127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6];&quot;/&quot;;[.F1276];&quot;/&quot;;[.D1276])" office:value-type="string" office:string-value="28/6/2022">
            <text:p>28/6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7954.13</text:p>
          </table:table-cell>
          <table:table-cell table:formula="of:=MATCH([.B127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7];&quot;/&quot;;[.F1277];&quot;/&quot;;[.D1277])" office:value-type="string" office:string-value="29/6/2022">
            <text:p>29/6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8280.41</text:p>
          </table:table-cell>
          <table:table-cell table:formula="of:=MATCH([.B127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278];&quot;/&quot;;[.F1278];&quot;/&quot;;[.D1278])" office:value-type="string" office:string-value="30/6/2022">
            <text:p>30/6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8149.88</text:p>
          </table:table-cell>
          <table:table-cell table:formula="of:=MATCH([.B127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79];&quot;/&quot;;[.F1279];&quot;/&quot;;[.D1279])" office:value-type="string" office:string-value="1/7/2022">
            <text:p>1/7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5615.36</text:p>
          </table:table-cell>
          <table:table-cell table:formula="of:=MATCH([.B128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0];&quot;/&quot;;[.F1280];&quot;/&quot;;[.D1280])" office:value-type="string" office:string-value="2/7/2022">
            <text:p>2/7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5070.25</text:p>
          </table:table-cell>
          <table:table-cell table:formula="of:=MATCH([.B128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1];&quot;/&quot;;[.F1281];&quot;/&quot;;[.D1281])" office:value-type="string" office:string-value="3/7/2022">
            <text:p>3/7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7631.37</text:p>
          </table:table-cell>
          <table:table-cell table:formula="of:=MATCH([.B128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2];&quot;/&quot;;[.F1282];&quot;/&quot;;[.D1282])" office:value-type="string" office:string-value="4/7/2022">
            <text:p>4/7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8102.96</text:p>
          </table:table-cell>
          <table:table-cell table:formula="of:=MATCH([.B128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3];&quot;/&quot;;[.F1283];&quot;/&quot;;[.D1283])" office:value-type="string" office:string-value="5/7/2022">
            <text:p>5/7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7420.74</text:p>
          </table:table-cell>
          <table:table-cell table:formula="of:=MATCH([.B128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4];&quot;/&quot;;[.F1284];&quot;/&quot;;[.D1284])" office:value-type="string" office:string-value="6/7/2022">
            <text:p>6/7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5279.43</text:p>
          </table:table-cell>
          <table:table-cell table:formula="of:=MATCH([.B128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5];&quot;/&quot;;[.F1285];&quot;/&quot;;[.D1285])" office:value-type="string" office:string-value="7/7/2022">
            <text:p>7/7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6599.53</text:p>
          </table:table-cell>
          <table:table-cell table:formula="of:=MATCH([.B128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6];&quot;/&quot;;[.F1286];&quot;/&quot;;[.D1286])" office:value-type="string" office:string-value="8/7/2022">
            <text:p>8/7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2860.43</text:p>
          </table:table-cell>
          <table:table-cell table:formula="of:=MATCH([.B128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7];&quot;/&quot;;[.F1287];&quot;/&quot;;[.D1287])" office:value-type="string" office:string-value="9/7/2022">
            <text:p>9/7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2264.54</text:p>
          </table:table-cell>
          <table:table-cell table:formula="of:=MATCH([.B128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8];&quot;/&quot;;[.F1288];&quot;/&quot;;[.D1288])" office:value-type="string" office:string-value="10/7/2022">
            <text:p>10/7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9108.51</text:p>
          </table:table-cell>
          <table:table-cell table:formula="of:=MATCH([.B128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89];&quot;/&quot;;[.F1289];&quot;/&quot;;[.D1289])" office:value-type="string" office:string-value="11/7/2022">
            <text:p>11/7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9248.87</text:p>
          </table:table-cell>
          <table:table-cell table:formula="of:=MATCH([.B129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0];&quot;/&quot;;[.F1290];&quot;/&quot;;[.D1290])" office:value-type="string" office:string-value="12/7/2022">
            <text:p>12/7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8325.21</text:p>
          </table:table-cell>
          <table:table-cell table:formula="of:=MATCH([.B129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1];&quot;/&quot;;[.F1291];&quot;/&quot;;[.D1291])" office:value-type="string" office:string-value="13/7/2022">
            <text:p>13/7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9326.32</text:p>
          </table:table-cell>
          <table:table-cell table:formula="of:=MATCH([.B129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2];&quot;/&quot;;[.F1292];&quot;/&quot;;[.D1292])" office:value-type="string" office:string-value="14/7/2022">
            <text:p>14/7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8311.74</text:p>
          </table:table-cell>
          <table:table-cell table:formula="of:=MATCH([.B129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3];&quot;/&quot;;[.F1293];&quot;/&quot;;[.D1293])" office:value-type="string" office:string-value="15/7/2022">
            <text:p>15/7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3875.62</text:p>
          </table:table-cell>
          <table:table-cell table:formula="of:=MATCH([.B129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4];&quot;/&quot;;[.F1294];&quot;/&quot;;[.D1294])" office:value-type="string" office:string-value="16/7/2022">
            <text:p>16/7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5003.70</text:p>
          </table:table-cell>
          <table:table-cell table:formula="of:=MATCH([.B129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5];&quot;/&quot;;[.F1295];&quot;/&quot;;[.D1295])" office:value-type="string" office:string-value="17/7/2022">
            <text:p>17/7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9560.08</text:p>
          </table:table-cell>
          <table:table-cell table:formula="of:=MATCH([.B129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6];&quot;/&quot;;[.F1296];&quot;/&quot;;[.D1296])" office:value-type="string" office:string-value="18/7/2022">
            <text:p>18/7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9601.35</text:p>
          </table:table-cell>
          <table:table-cell table:formula="of:=MATCH([.B129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7];&quot;/&quot;;[.F1297];&quot;/&quot;;[.D1297])" office:value-type="string" office:string-value="19/7/2022">
            <text:p>19/7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7736.76</text:p>
          </table:table-cell>
          <table:table-cell table:formula="of:=MATCH([.B129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8];&quot;/&quot;;[.F1298];&quot;/&quot;;[.D1298])" office:value-type="string" office:string-value="20/7/2022">
            <text:p>20/7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9950.28</text:p>
          </table:table-cell>
          <table:table-cell table:formula="of:=MATCH([.B129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299];&quot;/&quot;;[.F1299];&quot;/&quot;;[.D1299])" office:value-type="string" office:string-value="21/7/2022">
            <text:p>21/7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9745.88</text:p>
          </table:table-cell>
          <table:table-cell table:formula="of:=MATCH([.B130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0];&quot;/&quot;;[.F1300];&quot;/&quot;;[.D1300])" office:value-type="string" office:string-value="22/7/2022">
            <text:p>22/7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8425.35</text:p>
          </table:table-cell>
          <table:table-cell table:formula="of:=MATCH([.B130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1];&quot;/&quot;;[.F1301];&quot;/&quot;;[.D1301])" office:value-type="string" office:string-value="23/7/2022">
            <text:p>23/7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7004.59</text:p>
          </table:table-cell>
          <table:table-cell table:formula="of:=MATCH([.B130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2];&quot;/&quot;;[.F1302];&quot;/&quot;;[.D1302])" office:value-type="string" office:string-value="24/7/2022">
            <text:p>24/7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8872.33</text:p>
          </table:table-cell>
          <table:table-cell table:formula="of:=MATCH([.B130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3];&quot;/&quot;;[.F1303];&quot;/&quot;;[.D1303])" office:value-type="string" office:string-value="25/7/2022">
            <text:p>25/7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9437.69</text:p>
          </table:table-cell>
          <table:table-cell table:formula="of:=MATCH([.B130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4];&quot;/&quot;;[.F1304];&quot;/&quot;;[.D1304])" office:value-type="string" office:string-value="26/7/2022">
            <text:p>26/7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10426.15</text:p>
          </table:table-cell>
          <table:table-cell table:formula="of:=MATCH([.B130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5];&quot;/&quot;;[.F1305];&quot;/&quot;;[.D1305])" office:value-type="string" office:string-value="27/7/2022">
            <text:p>27/7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11907.89</text:p>
          </table:table-cell>
          <table:table-cell table:formula="of:=MATCH([.B130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6];&quot;/&quot;;[.F1306];&quot;/&quot;;[.D1306])" office:value-type="string" office:string-value="28/7/2022">
            <text:p>28/7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11155.32</text:p>
          </table:table-cell>
          <table:table-cell table:formula="of:=MATCH([.B130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7];&quot;/&quot;;[.F1307];&quot;/&quot;;[.D1307])" office:value-type="string" office:string-value="29/7/2022">
            <text:p>29/7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9696.93</text:p>
          </table:table-cell>
          <table:table-cell table:formula="of:=MATCH([.B130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8];&quot;/&quot;;[.F1308];&quot;/&quot;;[.D1308])" office:value-type="string" office:string-value="30/7/2022">
            <text:p>30/7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7796.97</text:p>
          </table:table-cell>
          <table:table-cell table:formula="of:=MATCH([.B130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309];&quot;/&quot;;[.F1309];&quot;/&quot;;[.D1309])" office:value-type="string" office:string-value="31/7/2022">
            <text:p>31/7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10525.16</text:p>
          </table:table-cell>
          <table:table-cell table:formula="of:=MATCH([.B131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0];&quot;/&quot;;[.F1310];&quot;/&quot;;[.D1310])" office:value-type="string" office:string-value="1/8/2022">
            <text:p>1/8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10259.04</text:p>
          </table:table-cell>
          <table:table-cell table:formula="of:=MATCH([.B131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1];&quot;/&quot;;[.F1311];&quot;/&quot;;[.D1311])" office:value-type="string" office:string-value="2/8/2022">
            <text:p>2/8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9904.31</text:p>
          </table:table-cell>
          <table:table-cell table:formula="of:=MATCH([.B131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2];&quot;/&quot;;[.F1312];&quot;/&quot;;[.D1312])" office:value-type="string" office:string-value="3/8/2022">
            <text:p>3/8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10204.49</text:p>
          </table:table-cell>
          <table:table-cell table:formula="of:=MATCH([.B131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3];&quot;/&quot;;[.F1313];&quot;/&quot;;[.D1313])" office:value-type="string" office:string-value="4/8/2022">
            <text:p>4/8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9458.10</text:p>
          </table:table-cell>
          <table:table-cell table:formula="of:=MATCH([.B131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4];&quot;/&quot;;[.F1314];&quot;/&quot;;[.D1314])" office:value-type="string" office:string-value="5/8/2022">
            <text:p>5/8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7383.08</text:p>
          </table:table-cell>
          <table:table-cell table:formula="of:=MATCH([.B131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5];&quot;/&quot;;[.F1315];&quot;/&quot;;[.D1315])" office:value-type="string" office:string-value="6/8/2022">
            <text:p>6/8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5304.74</text:p>
          </table:table-cell>
          <table:table-cell table:formula="of:=MATCH([.B131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6];&quot;/&quot;;[.F1316];&quot;/&quot;;[.D1316])" office:value-type="string" office:string-value="7/8/2022">
            <text:p>7/8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9075.69</text:p>
          </table:table-cell>
          <table:table-cell table:formula="of:=MATCH([.B131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7];&quot;/&quot;;[.F1317];&quot;/&quot;;[.D1317])" office:value-type="string" office:string-value="8/8/2022">
            <text:p>8/8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8655.94</text:p>
          </table:table-cell>
          <table:table-cell table:formula="of:=MATCH([.B131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8];&quot;/&quot;;[.F1318];&quot;/&quot;;[.D1318])" office:value-type="string" office:string-value="9/8/2022">
            <text:p>9/8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8289.62</text:p>
          </table:table-cell>
          <table:table-cell table:formula="of:=MATCH([.B131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19];&quot;/&quot;;[.F1319];&quot;/&quot;;[.D1319])" office:value-type="string" office:string-value="10/8/2022">
            <text:p>10/8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9237.33</text:p>
          </table:table-cell>
          <table:table-cell table:formula="of:=MATCH([.B132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0];&quot;/&quot;;[.F1320];&quot;/&quot;;[.D1320])" office:value-type="string" office:string-value="11/8/2022">
            <text:p>11/8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10992.58</text:p>
          </table:table-cell>
          <table:table-cell table:formula="of:=MATCH([.B132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1];&quot;/&quot;;[.F1321];&quot;/&quot;;[.D1321])" office:value-type="string" office:string-value="12/8/2022">
            <text:p>12/8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9615.99</text:p>
          </table:table-cell>
          <table:table-cell table:formula="of:=MATCH([.B132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2];&quot;/&quot;;[.F1322];&quot;/&quot;;[.D1322])" office:value-type="string" office:string-value="13/8/2022">
            <text:p>13/8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8524.16</text:p>
          </table:table-cell>
          <table:table-cell table:formula="of:=MATCH([.B132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3];&quot;/&quot;;[.F1323];&quot;/&quot;;[.D1323])" office:value-type="string" office:string-value="14/8/2022">
            <text:p>14/8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10449.40</text:p>
          </table:table-cell>
          <table:table-cell table:formula="of:=MATCH([.B132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4];&quot;/&quot;;[.F1324];&quot;/&quot;;[.D1324])" office:value-type="string" office:string-value="15/8/2022">
            <text:p>15/8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11117.12</text:p>
          </table:table-cell>
          <table:table-cell table:formula="of:=MATCH([.B132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5];&quot;/&quot;;[.F1325];&quot;/&quot;;[.D1325])" office:value-type="string" office:string-value="16/8/2022">
            <text:p>16/8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13585.23</text:p>
          </table:table-cell>
          <table:table-cell table:formula="of:=MATCH([.B132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6];&quot;/&quot;;[.F1326];&quot;/&quot;;[.D1326])" office:value-type="string" office:string-value="17/8/2022">
            <text:p>17/8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13885.35</text:p>
          </table:table-cell>
          <table:table-cell table:formula="of:=MATCH([.B132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7];&quot;/&quot;;[.F1327];&quot;/&quot;;[.D1327])" office:value-type="string" office:string-value="18/8/2022">
            <text:p>18/8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12728.28</text:p>
          </table:table-cell>
          <table:table-cell table:formula="of:=MATCH([.B132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8];&quot;/&quot;;[.F1328];&quot;/&quot;;[.D1328])" office:value-type="string" office:string-value="19/8/2022">
            <text:p>19/8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11453.28</text:p>
          </table:table-cell>
          <table:table-cell table:formula="of:=MATCH([.B132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29];&quot;/&quot;;[.F1329];&quot;/&quot;;[.D1329])" office:value-type="string" office:string-value="20/8/2022">
            <text:p>20/8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9537.71</text:p>
          </table:table-cell>
          <table:table-cell table:formula="of:=MATCH([.B133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0];&quot;/&quot;;[.F1330];&quot;/&quot;;[.D1330])" office:value-type="string" office:string-value="21/8/2022">
            <text:p>21/8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13895.31</text:p>
          </table:table-cell>
          <table:table-cell table:formula="of:=MATCH([.B133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1];&quot;/&quot;;[.F1331];&quot;/&quot;;[.D1331])" office:value-type="string" office:string-value="22/8/2022">
            <text:p>22/8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15102.53</text:p>
          </table:table-cell>
          <table:table-cell table:formula="of:=MATCH([.B133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2];&quot;/&quot;;[.F1332];&quot;/&quot;;[.D1332])" office:value-type="string" office:string-value="23/8/2022">
            <text:p>23/8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15534.66</text:p>
          </table:table-cell>
          <table:table-cell table:formula="of:=MATCH([.B133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3];&quot;/&quot;;[.F1333];&quot;/&quot;;[.D1333])" office:value-type="string" office:string-value="24/8/2022">
            <text:p>24/8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15173.56</text:p>
          </table:table-cell>
          <table:table-cell table:formula="of:=MATCH([.B133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4];&quot;/&quot;;[.F1334];&quot;/&quot;;[.D1334])" office:value-type="string" office:string-value="25/8/2022">
            <text:p>25/8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17324.76</text:p>
          </table:table-cell>
          <table:table-cell table:formula="of:=MATCH([.B133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5];&quot;/&quot;;[.F1335];&quot;/&quot;;[.D1335])" office:value-type="string" office:string-value="26/8/2022">
            <text:p>26/8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15376.59</text:p>
          </table:table-cell>
          <table:table-cell table:formula="of:=MATCH([.B133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6];&quot;/&quot;;[.F1336];&quot;/&quot;;[.D1336])" office:value-type="string" office:string-value="27/8/2022">
            <text:p>27/8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11412.70</text:p>
          </table:table-cell>
          <table:table-cell table:formula="of:=MATCH([.B133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7];&quot;/&quot;;[.F1337];&quot;/&quot;;[.D1337])" office:value-type="string" office:string-value="28/8/2022">
            <text:p>28/8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16448.87</text:p>
          </table:table-cell>
          <table:table-cell table:formula="of:=MATCH([.B133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8];&quot;/&quot;;[.F1338];&quot;/&quot;;[.D1338])" office:value-type="string" office:string-value="29/8/2022">
            <text:p>29/8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16887.68</text:p>
          </table:table-cell>
          <table:table-cell table:formula="of:=MATCH([.B133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39];&quot;/&quot;;[.F1339];&quot;/&quot;;[.D1339])" office:value-type="string" office:string-value="30/8/2022">
            <text:p>30/8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15575.07</text:p>
          </table:table-cell>
          <table:table-cell table:formula="of:=MATCH([.B134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340];&quot;/&quot;;[.F1340];&quot;/&quot;;[.D1340])" office:value-type="string" office:string-value="31/8/2022">
            <text:p>31/8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14626.46</text:p>
          </table:table-cell>
          <table:table-cell table:formula="of:=MATCH([.B134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1];&quot;/&quot;;[.F1341];&quot;/&quot;;[.D1341])" office:value-type="string" office:string-value="1/9/2022">
            <text:p>1/9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11020.22</text:p>
          </table:table-cell>
          <table:table-cell table:formula="of:=MATCH([.B134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2];&quot;/&quot;;[.F1342];&quot;/&quot;;[.D1342])" office:value-type="string" office:string-value="2/9/2022">
            <text:p>2/9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7346.06</text:p>
          </table:table-cell>
          <table:table-cell table:formula="of:=MATCH([.B134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3];&quot;/&quot;;[.F1343];&quot;/&quot;;[.D1343])" office:value-type="string" office:string-value="3/9/2022">
            <text:p>3/9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6561.09</text:p>
          </table:table-cell>
          <table:table-cell table:formula="of:=MATCH([.B134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4];&quot;/&quot;;[.F1344];&quot;/&quot;;[.D1344])" office:value-type="string" office:string-value="4/9/2022">
            <text:p>4/9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9759.36</text:p>
          </table:table-cell>
          <table:table-cell table:formula="of:=MATCH([.B134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5];&quot;/&quot;;[.F1345];&quot;/&quot;;[.D1345])" office:value-type="string" office:string-value="5/9/2022">
            <text:p>5/9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11524.30</text:p>
          </table:table-cell>
          <table:table-cell table:formula="of:=MATCH([.B134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6];&quot;/&quot;;[.F1346];&quot;/&quot;;[.D1346])" office:value-type="string" office:string-value="6/9/2022">
            <text:p>6/9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11682.24</text:p>
          </table:table-cell>
          <table:table-cell table:formula="of:=MATCH([.B134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7];&quot;/&quot;;[.F1347];&quot;/&quot;;[.D1347])" office:value-type="string" office:string-value="7/9/2022">
            <text:p>7/9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11268.61</text:p>
          </table:table-cell>
          <table:table-cell table:formula="of:=MATCH([.B134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8];&quot;/&quot;;[.F1348];&quot;/&quot;;[.D1348])" office:value-type="string" office:string-value="8/9/2022">
            <text:p>8/9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8904.20</text:p>
          </table:table-cell>
          <table:table-cell table:formula="of:=MATCH([.B134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49];&quot;/&quot;;[.F1349];&quot;/&quot;;[.D1349])" office:value-type="string" office:string-value="9/9/2022">
            <text:p>9/9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9921.96</text:p>
          </table:table-cell>
          <table:table-cell table:formula="of:=MATCH([.B135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0];&quot;/&quot;;[.F1350];&quot;/&quot;;[.D1350])" office:value-type="string" office:string-value="10/9/2022">
            <text:p>10/9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9608.78</text:p>
          </table:table-cell>
          <table:table-cell table:formula="of:=MATCH([.B135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1];&quot;/&quot;;[.F1351];&quot;/&quot;;[.D1351])" office:value-type="string" office:string-value="11/9/2022">
            <text:p>11/9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10403.39</text:p>
          </table:table-cell>
          <table:table-cell table:formula="of:=MATCH([.B135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2];&quot;/&quot;;[.F1352];&quot;/&quot;;[.D1352])" office:value-type="string" office:string-value="12/9/2022">
            <text:p>12/9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10505.40</text:p>
          </table:table-cell>
          <table:table-cell table:formula="of:=MATCH([.B135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3];&quot;/&quot;;[.F1353];&quot;/&quot;;[.D1353])" office:value-type="string" office:string-value="13/9/2022">
            <text:p>13/9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11210.31</text:p>
          </table:table-cell>
          <table:table-cell table:formula="of:=MATCH([.B135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4];&quot;/&quot;;[.F1354];&quot;/&quot;;[.D1354])" office:value-type="string" office:string-value="14/9/2022">
            <text:p>14/9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9326.73</text:p>
          </table:table-cell>
          <table:table-cell table:formula="of:=MATCH([.B135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5];&quot;/&quot;;[.F1355];&quot;/&quot;;[.D1355])" office:value-type="string" office:string-value="15/9/2022">
            <text:p>15/9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6440.00</text:p>
          </table:table-cell>
          <table:table-cell table:formula="of:=MATCH([.B135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6];&quot;/&quot;;[.F1356];&quot;/&quot;;[.D1356])" office:value-type="string" office:string-value="16/9/2022">
            <text:p>16/9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3815.31</text:p>
          </table:table-cell>
          <table:table-cell table:formula="of:=MATCH([.B135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7];&quot;/&quot;;[.F1357];&quot;/&quot;;[.D1357])" office:value-type="string" office:string-value="17/9/2022">
            <text:p>17/9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2405.33</text:p>
          </table:table-cell>
          <table:table-cell table:formula="of:=MATCH([.B135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8];&quot;/&quot;;[.F1358];&quot;/&quot;;[.D1358])" office:value-type="string" office:string-value="18/9/2022">
            <text:p>18/9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6582.34</text:p>
          </table:table-cell>
          <table:table-cell table:formula="of:=MATCH([.B135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59];&quot;/&quot;;[.F1359];&quot;/&quot;;[.D1359])" office:value-type="string" office:string-value="19/9/2022">
            <text:p>19/9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8973.00</text:p>
          </table:table-cell>
          <table:table-cell table:formula="of:=MATCH([.B136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0];&quot;/&quot;;[.F1360];&quot;/&quot;;[.D1360])" office:value-type="string" office:string-value="20/9/2022">
            <text:p>20/9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9399.78</text:p>
          </table:table-cell>
          <table:table-cell table:formula="of:=MATCH([.B136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1];&quot;/&quot;;[.F1361];&quot;/&quot;;[.D1361])" office:value-type="string" office:string-value="21/9/2022">
            <text:p>21/9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9731.02</text:p>
          </table:table-cell>
          <table:table-cell table:formula="of:=MATCH([.B136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2];&quot;/&quot;;[.F1362];&quot;/&quot;;[.D1362])" office:value-type="string" office:string-value="22/9/2022">
            <text:p>22/9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9122.90</text:p>
          </table:table-cell>
          <table:table-cell table:formula="of:=MATCH([.B136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3];&quot;/&quot;;[.F1363];&quot;/&quot;;[.D1363])" office:value-type="string" office:string-value="23/9/2022">
            <text:p>23/9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8608.06</text:p>
          </table:table-cell>
          <table:table-cell table:formula="of:=MATCH([.B136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4];&quot;/&quot;;[.F1364];&quot;/&quot;;[.D1364])" office:value-type="string" office:string-value="24/9/2022">
            <text:p>24/9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6831.25</text:p>
          </table:table-cell>
          <table:table-cell table:formula="of:=MATCH([.B136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5];&quot;/&quot;;[.F1365];&quot;/&quot;;[.D1365])" office:value-type="string" office:string-value="25/9/2022">
            <text:p>25/9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7376.98</text:p>
          </table:table-cell>
          <table:table-cell table:formula="of:=MATCH([.B136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6];&quot;/&quot;;[.F1366];&quot;/&quot;;[.D1366])" office:value-type="string" office:string-value="26/9/2022">
            <text:p>26/9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7833.90</text:p>
          </table:table-cell>
          <table:table-cell table:formula="of:=MATCH([.B136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7];&quot;/&quot;;[.F1367];&quot;/&quot;;[.D1367])" office:value-type="string" office:string-value="27/9/2022">
            <text:p>27/9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9545.23</text:p>
          </table:table-cell>
          <table:table-cell table:formula="of:=MATCH([.B136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8];&quot;/&quot;;[.F1368];&quot;/&quot;;[.D1368])" office:value-type="string" office:string-value="28/9/2022">
            <text:p>28/9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10376.63</text:p>
          </table:table-cell>
          <table:table-cell table:formula="of:=MATCH([.B136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69];&quot;/&quot;;[.F1369];&quot;/&quot;;[.D1369])" office:value-type="string" office:string-value="29/9/2022">
            <text:p>29/9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8696.65</text:p>
          </table:table-cell>
          <table:table-cell table:formula="of:=MATCH([.B137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370];&quot;/&quot;;[.F1370];&quot;/&quot;;[.D1370])" office:value-type="string" office:string-value="30/9/2022">
            <text:p>30/9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3430.22</text:p>
          </table:table-cell>
          <table:table-cell table:formula="of:=MATCH([.B137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1];&quot;/&quot;;[.F1371];&quot;/&quot;;[.D1371])" office:value-type="string" office:string-value="1/10/2022">
            <text:p>1/10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3085.20</text:p>
          </table:table-cell>
          <table:table-cell table:formula="of:=MATCH([.B137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2];&quot;/&quot;;[.F1372];&quot;/&quot;;[.D1372])" office:value-type="string" office:string-value="2/10/2022">
            <text:p>2/10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5582.80</text:p>
          </table:table-cell>
          <table:table-cell table:formula="of:=MATCH([.B137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3];&quot;/&quot;;[.F1373];&quot;/&quot;;[.D1373])" office:value-type="string" office:string-value="3/10/2022">
            <text:p>3/10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6108.63</text:p>
          </table:table-cell>
          <table:table-cell table:formula="of:=MATCH([.B137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4];&quot;/&quot;;[.F1374];&quot;/&quot;;[.D1374])" office:value-type="string" office:string-value="4/10/2022">
            <text:p>4/10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4293.59</text:p>
          </table:table-cell>
          <table:table-cell table:formula="of:=MATCH([.B137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5];&quot;/&quot;;[.F1375];&quot;/&quot;;[.D1375])" office:value-type="string" office:string-value="5/10/2022">
            <text:p>5/10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4072.32</text:p>
          </table:table-cell>
          <table:table-cell table:formula="of:=MATCH([.B137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6];&quot;/&quot;;[.F1376];&quot;/&quot;;[.D1376])" office:value-type="string" office:string-value="6/10/2022">
            <text:p>6/10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4287.64</text:p>
          </table:table-cell>
          <table:table-cell table:formula="of:=MATCH([.B137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7];&quot;/&quot;;[.F1377];&quot;/&quot;;[.D1377])" office:value-type="string" office:string-value="7/10/2022">
            <text:p>7/10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3966.65</text:p>
          </table:table-cell>
          <table:table-cell table:formula="of:=MATCH([.B137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8];&quot;/&quot;;[.F1378];&quot;/&quot;;[.D1378])" office:value-type="string" office:string-value="8/10/2022">
            <text:p>8/10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3729.80</text:p>
          </table:table-cell>
          <table:table-cell table:formula="of:=MATCH([.B137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79];&quot;/&quot;;[.F1379];&quot;/&quot;;[.D1379])" office:value-type="string" office:string-value="9/10/2022">
            <text:p>9/10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4369.08</text:p>
          </table:table-cell>
          <table:table-cell table:formula="of:=MATCH([.B138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0];&quot;/&quot;;[.F1380];&quot;/&quot;;[.D1380])" office:value-type="string" office:string-value="10/10/2022">
            <text:p>10/10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6391.35</text:p>
          </table:table-cell>
          <table:table-cell table:formula="of:=MATCH([.B138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1];&quot;/&quot;;[.F1381];&quot;/&quot;;[.D1381])" office:value-type="string" office:string-value="11/10/2022">
            <text:p>11/10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6969.88</text:p>
          </table:table-cell>
          <table:table-cell table:formula="of:=MATCH([.B138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2];&quot;/&quot;;[.F1382];&quot;/&quot;;[.D1382])" office:value-type="string" office:string-value="12/10/2022">
            <text:p>12/10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6267.09</text:p>
          </table:table-cell>
          <table:table-cell table:formula="of:=MATCH([.B138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3];&quot;/&quot;;[.F1383];&quot;/&quot;;[.D1383])" office:value-type="string" office:string-value="13/10/2022">
            <text:p>13/10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6323.03</text:p>
          </table:table-cell>
          <table:table-cell table:formula="of:=MATCH([.B138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4];&quot;/&quot;;[.F1384];&quot;/&quot;;[.D1384])" office:value-type="string" office:string-value="14/10/2022">
            <text:p>14/10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3973.13</text:p>
          </table:table-cell>
          <table:table-cell table:formula="of:=MATCH([.B138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5];&quot;/&quot;;[.F1385];&quot;/&quot;;[.D1385])" office:value-type="string" office:string-value="15/10/2022">
            <text:p>15/10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2477.99</text:p>
          </table:table-cell>
          <table:table-cell table:formula="of:=MATCH([.B138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6];&quot;/&quot;;[.F1386];&quot;/&quot;;[.D1386])" office:value-type="string" office:string-value="16/10/2022">
            <text:p>16/10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4104.35</text:p>
          </table:table-cell>
          <table:table-cell table:formula="of:=MATCH([.B138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7];&quot;/&quot;;[.F1387];&quot;/&quot;;[.D1387])" office:value-type="string" office:string-value="17/10/2022">
            <text:p>17/10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4713.81</text:p>
          </table:table-cell>
          <table:table-cell table:formula="of:=MATCH([.B138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8];&quot;/&quot;;[.F1388];&quot;/&quot;;[.D1388])" office:value-type="string" office:string-value="18/10/2022">
            <text:p>18/10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4186.78</text:p>
          </table:table-cell>
          <table:table-cell table:formula="of:=MATCH([.B138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89];&quot;/&quot;;[.F1389];&quot;/&quot;;[.D1389])" office:value-type="string" office:string-value="19/10/2022">
            <text:p>19/10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4055.44</text:p>
          </table:table-cell>
          <table:table-cell table:formula="of:=MATCH([.B139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0];&quot;/&quot;;[.F1390];&quot;/&quot;;[.D1390])" office:value-type="string" office:string-value="20/10/2022">
            <text:p>20/10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4335.83</text:p>
          </table:table-cell>
          <table:table-cell table:formula="of:=MATCH([.B139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1];&quot;/&quot;;[.F1391];&quot;/&quot;;[.D1391])" office:value-type="string" office:string-value="21/10/2022">
            <text:p>21/10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3580.17</text:p>
          </table:table-cell>
          <table:table-cell table:formula="of:=MATCH([.B139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2];&quot;/&quot;;[.F1392];&quot;/&quot;;[.D1392])" office:value-type="string" office:string-value="22/10/2022">
            <text:p>22/10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2495.78</text:p>
          </table:table-cell>
          <table:table-cell table:formula="of:=MATCH([.B139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3];&quot;/&quot;;[.F1393];&quot;/&quot;;[.D1393])" office:value-type="string" office:string-value="23/10/2022">
            <text:p>23/10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3235.47</text:p>
          </table:table-cell>
          <table:table-cell table:formula="of:=MATCH([.B139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4];&quot;/&quot;;[.F1394];&quot;/&quot;;[.D1394])" office:value-type="string" office:string-value="24/10/2022">
            <text:p>24/10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3223.48</text:p>
          </table:table-cell>
          <table:table-cell table:formula="of:=MATCH([.B139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5];&quot;/&quot;;[.F1395];&quot;/&quot;;[.D1395])" office:value-type="string" office:string-value="25/10/2022">
            <text:p>25/10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3319.33</text:p>
          </table:table-cell>
          <table:table-cell table:formula="of:=MATCH([.B139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6];&quot;/&quot;;[.F1396];&quot;/&quot;;[.D1396])" office:value-type="string" office:string-value="26/10/2022">
            <text:p>26/10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3454.64</text:p>
          </table:table-cell>
          <table:table-cell table:formula="of:=MATCH([.B139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7];&quot;/&quot;;[.F1397];&quot;/&quot;;[.D1397])" office:value-type="string" office:string-value="27/10/2022">
            <text:p>27/10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2902.79</text:p>
          </table:table-cell>
          <table:table-cell table:formula="of:=MATCH([.B139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8];&quot;/&quot;;[.F1398];&quot;/&quot;;[.D1398])" office:value-type="string" office:string-value="28/10/2022">
            <text:p>28/10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2497.91</text:p>
          </table:table-cell>
          <table:table-cell table:formula="of:=MATCH([.B139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399];&quot;/&quot;;[.F1399];&quot;/&quot;;[.D1399])" office:value-type="string" office:string-value="29/10/2022">
            <text:p>29/10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2864.83</text:p>
          </table:table-cell>
          <table:table-cell table:formula="of:=MATCH([.B140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400];&quot;/&quot;;[.F1400];&quot;/&quot;;[.D1400])" office:value-type="string" office:string-value="30/10/2022">
            <text:p>30/10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3561.01</text:p>
          </table:table-cell>
          <table:table-cell table:formula="of:=MATCH([.B140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401];&quot;/&quot;;[.F1401];&quot;/&quot;;[.D1401])" office:value-type="string" office:string-value="31/10/2022">
            <text:p>31/10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2845.45</text:p>
          </table:table-cell>
          <table:table-cell table:formula="of:=MATCH([.B140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02];&quot;/&quot;;[.F1402];&quot;/&quot;;[.D1402])" office:value-type="string" office:string-value="1/11/2022">
            <text:p>1/1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2976.76</text:p>
          </table:table-cell>
          <table:table-cell table:formula="of:=MATCH([.B140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03];&quot;/&quot;;[.F1403];&quot;/&quot;;[.D1403])" office:value-type="string" office:string-value="2/11/2022">
            <text:p>2/1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3229.32</text:p>
          </table:table-cell>
          <table:table-cell table:formula="of:=MATCH([.B140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04];&quot;/&quot;;[.F1404];&quot;/&quot;;[.D1404])" office:value-type="string" office:string-value="3/11/2022">
            <text:p>3/11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4408.32</text:p>
          </table:table-cell>
          <table:table-cell table:formula="of:=MATCH([.B140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05];&quot;/&quot;;[.F1405];&quot;/&quot;;[.D1405])" office:value-type="string" office:string-value="4/11/2022">
            <text:p>4/11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3277.62</text:p>
          </table:table-cell>
          <table:table-cell table:formula="of:=MATCH([.B140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06];&quot;/&quot;;[.F1406];&quot;/&quot;;[.D1406])" office:value-type="string" office:string-value="5/11/2022">
            <text:p>5/1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2109.41</text:p>
          </table:table-cell>
          <table:table-cell table:formula="of:=MATCH([.B140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07];&quot;/&quot;;[.F1407];&quot;/&quot;;[.D1407])" office:value-type="string" office:string-value="6/11/2022">
            <text:p>6/1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2746.82</text:p>
          </table:table-cell>
          <table:table-cell table:formula="of:=MATCH([.B140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08];&quot;/&quot;;[.F1408];&quot;/&quot;;[.D1408])" office:value-type="string" office:string-value="7/11/2022">
            <text:p>7/1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3533.82</text:p>
          </table:table-cell>
          <table:table-cell table:formula="of:=MATCH([.B140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09];&quot;/&quot;;[.F1409];&quot;/&quot;;[.D1409])" office:value-type="string" office:string-value="8/11/2022">
            <text:p>8/1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4472.52</text:p>
          </table:table-cell>
          <table:table-cell table:formula="of:=MATCH([.B141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0];&quot;/&quot;;[.F1410];&quot;/&quot;;[.D1410])" office:value-type="string" office:string-value="9/11/2022">
            <text:p>9/1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5320.94</text:p>
          </table:table-cell>
          <table:table-cell table:formula="of:=MATCH([.B141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1];&quot;/&quot;;[.F1411];&quot;/&quot;;[.D1411])" office:value-type="string" office:string-value="10/11/2022">
            <text:p>10/11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4243.86</text:p>
          </table:table-cell>
          <table:table-cell table:formula="of:=MATCH([.B141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2];&quot;/&quot;;[.F1412];&quot;/&quot;;[.D1412])" office:value-type="string" office:string-value="11/11/2022">
            <text:p>11/11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4202.14</text:p>
          </table:table-cell>
          <table:table-cell table:formula="of:=MATCH([.B141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3];&quot;/&quot;;[.F1413];&quot;/&quot;;[.D1413])" office:value-type="string" office:string-value="12/11/2022">
            <text:p>12/1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3835.44</text:p>
          </table:table-cell>
          <table:table-cell table:formula="of:=MATCH([.B141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4];&quot;/&quot;;[.F1414];&quot;/&quot;;[.D1414])" office:value-type="string" office:string-value="13/11/2022">
            <text:p>13/1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4391.08</text:p>
          </table:table-cell>
          <table:table-cell table:formula="of:=MATCH([.B141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5];&quot;/&quot;;[.F1415];&quot;/&quot;;[.D1415])" office:value-type="string" office:string-value="14/11/2022">
            <text:p>14/1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5061.87</text:p>
          </table:table-cell>
          <table:table-cell table:formula="of:=MATCH([.B141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6];&quot;/&quot;;[.F1416];&quot;/&quot;;[.D1416])" office:value-type="string" office:string-value="15/11/2022">
            <text:p>15/1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4310.64</text:p>
          </table:table-cell>
          <table:table-cell table:formula="of:=MATCH([.B141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7];&quot;/&quot;;[.F1417];&quot;/&quot;;[.D1417])" office:value-type="string" office:string-value="16/11/2022">
            <text:p>16/1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3346.48</text:p>
          </table:table-cell>
          <table:table-cell table:formula="of:=MATCH([.B141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8];&quot;/&quot;;[.F1418];&quot;/&quot;;[.D1418])" office:value-type="string" office:string-value="17/11/2022">
            <text:p>17/11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4847.24</text:p>
          </table:table-cell>
          <table:table-cell table:formula="of:=MATCH([.B141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19];&quot;/&quot;;[.F1419];&quot;/&quot;;[.D1419])" office:value-type="string" office:string-value="18/11/2022">
            <text:p>18/11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4981.03</text:p>
          </table:table-cell>
          <table:table-cell table:formula="of:=MATCH([.B142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0];&quot;/&quot;;[.F1420];&quot;/&quot;;[.D1420])" office:value-type="string" office:string-value="19/11/2022">
            <text:p>19/1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5090.32</text:p>
          </table:table-cell>
          <table:table-cell table:formula="of:=MATCH([.B142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1];&quot;/&quot;;[.F1421];&quot;/&quot;;[.D1421])" office:value-type="string" office:string-value="20/11/2022">
            <text:p>20/1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6131.22</text:p>
          </table:table-cell>
          <table:table-cell table:formula="of:=MATCH([.B142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2];&quot;/&quot;;[.F1422];&quot;/&quot;;[.D1422])" office:value-type="string" office:string-value="21/11/2022">
            <text:p>21/1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5177.76</text:p>
          </table:table-cell>
          <table:table-cell table:formula="of:=MATCH([.B142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3];&quot;/&quot;;[.F1423];&quot;/&quot;;[.D1423])" office:value-type="string" office:string-value="22/11/2022">
            <text:p>22/1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5002.57</text:p>
          </table:table-cell>
          <table:table-cell table:formula="of:=MATCH([.B142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4];&quot;/&quot;;[.F1424];&quot;/&quot;;[.D1424])" office:value-type="string" office:string-value="23/11/2022">
            <text:p>23/1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6023.24</text:p>
          </table:table-cell>
          <table:table-cell table:formula="of:=MATCH([.B142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5];&quot;/&quot;;[.F1425];&quot;/&quot;;[.D1425])" office:value-type="string" office:string-value="24/11/2022">
            <text:p>24/11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6485.64</text:p>
          </table:table-cell>
          <table:table-cell table:formula="of:=MATCH([.B142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6];&quot;/&quot;;[.F1426];&quot;/&quot;;[.D1426])" office:value-type="string" office:string-value="25/11/2022">
            <text:p>25/11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5831.61</text:p>
          </table:table-cell>
          <table:table-cell table:formula="of:=MATCH([.B142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7];&quot;/&quot;;[.F1427];&quot;/&quot;;[.D1427])" office:value-type="string" office:string-value="26/11/2022">
            <text:p>26/11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4067.17</text:p>
          </table:table-cell>
          <table:table-cell table:formula="of:=MATCH([.B142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8];&quot;/&quot;;[.F1428];&quot;/&quot;;[.D1428])" office:value-type="string" office:string-value="27/11/2022">
            <text:p>27/11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7221.43</text:p>
          </table:table-cell>
          <table:table-cell table:formula="of:=MATCH([.B142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29];&quot;/&quot;;[.F1429];&quot;/&quot;;[.D1429])" office:value-type="string" office:string-value="28/11/2022">
            <text:p>28/11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9046.96</text:p>
          </table:table-cell>
          <table:table-cell table:formula="of:=MATCH([.B143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30];&quot;/&quot;;[.F1430];&quot;/&quot;;[.D1430])" office:value-type="string" office:string-value="29/11/2022">
            <text:p>29/11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9586.10</text:p>
          </table:table-cell>
          <table:table-cell table:formula="of:=MATCH([.B143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431];&quot;/&quot;;[.F1431];&quot;/&quot;;[.D1431])" office:value-type="string" office:string-value="30/11/2022">
            <text:p>30/11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9609.13</text:p>
          </table:table-cell>
          <table:table-cell table:formula="of:=MATCH([.B143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32];&quot;/&quot;;[.F1432];&quot;/&quot;;[.D1432])" office:value-type="string" office:string-value="1/12/2022">
            <text:p>1/1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string">
            <text:p>8669.57</text:p>
          </table:table-cell>
          <table:table-cell table:formula="of:=MATCH([.B143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33];&quot;/&quot;;[.F1433];&quot;/&quot;;[.D1433])" office:value-type="string" office:string-value="2/12/2022">
            <text:p>2/1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7102.00</text:p>
          </table:table-cell>
          <table:table-cell table:formula="of:=MATCH([.B143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34];&quot;/&quot;;[.F1434];&quot;/&quot;;[.D1434])" office:value-type="string" office:string-value="3/12/2022">
            <text:p>3/1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office:value-type="string">
            <text:p>6629.13</text:p>
          </table:table-cell>
          <table:table-cell table:formula="of:=MATCH([.B143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35];&quot;/&quot;;[.F1435];&quot;/&quot;;[.D1435])" office:value-type="string" office:string-value="4/12/2022">
            <text:p>4/12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5">
            <text:p>5</text:p>
          </table:table-cell>
          <table:table-cell office:value-type="float" office:value="2022">
            <text:p>2022</text:p>
          </table:table-cell>
          <table:table-cell office:value-type="string">
            <text:p>7940.93</text:p>
          </table:table-cell>
          <table:table-cell table:formula="of:=MATCH([.B143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36];&quot;/&quot;;[.F1436];&quot;/&quot;;[.D1436])" office:value-type="string" office:string-value="5/12/2022">
            <text:p>5/12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office:value-type="string">
            <text:p>8976.53</text:p>
          </table:table-cell>
          <table:table-cell table:formula="of:=MATCH([.B143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37];&quot;/&quot;;[.F1437];&quot;/&quot;;[.D1437])" office:value-type="string" office:string-value="6/12/2022">
            <text:p>6/12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7">
            <text:p>7</text:p>
          </table:table-cell>
          <table:table-cell office:value-type="float" office:value="2022">
            <text:p>2022</text:p>
          </table:table-cell>
          <table:table-cell office:value-type="string">
            <text:p>8175.09</text:p>
          </table:table-cell>
          <table:table-cell table:formula="of:=MATCH([.B143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38];&quot;/&quot;;[.F1438];&quot;/&quot;;[.D1438])" office:value-type="string" office:string-value="7/12/2022">
            <text:p>7/12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8">
            <text:p>8</text:p>
          </table:table-cell>
          <table:table-cell office:value-type="float" office:value="2022">
            <text:p>2022</text:p>
          </table:table-cell>
          <table:table-cell office:value-type="string">
            <text:p>9396.88</text:p>
          </table:table-cell>
          <table:table-cell table:formula="of:=MATCH([.B143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39];&quot;/&quot;;[.F1439];&quot;/&quot;;[.D1439])" office:value-type="string" office:string-value="8/12/2022">
            <text:p>8/1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string">
            <text:p>9736.26</text:p>
          </table:table-cell>
          <table:table-cell table:formula="of:=MATCH([.B144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0];&quot;/&quot;;[.F1440];&quot;/&quot;;[.D1440])" office:value-type="string" office:string-value="9/12/2022">
            <text:p>9/1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10">
            <text:p>10</text:p>
          </table:table-cell>
          <table:table-cell office:value-type="float" office:value="2022">
            <text:p>2022</text:p>
          </table:table-cell>
          <table:table-cell office:value-type="string">
            <text:p>8461.76</text:p>
          </table:table-cell>
          <table:table-cell table:formula="of:=MATCH([.B144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1];&quot;/&quot;;[.F1441];&quot;/&quot;;[.D1441])" office:value-type="string" office:string-value="10/12/2022">
            <text:p>10/1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1">
            <text:p>11</text:p>
          </table:table-cell>
          <table:table-cell office:value-type="float" office:value="2022">
            <text:p>2022</text:p>
          </table:table-cell>
          <table:table-cell office:value-type="string">
            <text:p>7310.30</text:p>
          </table:table-cell>
          <table:table-cell table:formula="of:=MATCH([.B144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2];&quot;/&quot;;[.F1442];&quot;/&quot;;[.D1442])" office:value-type="string" office:string-value="11/12/2022">
            <text:p>11/12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12">
            <text:p>12</text:p>
          </table:table-cell>
          <table:table-cell office:value-type="float" office:value="2022">
            <text:p>2022</text:p>
          </table:table-cell>
          <table:table-cell office:value-type="string">
            <text:p>9056.65</text:p>
          </table:table-cell>
          <table:table-cell table:formula="of:=MATCH([.B144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3];&quot;/&quot;;[.F1443];&quot;/&quot;;[.D1443])" office:value-type="string" office:string-value="12/12/2022">
            <text:p>12/12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13">
            <text:p>13</text:p>
          </table:table-cell>
          <table:table-cell office:value-type="float" office:value="2022">
            <text:p>2022</text:p>
          </table:table-cell>
          <table:table-cell office:value-type="string">
            <text:p>10730.56</text:p>
          </table:table-cell>
          <table:table-cell table:formula="of:=MATCH([.B144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4];&quot;/&quot;;[.F1444];&quot;/&quot;;[.D1444])" office:value-type="string" office:string-value="13/12/2022">
            <text:p>13/12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14">
            <text:p>14</text:p>
          </table:table-cell>
          <table:table-cell office:value-type="float" office:value="2022">
            <text:p>2022</text:p>
          </table:table-cell>
          <table:table-cell office:value-type="string">
            <text:p>10767.88</text:p>
          </table:table-cell>
          <table:table-cell table:formula="of:=MATCH([.B144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5];&quot;/&quot;;[.F1445];&quot;/&quot;;[.D1445])" office:value-type="string" office:string-value="14/12/2022">
            <text:p>14/12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15">
            <text:p>15</text:p>
          </table:table-cell>
          <table:table-cell office:value-type="float" office:value="2022">
            <text:p>2022</text:p>
          </table:table-cell>
          <table:table-cell office:value-type="string">
            <text:p>9655.82</text:p>
          </table:table-cell>
          <table:table-cell table:formula="of:=MATCH([.B144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6];&quot;/&quot;;[.F1446];&quot;/&quot;;[.D1446])" office:value-type="string" office:string-value="15/12/2022">
            <text:p>15/1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9974.58</text:p>
          </table:table-cell>
          <table:table-cell table:formula="of:=MATCH([.B144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7];&quot;/&quot;;[.F1447];&quot;/&quot;;[.D1447])" office:value-type="string" office:string-value="16/12/2022">
            <text:p>16/1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6401.64</text:p>
          </table:table-cell>
          <table:table-cell table:formula="of:=MATCH([.B144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8];&quot;/&quot;;[.F1448];&quot;/&quot;;[.D1448])" office:value-type="string" office:string-value="17/12/2022">
            <text:p>17/1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4548.14</text:p>
          </table:table-cell>
          <table:table-cell table:formula="of:=MATCH([.B144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49];&quot;/&quot;;[.F1449];&quot;/&quot;;[.D1449])" office:value-type="string" office:string-value="18/12/2022">
            <text:p>18/12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4934.66</text:p>
          </table:table-cell>
          <table:table-cell table:formula="of:=MATCH([.B145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0];&quot;/&quot;;[.F1450];&quot;/&quot;;[.D1450])" office:value-type="string" office:string-value="19/12/2022">
            <text:p>19/12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4915.30</text:p>
          </table:table-cell>
          <table:table-cell table:formula="of:=MATCH([.B145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1];&quot;/&quot;;[.F1451];&quot;/&quot;;[.D1451])" office:value-type="string" office:string-value="20/12/2022">
            <text:p>20/12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5254.92</text:p>
          </table:table-cell>
          <table:table-cell table:formula="of:=MATCH([.B145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2];&quot;/&quot;;[.F1452];&quot;/&quot;;[.D1452])" office:value-type="string" office:string-value="21/12/2022">
            <text:p>21/12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4797.35</text:p>
          </table:table-cell>
          <table:table-cell table:formula="of:=MATCH([.B145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3];&quot;/&quot;;[.F1453];&quot;/&quot;;[.D1453])" office:value-type="string" office:string-value="22/12/2022">
            <text:p>22/1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4494.30</text:p>
          </table:table-cell>
          <table:table-cell table:formula="of:=MATCH([.B145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4];&quot;/&quot;;[.F1454];&quot;/&quot;;[.D1454])" office:value-type="string" office:string-value="23/12/2022">
            <text:p>23/1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2722.34</text:p>
          </table:table-cell>
          <table:table-cell table:formula="of:=MATCH([.B145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5];&quot;/&quot;;[.F1455];&quot;/&quot;;[.D1455])" office:value-type="string" office:string-value="24/12/2022">
            <text:p>24/1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2458.90</text:p>
          </table:table-cell>
          <table:table-cell table:formula="of:=MATCH([.B145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6];&quot;/&quot;;[.F1456];&quot;/&quot;;[.D1456])" office:value-type="string" office:string-value="25/12/2022">
            <text:p>25/12/2022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1023.21</text:p>
          </table:table-cell>
          <table:table-cell table:formula="of:=MATCH([.B145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7];&quot;/&quot;;[.F1457];&quot;/&quot;;[.D1457])" office:value-type="string" office:string-value="26/12/2022">
            <text:p>26/12/2022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2230.53</text:p>
          </table:table-cell>
          <table:table-cell table:formula="of:=MATCH([.B145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8];&quot;/&quot;;[.F1458];&quot;/&quot;;[.D1458])" office:value-type="string" office:string-value="27/12/2022">
            <text:p>27/12/2022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1544.19</text:p>
          </table:table-cell>
          <table:table-cell table:formula="of:=MATCH([.B145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59];&quot;/&quot;;[.F1459];&quot;/&quot;;[.D1459])" office:value-type="string" office:string-value="28/12/2022">
            <text:p>28/12/2022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813.39</text:p>
          </table:table-cell>
          <table:table-cell table:formula="of:=MATCH([.B146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60];&quot;/&quot;;[.F1460];&quot;/&quot;;[.D1460])" office:value-type="string" office:string-value="29/12/2022">
            <text:p>29/12/2022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607.37</text:p>
          </table:table-cell>
          <table:table-cell table:formula="of:=MATCH([.B146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61];&quot;/&quot;;[.F1461];&quot;/&quot;;[.D1461])" office:value-type="string" office:string-value="30/12/2022">
            <text:p>30/12/2022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-49.34</text:p>
          </table:table-cell>
          <table:table-cell table:formula="of:=MATCH([.B146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462];&quot;/&quot;;[.F1462];&quot;/&quot;;[.D1462])" office:value-type="string" office:string-value="31/12/2022">
            <text:p>31/12/2022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395.01</text:p>
          </table:table-cell>
          <table:table-cell table:formula="of:=MATCH([.B146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63];&quot;/&quot;;[.F1463];&quot;/&quot;;[.D1463])" office:value-type="string" office:string-value="1/1/2023">
            <text:p>1/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3006.63</text:p>
          </table:table-cell>
          <table:table-cell table:formula="of:=MATCH([.B146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64];&quot;/&quot;;[.F1464];&quot;/&quot;;[.D1464])" office:value-type="string" office:string-value="2/1/2023">
            <text:p>2/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3537.43</text:p>
          </table:table-cell>
          <table:table-cell table:formula="of:=MATCH([.B146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65];&quot;/&quot;;[.F1465];&quot;/&quot;;[.D1465])" office:value-type="string" office:string-value="3/1/2023">
            <text:p>3/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2851.40</text:p>
          </table:table-cell>
          <table:table-cell table:formula="of:=MATCH([.B146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66];&quot;/&quot;;[.F1466];&quot;/&quot;;[.D1466])" office:value-type="string" office:string-value="4/1/2023">
            <text:p>4/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3373.85</text:p>
          </table:table-cell>
          <table:table-cell table:formula="of:=MATCH([.B146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67];&quot;/&quot;;[.F1467];&quot;/&quot;;[.D1467])" office:value-type="string" office:string-value="5/1/2023">
            <text:p>5/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2920.95</text:p>
          </table:table-cell>
          <table:table-cell table:formula="of:=MATCH([.B146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68];&quot;/&quot;;[.F1468];&quot;/&quot;;[.D1468])" office:value-type="string" office:string-value="6/1/2023">
            <text:p>6/1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2563.64</text:p>
          </table:table-cell>
          <table:table-cell table:formula="of:=MATCH([.B146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69];&quot;/&quot;;[.F1469];&quot;/&quot;;[.D1469])" office:value-type="string" office:string-value="7/1/2023">
            <text:p>7/1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2140.98</text:p>
          </table:table-cell>
          <table:table-cell table:formula="of:=MATCH([.B147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0];&quot;/&quot;;[.F1470];&quot;/&quot;;[.D1470])" office:value-type="string" office:string-value="8/1/2023">
            <text:p>8/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3233.76</text:p>
          </table:table-cell>
          <table:table-cell table:formula="of:=MATCH([.B147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1];&quot;/&quot;;[.F1471];&quot;/&quot;;[.D1471])" office:value-type="string" office:string-value="9/1/2023">
            <text:p>9/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3241.21</text:p>
          </table:table-cell>
          <table:table-cell table:formula="of:=MATCH([.B147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2];&quot;/&quot;;[.F1472];&quot;/&quot;;[.D1472])" office:value-type="string" office:string-value="10/1/2023">
            <text:p>10/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760.34</text:p>
          </table:table-cell>
          <table:table-cell table:formula="of:=MATCH([.B147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3];&quot;/&quot;;[.F1473];&quot;/&quot;;[.D1473])" office:value-type="string" office:string-value="11/1/2023">
            <text:p>11/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2858.27</text:p>
          </table:table-cell>
          <table:table-cell table:formula="of:=MATCH([.B147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4];&quot;/&quot;;[.F1474];&quot;/&quot;;[.D1474])" office:value-type="string" office:string-value="12/1/2023">
            <text:p>12/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912.48</text:p>
          </table:table-cell>
          <table:table-cell table:formula="of:=MATCH([.B147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5];&quot;/&quot;;[.F1475];&quot;/&quot;;[.D1475])" office:value-type="string" office:string-value="13/1/2023">
            <text:p>13/1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2409.61</text:p>
          </table:table-cell>
          <table:table-cell table:formula="of:=MATCH([.B147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6];&quot;/&quot;;[.F1476];&quot;/&quot;;[.D1476])" office:value-type="string" office:string-value="14/1/2023">
            <text:p>14/1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2224.82</text:p>
          </table:table-cell>
          <table:table-cell table:formula="of:=MATCH([.B147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7];&quot;/&quot;;[.F1477];&quot;/&quot;;[.D1477])" office:value-type="string" office:string-value="15/1/2023">
            <text:p>15/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3124.03</text:p>
          </table:table-cell>
          <table:table-cell table:formula="of:=MATCH([.B147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8];&quot;/&quot;;[.F1478];&quot;/&quot;;[.D1478])" office:value-type="string" office:string-value="16/1/2023">
            <text:p>16/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3264.52</text:p>
          </table:table-cell>
          <table:table-cell table:formula="of:=MATCH([.B147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79];&quot;/&quot;;[.F1479];&quot;/&quot;;[.D1479])" office:value-type="string" office:string-value="17/1/2023">
            <text:p>17/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3372.08</text:p>
          </table:table-cell>
          <table:table-cell table:formula="of:=MATCH([.B148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0];&quot;/&quot;;[.F1480];&quot;/&quot;;[.D1480])" office:value-type="string" office:string-value="18/1/2023">
            <text:p>18/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3518.68</text:p>
          </table:table-cell>
          <table:table-cell table:formula="of:=MATCH([.B148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1];&quot;/&quot;;[.F1481];&quot;/&quot;;[.D1481])" office:value-type="string" office:string-value="19/1/2023">
            <text:p>19/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4176.48</text:p>
          </table:table-cell>
          <table:table-cell table:formula="of:=MATCH([.B148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2];&quot;/&quot;;[.F1482];&quot;/&quot;;[.D1482])" office:value-type="string" office:string-value="20/1/2023">
            <text:p>20/1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3245.54</text:p>
          </table:table-cell>
          <table:table-cell table:formula="of:=MATCH([.B148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3];&quot;/&quot;;[.F1483];&quot;/&quot;;[.D1483])" office:value-type="string" office:string-value="21/1/2023">
            <text:p>21/1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3488.37</text:p>
          </table:table-cell>
          <table:table-cell table:formula="of:=MATCH([.B148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4];&quot;/&quot;;[.F1484];&quot;/&quot;;[.D1484])" office:value-type="string" office:string-value="22/1/2023">
            <text:p>22/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4848.00</text:p>
          </table:table-cell>
          <table:table-cell table:formula="of:=MATCH([.B148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5];&quot;/&quot;;[.F1485];&quot;/&quot;;[.D1485])" office:value-type="string" office:string-value="23/1/2023">
            <text:p>23/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4849.31</text:p>
          </table:table-cell>
          <table:table-cell table:formula="of:=MATCH([.B148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6];&quot;/&quot;;[.F1486];&quot;/&quot;;[.D1486])" office:value-type="string" office:string-value="24/1/2023">
            <text:p>24/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4340.20</text:p>
          </table:table-cell>
          <table:table-cell table:formula="of:=MATCH([.B148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7];&quot;/&quot;;[.F1487];&quot;/&quot;;[.D1487])" office:value-type="string" office:string-value="25/1/2023">
            <text:p>25/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4015.51</text:p>
          </table:table-cell>
          <table:table-cell table:formula="of:=MATCH([.B148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8];&quot;/&quot;;[.F1488];&quot;/&quot;;[.D1488])" office:value-type="string" office:string-value="26/1/2023">
            <text:p>26/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4020.54</text:p>
          </table:table-cell>
          <table:table-cell table:formula="of:=MATCH([.B148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89];&quot;/&quot;;[.F1489];&quot;/&quot;;[.D1489])" office:value-type="string" office:string-value="27/1/2023">
            <text:p>27/1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3474.78</text:p>
          </table:table-cell>
          <table:table-cell table:formula="of:=MATCH([.B149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90];&quot;/&quot;;[.F1490];&quot;/&quot;;[.D1490])" office:value-type="string" office:string-value="28/1/2023">
            <text:p>28/1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3088.89</text:p>
          </table:table-cell>
          <table:table-cell table:formula="of:=MATCH([.B149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91];&quot;/&quot;;[.F1491];&quot;/&quot;;[.D1491])" office:value-type="string" office:string-value="29/1/2023">
            <text:p>29/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3282.84</text:p>
          </table:table-cell>
          <table:table-cell table:formula="of:=MATCH([.B149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92];&quot;/&quot;;[.F1492];&quot;/&quot;;[.D1492])" office:value-type="string" office:string-value="30/1/2023">
            <text:p>30/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3432.33</text:p>
          </table:table-cell>
          <table:table-cell table:formula="of:=MATCH([.B149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493];&quot;/&quot;;[.F1493];&quot;/&quot;;[.D1493])" office:value-type="string" office:string-value="31/1/2023">
            <text:p>31/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3517.56</text:p>
          </table:table-cell>
          <table:table-cell table:formula="of:=MATCH([.B149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494];&quot;/&quot;;[.F1494];&quot;/&quot;;[.D1494])" office:value-type="string" office:string-value="1/2/2023">
            <text:p>1/2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3417.36</text:p>
          </table:table-cell>
          <table:table-cell table:formula="of:=MATCH([.B149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495];&quot;/&quot;;[.F1495];&quot;/&quot;;[.D1495])" office:value-type="string" office:string-value="2/2/2023">
            <text:p>2/2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3056.18</text:p>
          </table:table-cell>
          <table:table-cell table:formula="of:=MATCH([.B149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496];&quot;/&quot;;[.F1496];&quot;/&quot;;[.D1496])" office:value-type="string" office:string-value="3/2/2023">
            <text:p>3/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3414.92</text:p>
          </table:table-cell>
          <table:table-cell table:formula="of:=MATCH([.B149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497];&quot;/&quot;;[.F1497];&quot;/&quot;;[.D1497])" office:value-type="string" office:string-value="4/2/2023">
            <text:p>4/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3049.94</text:p>
          </table:table-cell>
          <table:table-cell table:formula="of:=MATCH([.B149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498];&quot;/&quot;;[.F1498];&quot;/&quot;;[.D1498])" office:value-type="string" office:string-value="5/2/2023">
            <text:p>5/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4117.57</text:p>
          </table:table-cell>
          <table:table-cell table:formula="of:=MATCH([.B149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499];&quot;/&quot;;[.F1499];&quot;/&quot;;[.D1499])" office:value-type="string" office:string-value="6/2/2023">
            <text:p>6/2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4171.68</text:p>
          </table:table-cell>
          <table:table-cell table:formula="of:=MATCH([.B150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0];&quot;/&quot;;[.F1500];&quot;/&quot;;[.D1500])" office:value-type="string" office:string-value="7/2/2023">
            <text:p>7/2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3764.29</text:p>
          </table:table-cell>
          <table:table-cell table:formula="of:=MATCH([.B150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1];&quot;/&quot;;[.F1501];&quot;/&quot;;[.D1501])" office:value-type="string" office:string-value="8/2/2023">
            <text:p>8/2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3277.21</text:p>
          </table:table-cell>
          <table:table-cell table:formula="of:=MATCH([.B150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2];&quot;/&quot;;[.F1502];&quot;/&quot;;[.D1502])" office:value-type="string" office:string-value="9/2/2023">
            <text:p>9/2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3357.55</text:p>
          </table:table-cell>
          <table:table-cell table:formula="of:=MATCH([.B150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3];&quot;/&quot;;[.F1503];&quot;/&quot;;[.D1503])" office:value-type="string" office:string-value="10/2/2023">
            <text:p>10/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3311.33</text:p>
          </table:table-cell>
          <table:table-cell table:formula="of:=MATCH([.B150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4];&quot;/&quot;;[.F1504];&quot;/&quot;;[.D1504])" office:value-type="string" office:string-value="11/2/2023">
            <text:p>11/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3297.64</text:p>
          </table:table-cell>
          <table:table-cell table:formula="of:=MATCH([.B150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5];&quot;/&quot;;[.F1505];&quot;/&quot;;[.D1505])" office:value-type="string" office:string-value="12/2/2023">
            <text:p>12/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3880.74</text:p>
          </table:table-cell>
          <table:table-cell table:formula="of:=MATCH([.B150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6];&quot;/&quot;;[.F1506];&quot;/&quot;;[.D1506])" office:value-type="string" office:string-value="13/2/2023">
            <text:p>13/2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3713.75</text:p>
          </table:table-cell>
          <table:table-cell table:formula="of:=MATCH([.B150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7];&quot;/&quot;;[.F1507];&quot;/&quot;;[.D1507])" office:value-type="string" office:string-value="14/2/2023">
            <text:p>14/2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3622.52</text:p>
          </table:table-cell>
          <table:table-cell table:formula="of:=MATCH([.B150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8];&quot;/&quot;;[.F1508];&quot;/&quot;;[.D1508])" office:value-type="string" office:string-value="15/2/2023">
            <text:p>15/2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3529.23</text:p>
          </table:table-cell>
          <table:table-cell table:formula="of:=MATCH([.B150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09];&quot;/&quot;;[.F1509];&quot;/&quot;;[.D1509])" office:value-type="string" office:string-value="16/2/2023">
            <text:p>16/2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3331.28</text:p>
          </table:table-cell>
          <table:table-cell table:formula="of:=MATCH([.B151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0];&quot;/&quot;;[.F1510];&quot;/&quot;;[.D1510])" office:value-type="string" office:string-value="17/2/2023">
            <text:p>17/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654.94</text:p>
          </table:table-cell>
          <table:table-cell table:formula="of:=MATCH([.B151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1];&quot;/&quot;;[.F1511];&quot;/&quot;;[.D1511])" office:value-type="string" office:string-value="18/2/2023">
            <text:p>18/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2701.02</text:p>
          </table:table-cell>
          <table:table-cell table:formula="of:=MATCH([.B151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2];&quot;/&quot;;[.F1512];&quot;/&quot;;[.D1512])" office:value-type="string" office:string-value="19/2/2023">
            <text:p>19/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2515.20</text:p>
          </table:table-cell>
          <table:table-cell table:formula="of:=MATCH([.B151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3];&quot;/&quot;;[.F1513];&quot;/&quot;;[.D1513])" office:value-type="string" office:string-value="20/2/2023">
            <text:p>20/2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2839.66</text:p>
          </table:table-cell>
          <table:table-cell table:formula="of:=MATCH([.B151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4];&quot;/&quot;;[.F1514];&quot;/&quot;;[.D1514])" office:value-type="string" office:string-value="21/2/2023">
            <text:p>21/2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3535.94</text:p>
          </table:table-cell>
          <table:table-cell table:formula="of:=MATCH([.B151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5];&quot;/&quot;;[.F1515];&quot;/&quot;;[.D1515])" office:value-type="string" office:string-value="22/2/2023">
            <text:p>22/2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3494.87</text:p>
          </table:table-cell>
          <table:table-cell table:formula="of:=MATCH([.B151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6];&quot;/&quot;;[.F1516];&quot;/&quot;;[.D1516])" office:value-type="string" office:string-value="23/2/2023">
            <text:p>23/2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3186.50</text:p>
          </table:table-cell>
          <table:table-cell table:formula="of:=MATCH([.B151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7];&quot;/&quot;;[.F1517];&quot;/&quot;;[.D1517])" office:value-type="string" office:string-value="24/2/2023">
            <text:p>24/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2016.03</text:p>
          </table:table-cell>
          <table:table-cell table:formula="of:=MATCH([.B151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8];&quot;/&quot;;[.F1518];&quot;/&quot;;[.D1518])" office:value-type="string" office:string-value="25/2/2023">
            <text:p>25/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2573.10</text:p>
          </table:table-cell>
          <table:table-cell table:formula="of:=MATCH([.B151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19];&quot;/&quot;;[.F1519];&quot;/&quot;;[.D1519])" office:value-type="string" office:string-value="26/2/2023">
            <text:p>26/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3580.65</text:p>
          </table:table-cell>
          <table:table-cell table:formula="of:=MATCH([.B152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20];&quot;/&quot;;[.F1520];&quot;/&quot;;[.D1520])" office:value-type="string" office:string-value="27/2/2023">
            <text:p>27/2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3483.38</text:p>
          </table:table-cell>
          <table:table-cell table:formula="of:=MATCH([.B152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521];&quot;/&quot;;[.F1521];&quot;/&quot;;[.D1521])" office:value-type="string" office:string-value="28/2/2023">
            <text:p>28/2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3465.67</text:p>
          </table:table-cell>
          <table:table-cell table:formula="of:=MATCH([.B152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22];&quot;/&quot;;[.F1522];&quot;/&quot;;[.D1522])" office:value-type="string" office:string-value="1/3/2023">
            <text:p>1/3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3541.43</text:p>
          </table:table-cell>
          <table:table-cell table:formula="of:=MATCH([.B152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23];&quot;/&quot;;[.F1523];&quot;/&quot;;[.D1523])" office:value-type="string" office:string-value="2/3/2023">
            <text:p>2/3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3303.01</text:p>
          </table:table-cell>
          <table:table-cell table:formula="of:=MATCH([.B152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24];&quot;/&quot;;[.F1524];&quot;/&quot;;[.D1524])" office:value-type="string" office:string-value="3/3/2023">
            <text:p>3/3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2638.71</text:p>
          </table:table-cell>
          <table:table-cell table:formula="of:=MATCH([.B152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25];&quot;/&quot;;[.F1525];&quot;/&quot;;[.D1525])" office:value-type="string" office:string-value="4/3/2023">
            <text:p>4/3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2877.50</text:p>
          </table:table-cell>
          <table:table-cell table:formula="of:=MATCH([.B152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26];&quot;/&quot;;[.F1526];&quot;/&quot;;[.D1526])" office:value-type="string" office:string-value="5/3/2023">
            <text:p>5/3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3556.83</text:p>
          </table:table-cell>
          <table:table-cell table:formula="of:=MATCH([.B152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27];&quot;/&quot;;[.F1527];&quot;/&quot;;[.D1527])" office:value-type="string" office:string-value="6/3/2023">
            <text:p>6/3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2781.93</text:p>
          </table:table-cell>
          <table:table-cell table:formula="of:=MATCH([.B152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28];&quot;/&quot;;[.F1528];&quot;/&quot;;[.D1528])" office:value-type="string" office:string-value="7/3/2023">
            <text:p>7/3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3278.19</text:p>
          </table:table-cell>
          <table:table-cell table:formula="of:=MATCH([.B152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29];&quot;/&quot;;[.F1529];&quot;/&quot;;[.D1529])" office:value-type="string" office:string-value="8/3/2023">
            <text:p>8/3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3044.32</text:p>
          </table:table-cell>
          <table:table-cell table:formula="of:=MATCH([.B153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0];&quot;/&quot;;[.F1530];&quot;/&quot;;[.D1530])" office:value-type="string" office:string-value="9/3/2023">
            <text:p>9/3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2749.21</text:p>
          </table:table-cell>
          <table:table-cell table:formula="of:=MATCH([.B153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1];&quot;/&quot;;[.F1531];&quot;/&quot;;[.D1531])" office:value-type="string" office:string-value="10/3/2023">
            <text:p>10/3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276.91</text:p>
          </table:table-cell>
          <table:table-cell table:formula="of:=MATCH([.B153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2];&quot;/&quot;;[.F1532];&quot;/&quot;;[.D1532])" office:value-type="string" office:string-value="11/3/2023">
            <text:p>11/3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2318.92</text:p>
          </table:table-cell>
          <table:table-cell table:formula="of:=MATCH([.B153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3];&quot;/&quot;;[.F1533];&quot;/&quot;;[.D1533])" office:value-type="string" office:string-value="12/3/2023">
            <text:p>12/3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374.16</text:p>
          </table:table-cell>
          <table:table-cell table:formula="of:=MATCH([.B153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4];&quot;/&quot;;[.F1534];&quot;/&quot;;[.D1534])" office:value-type="string" office:string-value="13/3/2023">
            <text:p>13/3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2095.33</text:p>
          </table:table-cell>
          <table:table-cell table:formula="of:=MATCH([.B153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5];&quot;/&quot;;[.F1535];&quot;/&quot;;[.D1535])" office:value-type="string" office:string-value="14/3/2023">
            <text:p>14/3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3045.18</text:p>
          </table:table-cell>
          <table:table-cell table:formula="of:=MATCH([.B153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6];&quot;/&quot;;[.F1536];&quot;/&quot;;[.D1536])" office:value-type="string" office:string-value="15/3/2023">
            <text:p>15/3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2606.57</text:p>
          </table:table-cell>
          <table:table-cell table:formula="of:=MATCH([.B153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7];&quot;/&quot;;[.F1537];&quot;/&quot;;[.D1537])" office:value-type="string" office:string-value="16/3/2023">
            <text:p>16/3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2252.60</text:p>
          </table:table-cell>
          <table:table-cell table:formula="of:=MATCH([.B153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8];&quot;/&quot;;[.F1538];&quot;/&quot;;[.D1538])" office:value-type="string" office:string-value="17/3/2023">
            <text:p>17/3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618.33</text:p>
          </table:table-cell>
          <table:table-cell table:formula="of:=MATCH([.B153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39];&quot;/&quot;;[.F1539];&quot;/&quot;;[.D1539])" office:value-type="string" office:string-value="18/3/2023">
            <text:p>18/3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2679.31</text:p>
          </table:table-cell>
          <table:table-cell table:formula="of:=MATCH([.B154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0];&quot;/&quot;;[.F1540];&quot;/&quot;;[.D1540])" office:value-type="string" office:string-value="19/3/2023">
            <text:p>19/3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3011.37</text:p>
          </table:table-cell>
          <table:table-cell table:formula="of:=MATCH([.B154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1];&quot;/&quot;;[.F1541];&quot;/&quot;;[.D1541])" office:value-type="string" office:string-value="20/3/2023">
            <text:p>20/3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2825.94</text:p>
          </table:table-cell>
          <table:table-cell table:formula="of:=MATCH([.B154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2];&quot;/&quot;;[.F1542];&quot;/&quot;;[.D1542])" office:value-type="string" office:string-value="21/3/2023">
            <text:p>21/3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2487.20</text:p>
          </table:table-cell>
          <table:table-cell table:formula="of:=MATCH([.B154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3];&quot;/&quot;;[.F1543];&quot;/&quot;;[.D1543])" office:value-type="string" office:string-value="22/3/2023">
            <text:p>22/3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2672.88</text:p>
          </table:table-cell>
          <table:table-cell table:formula="of:=MATCH([.B154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4];&quot;/&quot;;[.F1544];&quot;/&quot;;[.D1544])" office:value-type="string" office:string-value="23/3/2023">
            <text:p>23/3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2063.25</text:p>
          </table:table-cell>
          <table:table-cell table:formula="of:=MATCH([.B154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5];&quot;/&quot;;[.F1545];&quot;/&quot;;[.D1545])" office:value-type="string" office:string-value="24/3/2023">
            <text:p>24/3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765.09</text:p>
          </table:table-cell>
          <table:table-cell table:formula="of:=MATCH([.B154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6];&quot;/&quot;;[.F1546];&quot;/&quot;;[.D1546])" office:value-type="string" office:string-value="25/3/2023">
            <text:p>25/3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1597.41</text:p>
          </table:table-cell>
          <table:table-cell table:formula="of:=MATCH([.B154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7];&quot;/&quot;;[.F1547];&quot;/&quot;;[.D1547])" office:value-type="string" office:string-value="26/3/2023">
            <text:p>26/3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2256.01</text:p>
          </table:table-cell>
          <table:table-cell table:formula="of:=MATCH([.B154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8];&quot;/&quot;;[.F1548];&quot;/&quot;;[.D1548])" office:value-type="string" office:string-value="27/3/2023">
            <text:p>27/3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2546.04</text:p>
          </table:table-cell>
          <table:table-cell table:formula="of:=MATCH([.B154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49];&quot;/&quot;;[.F1549];&quot;/&quot;;[.D1549])" office:value-type="string" office:string-value="28/3/2023">
            <text:p>28/3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2762.56</text:p>
          </table:table-cell>
          <table:table-cell table:formula="of:=MATCH([.B155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50];&quot;/&quot;;[.F1550];&quot;/&quot;;[.D1550])" office:value-type="string" office:string-value="29/3/2023">
            <text:p>29/3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2484.13</text:p>
          </table:table-cell>
          <table:table-cell table:formula="of:=MATCH([.B155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51];&quot;/&quot;;[.F1551];&quot;/&quot;;[.D1551])" office:value-type="string" office:string-value="30/3/2023">
            <text:p>30/3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2329.41</text:p>
          </table:table-cell>
          <table:table-cell table:formula="of:=MATCH([.B155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552];&quot;/&quot;;[.F1552];&quot;/&quot;;[.D1552])" office:value-type="string" office:string-value="31/3/2023">
            <text:p>31/3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1305.28</text:p>
          </table:table-cell>
          <table:table-cell table:formula="of:=MATCH([.B155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53];&quot;/&quot;;[.F1553];&quot;/&quot;;[.D1553])" office:value-type="string" office:string-value="1/4/2023">
            <text:p>1/4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1589.04</text:p>
          </table:table-cell>
          <table:table-cell table:formula="of:=MATCH([.B155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54];&quot;/&quot;;[.F1554];&quot;/&quot;;[.D1554])" office:value-type="string" office:string-value="2/4/2023">
            <text:p>2/4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2594.13</text:p>
          </table:table-cell>
          <table:table-cell table:formula="of:=MATCH([.B155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55];&quot;/&quot;;[.F1555];&quot;/&quot;;[.D1555])" office:value-type="string" office:string-value="3/4/2023">
            <text:p>3/4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3030.43</text:p>
          </table:table-cell>
          <table:table-cell table:formula="of:=MATCH([.B155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56];&quot;/&quot;;[.F1556];&quot;/&quot;;[.D1556])" office:value-type="string" office:string-value="4/4/2023">
            <text:p>4/4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3295.83</text:p>
          </table:table-cell>
          <table:table-cell table:formula="of:=MATCH([.B155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57];&quot;/&quot;;[.F1557];&quot;/&quot;;[.D1557])" office:value-type="string" office:string-value="5/4/2023">
            <text:p>5/4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2905.58</text:p>
          </table:table-cell>
          <table:table-cell table:formula="of:=MATCH([.B155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58];&quot;/&quot;;[.F1558];&quot;/&quot;;[.D1558])" office:value-type="string" office:string-value="6/4/2023">
            <text:p>6/4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2683.55</text:p>
          </table:table-cell>
          <table:table-cell table:formula="of:=MATCH([.B155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59];&quot;/&quot;;[.F1559];&quot;/&quot;;[.D1559])" office:value-type="string" office:string-value="7/4/2023">
            <text:p>7/4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2751.21</text:p>
          </table:table-cell>
          <table:table-cell table:formula="of:=MATCH([.B156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0];&quot;/&quot;;[.F1560];&quot;/&quot;;[.D1560])" office:value-type="string" office:string-value="8/4/2023">
            <text:p>8/4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459.16</text:p>
          </table:table-cell>
          <table:table-cell table:formula="of:=MATCH([.B156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1];&quot;/&quot;;[.F1561];&quot;/&quot;;[.D1561])" office:value-type="string" office:string-value="9/4/2023">
            <text:p>9/4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1900.68</text:p>
          </table:table-cell>
          <table:table-cell table:formula="of:=MATCH([.B156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2];&quot;/&quot;;[.F1562];&quot;/&quot;;[.D1562])" office:value-type="string" office:string-value="10/4/2023">
            <text:p>10/4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333.73</text:p>
          </table:table-cell>
          <table:table-cell table:formula="of:=MATCH([.B156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3];&quot;/&quot;;[.F1563];&quot;/&quot;;[.D1563])" office:value-type="string" office:string-value="11/4/2023">
            <text:p>11/4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2598.07</text:p>
          </table:table-cell>
          <table:table-cell table:formula="of:=MATCH([.B156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4];&quot;/&quot;;[.F1564];&quot;/&quot;;[.D1564])" office:value-type="string" office:string-value="12/4/2023">
            <text:p>12/4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891.81</text:p>
          </table:table-cell>
          <table:table-cell table:formula="of:=MATCH([.B156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5];&quot;/&quot;;[.F1565];&quot;/&quot;;[.D1565])" office:value-type="string" office:string-value="13/4/2023">
            <text:p>13/4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2975.08</text:p>
          </table:table-cell>
          <table:table-cell table:formula="of:=MATCH([.B156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6];&quot;/&quot;;[.F1566];&quot;/&quot;;[.D1566])" office:value-type="string" office:string-value="14/4/2023">
            <text:p>14/4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2490.71</text:p>
          </table:table-cell>
          <table:table-cell table:formula="of:=MATCH([.B156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7];&quot;/&quot;;[.F1567];&quot;/&quot;;[.D1567])" office:value-type="string" office:string-value="15/4/2023">
            <text:p>15/4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2569.41</text:p>
          </table:table-cell>
          <table:table-cell table:formula="of:=MATCH([.B156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8];&quot;/&quot;;[.F1568];&quot;/&quot;;[.D1568])" office:value-type="string" office:string-value="16/4/2023">
            <text:p>16/4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2780.78</text:p>
          </table:table-cell>
          <table:table-cell table:formula="of:=MATCH([.B156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69];&quot;/&quot;;[.F1569];&quot;/&quot;;[.D1569])" office:value-type="string" office:string-value="17/4/2023">
            <text:p>17/4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723.37</text:p>
          </table:table-cell>
          <table:table-cell table:formula="of:=MATCH([.B157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0];&quot;/&quot;;[.F1570];&quot;/&quot;;[.D1570])" office:value-type="string" office:string-value="18/4/2023">
            <text:p>18/4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2642.66</text:p>
          </table:table-cell>
          <table:table-cell table:formula="of:=MATCH([.B157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1];&quot;/&quot;;[.F1571];&quot;/&quot;;[.D1571])" office:value-type="string" office:string-value="19/4/2023">
            <text:p>19/4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2617.04</text:p>
          </table:table-cell>
          <table:table-cell table:formula="of:=MATCH([.B157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2];&quot;/&quot;;[.F1572];&quot;/&quot;;[.D1572])" office:value-type="string" office:string-value="20/4/2023">
            <text:p>20/4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2500.36</text:p>
          </table:table-cell>
          <table:table-cell table:formula="of:=MATCH([.B157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3];&quot;/&quot;;[.F1573];&quot;/&quot;;[.D1573])" office:value-type="string" office:string-value="21/4/2023">
            <text:p>21/4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2017.66</text:p>
          </table:table-cell>
          <table:table-cell table:formula="of:=MATCH([.B157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4];&quot;/&quot;;[.F1574];&quot;/&quot;;[.D1574])" office:value-type="string" office:string-value="22/4/2023">
            <text:p>22/4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2015.65</text:p>
          </table:table-cell>
          <table:table-cell table:formula="of:=MATCH([.B157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5];&quot;/&quot;;[.F1575];&quot;/&quot;;[.D1575])" office:value-type="string" office:string-value="23/4/2023">
            <text:p>23/4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2469.33</text:p>
          </table:table-cell>
          <table:table-cell table:formula="of:=MATCH([.B157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6];&quot;/&quot;;[.F1576];&quot;/&quot;;[.D1576])" office:value-type="string" office:string-value="24/4/2023">
            <text:p>24/4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2427.54</text:p>
          </table:table-cell>
          <table:table-cell table:formula="of:=MATCH([.B157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7];&quot;/&quot;;[.F1577];&quot;/&quot;;[.D1577])" office:value-type="string" office:string-value="25/4/2023">
            <text:p>25/4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2614.18</text:p>
          </table:table-cell>
          <table:table-cell table:formula="of:=MATCH([.B157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8];&quot;/&quot;;[.F1578];&quot;/&quot;;[.D1578])" office:value-type="string" office:string-value="26/4/2023">
            <text:p>26/4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2630.60</text:p>
          </table:table-cell>
          <table:table-cell table:formula="of:=MATCH([.B157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79];&quot;/&quot;;[.F1579];&quot;/&quot;;[.D1579])" office:value-type="string" office:string-value="27/4/2023">
            <text:p>27/4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2503.25</text:p>
          </table:table-cell>
          <table:table-cell table:formula="of:=MATCH([.B158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80];&quot;/&quot;;[.F1580];&quot;/&quot;;[.D1580])" office:value-type="string" office:string-value="28/4/2023">
            <text:p>28/4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2365.91</text:p>
          </table:table-cell>
          <table:table-cell table:formula="of:=MATCH([.B158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81];&quot;/&quot;;[.F1581];&quot;/&quot;;[.D1581])" office:value-type="string" office:string-value="29/4/2023">
            <text:p>29/4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1619.01</text:p>
          </table:table-cell>
          <table:table-cell table:formula="of:=MATCH([.B158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582];&quot;/&quot;;[.F1582];&quot;/&quot;;[.D1582])" office:value-type="string" office:string-value="30/4/2023">
            <text:p>30/4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1951.19</text:p>
          </table:table-cell>
          <table:table-cell table:formula="of:=MATCH([.B158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83];&quot;/&quot;;[.F1583];&quot;/&quot;;[.D1583])" office:value-type="string" office:string-value="1/5/2023">
            <text:p>1/5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2510.87</text:p>
          </table:table-cell>
          <table:table-cell table:formula="of:=MATCH([.B158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84];&quot;/&quot;;[.F1584];&quot;/&quot;;[.D1584])" office:value-type="string" office:string-value="2/5/2023">
            <text:p>2/5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2500.95</text:p>
          </table:table-cell>
          <table:table-cell table:formula="of:=MATCH([.B158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85];&quot;/&quot;;[.F1585];&quot;/&quot;;[.D1585])" office:value-type="string" office:string-value="3/5/2023">
            <text:p>3/5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2394.95</text:p>
          </table:table-cell>
          <table:table-cell table:formula="of:=MATCH([.B158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86];&quot;/&quot;;[.F1586];&quot;/&quot;;[.D1586])" office:value-type="string" office:string-value="4/5/2023">
            <text:p>4/5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2254.81</text:p>
          </table:table-cell>
          <table:table-cell table:formula="of:=MATCH([.B158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87];&quot;/&quot;;[.F1587];&quot;/&quot;;[.D1587])" office:value-type="string" office:string-value="5/5/2023">
            <text:p>5/5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2095.78</text:p>
          </table:table-cell>
          <table:table-cell table:formula="of:=MATCH([.B158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88];&quot;/&quot;;[.F1588];&quot;/&quot;;[.D1588])" office:value-type="string" office:string-value="6/5/2023">
            <text:p>6/5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1629.50</text:p>
          </table:table-cell>
          <table:table-cell table:formula="of:=MATCH([.B158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89];&quot;/&quot;;[.F1589];&quot;/&quot;;[.D1589])" office:value-type="string" office:string-value="7/5/2023">
            <text:p>7/5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2274.85</text:p>
          </table:table-cell>
          <table:table-cell table:formula="of:=MATCH([.B159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0];&quot;/&quot;;[.F1590];&quot;/&quot;;[.D1590])" office:value-type="string" office:string-value="8/5/2023">
            <text:p>8/5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264.93</text:p>
          </table:table-cell>
          <table:table-cell table:formula="of:=MATCH([.B159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1];&quot;/&quot;;[.F1591];&quot;/&quot;;[.D1591])" office:value-type="string" office:string-value="9/5/2023">
            <text:p>9/5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2537.85</text:p>
          </table:table-cell>
          <table:table-cell table:formula="of:=MATCH([.B159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2];&quot;/&quot;;[.F1592];&quot;/&quot;;[.D1592])" office:value-type="string" office:string-value="10/5/2023">
            <text:p>10/5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702.40</text:p>
          </table:table-cell>
          <table:table-cell table:formula="of:=MATCH([.B159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3];&quot;/&quot;;[.F1593];&quot;/&quot;;[.D1593])" office:value-type="string" office:string-value="11/5/2023">
            <text:p>11/5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2485.12</text:p>
          </table:table-cell>
          <table:table-cell table:formula="of:=MATCH([.B159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4];&quot;/&quot;;[.F1594];&quot;/&quot;;[.D1594])" office:value-type="string" office:string-value="12/5/2023">
            <text:p>12/5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1860.05</text:p>
          </table:table-cell>
          <table:table-cell table:formula="of:=MATCH([.B159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5];&quot;/&quot;;[.F1595];&quot;/&quot;;[.D1595])" office:value-type="string" office:string-value="13/5/2023">
            <text:p>13/5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1687.80</text:p>
          </table:table-cell>
          <table:table-cell table:formula="of:=MATCH([.B159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6];&quot;/&quot;;[.F1596];&quot;/&quot;;[.D1596])" office:value-type="string" office:string-value="14/5/2023">
            <text:p>14/5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2712.08</text:p>
          </table:table-cell>
          <table:table-cell table:formula="of:=MATCH([.B159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7];&quot;/&quot;;[.F1597];&quot;/&quot;;[.D1597])" office:value-type="string" office:string-value="15/5/2023">
            <text:p>15/5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2241.39</text:p>
          </table:table-cell>
          <table:table-cell table:formula="of:=MATCH([.B159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8];&quot;/&quot;;[.F1598];&quot;/&quot;;[.D1598])" office:value-type="string" office:string-value="16/5/2023">
            <text:p>16/5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2174.36</text:p>
          </table:table-cell>
          <table:table-cell table:formula="of:=MATCH([.B159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599];&quot;/&quot;;[.F1599];&quot;/&quot;;[.D1599])" office:value-type="string" office:string-value="17/5/2023">
            <text:p>17/5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084.17</text:p>
          </table:table-cell>
          <table:table-cell table:formula="of:=MATCH([.B160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0];&quot;/&quot;;[.F1600];&quot;/&quot;;[.D1600])" office:value-type="string" office:string-value="18/5/2023">
            <text:p>18/5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2088.35</text:p>
          </table:table-cell>
          <table:table-cell table:formula="of:=MATCH([.B160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1];&quot;/&quot;;[.F1601];&quot;/&quot;;[.D1601])" office:value-type="string" office:string-value="19/5/2023">
            <text:p>19/5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1114.65</text:p>
          </table:table-cell>
          <table:table-cell table:formula="of:=MATCH([.B160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2];&quot;/&quot;;[.F1602];&quot;/&quot;;[.D1602])" office:value-type="string" office:string-value="20/5/2023">
            <text:p>20/5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700.68</text:p>
          </table:table-cell>
          <table:table-cell table:formula="of:=MATCH([.B160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3];&quot;/&quot;;[.F1603];&quot;/&quot;;[.D1603])" office:value-type="string" office:string-value="21/5/2023">
            <text:p>21/5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2307.17</text:p>
          </table:table-cell>
          <table:table-cell table:formula="of:=MATCH([.B160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4];&quot;/&quot;;[.F1604];&quot;/&quot;;[.D1604])" office:value-type="string" office:string-value="22/5/2023">
            <text:p>22/5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2165.47</text:p>
          </table:table-cell>
          <table:table-cell table:formula="of:=MATCH([.B160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5];&quot;/&quot;;[.F1605];&quot;/&quot;;[.D1605])" office:value-type="string" office:string-value="23/5/2023">
            <text:p>23/5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2408.40</text:p>
          </table:table-cell>
          <table:table-cell table:formula="of:=MATCH([.B160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6];&quot;/&quot;;[.F1606];&quot;/&quot;;[.D1606])" office:value-type="string" office:string-value="24/5/2023">
            <text:p>24/5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2104.16</text:p>
          </table:table-cell>
          <table:table-cell table:formula="of:=MATCH([.B160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7];&quot;/&quot;;[.F1607];&quot;/&quot;;[.D1607])" office:value-type="string" office:string-value="25/5/2023">
            <text:p>25/5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1717.90</text:p>
          </table:table-cell>
          <table:table-cell table:formula="of:=MATCH([.B160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8];&quot;/&quot;;[.F1608];&quot;/&quot;;[.D1608])" office:value-type="string" office:string-value="26/5/2023">
            <text:p>26/5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1466.09</text:p>
          </table:table-cell>
          <table:table-cell table:formula="of:=MATCH([.B160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09];&quot;/&quot;;[.F1609];&quot;/&quot;;[.D1609])" office:value-type="string" office:string-value="27/5/2023">
            <text:p>27/5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824.74</text:p>
          </table:table-cell>
          <table:table-cell table:formula="of:=MATCH([.B161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10];&quot;/&quot;;[.F1610];&quot;/&quot;;[.D1610])" office:value-type="string" office:string-value="28/5/2023">
            <text:p>28/5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977.84</text:p>
          </table:table-cell>
          <table:table-cell table:formula="of:=MATCH([.B161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11];&quot;/&quot;;[.F1611];&quot;/&quot;;[.D1611])" office:value-type="string" office:string-value="29/5/2023">
            <text:p>29/5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2087.56</text:p>
          </table:table-cell>
          <table:table-cell table:formula="of:=MATCH([.B161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12];&quot;/&quot;;[.F1612];&quot;/&quot;;[.D1612])" office:value-type="string" office:string-value="30/5/2023">
            <text:p>30/5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2024.89</text:p>
          </table:table-cell>
          <table:table-cell table:formula="of:=MATCH([.B161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613];&quot;/&quot;;[.F1613];&quot;/&quot;;[.D1613])" office:value-type="string" office:string-value="31/5/2023">
            <text:p>31/5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1767.89</text:p>
          </table:table-cell>
          <table:table-cell table:formula="of:=MATCH([.B161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14];&quot;/&quot;;[.F1614];&quot;/&quot;;[.D1614])" office:value-type="string" office:string-value="1/6/2023">
            <text:p>1/6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1898.89</text:p>
          </table:table-cell>
          <table:table-cell table:formula="of:=MATCH([.B161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15];&quot;/&quot;;[.F1615];&quot;/&quot;;[.D1615])" office:value-type="string" office:string-value="2/6/2023">
            <text:p>2/6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1335.94</text:p>
          </table:table-cell>
          <table:table-cell table:formula="of:=MATCH([.B161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16];&quot;/&quot;;[.F1616];&quot;/&quot;;[.D1616])" office:value-type="string" office:string-value="3/6/2023">
            <text:p>3/6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1196.18</text:p>
          </table:table-cell>
          <table:table-cell table:formula="of:=MATCH([.B161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17];&quot;/&quot;;[.F1617];&quot;/&quot;;[.D1617])" office:value-type="string" office:string-value="4/6/2023">
            <text:p>4/6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2125.09</text:p>
          </table:table-cell>
          <table:table-cell table:formula="of:=MATCH([.B161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18];&quot;/&quot;;[.F1618];&quot;/&quot;;[.D1618])" office:value-type="string" office:string-value="5/6/2023">
            <text:p>5/6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2254.83</text:p>
          </table:table-cell>
          <table:table-cell table:formula="of:=MATCH([.B161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19];&quot;/&quot;;[.F1619];&quot;/&quot;;[.D1619])" office:value-type="string" office:string-value="6/6/2023">
            <text:p>6/6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2358.82</text:p>
          </table:table-cell>
          <table:table-cell table:formula="of:=MATCH([.B162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0];&quot;/&quot;;[.F1620];&quot;/&quot;;[.D1620])" office:value-type="string" office:string-value="7/6/2023">
            <text:p>7/6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1991.44</text:p>
          </table:table-cell>
          <table:table-cell table:formula="of:=MATCH([.B162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1];&quot;/&quot;;[.F1621];&quot;/&quot;;[.D1621])" office:value-type="string" office:string-value="8/6/2023">
            <text:p>8/6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049.77</text:p>
          </table:table-cell>
          <table:table-cell table:formula="of:=MATCH([.B162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2];&quot;/&quot;;[.F1622];&quot;/&quot;;[.D1622])" office:value-type="string" office:string-value="9/6/2023">
            <text:p>9/6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1344.69</text:p>
          </table:table-cell>
          <table:table-cell table:formula="of:=MATCH([.B162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3];&quot;/&quot;;[.F1623];&quot;/&quot;;[.D1623])" office:value-type="string" office:string-value="10/6/2023">
            <text:p>10/6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1010.29</text:p>
          </table:table-cell>
          <table:table-cell table:formula="of:=MATCH([.B162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4];&quot;/&quot;;[.F1624];&quot;/&quot;;[.D1624])" office:value-type="string" office:string-value="11/6/2023">
            <text:p>11/6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2304.82</text:p>
          </table:table-cell>
          <table:table-cell table:formula="of:=MATCH([.B162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5];&quot;/&quot;;[.F1625];&quot;/&quot;;[.D1625])" office:value-type="string" office:string-value="12/6/2023">
            <text:p>12/6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219.22</text:p>
          </table:table-cell>
          <table:table-cell table:formula="of:=MATCH([.B162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6];&quot;/&quot;;[.F1626];&quot;/&quot;;[.D1626])" office:value-type="string" office:string-value="13/6/2023">
            <text:p>13/6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2508.45</text:p>
          </table:table-cell>
          <table:table-cell table:formula="of:=MATCH([.B162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7];&quot;/&quot;;[.F1627];&quot;/&quot;;[.D1627])" office:value-type="string" office:string-value="14/6/2023">
            <text:p>14/6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2832.07</text:p>
          </table:table-cell>
          <table:table-cell table:formula="of:=MATCH([.B162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8];&quot;/&quot;;[.F1628];&quot;/&quot;;[.D1628])" office:value-type="string" office:string-value="15/6/2023">
            <text:p>15/6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3036.40</text:p>
          </table:table-cell>
          <table:table-cell table:formula="of:=MATCH([.B162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29];&quot;/&quot;;[.F1629];&quot;/&quot;;[.D1629])" office:value-type="string" office:string-value="16/6/2023">
            <text:p>16/6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2489.91</text:p>
          </table:table-cell>
          <table:table-cell table:formula="of:=MATCH([.B163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0];&quot;/&quot;;[.F1630];&quot;/&quot;;[.D1630])" office:value-type="string" office:string-value="17/6/2023">
            <text:p>17/6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210.89</text:p>
          </table:table-cell>
          <table:table-cell table:formula="of:=MATCH([.B163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1];&quot;/&quot;;[.F1631];&quot;/&quot;;[.D1631])" office:value-type="string" office:string-value="18/6/2023">
            <text:p>18/6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2790.19</text:p>
          </table:table-cell>
          <table:table-cell table:formula="of:=MATCH([.B163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2];&quot;/&quot;;[.F1632];&quot;/&quot;;[.D1632])" office:value-type="string" office:string-value="19/6/2023">
            <text:p>19/6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2882.88</text:p>
          </table:table-cell>
          <table:table-cell table:formula="of:=MATCH([.B163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3];&quot;/&quot;;[.F1633];&quot;/&quot;;[.D1633])" office:value-type="string" office:string-value="20/6/2023">
            <text:p>20/6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2939.84</text:p>
          </table:table-cell>
          <table:table-cell table:formula="of:=MATCH([.B163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4];&quot;/&quot;;[.F1634];&quot;/&quot;;[.D1634])" office:value-type="string" office:string-value="21/6/2023">
            <text:p>21/6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2989.99</text:p>
          </table:table-cell>
          <table:table-cell table:formula="of:=MATCH([.B163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5];&quot;/&quot;;[.F1635];&quot;/&quot;;[.D1635])" office:value-type="string" office:string-value="22/6/2023">
            <text:p>22/6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2633.35</text:p>
          </table:table-cell>
          <table:table-cell table:formula="of:=MATCH([.B163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6];&quot;/&quot;;[.F1636];&quot;/&quot;;[.D1636])" office:value-type="string" office:string-value="23/6/2023">
            <text:p>23/6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1926.57</text:p>
          </table:table-cell>
          <table:table-cell table:formula="of:=MATCH([.B163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7];&quot;/&quot;;[.F1637];&quot;/&quot;;[.D1637])" office:value-type="string" office:string-value="24/6/2023">
            <text:p>24/6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1774.97</text:p>
          </table:table-cell>
          <table:table-cell table:formula="of:=MATCH([.B163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8];&quot;/&quot;;[.F1638];&quot;/&quot;;[.D1638])" office:value-type="string" office:string-value="25/6/2023">
            <text:p>25/6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2552.73</text:p>
          </table:table-cell>
          <table:table-cell table:formula="of:=MATCH([.B163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39];&quot;/&quot;;[.F1639];&quot;/&quot;;[.D1639])" office:value-type="string" office:string-value="26/6/2023">
            <text:p>26/6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2455.59</text:p>
          </table:table-cell>
          <table:table-cell table:formula="of:=MATCH([.B164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40];&quot;/&quot;;[.F1640];&quot;/&quot;;[.D1640])" office:value-type="string" office:string-value="27/6/2023">
            <text:p>27/6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2661.30</text:p>
          </table:table-cell>
          <table:table-cell table:formula="of:=MATCH([.B164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41];&quot;/&quot;;[.F1641];&quot;/&quot;;[.D1641])" office:value-type="string" office:string-value="28/6/2023">
            <text:p>28/6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2800.32</text:p>
          </table:table-cell>
          <table:table-cell table:formula="of:=MATCH([.B164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42];&quot;/&quot;;[.F1642];&quot;/&quot;;[.D1642])" office:value-type="string" office:string-value="29/6/2023">
            <text:p>29/6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2658.13</text:p>
          </table:table-cell>
          <table:table-cell table:formula="of:=MATCH([.B164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643];&quot;/&quot;;[.F1643];&quot;/&quot;;[.D1643])" office:value-type="string" office:string-value="30/6/2023">
            <text:p>30/6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1683.58</text:p>
          </table:table-cell>
          <table:table-cell table:formula="of:=MATCH([.B164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44];&quot;/&quot;;[.F1644];&quot;/&quot;;[.D1644])" office:value-type="string" office:string-value="1/7/2023">
            <text:p>1/7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811.76</text:p>
          </table:table-cell>
          <table:table-cell table:formula="of:=MATCH([.B164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45];&quot;/&quot;;[.F1645];&quot;/&quot;;[.D1645])" office:value-type="string" office:string-value="2/7/2023">
            <text:p>2/7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2270.69</text:p>
          </table:table-cell>
          <table:table-cell table:formula="of:=MATCH([.B164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46];&quot;/&quot;;[.F1646];&quot;/&quot;;[.D1646])" office:value-type="string" office:string-value="3/7/2023">
            <text:p>3/7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2523.69</text:p>
          </table:table-cell>
          <table:table-cell table:formula="of:=MATCH([.B164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47];&quot;/&quot;;[.F1647];&quot;/&quot;;[.D1647])" office:value-type="string" office:string-value="4/7/2023">
            <text:p>4/7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2282.22</text:p>
          </table:table-cell>
          <table:table-cell table:formula="of:=MATCH([.B164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48];&quot;/&quot;;[.F1648];&quot;/&quot;;[.D1648])" office:value-type="string" office:string-value="5/7/2023">
            <text:p>5/7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2544.58</text:p>
          </table:table-cell>
          <table:table-cell table:formula="of:=MATCH([.B164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49];&quot;/&quot;;[.F1649];&quot;/&quot;;[.D1649])" office:value-type="string" office:string-value="6/7/2023">
            <text:p>6/7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2450.74</text:p>
          </table:table-cell>
          <table:table-cell table:formula="of:=MATCH([.B165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0];&quot;/&quot;;[.F1650];&quot;/&quot;;[.D1650])" office:value-type="string" office:string-value="7/7/2023">
            <text:p>7/7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1973.42</text:p>
          </table:table-cell>
          <table:table-cell table:formula="of:=MATCH([.B165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1];&quot;/&quot;;[.F1651];&quot;/&quot;;[.D1651])" office:value-type="string" office:string-value="8/7/2023">
            <text:p>8/7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138.98</text:p>
          </table:table-cell>
          <table:table-cell table:formula="of:=MATCH([.B165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2];&quot;/&quot;;[.F1652];&quot;/&quot;;[.D1652])" office:value-type="string" office:string-value="9/7/2023">
            <text:p>9/7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2799.66</text:p>
          </table:table-cell>
          <table:table-cell table:formula="of:=MATCH([.B165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3];&quot;/&quot;;[.F1653];&quot;/&quot;;[.D1653])" office:value-type="string" office:string-value="10/7/2023">
            <text:p>10/7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679.90</text:p>
          </table:table-cell>
          <table:table-cell table:formula="of:=MATCH([.B165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4];&quot;/&quot;;[.F1654];&quot;/&quot;;[.D1654])" office:value-type="string" office:string-value="11/7/2023">
            <text:p>11/7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2993.00</text:p>
          </table:table-cell>
          <table:table-cell table:formula="of:=MATCH([.B165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5];&quot;/&quot;;[.F1655];&quot;/&quot;;[.D1655])" office:value-type="string" office:string-value="12/7/2023">
            <text:p>12/7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586.49</text:p>
          </table:table-cell>
          <table:table-cell table:formula="of:=MATCH([.B165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6];&quot;/&quot;;[.F1656];&quot;/&quot;;[.D1656])" office:value-type="string" office:string-value="13/7/2023">
            <text:p>13/7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2293.85</text:p>
          </table:table-cell>
          <table:table-cell table:formula="of:=MATCH([.B165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7];&quot;/&quot;;[.F1657];&quot;/&quot;;[.D1657])" office:value-type="string" office:string-value="14/7/2023">
            <text:p>14/7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781.64</text:p>
          </table:table-cell>
          <table:table-cell table:formula="of:=MATCH([.B165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8];&quot;/&quot;;[.F1658];&quot;/&quot;;[.D1658])" office:value-type="string" office:string-value="15/7/2023">
            <text:p>15/7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593.86</text:p>
          </table:table-cell>
          <table:table-cell table:formula="of:=MATCH([.B165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59];&quot;/&quot;;[.F1659];&quot;/&quot;;[.D1659])" office:value-type="string" office:string-value="16/7/2023">
            <text:p>16/7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2455.15</text:p>
          </table:table-cell>
          <table:table-cell table:formula="of:=MATCH([.B166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0];&quot;/&quot;;[.F1660];&quot;/&quot;;[.D1660])" office:value-type="string" office:string-value="17/7/2023">
            <text:p>17/7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570.00</text:p>
          </table:table-cell>
          <table:table-cell table:formula="of:=MATCH([.B166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1];&quot;/&quot;;[.F1661];&quot;/&quot;;[.D1661])" office:value-type="string" office:string-value="18/7/2023">
            <text:p>18/7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2479.64</text:p>
          </table:table-cell>
          <table:table-cell table:formula="of:=MATCH([.B166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2];&quot;/&quot;;[.F1662];&quot;/&quot;;[.D1662])" office:value-type="string" office:string-value="19/7/2023">
            <text:p>19/7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2335.83</text:p>
          </table:table-cell>
          <table:table-cell table:formula="of:=MATCH([.B166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3];&quot;/&quot;;[.F1663];&quot;/&quot;;[.D1663])" office:value-type="string" office:string-value="20/7/2023">
            <text:p>20/7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2543.17</text:p>
          </table:table-cell>
          <table:table-cell table:formula="of:=MATCH([.B166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4];&quot;/&quot;;[.F1664];&quot;/&quot;;[.D1664])" office:value-type="string" office:string-value="21/7/2023">
            <text:p>21/7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1759.04</text:p>
          </table:table-cell>
          <table:table-cell table:formula="of:=MATCH([.B166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5];&quot;/&quot;;[.F1665];&quot;/&quot;;[.D1665])" office:value-type="string" office:string-value="22/7/2023">
            <text:p>22/7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670.83</text:p>
          </table:table-cell>
          <table:table-cell table:formula="of:=MATCH([.B166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6];&quot;/&quot;;[.F1666];&quot;/&quot;;[.D1666])" office:value-type="string" office:string-value="23/7/2023">
            <text:p>23/7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2297.83</text:p>
          </table:table-cell>
          <table:table-cell table:formula="of:=MATCH([.B166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7];&quot;/&quot;;[.F1667];&quot;/&quot;;[.D1667])" office:value-type="string" office:string-value="24/7/2023">
            <text:p>24/7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2510.84</text:p>
          </table:table-cell>
          <table:table-cell table:formula="of:=MATCH([.B166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8];&quot;/&quot;;[.F1668];&quot;/&quot;;[.D1668])" office:value-type="string" office:string-value="25/7/2023">
            <text:p>25/7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2362.11</text:p>
          </table:table-cell>
          <table:table-cell table:formula="of:=MATCH([.B166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69];&quot;/&quot;;[.F1669];&quot;/&quot;;[.D1669])" office:value-type="string" office:string-value="26/7/2023">
            <text:p>26/7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2293.36</text:p>
          </table:table-cell>
          <table:table-cell table:formula="of:=MATCH([.B167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70];&quot;/&quot;;[.F1670];&quot;/&quot;;[.D1670])" office:value-type="string" office:string-value="27/7/2023">
            <text:p>27/7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2297.38</text:p>
          </table:table-cell>
          <table:table-cell table:formula="of:=MATCH([.B167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71];&quot;/&quot;;[.F1671];&quot;/&quot;;[.D1671])" office:value-type="string" office:string-value="28/7/2023">
            <text:p>28/7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1863.43</text:p>
          </table:table-cell>
          <table:table-cell table:formula="of:=MATCH([.B167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72];&quot;/&quot;;[.F1672];&quot;/&quot;;[.D1672])" office:value-type="string" office:string-value="29/7/2023">
            <text:p>29/7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873.38</text:p>
          </table:table-cell>
          <table:table-cell table:formula="of:=MATCH([.B167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73];&quot;/&quot;;[.F1673];&quot;/&quot;;[.D1673])" office:value-type="string" office:string-value="30/7/2023">
            <text:p>30/7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1752.84</text:p>
          </table:table-cell>
          <table:table-cell table:formula="of:=MATCH([.B167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1674];&quot;/&quot;;[.F1674];&quot;/&quot;;[.D1674])" office:value-type="string" office:string-value="31/7/2023">
            <text:p>31/7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2001.17</text:p>
          </table:table-cell>
          <table:table-cell table:formula="of:=MATCH([.B167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75];&quot;/&quot;;[.F1675];&quot;/&quot;;[.D1675])" office:value-type="string" office:string-value="1/8/2023">
            <text:p>1/8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1622.83</text:p>
          </table:table-cell>
          <table:table-cell table:formula="of:=MATCH([.B167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76];&quot;/&quot;;[.F1676];&quot;/&quot;;[.D1676])" office:value-type="string" office:string-value="2/8/2023">
            <text:p>2/8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1109.03</text:p>
          </table:table-cell>
          <table:table-cell table:formula="of:=MATCH([.B167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77];&quot;/&quot;;[.F1677];&quot;/&quot;;[.D1677])" office:value-type="string" office:string-value="3/8/2023">
            <text:p>3/8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2371.01</text:p>
          </table:table-cell>
          <table:table-cell table:formula="of:=MATCH([.B167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78];&quot;/&quot;;[.F1678];&quot;/&quot;;[.D1678])" office:value-type="string" office:string-value="4/8/2023">
            <text:p>4/8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2182.74</text:p>
          </table:table-cell>
          <table:table-cell table:formula="of:=MATCH([.B167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79];&quot;/&quot;;[.F1679];&quot;/&quot;;[.D1679])" office:value-type="string" office:string-value="5/8/2023">
            <text:p>5/8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1253.64</text:p>
          </table:table-cell>
          <table:table-cell table:formula="of:=MATCH([.B168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0];&quot;/&quot;;[.F1680];&quot;/&quot;;[.D1680])" office:value-type="string" office:string-value="6/8/2023">
            <text:p>6/8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661.18</text:p>
          </table:table-cell>
          <table:table-cell table:formula="of:=MATCH([.B168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1];&quot;/&quot;;[.F1681];&quot;/&quot;;[.D1681])" office:value-type="string" office:string-value="7/8/2023">
            <text:p>7/8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409.45</text:p>
          </table:table-cell>
          <table:table-cell table:formula="of:=MATCH([.B168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2];&quot;/&quot;;[.F1682];&quot;/&quot;;[.D1682])" office:value-type="string" office:string-value="8/8/2023">
            <text:p>8/8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164.59</text:p>
          </table:table-cell>
          <table:table-cell table:formula="of:=MATCH([.B168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3];&quot;/&quot;;[.F1683];&quot;/&quot;;[.D1683])" office:value-type="string" office:string-value="9/8/2023">
            <text:p>9/8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2250.62</text:p>
          </table:table-cell>
          <table:table-cell table:formula="of:=MATCH([.B168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4];&quot;/&quot;;[.F1684];&quot;/&quot;;[.D1684])" office:value-type="string" office:string-value="10/8/2023">
            <text:p>10/8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126.53</text:p>
          </table:table-cell>
          <table:table-cell table:formula="of:=MATCH([.B168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5];&quot;/&quot;;[.F1685];&quot;/&quot;;[.D1685])" office:value-type="string" office:string-value="11/8/2023">
            <text:p>11/8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1588.37</text:p>
          </table:table-cell>
          <table:table-cell table:formula="of:=MATCH([.B168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6];&quot;/&quot;;[.F1686];&quot;/&quot;;[.D1686])" office:value-type="string" office:string-value="12/8/2023">
            <text:p>12/8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1426.13</text:p>
          </table:table-cell>
          <table:table-cell table:formula="of:=MATCH([.B168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7];&quot;/&quot;;[.F1687];&quot;/&quot;;[.D1687])" office:value-type="string" office:string-value="13/8/2023">
            <text:p>13/8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2285.18</text:p>
          </table:table-cell>
          <table:table-cell table:formula="of:=MATCH([.B168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8];&quot;/&quot;;[.F1688];&quot;/&quot;;[.D1688])" office:value-type="string" office:string-value="14/8/2023">
            <text:p>14/8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2036.29</text:p>
          </table:table-cell>
          <table:table-cell table:formula="of:=MATCH([.B168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89];&quot;/&quot;;[.F1689];&quot;/&quot;;[.D1689])" office:value-type="string" office:string-value="15/8/2023">
            <text:p>15/8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2658.13</text:p>
          </table:table-cell>
          <table:table-cell table:formula="of:=MATCH([.B169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0];&quot;/&quot;;[.F1690];&quot;/&quot;;[.D1690])" office:value-type="string" office:string-value="16/8/2023">
            <text:p>16/8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2660.09</text:p>
          </table:table-cell>
          <table:table-cell table:formula="of:=MATCH([.B169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1];&quot;/&quot;;[.F1691];&quot;/&quot;;[.D1691])" office:value-type="string" office:string-value="17/8/2023">
            <text:p>17/8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606.28</text:p>
          </table:table-cell>
          <table:table-cell table:formula="of:=MATCH([.B169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2];&quot;/&quot;;[.F1692];&quot;/&quot;;[.D1692])" office:value-type="string" office:string-value="18/8/2023">
            <text:p>18/8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2032.57</text:p>
          </table:table-cell>
          <table:table-cell table:formula="of:=MATCH([.B169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3];&quot;/&quot;;[.F1693];&quot;/&quot;;[.D1693])" office:value-type="string" office:string-value="19/8/2023">
            <text:p>19/8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2168.10</text:p>
          </table:table-cell>
          <table:table-cell table:formula="of:=MATCH([.B169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4];&quot;/&quot;;[.F1694];&quot;/&quot;;[.D1694])" office:value-type="string" office:string-value="20/8/2023">
            <text:p>20/8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2909.67</text:p>
          </table:table-cell>
          <table:table-cell table:formula="of:=MATCH([.B169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5];&quot;/&quot;;[.F1695];&quot;/&quot;;[.D1695])" office:value-type="string" office:string-value="21/8/2023">
            <text:p>21/8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2991.75</text:p>
          </table:table-cell>
          <table:table-cell table:formula="of:=MATCH([.B169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6];&quot;/&quot;;[.F1696];&quot;/&quot;;[.D1696])" office:value-type="string" office:string-value="22/8/2023">
            <text:p>22/8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3620.71</text:p>
          </table:table-cell>
          <table:table-cell table:formula="of:=MATCH([.B169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7];&quot;/&quot;;[.F1697];&quot;/&quot;;[.D1697])" office:value-type="string" office:string-value="23/8/2023">
            <text:p>23/8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3533.33</text:p>
          </table:table-cell>
          <table:table-cell table:formula="of:=MATCH([.B169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8];&quot;/&quot;;[.F1698];&quot;/&quot;;[.D1698])" office:value-type="string" office:string-value="24/8/2023">
            <text:p>24/8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2668.34</text:p>
          </table:table-cell>
          <table:table-cell table:formula="of:=MATCH([.B169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699];&quot;/&quot;;[.F1699];&quot;/&quot;;[.D1699])" office:value-type="string" office:string-value="25/8/2023">
            <text:p>25/8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2303.04</text:p>
          </table:table-cell>
          <table:table-cell table:formula="of:=MATCH([.B170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700];&quot;/&quot;;[.F1700];&quot;/&quot;;[.D1700])" office:value-type="string" office:string-value="26/8/2023">
            <text:p>26/8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2381.00</text:p>
          </table:table-cell>
          <table:table-cell table:formula="of:=MATCH([.B170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701];&quot;/&quot;;[.F1701];&quot;/&quot;;[.D1701])" office:value-type="string" office:string-value="27/8/2023">
            <text:p>27/8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2770.51</text:p>
          </table:table-cell>
          <table:table-cell table:formula="of:=MATCH([.B170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702];&quot;/&quot;;[.F1702];&quot;/&quot;;[.D1702])" office:value-type="string" office:string-value="28/8/2023">
            <text:p>28/8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2944.38</text:p>
          </table:table-cell>
          <table:table-cell table:formula="of:=MATCH([.B170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703];&quot;/&quot;;[.F1703];&quot;/&quot;;[.D1703])" office:value-type="string" office:string-value="29/8/2023">
            <text:p>29/8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2806.41</text:p>
          </table:table-cell>
          <table:table-cell table:formula="of:=MATCH([.B170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704];&quot;/&quot;;[.F1704];&quot;/&quot;;[.D1704])" office:value-type="string" office:string-value="30/8/2023">
            <text:p>30/8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2538.12</text:p>
          </table:table-cell>
          <table:table-cell table:formula="of:=MATCH([.B170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1705];&quot;/&quot;;[.F1705];&quot;/&quot;;[.D1705])" office:value-type="string" office:string-value="31/8/2023">
            <text:p>31/8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2557.48</text:p>
          </table:table-cell>
          <table:table-cell table:formula="of:=MATCH([.B170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06];&quot;/&quot;;[.F1706];&quot;/&quot;;[.D1706])" office:value-type="string" office:string-value="1/9/2023">
            <text:p>1/9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2285.83</text:p>
          </table:table-cell>
          <table:table-cell table:formula="of:=MATCH([.B170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07];&quot;/&quot;;[.F1707];&quot;/&quot;;[.D1707])" office:value-type="string" office:string-value="2/9/2023">
            <text:p>2/9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1981.26</text:p>
          </table:table-cell>
          <table:table-cell table:formula="of:=MATCH([.B170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08];&quot;/&quot;;[.F1708];&quot;/&quot;;[.D1708])" office:value-type="string" office:string-value="3/9/2023">
            <text:p>3/9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2583.89</text:p>
          </table:table-cell>
          <table:table-cell table:formula="of:=MATCH([.B170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09];&quot;/&quot;;[.F1709];&quot;/&quot;;[.D1709])" office:value-type="string" office:string-value="4/9/2023">
            <text:p>4/9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2492.54</text:p>
          </table:table-cell>
          <table:table-cell table:formula="of:=MATCH([.B171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0];&quot;/&quot;;[.F1710];&quot;/&quot;;[.D1710])" office:value-type="string" office:string-value="5/9/2023">
            <text:p>5/9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2552.35</text:p>
          </table:table-cell>
          <table:table-cell table:formula="of:=MATCH([.B171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1];&quot;/&quot;;[.F1711];&quot;/&quot;;[.D1711])" office:value-type="string" office:string-value="6/9/2023">
            <text:p>6/9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2439.30</text:p>
          </table:table-cell>
          <table:table-cell table:formula="of:=MATCH([.B171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2];&quot;/&quot;;[.F1712];&quot;/&quot;;[.D1712])" office:value-type="string" office:string-value="7/9/2023">
            <text:p>7/9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2629.54</text:p>
          </table:table-cell>
          <table:table-cell table:formula="of:=MATCH([.B171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3];&quot;/&quot;;[.F1713];&quot;/&quot;;[.D1713])" office:value-type="string" office:string-value="8/9/2023">
            <text:p>8/9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225.62</text:p>
          </table:table-cell>
          <table:table-cell table:formula="of:=MATCH([.B171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4];&quot;/&quot;;[.F1714];&quot;/&quot;;[.D1714])" office:value-type="string" office:string-value="9/9/2023">
            <text:p>9/9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2069.90</text:p>
          </table:table-cell>
          <table:table-cell table:formula="of:=MATCH([.B171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5];&quot;/&quot;;[.F1715];&quot;/&quot;;[.D1715])" office:value-type="string" office:string-value="10/9/2023">
            <text:p>10/9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3595.32</text:p>
          </table:table-cell>
          <table:table-cell table:formula="of:=MATCH([.B171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6];&quot;/&quot;;[.F1716];&quot;/&quot;;[.D1716])" office:value-type="string" office:string-value="11/9/2023">
            <text:p>11/9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3175.15</text:p>
          </table:table-cell>
          <table:table-cell table:formula="of:=MATCH([.B171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7];&quot;/&quot;;[.F1717];&quot;/&quot;;[.D1717])" office:value-type="string" office:string-value="12/9/2023">
            <text:p>12/9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742.16</text:p>
          </table:table-cell>
          <table:table-cell table:formula="of:=MATCH([.B171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8];&quot;/&quot;;[.F1718];&quot;/&quot;;[.D1718])" office:value-type="string" office:string-value="13/9/2023">
            <text:p>13/9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2935.25</text:p>
          </table:table-cell>
          <table:table-cell table:formula="of:=MATCH([.B171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19];&quot;/&quot;;[.F1719];&quot;/&quot;;[.D1719])" office:value-type="string" office:string-value="14/9/2023">
            <text:p>14/9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2663.87</text:p>
          </table:table-cell>
          <table:table-cell table:formula="of:=MATCH([.B172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0];&quot;/&quot;;[.F1720];&quot;/&quot;;[.D1720])" office:value-type="string" office:string-value="15/9/2023">
            <text:p>15/9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2301.70</text:p>
          </table:table-cell>
          <table:table-cell table:formula="of:=MATCH([.B172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1];&quot;/&quot;;[.F1721];&quot;/&quot;;[.D1721])" office:value-type="string" office:string-value="16/9/2023">
            <text:p>16/9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2122.78</text:p>
          </table:table-cell>
          <table:table-cell table:formula="of:=MATCH([.B172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2];&quot;/&quot;;[.F1722];&quot;/&quot;;[.D1722])" office:value-type="string" office:string-value="17/9/2023">
            <text:p>17/9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323.80</text:p>
          </table:table-cell>
          <table:table-cell table:formula="of:=MATCH([.B172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3];&quot;/&quot;;[.F1723];&quot;/&quot;;[.D1723])" office:value-type="string" office:string-value="18/9/2023">
            <text:p>18/9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1513.73</text:p>
          </table:table-cell>
          <table:table-cell table:formula="of:=MATCH([.B172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4];&quot;/&quot;;[.F1724];&quot;/&quot;;[.D1724])" office:value-type="string" office:string-value="19/9/2023">
            <text:p>19/9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2009.86</text:p>
          </table:table-cell>
          <table:table-cell table:formula="of:=MATCH([.B172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5];&quot;/&quot;;[.F1725];&quot;/&quot;;[.D1725])" office:value-type="string" office:string-value="20/9/2023">
            <text:p>20/9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2528.11</text:p>
          </table:table-cell>
          <table:table-cell table:formula="of:=MATCH([.B172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6];&quot;/&quot;;[.F1726];&quot;/&quot;;[.D1726])" office:value-type="string" office:string-value="21/9/2023">
            <text:p>21/9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2544.03</text:p>
          </table:table-cell>
          <table:table-cell table:formula="of:=MATCH([.B172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7];&quot;/&quot;;[.F1727];&quot;/&quot;;[.D1727])" office:value-type="string" office:string-value="22/9/2023">
            <text:p>22/9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2453.69</text:p>
          </table:table-cell>
          <table:table-cell table:formula="of:=MATCH([.B172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8];&quot;/&quot;;[.F1728];&quot;/&quot;;[.D1728])" office:value-type="string" office:string-value="23/9/2023">
            <text:p>23/9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1675.36</text:p>
          </table:table-cell>
          <table:table-cell table:formula="of:=MATCH([.B172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29];&quot;/&quot;;[.F1729];&quot;/&quot;;[.D1729])" office:value-type="string" office:string-value="24/9/2023">
            <text:p>24/9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2543.36</text:p>
          </table:table-cell>
          <table:table-cell table:formula="of:=MATCH([.B173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30];&quot;/&quot;;[.F1730];&quot;/&quot;;[.D1730])" office:value-type="string" office:string-value="25/9/2023">
            <text:p>25/9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3074.31</text:p>
          </table:table-cell>
          <table:table-cell table:formula="of:=MATCH([.B173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31];&quot;/&quot;;[.F1731];&quot;/&quot;;[.D1731])" office:value-type="string" office:string-value="26/9/2023">
            <text:p>26/9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2979.31</text:p>
          </table:table-cell>
          <table:table-cell table:formula="of:=MATCH([.B173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32];&quot;/&quot;;[.F1732];&quot;/&quot;;[.D1732])" office:value-type="string" office:string-value="27/9/2023">
            <text:p>27/9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2722.24</text:p>
          </table:table-cell>
          <table:table-cell table:formula="of:=MATCH([.B173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33];&quot;/&quot;;[.F1733];&quot;/&quot;;[.D1733])" office:value-type="string" office:string-value="28/9/2023">
            <text:p>28/9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2572.69</text:p>
          </table:table-cell>
          <table:table-cell table:formula="of:=MATCH([.B173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34];&quot;/&quot;;[.F1734];&quot;/&quot;;[.D1734])" office:value-type="string" office:string-value="29/9/2023">
            <text:p>29/9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2223.27</text:p>
          </table:table-cell>
          <table:table-cell table:formula="of:=MATCH([.B173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1735];&quot;/&quot;;[.F1735];&quot;/&quot;;[.D1735])" office:value-type="string" office:string-value="30/9/2023">
            <text:p>30/9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1799.40</text:p>
          </table:table-cell>
          <table:table-cell table:formula="of:=MATCH([.B173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36];&quot;/&quot;;[.F1736];&quot;/&quot;;[.D1736])" office:value-type="string" office:string-value="1/10/2023">
            <text:p>1/10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2892.29</text:p>
          </table:table-cell>
          <table:table-cell table:formula="of:=MATCH([.B173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37];&quot;/&quot;;[.F1737];&quot;/&quot;;[.D1737])" office:value-type="string" office:string-value="2/10/2023">
            <text:p>2/10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1635.08</text:p>
          </table:table-cell>
          <table:table-cell table:formula="of:=MATCH([.B173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38];&quot;/&quot;;[.F1738];&quot;/&quot;;[.D1738])" office:value-type="string" office:string-value="3/10/2023">
            <text:p>3/10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1843.85</text:p>
          </table:table-cell>
          <table:table-cell table:formula="of:=MATCH([.B173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39];&quot;/&quot;;[.F1739];&quot;/&quot;;[.D1739])" office:value-type="string" office:string-value="4/10/2023">
            <text:p>4/10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2535.60</text:p>
          </table:table-cell>
          <table:table-cell table:formula="of:=MATCH([.B174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0];&quot;/&quot;;[.F1740];&quot;/&quot;;[.D1740])" office:value-type="string" office:string-value="5/10/2023">
            <text:p>5/10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2125.67</text:p>
          </table:table-cell>
          <table:table-cell table:formula="of:=MATCH([.B174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1];&quot;/&quot;;[.F1741];&quot;/&quot;;[.D1741])" office:value-type="string" office:string-value="6/10/2023">
            <text:p>6/10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1249.56</text:p>
          </table:table-cell>
          <table:table-cell table:formula="of:=MATCH([.B174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2];&quot;/&quot;;[.F1742];&quot;/&quot;;[.D1742])" office:value-type="string" office:string-value="7/10/2023">
            <text:p>7/10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2174.24</text:p>
          </table:table-cell>
          <table:table-cell table:formula="of:=MATCH([.B174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3];&quot;/&quot;;[.F1743];&quot;/&quot;;[.D1743])" office:value-type="string" office:string-value="8/10/2023">
            <text:p>8/10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914.97</text:p>
          </table:table-cell>
          <table:table-cell table:formula="of:=MATCH([.B174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4];&quot;/&quot;;[.F1744];&quot;/&quot;;[.D1744])" office:value-type="string" office:string-value="9/10/2023">
            <text:p>9/10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2947.52</text:p>
          </table:table-cell>
          <table:table-cell table:formula="of:=MATCH([.B174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5];&quot;/&quot;;[.F1745];&quot;/&quot;;[.D1745])" office:value-type="string" office:string-value="10/10/2023">
            <text:p>10/10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040.95</text:p>
          </table:table-cell>
          <table:table-cell table:formula="of:=MATCH([.B174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6];&quot;/&quot;;[.F1746];&quot;/&quot;;[.D1746])" office:value-type="string" office:string-value="11/10/2023">
            <text:p>11/10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3025.09</text:p>
          </table:table-cell>
          <table:table-cell table:formula="of:=MATCH([.B174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7];&quot;/&quot;;[.F1747];&quot;/&quot;;[.D1747])" office:value-type="string" office:string-value="12/10/2023">
            <text:p>12/10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314.68</text:p>
          </table:table-cell>
          <table:table-cell table:formula="of:=MATCH([.B174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8];&quot;/&quot;;[.F1748];&quot;/&quot;;[.D1748])" office:value-type="string" office:string-value="13/10/2023">
            <text:p>13/10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1206.22</text:p>
          </table:table-cell>
          <table:table-cell table:formula="of:=MATCH([.B174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49];&quot;/&quot;;[.F1749];&quot;/&quot;;[.D1749])" office:value-type="string" office:string-value="14/10/2023">
            <text:p>14/10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1235.92</text:p>
          </table:table-cell>
          <table:table-cell table:formula="of:=MATCH([.B175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0];&quot;/&quot;;[.F1750];&quot;/&quot;;[.D1750])" office:value-type="string" office:string-value="15/10/2023">
            <text:p>15/10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3272.89</text:p>
          </table:table-cell>
          <table:table-cell table:formula="of:=MATCH([.B175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1];&quot;/&quot;;[.F1751];&quot;/&quot;;[.D1751])" office:value-type="string" office:string-value="16/10/2023">
            <text:p>16/10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3312.18</text:p>
          </table:table-cell>
          <table:table-cell table:formula="of:=MATCH([.B175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2];&quot;/&quot;;[.F1752];&quot;/&quot;;[.D1752])" office:value-type="string" office:string-value="17/10/2023">
            <text:p>17/10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645.51</text:p>
          </table:table-cell>
          <table:table-cell table:formula="of:=MATCH([.B175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3];&quot;/&quot;;[.F1753];&quot;/&quot;;[.D1753])" office:value-type="string" office:string-value="18/10/2023">
            <text:p>18/10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2505.49</text:p>
          </table:table-cell>
          <table:table-cell table:formula="of:=MATCH([.B175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4];&quot;/&quot;;[.F1754];&quot;/&quot;;[.D1754])" office:value-type="string" office:string-value="19/10/2023">
            <text:p>19/10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2319.16</text:p>
          </table:table-cell>
          <table:table-cell table:formula="of:=MATCH([.B175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5];&quot;/&quot;;[.F1755];&quot;/&quot;;[.D1755])" office:value-type="string" office:string-value="20/10/2023">
            <text:p>20/10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1388.85</text:p>
          </table:table-cell>
          <table:table-cell table:formula="of:=MATCH([.B175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6];&quot;/&quot;;[.F1756];&quot;/&quot;;[.D1756])" office:value-type="string" office:string-value="21/10/2023">
            <text:p>21/10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1640.56</text:p>
          </table:table-cell>
          <table:table-cell table:formula="of:=MATCH([.B1757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7];&quot;/&quot;;[.F1757];&quot;/&quot;;[.D1757])" office:value-type="string" office:string-value="22/10/2023">
            <text:p>22/10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3143.38</text:p>
          </table:table-cell>
          <table:table-cell table:formula="of:=MATCH([.B1758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8];&quot;/&quot;;[.F1758];&quot;/&quot;;[.D1758])" office:value-type="string" office:string-value="23/10/2023">
            <text:p>23/10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2980.41</text:p>
          </table:table-cell>
          <table:table-cell table:formula="of:=MATCH([.B1759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59];&quot;/&quot;;[.F1759];&quot;/&quot;;[.D1759])" office:value-type="string" office:string-value="24/10/2023">
            <text:p>24/10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Oct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3066.06</text:p>
          </table:table-cell>
          <table:table-cell table:formula="of:=MATCH([.B1760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60];&quot;/&quot;;[.F1760];&quot;/&quot;;[.D1760])" office:value-type="string" office:string-value="25/10/2023">
            <text:p>25/10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3023.01</text:p>
          </table:table-cell>
          <table:table-cell table:formula="of:=MATCH([.B1761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61];&quot;/&quot;;[.F1761];&quot;/&quot;;[.D1761])" office:value-type="string" office:string-value="26/10/2023">
            <text:p>26/10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Oct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2956.80</text:p>
          </table:table-cell>
          <table:table-cell table:formula="of:=MATCH([.B1762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62];&quot;/&quot;;[.F1762];&quot;/&quot;;[.D1762])" office:value-type="string" office:string-value="27/10/2023">
            <text:p>27/10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Oct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2106.27</text:p>
          </table:table-cell>
          <table:table-cell table:formula="of:=MATCH([.B1763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63];&quot;/&quot;;[.F1763];&quot;/&quot;;[.D1763])" office:value-type="string" office:string-value="28/10/2023">
            <text:p>28/10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Oct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721.63</text:p>
          </table:table-cell>
          <table:table-cell table:formula="of:=MATCH([.B1764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64];&quot;/&quot;;[.F1764];&quot;/&quot;;[.D1764])" office:value-type="string" office:string-value="29/10/2023">
            <text:p>29/10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Oct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2330.28</text:p>
          </table:table-cell>
          <table:table-cell table:formula="of:=MATCH([.B1765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65];&quot;/&quot;;[.F1765];&quot;/&quot;;[.D1765])" office:value-type="string" office:string-value="30/10/2023">
            <text:p>30/10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Oct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2599.89</text:p>
          </table:table-cell>
          <table:table-cell table:formula="of:=MATCH([.B1766];{&quot;jan&quot;;&quot;feb&quot;;&quot;mar&quot;;&quot;apr&quot;;&quot;may&quot;;&quot;jun&quot;;&quot;jul&quot;;&quot;aug&quot;;&quot;sep&quot;;&quot;oct&quot;;&quot;nov&quot;;&quot;dec&quot;};0)" office:value-type="float" office:value="10">
            <text:p>10</text:p>
          </table:table-cell>
          <table:table-cell table:formula="of:=CONCATENATE([.C1766];&quot;/&quot;;[.F1766];&quot;/&quot;;[.D1766])" office:value-type="string" office:string-value="31/10/2023">
            <text:p>31/10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1518.02</text:p>
          </table:table-cell>
          <table:table-cell table:formula="of:=MATCH([.B176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67];&quot;/&quot;;[.F1767];&quot;/&quot;;[.D1767])" office:value-type="string" office:string-value="1/11/2023">
            <text:p>1/1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1567.62</text:p>
          </table:table-cell>
          <table:table-cell table:formula="of:=MATCH([.B176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68];&quot;/&quot;;[.F1768];&quot;/&quot;;[.D1768])" office:value-type="string" office:string-value="2/11/2023">
            <text:p>2/1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1469.32</text:p>
          </table:table-cell>
          <table:table-cell table:formula="of:=MATCH([.B176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69];&quot;/&quot;;[.F1769];&quot;/&quot;;[.D1769])" office:value-type="string" office:string-value="3/11/2023">
            <text:p>3/11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648.81</text:p>
          </table:table-cell>
          <table:table-cell table:formula="of:=MATCH([.B177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0];&quot;/&quot;;[.F1770];&quot;/&quot;;[.D1770])" office:value-type="string" office:string-value="4/11/2023">
            <text:p>4/11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753.34</text:p>
          </table:table-cell>
          <table:table-cell table:formula="of:=MATCH([.B177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1];&quot;/&quot;;[.F1771];&quot;/&quot;;[.D1771])" office:value-type="string" office:string-value="5/11/2023">
            <text:p>5/1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1766.07</text:p>
          </table:table-cell>
          <table:table-cell table:formula="of:=MATCH([.B177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2];&quot;/&quot;;[.F1772];&quot;/&quot;;[.D1772])" office:value-type="string" office:string-value="6/11/2023">
            <text:p>6/1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2484.79</text:p>
          </table:table-cell>
          <table:table-cell table:formula="of:=MATCH([.B177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3];&quot;/&quot;;[.F1773];&quot;/&quot;;[.D1773])" office:value-type="string" office:string-value="7/11/2023">
            <text:p>7/1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2219.99</text:p>
          </table:table-cell>
          <table:table-cell table:formula="of:=MATCH([.B177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4];&quot;/&quot;;[.F1774];&quot;/&quot;;[.D1774])" office:value-type="string" office:string-value="8/11/2023">
            <text:p>8/1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384.84</text:p>
          </table:table-cell>
          <table:table-cell table:formula="of:=MATCH([.B177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5];&quot;/&quot;;[.F1775];&quot;/&quot;;[.D1775])" office:value-type="string" office:string-value="9/11/2023">
            <text:p>9/1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2361.01</text:p>
          </table:table-cell>
          <table:table-cell table:formula="of:=MATCH([.B177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6];&quot;/&quot;;[.F1776];&quot;/&quot;;[.D1776])" office:value-type="string" office:string-value="10/11/2023">
            <text:p>10/11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374.28</text:p>
          </table:table-cell>
          <table:table-cell table:formula="of:=MATCH([.B177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7];&quot;/&quot;;[.F1777];&quot;/&quot;;[.D1777])" office:value-type="string" office:string-value="11/11/2023">
            <text:p>11/11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2379.64</text:p>
          </table:table-cell>
          <table:table-cell table:formula="of:=MATCH([.B177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8];&quot;/&quot;;[.F1778];&quot;/&quot;;[.D1778])" office:value-type="string" office:string-value="12/11/2023">
            <text:p>12/1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453.17</text:p>
          </table:table-cell>
          <table:table-cell table:formula="of:=MATCH([.B177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79];&quot;/&quot;;[.F1779];&quot;/&quot;;[.D1779])" office:value-type="string" office:string-value="13/11/2023">
            <text:p>13/1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1805.63</text:p>
          </table:table-cell>
          <table:table-cell table:formula="of:=MATCH([.B178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0];&quot;/&quot;;[.F1780];&quot;/&quot;;[.D1780])" office:value-type="string" office:string-value="14/11/2023">
            <text:p>14/1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2496.63</text:p>
          </table:table-cell>
          <table:table-cell table:formula="of:=MATCH([.B178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1];&quot;/&quot;;[.F1781];&quot;/&quot;;[.D1781])" office:value-type="string" office:string-value="15/11/2023">
            <text:p>15/1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2864.46</text:p>
          </table:table-cell>
          <table:table-cell table:formula="of:=MATCH([.B178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2];&quot;/&quot;;[.F1782];&quot;/&quot;;[.D1782])" office:value-type="string" office:string-value="16/11/2023">
            <text:p>16/1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2956.08</text:p>
          </table:table-cell>
          <table:table-cell table:formula="of:=MATCH([.B178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3];&quot;/&quot;;[.F1783];&quot;/&quot;;[.D1783])" office:value-type="string" office:string-value="17/11/2023">
            <text:p>17/11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2293.22</text:p>
          </table:table-cell>
          <table:table-cell table:formula="of:=MATCH([.B178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4];&quot;/&quot;;[.F1784];&quot;/&quot;;[.D1784])" office:value-type="string" office:string-value="18/11/2023">
            <text:p>18/11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990.92</text:p>
          </table:table-cell>
          <table:table-cell table:formula="of:=MATCH([.B178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5];&quot;/&quot;;[.F1785];&quot;/&quot;;[.D1785])" office:value-type="string" office:string-value="19/11/2023">
            <text:p>19/1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2628.46</text:p>
          </table:table-cell>
          <table:table-cell table:formula="of:=MATCH([.B178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6];&quot;/&quot;;[.F1786];&quot;/&quot;;[.D1786])" office:value-type="string" office:string-value="20/11/2023">
            <text:p>20/1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3021.06</text:p>
          </table:table-cell>
          <table:table-cell table:formula="of:=MATCH([.B1787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7];&quot;/&quot;;[.F1787];&quot;/&quot;;[.D1787])" office:value-type="string" office:string-value="21/11/2023">
            <text:p>21/1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2710.79</text:p>
          </table:table-cell>
          <table:table-cell table:formula="of:=MATCH([.B1788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8];&quot;/&quot;;[.F1788];&quot;/&quot;;[.D1788])" office:value-type="string" office:string-value="22/11/2023">
            <text:p>22/1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2035.55</text:p>
          </table:table-cell>
          <table:table-cell table:formula="of:=MATCH([.B1789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89];&quot;/&quot;;[.F1789];&quot;/&quot;;[.D1789])" office:value-type="string" office:string-value="23/11/2023">
            <text:p>23/1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Nov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1854.85</text:p>
          </table:table-cell>
          <table:table-cell table:formula="of:=MATCH([.B1790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90];&quot;/&quot;;[.F1790];&quot;/&quot;;[.D1790])" office:value-type="string" office:string-value="24/11/2023">
            <text:p>24/11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Nov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2283.73</text:p>
          </table:table-cell>
          <table:table-cell table:formula="of:=MATCH([.B1791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91];&quot;/&quot;;[.F1791];&quot;/&quot;;[.D1791])" office:value-type="string" office:string-value="25/11/2023">
            <text:p>25/11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Nov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2468.90</text:p>
          </table:table-cell>
          <table:table-cell table:formula="of:=MATCH([.B1792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92];&quot;/&quot;;[.F1792];&quot;/&quot;;[.D1792])" office:value-type="string" office:string-value="26/11/2023">
            <text:p>26/11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Nov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2838.36</text:p>
          </table:table-cell>
          <table:table-cell table:formula="of:=MATCH([.B1793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93];&quot;/&quot;;[.F1793];&quot;/&quot;;[.D1793])" office:value-type="string" office:string-value="27/11/2023">
            <text:p>27/11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Nov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2982.22</text:p>
          </table:table-cell>
          <table:table-cell table:formula="of:=MATCH([.B1794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94];&quot;/&quot;;[.F1794];&quot;/&quot;;[.D1794])" office:value-type="string" office:string-value="28/11/2023">
            <text:p>28/11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Nov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3414.93</text:p>
          </table:table-cell>
          <table:table-cell table:formula="of:=MATCH([.B1795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95];&quot;/&quot;;[.F1795];&quot;/&quot;;[.D1795])" office:value-type="string" office:string-value="29/11/2023">
            <text:p>29/11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4085.30</text:p>
          </table:table-cell>
          <table:table-cell table:formula="of:=MATCH([.B1796];{&quot;jan&quot;;&quot;feb&quot;;&quot;mar&quot;;&quot;apr&quot;;&quot;may&quot;;&quot;jun&quot;;&quot;jul&quot;;&quot;aug&quot;;&quot;sep&quot;;&quot;oct&quot;;&quot;nov&quot;;&quot;dec&quot;};0)" office:value-type="float" office:value="11">
            <text:p>11</text:p>
          </table:table-cell>
          <table:table-cell table:formula="of:=CONCATENATE([.C1796];&quot;/&quot;;[.F1796];&quot;/&quot;;[.D1796])" office:value-type="string" office:string-value="30/11/2023">
            <text:p>30/11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3817.97</text:p>
          </table:table-cell>
          <table:table-cell table:formula="of:=MATCH([.B179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797];&quot;/&quot;;[.F1797];&quot;/&quot;;[.D1797])" office:value-type="string" office:string-value="1/12/2023">
            <text:p>1/1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2710.72</text:p>
          </table:table-cell>
          <table:table-cell table:formula="of:=MATCH([.B179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798];&quot;/&quot;;[.F1798];&quot;/&quot;;[.D1798])" office:value-type="string" office:string-value="2/12/2023">
            <text:p>2/1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2399.96</text:p>
          </table:table-cell>
          <table:table-cell table:formula="of:=MATCH([.B179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799];&quot;/&quot;;[.F1799];&quot;/&quot;;[.D1799])" office:value-type="string" office:string-value="3/12/2023">
            <text:p>3/1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4">
            <text:p>4</text:p>
          </table:table-cell>
          <table:table-cell office:value-type="float" office:value="2023">
            <text:p>2023</text:p>
          </table:table-cell>
          <table:table-cell office:value-type="string">
            <text:p>2867.08</text:p>
          </table:table-cell>
          <table:table-cell table:formula="of:=MATCH([.B180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0];&quot;/&quot;;[.F1800];&quot;/&quot;;[.D1800])" office:value-type="string" office:string-value="4/12/2023">
            <text:p>4/12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office:value-type="string">
            <text:p>2961.51</text:p>
          </table:table-cell>
          <table:table-cell table:formula="of:=MATCH([.B180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1];&quot;/&quot;;[.F1801];&quot;/&quot;;[.D1801])" office:value-type="string" office:string-value="5/12/2023">
            <text:p>5/12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string">
            <text:p>3155.62</text:p>
          </table:table-cell>
          <table:table-cell table:formula="of:=MATCH([.B180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2];&quot;/&quot;;[.F1802];&quot;/&quot;;[.D1802])" office:value-type="string" office:string-value="6/12/2023">
            <text:p>6/12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office:value-type="string">
            <text:p>2879.27</text:p>
          </table:table-cell>
          <table:table-cell table:formula="of:=MATCH([.B180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3];&quot;/&quot;;[.F1803];&quot;/&quot;;[.D1803])" office:value-type="string" office:string-value="7/12/2023">
            <text:p>7/12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8">
            <text:p>8</text:p>
          </table:table-cell>
          <table:table-cell office:value-type="float" office:value="2023">
            <text:p>2023</text:p>
          </table:table-cell>
          <table:table-cell office:value-type="string">
            <text:p>2570.80</text:p>
          </table:table-cell>
          <table:table-cell table:formula="of:=MATCH([.B180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4];&quot;/&quot;;[.F1804];&quot;/&quot;;[.D1804])" office:value-type="string" office:string-value="8/12/2023">
            <text:p>8/1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9">
            <text:p>9</text:p>
          </table:table-cell>
          <table:table-cell office:value-type="float" office:value="2023">
            <text:p>2023</text:p>
          </table:table-cell>
          <table:table-cell office:value-type="string">
            <text:p>2183.26</text:p>
          </table:table-cell>
          <table:table-cell table:formula="of:=MATCH([.B180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5];&quot;/&quot;;[.F1805];&quot;/&quot;;[.D1805])" office:value-type="string" office:string-value="9/12/2023">
            <text:p>9/1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0">
            <text:p>10</text:p>
          </table:table-cell>
          <table:table-cell office:value-type="float" office:value="2023">
            <text:p>2023</text:p>
          </table:table-cell>
          <table:table-cell office:value-type="string">
            <text:p>1591.14</text:p>
          </table:table-cell>
          <table:table-cell table:formula="of:=MATCH([.B180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6];&quot;/&quot;;[.F1806];&quot;/&quot;;[.D1806])" office:value-type="string" office:string-value="10/12/2023">
            <text:p>10/1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11">
            <text:p>11</text:p>
          </table:table-cell>
          <table:table-cell office:value-type="float" office:value="2023">
            <text:p>2023</text:p>
          </table:table-cell>
          <table:table-cell office:value-type="string">
            <text:p>2238.53</text:p>
          </table:table-cell>
          <table:table-cell table:formula="of:=MATCH([.B180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7];&quot;/&quot;;[.F1807];&quot;/&quot;;[.D1807])" office:value-type="string" office:string-value="11/12/2023">
            <text:p>11/12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2662.57</text:p>
          </table:table-cell>
          <table:table-cell table:formula="of:=MATCH([.B180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8];&quot;/&quot;;[.F1808];&quot;/&quot;;[.D1808])" office:value-type="string" office:string-value="12/12/2023">
            <text:p>12/12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2391.10</text:p>
          </table:table-cell>
          <table:table-cell table:formula="of:=MATCH([.B180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09];&quot;/&quot;;[.F1809];&quot;/&quot;;[.D1809])" office:value-type="string" office:string-value="13/12/2023">
            <text:p>13/12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2607.36</text:p>
          </table:table-cell>
          <table:table-cell table:formula="of:=MATCH([.B181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0];&quot;/&quot;;[.F1810];&quot;/&quot;;[.D1810])" office:value-type="string" office:string-value="14/12/2023">
            <text:p>14/12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2312.16</text:p>
          </table:table-cell>
          <table:table-cell table:formula="of:=MATCH([.B181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1];&quot;/&quot;;[.F1811];&quot;/&quot;;[.D1811])" office:value-type="string" office:string-value="15/12/2023">
            <text:p>15/1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1735.23</text:p>
          </table:table-cell>
          <table:table-cell table:formula="of:=MATCH([.B181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2];&quot;/&quot;;[.F1812];&quot;/&quot;;[.D1812])" office:value-type="string" office:string-value="16/12/2023">
            <text:p>16/1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1414.22</text:p>
          </table:table-cell>
          <table:table-cell table:formula="of:=MATCH([.B181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3];&quot;/&quot;;[.F1813];&quot;/&quot;;[.D1813])" office:value-type="string" office:string-value="17/12/2023">
            <text:p>17/1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1987.02</text:p>
          </table:table-cell>
          <table:table-cell table:formula="of:=MATCH([.B181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4];&quot;/&quot;;[.F1814];&quot;/&quot;;[.D1814])" office:value-type="string" office:string-value="18/12/2023">
            <text:p>18/12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1943.33</text:p>
          </table:table-cell>
          <table:table-cell table:formula="of:=MATCH([.B181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5];&quot;/&quot;;[.F1815];&quot;/&quot;;[.D1815])" office:value-type="string" office:string-value="19/12/2023">
            <text:p>19/12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1816.44</text:p>
          </table:table-cell>
          <table:table-cell table:formula="of:=MATCH([.B181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6];&quot;/&quot;;[.F1816];&quot;/&quot;;[.D1816])" office:value-type="string" office:string-value="20/12/2023">
            <text:p>20/12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1717.52</text:p>
          </table:table-cell>
          <table:table-cell table:formula="of:=MATCH([.B181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7];&quot;/&quot;;[.F1817];&quot;/&quot;;[.D1817])" office:value-type="string" office:string-value="21/12/2023">
            <text:p>21/12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656.03</text:p>
          </table:table-cell>
          <table:table-cell table:formula="of:=MATCH([.B1818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8];&quot;/&quot;;[.F1818];&quot;/&quot;;[.D1818])" office:value-type="string" office:string-value="22/12/2023">
            <text:p>22/1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743.03</text:p>
          </table:table-cell>
          <table:table-cell table:formula="of:=MATCH([.B1819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19];&quot;/&quot;;[.F1819];&quot;/&quot;;[.D1819])" office:value-type="string" office:string-value="23/12/2023">
            <text:p>23/1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19.23</text:p>
          </table:table-cell>
          <table:table-cell table:formula="of:=MATCH([.B1820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20];&quot;/&quot;;[.F1820];&quot;/&quot;;[.D1820])" office:value-type="string" office:string-value="24/12/2023">
            <text:p>24/1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41.02</text:p>
          </table:table-cell>
          <table:table-cell table:formula="of:=MATCH([.B1821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21];&quot;/&quot;;[.F1821];&quot;/&quot;;[.D1821])" office:value-type="string" office:string-value="25/12/2023">
            <text:p>25/12/2023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Dec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405.82</text:p>
          </table:table-cell>
          <table:table-cell table:formula="of:=MATCH([.B1822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22];&quot;/&quot;;[.F1822];&quot;/&quot;;[.D1822])" office:value-type="string" office:string-value="26/12/2023">
            <text:p>26/12/2023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Dec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1472.00</text:p>
          </table:table-cell>
          <table:table-cell table:formula="of:=MATCH([.B1823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23];&quot;/&quot;;[.F1823];&quot;/&quot;;[.D1823])" office:value-type="string" office:string-value="27/12/2023">
            <text:p>27/12/2023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668.05</text:p>
          </table:table-cell>
          <table:table-cell table:formula="of:=MATCH([.B1824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24];&quot;/&quot;;[.F1824];&quot;/&quot;;[.D1824])" office:value-type="string" office:string-value="28/12/2023">
            <text:p>28/12/2023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Dec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278.49</text:p>
          </table:table-cell>
          <table:table-cell table:formula="of:=MATCH([.B1825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25];&quot;/&quot;;[.F1825];&quot;/&quot;;[.D1825])" office:value-type="string" office:string-value="29/12/2023">
            <text:p>29/12/2023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854.31</text:p>
          </table:table-cell>
          <table:table-cell table:formula="of:=MATCH([.B1826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26];&quot;/&quot;;[.F1826];&quot;/&quot;;[.D1826])" office:value-type="string" office:string-value="30/12/2023">
            <text:p>30/12/2023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332.53</text:p>
          </table:table-cell>
          <table:table-cell table:formula="of:=MATCH([.B1827];{&quot;jan&quot;;&quot;feb&quot;;&quot;mar&quot;;&quot;apr&quot;;&quot;may&quot;;&quot;jun&quot;;&quot;jul&quot;;&quot;aug&quot;;&quot;sep&quot;;&quot;oct&quot;;&quot;nov&quot;;&quot;dec&quot;};0)" office:value-type="float" office:value="12">
            <text:p>12</text:p>
          </table:table-cell>
          <table:table-cell table:formula="of:=CONCATENATE([.C1827];&quot;/&quot;;[.F1827];&quot;/&quot;;[.D1827])" office:value-type="string" office:string-value="31/12/2023">
            <text:p>31/12/2023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441.01</text:p>
          </table:table-cell>
          <table:table-cell table:formula="of:=MATCH([.B182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28];&quot;/&quot;;[.F1828];&quot;/&quot;;[.D1828])" office:value-type="string" office:string-value="1/1/2024">
            <text:p>1/1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1382.36</text:p>
          </table:table-cell>
          <table:table-cell table:formula="of:=MATCH([.B182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29];&quot;/&quot;;[.F1829];&quot;/&quot;;[.D1829])" office:value-type="string" office:string-value="2/1/2024">
            <text:p>2/1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1261.11</text:p>
          </table:table-cell>
          <table:table-cell table:formula="of:=MATCH([.B183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0];&quot;/&quot;;[.F1830];&quot;/&quot;;[.D1830])" office:value-type="string" office:string-value="3/1/2024">
            <text:p>3/1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2051.95</text:p>
          </table:table-cell>
          <table:table-cell table:formula="of:=MATCH([.B183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1];&quot;/&quot;;[.F1831];&quot;/&quot;;[.D1831])" office:value-type="string" office:string-value="4/1/2024">
            <text:p>4/1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2314.17</text:p>
          </table:table-cell>
          <table:table-cell table:formula="of:=MATCH([.B183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2];&quot;/&quot;;[.F1832];&quot;/&quot;;[.D1832])" office:value-type="string" office:string-value="5/1/2024">
            <text:p>5/1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2181.50</text:p>
          </table:table-cell>
          <table:table-cell table:formula="of:=MATCH([.B183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3];&quot;/&quot;;[.F1833];&quot;/&quot;;[.D1833])" office:value-type="string" office:string-value="6/1/2024">
            <text:p>6/1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2123.71</text:p>
          </table:table-cell>
          <table:table-cell table:formula="of:=MATCH([.B183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4];&quot;/&quot;;[.F1834];&quot;/&quot;;[.D1834])" office:value-type="string" office:string-value="7/1/2024">
            <text:p>7/1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2493.60</text:p>
          </table:table-cell>
          <table:table-cell table:formula="of:=MATCH([.B183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5];&quot;/&quot;;[.F1835];&quot;/&quot;;[.D1835])" office:value-type="string" office:string-value="8/1/2024">
            <text:p>8/1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2681.72</text:p>
          </table:table-cell>
          <table:table-cell table:formula="of:=MATCH([.B183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6];&quot;/&quot;;[.F1836];&quot;/&quot;;[.D1836])" office:value-type="string" office:string-value="9/1/2024">
            <text:p>9/1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2751.54</text:p>
          </table:table-cell>
          <table:table-cell table:formula="of:=MATCH([.B183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7];&quot;/&quot;;[.F1837];&quot;/&quot;;[.D1837])" office:value-type="string" office:string-value="10/1/2024">
            <text:p>10/1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2695.93</text:p>
          </table:table-cell>
          <table:table-cell table:formula="of:=MATCH([.B183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8];&quot;/&quot;;[.F1838];&quot;/&quot;;[.D1838])" office:value-type="string" office:string-value="11/1/2024">
            <text:p>11/1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2634.41</text:p>
          </table:table-cell>
          <table:table-cell table:formula="of:=MATCH([.B183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39];&quot;/&quot;;[.F1839];&quot;/&quot;;[.D1839])" office:value-type="string" office:string-value="12/1/2024">
            <text:p>12/1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2080.73</text:p>
          </table:table-cell>
          <table:table-cell table:formula="of:=MATCH([.B184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0];&quot;/&quot;;[.F1840];&quot;/&quot;;[.D1840])" office:value-type="string" office:string-value="13/1/2024">
            <text:p>13/1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1897.94</text:p>
          </table:table-cell>
          <table:table-cell table:formula="of:=MATCH([.B184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1];&quot;/&quot;;[.F1841];&quot;/&quot;;[.D1841])" office:value-type="string" office:string-value="14/1/2024">
            <text:p>14/1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5">
            <text:p>15</text:p>
          </table:table-cell>
          <table:table-cell office:value-type="float" office:value="2024">
            <text:p>2024</text:p>
          </table:table-cell>
          <table:table-cell office:value-type="string">
            <text:p>2183.60</text:p>
          </table:table-cell>
          <table:table-cell table:formula="of:=MATCH([.B184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2];&quot;/&quot;;[.F1842];&quot;/&quot;;[.D1842])" office:value-type="string" office:string-value="15/1/2024">
            <text:p>15/1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16">
            <text:p>16</text:p>
          </table:table-cell>
          <table:table-cell office:value-type="float" office:value="2024">
            <text:p>2024</text:p>
          </table:table-cell>
          <table:table-cell office:value-type="string">
            <text:p>2614.02</text:p>
          </table:table-cell>
          <table:table-cell table:formula="of:=MATCH([.B184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3];&quot;/&quot;;[.F1843];&quot;/&quot;;[.D1843])" office:value-type="string" office:string-value="16/1/2024">
            <text:p>16/1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17">
            <text:p>17</text:p>
          </table:table-cell>
          <table:table-cell office:value-type="float" office:value="2024">
            <text:p>2024</text:p>
          </table:table-cell>
          <table:table-cell office:value-type="string">
            <text:p>2483.82</text:p>
          </table:table-cell>
          <table:table-cell table:formula="of:=MATCH([.B184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4];&quot;/&quot;;[.F1844];&quot;/&quot;;[.D1844])" office:value-type="string" office:string-value="17/1/2024">
            <text:p>17/1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18">
            <text:p>18</text:p>
          </table:table-cell>
          <table:table-cell office:value-type="float" office:value="2024">
            <text:p>2024</text:p>
          </table:table-cell>
          <table:table-cell office:value-type="string">
            <text:p>2366.93</text:p>
          </table:table-cell>
          <table:table-cell table:formula="of:=MATCH([.B184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5];&quot;/&quot;;[.F1845];&quot;/&quot;;[.D1845])" office:value-type="string" office:string-value="18/1/2024">
            <text:p>18/1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2004.47</text:p>
          </table:table-cell>
          <table:table-cell table:formula="of:=MATCH([.B184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6];&quot;/&quot;;[.F1846];&quot;/&quot;;[.D1846])" office:value-type="string" office:string-value="19/1/2024">
            <text:p>19/1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string">
            <text:p>1847.48</text:p>
          </table:table-cell>
          <table:table-cell table:formula="of:=MATCH([.B184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7];&quot;/&quot;;[.F1847];&quot;/&quot;;[.D1847])" office:value-type="string" office:string-value="20/1/2024">
            <text:p>20/1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string">
            <text:p>1765.72</text:p>
          </table:table-cell>
          <table:table-cell table:formula="of:=MATCH([.B184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8];&quot;/&quot;;[.F1848];&quot;/&quot;;[.D1848])" office:value-type="string" office:string-value="21/1/2024">
            <text:p>21/1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2">
            <text:p>22</text:p>
          </table:table-cell>
          <table:table-cell office:value-type="float" office:value="2024">
            <text:p>2024</text:p>
          </table:table-cell>
          <table:table-cell office:value-type="string">
            <text:p>2119.63</text:p>
          </table:table-cell>
          <table:table-cell table:formula="of:=MATCH([.B1849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49];&quot;/&quot;;[.F1849];&quot;/&quot;;[.D1849])" office:value-type="string" office:string-value="22/1/2024">
            <text:p>22/1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3">
            <text:p>23</text:p>
          </table:table-cell>
          <table:table-cell office:value-type="float" office:value="2024">
            <text:p>2024</text:p>
          </table:table-cell>
          <table:table-cell office:value-type="string">
            <text:p>1984.34</text:p>
          </table:table-cell>
          <table:table-cell table:formula="of:=MATCH([.B1850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0];&quot;/&quot;;[.F1850];&quot;/&quot;;[.D1850])" office:value-type="string" office:string-value="23/1/2024">
            <text:p>23/1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string">
            <text:p>1894.73</text:p>
          </table:table-cell>
          <table:table-cell table:formula="of:=MATCH([.B1851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1];&quot;/&quot;;[.F1851];&quot;/&quot;;[.D1851])" office:value-type="string" office:string-value="24/1/2024">
            <text:p>24/1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5">
            <text:p>25</text:p>
          </table:table-cell>
          <table:table-cell office:value-type="float" office:value="2024">
            <text:p>2024</text:p>
          </table:table-cell>
          <table:table-cell office:value-type="string">
            <text:p>1931.26</text:p>
          </table:table-cell>
          <table:table-cell table:formula="of:=MATCH([.B1852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2];&quot;/&quot;;[.F1852];&quot;/&quot;;[.D1852])" office:value-type="string" office:string-value="25/1/2024">
            <text:p>25/1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an</text:p>
          </table:table-cell>
          <table:table-cell office:value-type="float" office:value="26">
            <text:p>26</text:p>
          </table:table-cell>
          <table:table-cell office:value-type="float" office:value="2024">
            <text:p>2024</text:p>
          </table:table-cell>
          <table:table-cell office:value-type="string">
            <text:p>1902.42</text:p>
          </table:table-cell>
          <table:table-cell table:formula="of:=MATCH([.B1853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3];&quot;/&quot;;[.F1853];&quot;/&quot;;[.D1853])" office:value-type="string" office:string-value="26/1/2024">
            <text:p>26/1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27">
            <text:p>27</text:p>
          </table:table-cell>
          <table:table-cell office:value-type="float" office:value="2024">
            <text:p>2024</text:p>
          </table:table-cell>
          <table:table-cell office:value-type="string">
            <text:p>1689.66</text:p>
          </table:table-cell>
          <table:table-cell table:formula="of:=MATCH([.B1854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4];&quot;/&quot;;[.F1854];&quot;/&quot;;[.D1854])" office:value-type="string" office:string-value="27/1/2024">
            <text:p>27/1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28">
            <text:p>28</text:p>
          </table:table-cell>
          <table:table-cell office:value-type="float" office:value="2024">
            <text:p>2024</text:p>
          </table:table-cell>
          <table:table-cell office:value-type="string">
            <text:p>1593.68</text:p>
          </table:table-cell>
          <table:table-cell table:formula="of:=MATCH([.B1855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5];&quot;/&quot;;[.F1855];&quot;/&quot;;[.D1855])" office:value-type="string" office:string-value="28/1/2024">
            <text:p>28/1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29">
            <text:p>29</text:p>
          </table:table-cell>
          <table:table-cell office:value-type="float" office:value="2024">
            <text:p>2024</text:p>
          </table:table-cell>
          <table:table-cell office:value-type="string">
            <text:p>2016.08</text:p>
          </table:table-cell>
          <table:table-cell table:formula="of:=MATCH([.B1856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6];&quot;/&quot;;[.F1856];&quot;/&quot;;[.D1856])" office:value-type="string" office:string-value="29/1/2024">
            <text:p>29/1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30">
            <text:p>30</text:p>
          </table:table-cell>
          <table:table-cell office:value-type="float" office:value="2024">
            <text:p>2024</text:p>
          </table:table-cell>
          <table:table-cell office:value-type="string">
            <text:p>1958.30</text:p>
          </table:table-cell>
          <table:table-cell table:formula="of:=MATCH([.B1857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7];&quot;/&quot;;[.F1857];&quot;/&quot;;[.D1857])" office:value-type="string" office:string-value="30/1/2024">
            <text:p>30/1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float" office:value="2024">
            <text:p>2024</text:p>
          </table:table-cell>
          <table:table-cell office:value-type="string">
            <text:p>2137.00</text:p>
          </table:table-cell>
          <table:table-cell table:formula="of:=MATCH([.B1858];{&quot;jan&quot;;&quot;feb&quot;;&quot;mar&quot;;&quot;apr&quot;;&quot;may&quot;;&quot;jun&quot;;&quot;jul&quot;;&quot;aug&quot;;&quot;sep&quot;;&quot;oct&quot;;&quot;nov&quot;;&quot;dec&quot;};0)" office:value-type="float" office:value="1">
            <text:p>1</text:p>
          </table:table-cell>
          <table:table-cell table:formula="of:=CONCATENATE([.C1858];&quot;/&quot;;[.F1858];&quot;/&quot;;[.D1858])" office:value-type="string" office:string-value="31/1/2024">
            <text:p>31/1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2191.51</text:p>
          </table:table-cell>
          <table:table-cell table:formula="of:=MATCH([.B185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59];&quot;/&quot;;[.F1859];&quot;/&quot;;[.D1859])" office:value-type="string" office:string-value="1/2/2024">
            <text:p>1/2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2097.89</text:p>
          </table:table-cell>
          <table:table-cell table:formula="of:=MATCH([.B186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0];&quot;/&quot;;[.F1860];&quot;/&quot;;[.D1860])" office:value-type="string" office:string-value="2/2/2024">
            <text:p>2/2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1779.87</text:p>
          </table:table-cell>
          <table:table-cell table:formula="of:=MATCH([.B186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1];&quot;/&quot;;[.F1861];&quot;/&quot;;[.D1861])" office:value-type="string" office:string-value="3/2/2024">
            <text:p>3/2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1456.43</text:p>
          </table:table-cell>
          <table:table-cell table:formula="of:=MATCH([.B186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2];&quot;/&quot;;[.F1862];&quot;/&quot;;[.D1862])" office:value-type="string" office:string-value="4/2/2024">
            <text:p>4/2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1702.85</text:p>
          </table:table-cell>
          <table:table-cell table:formula="of:=MATCH([.B186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3];&quot;/&quot;;[.F1863];&quot;/&quot;;[.D1863])" office:value-type="string" office:string-value="5/2/2024">
            <text:p>5/2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1665.99</text:p>
          </table:table-cell>
          <table:table-cell table:formula="of:=MATCH([.B186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4];&quot;/&quot;;[.F1864];&quot;/&quot;;[.D1864])" office:value-type="string" office:string-value="6/2/2024">
            <text:p>6/2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1974.45</text:p>
          </table:table-cell>
          <table:table-cell table:formula="of:=MATCH([.B186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5];&quot;/&quot;;[.F1865];&quot;/&quot;;[.D1865])" office:value-type="string" office:string-value="7/2/2024">
            <text:p>7/2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2251.93</text:p>
          </table:table-cell>
          <table:table-cell table:formula="of:=MATCH([.B186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6];&quot;/&quot;;[.F1866];&quot;/&quot;;[.D1866])" office:value-type="string" office:string-value="8/2/2024">
            <text:p>8/2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1896.86</text:p>
          </table:table-cell>
          <table:table-cell table:formula="of:=MATCH([.B186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7];&quot;/&quot;;[.F1867];&quot;/&quot;;[.D1867])" office:value-type="string" office:string-value="9/2/2024">
            <text:p>9/2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1814.34</text:p>
          </table:table-cell>
          <table:table-cell table:formula="of:=MATCH([.B186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8];&quot;/&quot;;[.F1868];&quot;/&quot;;[.D1868])" office:value-type="string" office:string-value="10/2/2024">
            <text:p>10/2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1558.75</text:p>
          </table:table-cell>
          <table:table-cell table:formula="of:=MATCH([.B186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69];&quot;/&quot;;[.F1869];&quot;/&quot;;[.D1869])" office:value-type="string" office:string-value="11/2/2024">
            <text:p>11/2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1905.07</text:p>
          </table:table-cell>
          <table:table-cell table:formula="of:=MATCH([.B187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0];&quot;/&quot;;[.F1870];&quot;/&quot;;[.D1870])" office:value-type="string" office:string-value="12/2/2024">
            <text:p>12/2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1871.03</text:p>
          </table:table-cell>
          <table:table-cell table:formula="of:=MATCH([.B187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1];&quot;/&quot;;[.F1871];&quot;/&quot;;[.D1871])" office:value-type="string" office:string-value="13/2/2024">
            <text:p>13/2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1784.07</text:p>
          </table:table-cell>
          <table:table-cell table:formula="of:=MATCH([.B187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2];&quot;/&quot;;[.F1872];&quot;/&quot;;[.D1872])" office:value-type="string" office:string-value="14/2/2024">
            <text:p>14/2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15">
            <text:p>15</text:p>
          </table:table-cell>
          <table:table-cell office:value-type="float" office:value="2024">
            <text:p>2024</text:p>
          </table:table-cell>
          <table:table-cell office:value-type="string">
            <text:p>1844.00</text:p>
          </table:table-cell>
          <table:table-cell table:formula="of:=MATCH([.B187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3];&quot;/&quot;;[.F1873];&quot;/&quot;;[.D1873])" office:value-type="string" office:string-value="15/2/2024">
            <text:p>15/2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16">
            <text:p>16</text:p>
          </table:table-cell>
          <table:table-cell office:value-type="float" office:value="2024">
            <text:p>2024</text:p>
          </table:table-cell>
          <table:table-cell office:value-type="string">
            <text:p>1582.56</text:p>
          </table:table-cell>
          <table:table-cell table:formula="of:=MATCH([.B187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4];&quot;/&quot;;[.F1874];&quot;/&quot;;[.D1874])" office:value-type="string" office:string-value="16/2/2024">
            <text:p>16/2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17">
            <text:p>17</text:p>
          </table:table-cell>
          <table:table-cell office:value-type="float" office:value="2024">
            <text:p>2024</text:p>
          </table:table-cell>
          <table:table-cell office:value-type="string">
            <text:p>1692.56</text:p>
          </table:table-cell>
          <table:table-cell table:formula="of:=MATCH([.B187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5];&quot;/&quot;;[.F1875];&quot;/&quot;;[.D1875])" office:value-type="string" office:string-value="17/2/2024">
            <text:p>17/2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18">
            <text:p>18</text:p>
          </table:table-cell>
          <table:table-cell office:value-type="float" office:value="2024">
            <text:p>2024</text:p>
          </table:table-cell>
          <table:table-cell office:value-type="string">
            <text:p>1350.96</text:p>
          </table:table-cell>
          <table:table-cell table:formula="of:=MATCH([.B187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6];&quot;/&quot;;[.F1876];&quot;/&quot;;[.D1876])" office:value-type="string" office:string-value="18/2/2024">
            <text:p>18/2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1706.18</text:p>
          </table:table-cell>
          <table:table-cell table:formula="of:=MATCH([.B187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7];&quot;/&quot;;[.F1877];&quot;/&quot;;[.D1877])" office:value-type="string" office:string-value="19/2/2024">
            <text:p>19/2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string">
            <text:p>1681.82</text:p>
          </table:table-cell>
          <table:table-cell table:formula="of:=MATCH([.B1878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8];&quot;/&quot;;[.F1878];&quot;/&quot;;[.D1878])" office:value-type="string" office:string-value="20/2/2024">
            <text:p>20/2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string">
            <text:p>1548.49</text:p>
          </table:table-cell>
          <table:table-cell table:formula="of:=MATCH([.B1879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79];&quot;/&quot;;[.F1879];&quot;/&quot;;[.D1879])" office:value-type="string" office:string-value="21/2/2024">
            <text:p>21/2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2">
            <text:p>22</text:p>
          </table:table-cell>
          <table:table-cell office:value-type="float" office:value="2024">
            <text:p>2024</text:p>
          </table:table-cell>
          <table:table-cell office:value-type="string">
            <text:p>1463.08</text:p>
          </table:table-cell>
          <table:table-cell table:formula="of:=MATCH([.B1880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80];&quot;/&quot;;[.F1880];&quot;/&quot;;[.D1880])" office:value-type="string" office:string-value="22/2/2024">
            <text:p>22/2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23">
            <text:p>23</text:p>
          </table:table-cell>
          <table:table-cell office:value-type="float" office:value="2024">
            <text:p>2024</text:p>
          </table:table-cell>
          <table:table-cell office:value-type="string">
            <text:p>1608.46</text:p>
          </table:table-cell>
          <table:table-cell table:formula="of:=MATCH([.B1881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81];&quot;/&quot;;[.F1881];&quot;/&quot;;[.D1881])" office:value-type="string" office:string-value="23/2/2024">
            <text:p>23/2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string">
            <text:p>1449.98</text:p>
          </table:table-cell>
          <table:table-cell table:formula="of:=MATCH([.B1882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82];&quot;/&quot;;[.F1882];&quot;/&quot;;[.D1882])" office:value-type="string" office:string-value="24/2/2024">
            <text:p>24/2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Feb</text:p>
          </table:table-cell>
          <table:table-cell office:value-type="float" office:value="25">
            <text:p>25</text:p>
          </table:table-cell>
          <table:table-cell office:value-type="float" office:value="2024">
            <text:p>2024</text:p>
          </table:table-cell>
          <table:table-cell office:value-type="string">
            <text:p>1545.61</text:p>
          </table:table-cell>
          <table:table-cell table:formula="of:=MATCH([.B1883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83];&quot;/&quot;;[.F1883];&quot;/&quot;;[.D1883])" office:value-type="string" office:string-value="25/2/2024">
            <text:p>25/2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26">
            <text:p>26</text:p>
          </table:table-cell>
          <table:table-cell office:value-type="float" office:value="2024">
            <text:p>2024</text:p>
          </table:table-cell>
          <table:table-cell office:value-type="string">
            <text:p>1690.37</text:p>
          </table:table-cell>
          <table:table-cell table:formula="of:=MATCH([.B1884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84];&quot;/&quot;;[.F1884];&quot;/&quot;;[.D1884])" office:value-type="string" office:string-value="26/2/2024">
            <text:p>26/2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Feb</text:p>
          </table:table-cell>
          <table:table-cell office:value-type="float" office:value="27">
            <text:p>27</text:p>
          </table:table-cell>
          <table:table-cell office:value-type="float" office:value="2024">
            <text:p>2024</text:p>
          </table:table-cell>
          <table:table-cell office:value-type="string">
            <text:p>1879.20</text:p>
          </table:table-cell>
          <table:table-cell table:formula="of:=MATCH([.B1885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85];&quot;/&quot;;[.F1885];&quot;/&quot;;[.D1885])" office:value-type="string" office:string-value="27/2/2024">
            <text:p>27/2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8">
            <text:p>28</text:p>
          </table:table-cell>
          <table:table-cell office:value-type="float" office:value="2024">
            <text:p>2024</text:p>
          </table:table-cell>
          <table:table-cell office:value-type="string">
            <text:p>1872.31</text:p>
          </table:table-cell>
          <table:table-cell table:formula="of:=MATCH([.B1886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86];&quot;/&quot;;[.F1886];&quot;/&quot;;[.D1886])" office:value-type="string" office:string-value="28/2/2024">
            <text:p>28/2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9">
            <text:p>29</text:p>
          </table:table-cell>
          <table:table-cell office:value-type="float" office:value="2024">
            <text:p>2024</text:p>
          </table:table-cell>
          <table:table-cell office:value-type="string">
            <text:p>1683.66</text:p>
          </table:table-cell>
          <table:table-cell table:formula="of:=MATCH([.B1887];{&quot;jan&quot;;&quot;feb&quot;;&quot;mar&quot;;&quot;apr&quot;;&quot;may&quot;;&quot;jun&quot;;&quot;jul&quot;;&quot;aug&quot;;&quot;sep&quot;;&quot;oct&quot;;&quot;nov&quot;;&quot;dec&quot;};0)" office:value-type="float" office:value="2">
            <text:p>2</text:p>
          </table:table-cell>
          <table:table-cell table:formula="of:=CONCATENATE([.C1887];&quot;/&quot;;[.F1887];&quot;/&quot;;[.D1887])" office:value-type="string" office:string-value="29/2/2024">
            <text:p>29/2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1791.00</text:p>
          </table:table-cell>
          <table:table-cell table:formula="of:=MATCH([.B188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88];&quot;/&quot;;[.F1888];&quot;/&quot;;[.D1888])" office:value-type="string" office:string-value="1/3/2024">
            <text:p>1/3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1632.81</text:p>
          </table:table-cell>
          <table:table-cell table:formula="of:=MATCH([.B188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89];&quot;/&quot;;[.F1889];&quot;/&quot;;[.D1889])" office:value-type="string" office:string-value="2/3/2024">
            <text:p>2/3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1543.43</text:p>
          </table:table-cell>
          <table:table-cell table:formula="of:=MATCH([.B189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0];&quot;/&quot;;[.F1890];&quot;/&quot;;[.D1890])" office:value-type="string" office:string-value="3/3/2024">
            <text:p>3/3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1896.57</text:p>
          </table:table-cell>
          <table:table-cell table:formula="of:=MATCH([.B189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1];&quot;/&quot;;[.F1891];&quot;/&quot;;[.D1891])" office:value-type="string" office:string-value="4/3/2024">
            <text:p>4/3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1913.89</text:p>
          </table:table-cell>
          <table:table-cell table:formula="of:=MATCH([.B189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2];&quot;/&quot;;[.F1892];&quot;/&quot;;[.D1892])" office:value-type="string" office:string-value="5/3/2024">
            <text:p>5/3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2091.09</text:p>
          </table:table-cell>
          <table:table-cell table:formula="of:=MATCH([.B189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3];&quot;/&quot;;[.F1893];&quot;/&quot;;[.D1893])" office:value-type="string" office:string-value="6/3/2024">
            <text:p>6/3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1970.82</text:p>
          </table:table-cell>
          <table:table-cell table:formula="of:=MATCH([.B189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4];&quot;/&quot;;[.F1894];&quot;/&quot;;[.D1894])" office:value-type="string" office:string-value="7/3/2024">
            <text:p>7/3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1883.52</text:p>
          </table:table-cell>
          <table:table-cell table:formula="of:=MATCH([.B189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5];&quot;/&quot;;[.F1895];&quot;/&quot;;[.D1895])" office:value-type="string" office:string-value="8/3/2024">
            <text:p>8/3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1231.31</text:p>
          </table:table-cell>
          <table:table-cell table:formula="of:=MATCH([.B189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6];&quot;/&quot;;[.F1896];&quot;/&quot;;[.D1896])" office:value-type="string" office:string-value="9/3/2024">
            <text:p>9/3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932.78</text:p>
          </table:table-cell>
          <table:table-cell table:formula="of:=MATCH([.B189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7];&quot;/&quot;;[.F1897];&quot;/&quot;;[.D1897])" office:value-type="string" office:string-value="10/3/2024">
            <text:p>10/3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1815.92</text:p>
          </table:table-cell>
          <table:table-cell table:formula="of:=MATCH([.B189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8];&quot;/&quot;;[.F1898];&quot;/&quot;;[.D1898])" office:value-type="string" office:string-value="11/3/2024">
            <text:p>11/3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2165.89</text:p>
          </table:table-cell>
          <table:table-cell table:formula="of:=MATCH([.B189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899];&quot;/&quot;;[.F1899];&quot;/&quot;;[.D1899])" office:value-type="string" office:string-value="12/3/2024">
            <text:p>12/3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1896.69</text:p>
          </table:table-cell>
          <table:table-cell table:formula="of:=MATCH([.B190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0];&quot;/&quot;;[.F1900];&quot;/&quot;;[.D1900])" office:value-type="string" office:string-value="13/3/2024">
            <text:p>13/3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1765.94</text:p>
          </table:table-cell>
          <table:table-cell table:formula="of:=MATCH([.B190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1];&quot;/&quot;;[.F1901];&quot;/&quot;;[.D1901])" office:value-type="string" office:string-value="14/3/2024">
            <text:p>14/3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5">
            <text:p>15</text:p>
          </table:table-cell>
          <table:table-cell office:value-type="float" office:value="2024">
            <text:p>2024</text:p>
          </table:table-cell>
          <table:table-cell office:value-type="string">
            <text:p>1490.08</text:p>
          </table:table-cell>
          <table:table-cell table:formula="of:=MATCH([.B190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2];&quot;/&quot;;[.F1902];&quot;/&quot;;[.D1902])" office:value-type="string" office:string-value="15/3/2024">
            <text:p>15/3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16">
            <text:p>16</text:p>
          </table:table-cell>
          <table:table-cell office:value-type="float" office:value="2024">
            <text:p>2024</text:p>
          </table:table-cell>
          <table:table-cell office:value-type="string">
            <text:p>1407.20</text:p>
          </table:table-cell>
          <table:table-cell table:formula="of:=MATCH([.B190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3];&quot;/&quot;;[.F1903];&quot;/&quot;;[.D1903])" office:value-type="string" office:string-value="16/3/2024">
            <text:p>16/3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17">
            <text:p>17</text:p>
          </table:table-cell>
          <table:table-cell office:value-type="float" office:value="2024">
            <text:p>2024</text:p>
          </table:table-cell>
          <table:table-cell office:value-type="string">
            <text:p>1523.51</text:p>
          </table:table-cell>
          <table:table-cell table:formula="of:=MATCH([.B190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4];&quot;/&quot;;[.F1904];&quot;/&quot;;[.D1904])" office:value-type="string" office:string-value="17/3/2024">
            <text:p>17/3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18">
            <text:p>18</text:p>
          </table:table-cell>
          <table:table-cell office:value-type="float" office:value="2024">
            <text:p>2024</text:p>
          </table:table-cell>
          <table:table-cell office:value-type="string">
            <text:p>2076.87</text:p>
          </table:table-cell>
          <table:table-cell table:formula="of:=MATCH([.B190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5];&quot;/&quot;;[.F1905];&quot;/&quot;;[.D1905])" office:value-type="string" office:string-value="18/3/2024">
            <text:p>18/3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2077.48</text:p>
          </table:table-cell>
          <table:table-cell table:formula="of:=MATCH([.B190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6];&quot;/&quot;;[.F1906];&quot;/&quot;;[.D1906])" office:value-type="string" office:string-value="19/3/2024">
            <text:p>19/3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string">
            <text:p>2207.65</text:p>
          </table:table-cell>
          <table:table-cell table:formula="of:=MATCH([.B190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7];&quot;/&quot;;[.F1907];&quot;/&quot;;[.D1907])" office:value-type="string" office:string-value="20/3/2024">
            <text:p>20/3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string">
            <text:p>2032.07</text:p>
          </table:table-cell>
          <table:table-cell table:formula="of:=MATCH([.B190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8];&quot;/&quot;;[.F1908];&quot;/&quot;;[.D1908])" office:value-type="string" office:string-value="21/3/2024">
            <text:p>21/3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2">
            <text:p>22</text:p>
          </table:table-cell>
          <table:table-cell office:value-type="float" office:value="2024">
            <text:p>2024</text:p>
          </table:table-cell>
          <table:table-cell office:value-type="string">
            <text:p>1736.28</text:p>
          </table:table-cell>
          <table:table-cell table:formula="of:=MATCH([.B1909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09];&quot;/&quot;;[.F1909];&quot;/&quot;;[.D1909])" office:value-type="string" office:string-value="22/3/2024">
            <text:p>22/3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3">
            <text:p>23</text:p>
          </table:table-cell>
          <table:table-cell office:value-type="float" office:value="2024">
            <text:p>2024</text:p>
          </table:table-cell>
          <table:table-cell office:value-type="string">
            <text:p>1038.85</text:p>
          </table:table-cell>
          <table:table-cell table:formula="of:=MATCH([.B1910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0];&quot;/&quot;;[.F1910];&quot;/&quot;;[.D1910])" office:value-type="string" office:string-value="23/3/2024">
            <text:p>23/3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string">
            <text:p>748.46</text:p>
          </table:table-cell>
          <table:table-cell table:formula="of:=MATCH([.B1911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1];&quot;/&quot;;[.F1911];&quot;/&quot;;[.D1911])" office:value-type="string" office:string-value="24/3/2024">
            <text:p>24/3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5">
            <text:p>25</text:p>
          </table:table-cell>
          <table:table-cell office:value-type="float" office:value="2024">
            <text:p>2024</text:p>
          </table:table-cell>
          <table:table-cell office:value-type="string">
            <text:p>2143.18</text:p>
          </table:table-cell>
          <table:table-cell table:formula="of:=MATCH([.B1912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2];&quot;/&quot;;[.F1912];&quot;/&quot;;[.D1912])" office:value-type="string" office:string-value="25/3/2024">
            <text:p>25/3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26">
            <text:p>26</text:p>
          </table:table-cell>
          <table:table-cell office:value-type="float" office:value="2024">
            <text:p>2024</text:p>
          </table:table-cell>
          <table:table-cell office:value-type="string">
            <text:p>1674.32</text:p>
          </table:table-cell>
          <table:table-cell table:formula="of:=MATCH([.B1913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3];&quot;/&quot;;[.F1913];&quot;/&quot;;[.D1913])" office:value-type="string" office:string-value="26/3/2024">
            <text:p>26/3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27">
            <text:p>27</text:p>
          </table:table-cell>
          <table:table-cell office:value-type="float" office:value="2024">
            <text:p>2024</text:p>
          </table:table-cell>
          <table:table-cell office:value-type="string">
            <text:p>1822.76</text:p>
          </table:table-cell>
          <table:table-cell table:formula="of:=MATCH([.B1914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4];&quot;/&quot;;[.F1914];&quot;/&quot;;[.D1914])" office:value-type="string" office:string-value="27/3/2024">
            <text:p>27/3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28">
            <text:p>28</text:p>
          </table:table-cell>
          <table:table-cell office:value-type="float" office:value="2024">
            <text:p>2024</text:p>
          </table:table-cell>
          <table:table-cell office:value-type="string">
            <text:p>1340.74</text:p>
          </table:table-cell>
          <table:table-cell table:formula="of:=MATCH([.B1915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5];&quot;/&quot;;[.F1915];&quot;/&quot;;[.D1915])" office:value-type="string" office:string-value="28/3/2024">
            <text:p>28/3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29">
            <text:p>29</text:p>
          </table:table-cell>
          <table:table-cell office:value-type="float" office:value="2024">
            <text:p>2024</text:p>
          </table:table-cell>
          <table:table-cell office:value-type="string">
            <text:p>949.14</text:p>
          </table:table-cell>
          <table:table-cell table:formula="of:=MATCH([.B1916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6];&quot;/&quot;;[.F1916];&quot;/&quot;;[.D1916])" office:value-type="string" office:string-value="29/3/2024">
            <text:p>29/3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30">
            <text:p>30</text:p>
          </table:table-cell>
          <table:table-cell office:value-type="float" office:value="2024">
            <text:p>2024</text:p>
          </table:table-cell>
          <table:table-cell office:value-type="string">
            <text:p>1289.39</text:p>
          </table:table-cell>
          <table:table-cell table:formula="of:=MATCH([.B1917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7];&quot;/&quot;;[.F1917];&quot;/&quot;;[.D1917])" office:value-type="string" office:string-value="30/3/2024">
            <text:p>30/3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  <table:table-cell office:value-type="float" office:value="2024">
            <text:p>2024</text:p>
          </table:table-cell>
          <table:table-cell office:value-type="string">
            <text:p>1045.10</text:p>
          </table:table-cell>
          <table:table-cell table:formula="of:=MATCH([.B1918];{&quot;jan&quot;;&quot;feb&quot;;&quot;mar&quot;;&quot;apr&quot;;&quot;may&quot;;&quot;jun&quot;;&quot;jul&quot;;&quot;aug&quot;;&quot;sep&quot;;&quot;oct&quot;;&quot;nov&quot;;&quot;dec&quot;};0)" office:value-type="float" office:value="3">
            <text:p>3</text:p>
          </table:table-cell>
          <table:table-cell table:formula="of:=CONCATENATE([.C1918];&quot;/&quot;;[.F1918];&quot;/&quot;;[.D1918])" office:value-type="string" office:string-value="31/3/2024">
            <text:p>31/3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813.86</text:p>
          </table:table-cell>
          <table:table-cell table:formula="of:=MATCH([.B191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19];&quot;/&quot;;[.F1919];&quot;/&quot;;[.D1919])" office:value-type="string" office:string-value="1/4/2024">
            <text:p>1/4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849.31</text:p>
          </table:table-cell>
          <table:table-cell table:formula="of:=MATCH([.B192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0];&quot;/&quot;;[.F1920];&quot;/&quot;;[.D1920])" office:value-type="string" office:string-value="2/4/2024">
            <text:p>2/4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2135.60</text:p>
          </table:table-cell>
          <table:table-cell table:formula="of:=MATCH([.B192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1];&quot;/&quot;;[.F1921];&quot;/&quot;;[.D1921])" office:value-type="string" office:string-value="3/4/2024">
            <text:p>3/4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1660.47</text:p>
          </table:table-cell>
          <table:table-cell table:formula="of:=MATCH([.B192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2];&quot;/&quot;;[.F1922];&quot;/&quot;;[.D1922])" office:value-type="string" office:string-value="4/4/2024">
            <text:p>4/4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1330.40</text:p>
          </table:table-cell>
          <table:table-cell table:formula="of:=MATCH([.B192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3];&quot;/&quot;;[.F1923];&quot;/&quot;;[.D1923])" office:value-type="string" office:string-value="5/4/2024">
            <text:p>5/4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957.92</text:p>
          </table:table-cell>
          <table:table-cell table:formula="of:=MATCH([.B192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4];&quot;/&quot;;[.F1924];&quot;/&quot;;[.D1924])" office:value-type="string" office:string-value="6/4/2024">
            <text:p>6/4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525.62</text:p>
          </table:table-cell>
          <table:table-cell table:formula="of:=MATCH([.B192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5];&quot;/&quot;;[.F1925];&quot;/&quot;;[.D1925])" office:value-type="string" office:string-value="7/4/2024">
            <text:p>7/4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1866.79</text:p>
          </table:table-cell>
          <table:table-cell table:formula="of:=MATCH([.B192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6];&quot;/&quot;;[.F1926];&quot;/&quot;;[.D1926])" office:value-type="string" office:string-value="8/4/2024">
            <text:p>8/4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1506.72</text:p>
          </table:table-cell>
          <table:table-cell table:formula="of:=MATCH([.B192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7];&quot;/&quot;;[.F1927];&quot;/&quot;;[.D1927])" office:value-type="string" office:string-value="9/4/2024">
            <text:p>9/4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1738.73</text:p>
          </table:table-cell>
          <table:table-cell table:formula="of:=MATCH([.B192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8];&quot;/&quot;;[.F1928];&quot;/&quot;;[.D1928])" office:value-type="string" office:string-value="10/4/2024">
            <text:p>10/4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1485.67</text:p>
          </table:table-cell>
          <table:table-cell table:formula="of:=MATCH([.B192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29];&quot;/&quot;;[.F1929];&quot;/&quot;;[.D1929])" office:value-type="string" office:string-value="11/4/2024">
            <text:p>11/4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1517.25</text:p>
          </table:table-cell>
          <table:table-cell table:formula="of:=MATCH([.B193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0];&quot;/&quot;;[.F1930];&quot;/&quot;;[.D1930])" office:value-type="string" office:string-value="12/4/2024">
            <text:p>12/4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448.77</text:p>
          </table:table-cell>
          <table:table-cell table:formula="of:=MATCH([.B193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1];&quot;/&quot;;[.F1931];&quot;/&quot;;[.D1931])" office:value-type="string" office:string-value="13/4/2024">
            <text:p>13/4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407.30</text:p>
          </table:table-cell>
          <table:table-cell table:formula="of:=MATCH([.B193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2];&quot;/&quot;;[.F1932];&quot;/&quot;;[.D1932])" office:value-type="string" office:string-value="14/4/2024">
            <text:p>14/4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5">
            <text:p>15</text:p>
          </table:table-cell>
          <table:table-cell office:value-type="float" office:value="2024">
            <text:p>2024</text:p>
          </table:table-cell>
          <table:table-cell office:value-type="string">
            <text:p>2031.90</text:p>
          </table:table-cell>
          <table:table-cell table:formula="of:=MATCH([.B193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3];&quot;/&quot;;[.F1933];&quot;/&quot;;[.D1933])" office:value-type="string" office:string-value="15/4/2024">
            <text:p>15/4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16">
            <text:p>16</text:p>
          </table:table-cell>
          <table:table-cell office:value-type="float" office:value="2024">
            <text:p>2024</text:p>
          </table:table-cell>
          <table:table-cell office:value-type="string">
            <text:p>1686.99</text:p>
          </table:table-cell>
          <table:table-cell table:formula="of:=MATCH([.B193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4];&quot;/&quot;;[.F1934];&quot;/&quot;;[.D1934])" office:value-type="string" office:string-value="16/4/2024">
            <text:p>16/4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17">
            <text:p>17</text:p>
          </table:table-cell>
          <table:table-cell office:value-type="float" office:value="2024">
            <text:p>2024</text:p>
          </table:table-cell>
          <table:table-cell office:value-type="string">
            <text:p>2350.93</text:p>
          </table:table-cell>
          <table:table-cell table:formula="of:=MATCH([.B193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5];&quot;/&quot;;[.F1935];&quot;/&quot;;[.D1935])" office:value-type="string" office:string-value="17/4/2024">
            <text:p>17/4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18">
            <text:p>18</text:p>
          </table:table-cell>
          <table:table-cell office:value-type="float" office:value="2024">
            <text:p>2024</text:p>
          </table:table-cell>
          <table:table-cell office:value-type="string">
            <text:p>2403.09</text:p>
          </table:table-cell>
          <table:table-cell table:formula="of:=MATCH([.B193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6];&quot;/&quot;;[.F1936];&quot;/&quot;;[.D1936])" office:value-type="string" office:string-value="18/4/2024">
            <text:p>18/4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1747.06</text:p>
          </table:table-cell>
          <table:table-cell table:formula="of:=MATCH([.B193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7];&quot;/&quot;;[.F1937];&quot;/&quot;;[.D1937])" office:value-type="string" office:string-value="19/4/2024">
            <text:p>19/4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string">
            <text:p>1513.54</text:p>
          </table:table-cell>
          <table:table-cell table:formula="of:=MATCH([.B193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8];&quot;/&quot;;[.F1938];&quot;/&quot;;[.D1938])" office:value-type="string" office:string-value="20/4/2024">
            <text:p>20/4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string">
            <text:p>1379.21</text:p>
          </table:table-cell>
          <table:table-cell table:formula="of:=MATCH([.B1939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39];&quot;/&quot;;[.F1939];&quot;/&quot;;[.D1939])" office:value-type="string" office:string-value="21/4/2024">
            <text:p>21/4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2">
            <text:p>22</text:p>
          </table:table-cell>
          <table:table-cell office:value-type="float" office:value="2024">
            <text:p>2024</text:p>
          </table:table-cell>
          <table:table-cell office:value-type="string">
            <text:p>2488.67</text:p>
          </table:table-cell>
          <table:table-cell table:formula="of:=MATCH([.B1940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0];&quot;/&quot;;[.F1940];&quot;/&quot;;[.D1940])" office:value-type="string" office:string-value="22/4/2024">
            <text:p>22/4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office:value-type="float" office:value="2024">
            <text:p>2024</text:p>
          </table:table-cell>
          <table:table-cell office:value-type="string">
            <text:p>2533.91</text:p>
          </table:table-cell>
          <table:table-cell table:formula="of:=MATCH([.B1941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1];&quot;/&quot;;[.F1941];&quot;/&quot;;[.D1941])" office:value-type="string" office:string-value="23/4/2024">
            <text:p>23/4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string">
            <text:p>2461.30</text:p>
          </table:table-cell>
          <table:table-cell table:formula="of:=MATCH([.B1942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2];&quot;/&quot;;[.F1942];&quot;/&quot;;[.D1942])" office:value-type="string" office:string-value="24/4/2024">
            <text:p>24/4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5">
            <text:p>25</text:p>
          </table:table-cell>
          <table:table-cell office:value-type="float" office:value="2024">
            <text:p>2024</text:p>
          </table:table-cell>
          <table:table-cell office:value-type="string">
            <text:p>2295.79</text:p>
          </table:table-cell>
          <table:table-cell table:formula="of:=MATCH([.B1943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3];&quot;/&quot;;[.F1943];&quot;/&quot;;[.D1943])" office:value-type="string" office:string-value="25/4/2024">
            <text:p>25/4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pr</text:p>
          </table:table-cell>
          <table:table-cell office:value-type="float" office:value="26">
            <text:p>26</text:p>
          </table:table-cell>
          <table:table-cell office:value-type="float" office:value="2024">
            <text:p>2024</text:p>
          </table:table-cell>
          <table:table-cell office:value-type="string">
            <text:p>2174.25</text:p>
          </table:table-cell>
          <table:table-cell table:formula="of:=MATCH([.B1944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4];&quot;/&quot;;[.F1944];&quot;/&quot;;[.D1944])" office:value-type="string" office:string-value="26/4/2024">
            <text:p>26/4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27">
            <text:p>27</text:p>
          </table:table-cell>
          <table:table-cell office:value-type="float" office:value="2024">
            <text:p>2024</text:p>
          </table:table-cell>
          <table:table-cell office:value-type="string">
            <text:p>1553.29</text:p>
          </table:table-cell>
          <table:table-cell table:formula="of:=MATCH([.B1945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5];&quot;/&quot;;[.F1945];&quot;/&quot;;[.D1945])" office:value-type="string" office:string-value="27/4/2024">
            <text:p>27/4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pr</text:p>
          </table:table-cell>
          <table:table-cell office:value-type="float" office:value="28">
            <text:p>28</text:p>
          </table:table-cell>
          <table:table-cell office:value-type="float" office:value="2024">
            <text:p>2024</text:p>
          </table:table-cell>
          <table:table-cell office:value-type="string">
            <text:p>332.03</text:p>
          </table:table-cell>
          <table:table-cell table:formula="of:=MATCH([.B1946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6];&quot;/&quot;;[.F1946];&quot;/&quot;;[.D1946])" office:value-type="string" office:string-value="28/4/2024">
            <text:p>28/4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29">
            <text:p>29</text:p>
          </table:table-cell>
          <table:table-cell office:value-type="float" office:value="2024">
            <text:p>2024</text:p>
          </table:table-cell>
          <table:table-cell office:value-type="string">
            <text:p>1980.35</text:p>
          </table:table-cell>
          <table:table-cell table:formula="of:=MATCH([.B1947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7];&quot;/&quot;;[.F1947];&quot;/&quot;;[.D1947])" office:value-type="string" office:string-value="29/4/2024">
            <text:p>29/4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30">
            <text:p>30</text:p>
          </table:table-cell>
          <table:table-cell office:value-type="float" office:value="2024">
            <text:p>2024</text:p>
          </table:table-cell>
          <table:table-cell office:value-type="string">
            <text:p>1677.04</text:p>
          </table:table-cell>
          <table:table-cell table:formula="of:=MATCH([.B1948];{&quot;jan&quot;;&quot;feb&quot;;&quot;mar&quot;;&quot;apr&quot;;&quot;may&quot;;&quot;jun&quot;;&quot;jul&quot;;&quot;aug&quot;;&quot;sep&quot;;&quot;oct&quot;;&quot;nov&quot;;&quot;dec&quot;};0)" office:value-type="float" office:value="4">
            <text:p>4</text:p>
          </table:table-cell>
          <table:table-cell table:formula="of:=CONCATENATE([.C1948];&quot;/&quot;;[.F1948];&quot;/&quot;;[.D1948])" office:value-type="string" office:string-value="30/4/2024">
            <text:p>30/4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154.00</text:p>
          </table:table-cell>
          <table:table-cell table:formula="of:=MATCH([.B194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49];&quot;/&quot;;[.F1949];&quot;/&quot;;[.D1949])" office:value-type="string" office:string-value="1/5/2024">
            <text:p>1/5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967.00</text:p>
          </table:table-cell>
          <table:table-cell table:formula="of:=MATCH([.B195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0];&quot;/&quot;;[.F1950];&quot;/&quot;;[.D1950])" office:value-type="string" office:string-value="2/5/2024">
            <text:p>2/5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1984.90</text:p>
          </table:table-cell>
          <table:table-cell table:formula="of:=MATCH([.B195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1];&quot;/&quot;;[.F1951];&quot;/&quot;;[.D1951])" office:value-type="string" office:string-value="3/5/2024">
            <text:p>3/5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1827.62</text:p>
          </table:table-cell>
          <table:table-cell table:formula="of:=MATCH([.B195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2];&quot;/&quot;;[.F1952];&quot;/&quot;;[.D1952])" office:value-type="string" office:string-value="4/5/2024">
            <text:p>4/5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1337.56</text:p>
          </table:table-cell>
          <table:table-cell table:formula="of:=MATCH([.B195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3];&quot;/&quot;;[.F1953];&quot;/&quot;;[.D1953])" office:value-type="string" office:string-value="5/5/2024">
            <text:p>5/5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2219.58</text:p>
          </table:table-cell>
          <table:table-cell table:formula="of:=MATCH([.B195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4];&quot;/&quot;;[.F1954];&quot;/&quot;;[.D1954])" office:value-type="string" office:string-value="6/5/2024">
            <text:p>6/5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2321.54</text:p>
          </table:table-cell>
          <table:table-cell table:formula="of:=MATCH([.B195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5];&quot;/&quot;;[.F1955];&quot;/&quot;;[.D1955])" office:value-type="string" office:string-value="7/5/2024">
            <text:p>7/5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2251.79</text:p>
          </table:table-cell>
          <table:table-cell table:formula="of:=MATCH([.B195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6];&quot;/&quot;;[.F1956];&quot;/&quot;;[.D1956])" office:value-type="string" office:string-value="8/5/2024">
            <text:p>8/5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1543.89</text:p>
          </table:table-cell>
          <table:table-cell table:formula="of:=MATCH([.B195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7];&quot;/&quot;;[.F1957];&quot;/&quot;;[.D1957])" office:value-type="string" office:string-value="9/5/2024">
            <text:p>9/5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1869.44</text:p>
          </table:table-cell>
          <table:table-cell table:formula="of:=MATCH([.B195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8];&quot;/&quot;;[.F1958];&quot;/&quot;;[.D1958])" office:value-type="string" office:string-value="10/5/2024">
            <text:p>10/5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1353.84</text:p>
          </table:table-cell>
          <table:table-cell table:formula="of:=MATCH([.B195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59];&quot;/&quot;;[.F1959];&quot;/&quot;;[.D1959])" office:value-type="string" office:string-value="11/5/2024">
            <text:p>11/5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155.74</text:p>
          </table:table-cell>
          <table:table-cell table:formula="of:=MATCH([.B196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0];&quot;/&quot;;[.F1960];&quot;/&quot;;[.D1960])" office:value-type="string" office:string-value="12/5/2024">
            <text:p>12/5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1210.88</text:p>
          </table:table-cell>
          <table:table-cell table:formula="of:=MATCH([.B196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1];&quot;/&quot;;[.F1961];&quot;/&quot;;[.D1961])" office:value-type="string" office:string-value="13/5/2024">
            <text:p>13/5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983.90</text:p>
          </table:table-cell>
          <table:table-cell table:formula="of:=MATCH([.B196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2];&quot;/&quot;;[.F1962];&quot;/&quot;;[.D1962])" office:value-type="string" office:string-value="14/5/2024">
            <text:p>14/5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float" office:value="2024">
            <text:p>2024</text:p>
          </table:table-cell>
          <table:table-cell office:value-type="string">
            <text:p>1314.92</text:p>
          </table:table-cell>
          <table:table-cell table:formula="of:=MATCH([.B196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3];&quot;/&quot;;[.F1963];&quot;/&quot;;[.D1963])" office:value-type="string" office:string-value="15/5/2024">
            <text:p>15/5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float" office:value="2024">
            <text:p>2024</text:p>
          </table:table-cell>
          <table:table-cell office:value-type="string">
            <text:p>1458.79</text:p>
          </table:table-cell>
          <table:table-cell table:formula="of:=MATCH([.B196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4];&quot;/&quot;;[.F1964];&quot;/&quot;;[.D1964])" office:value-type="string" office:string-value="16/5/2024">
            <text:p>16/5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float" office:value="2024">
            <text:p>2024</text:p>
          </table:table-cell>
          <table:table-cell office:value-type="string">
            <text:p>2067.76</text:p>
          </table:table-cell>
          <table:table-cell table:formula="of:=MATCH([.B196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5];&quot;/&quot;;[.F1965];&quot;/&quot;;[.D1965])" office:value-type="string" office:string-value="17/5/2024">
            <text:p>17/5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float" office:value="2024">
            <text:p>2024</text:p>
          </table:table-cell>
          <table:table-cell office:value-type="string">
            <text:p>1396.46</text:p>
          </table:table-cell>
          <table:table-cell table:formula="of:=MATCH([.B196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6];&quot;/&quot;;[.F1966];&quot;/&quot;;[.D1966])" office:value-type="string" office:string-value="18/5/2024">
            <text:p>18/5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1274.92</text:p>
          </table:table-cell>
          <table:table-cell table:formula="of:=MATCH([.B196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7];&quot;/&quot;;[.F1967];&quot;/&quot;;[.D1967])" office:value-type="string" office:string-value="19/5/2024">
            <text:p>19/5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string">
            <text:p>1746.21</text:p>
          </table:table-cell>
          <table:table-cell table:formula="of:=MATCH([.B196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8];&quot;/&quot;;[.F1968];&quot;/&quot;;[.D1968])" office:value-type="string" office:string-value="20/5/2024">
            <text:p>20/5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string">
            <text:p>2072.12</text:p>
          </table:table-cell>
          <table:table-cell table:formula="of:=MATCH([.B196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69];&quot;/&quot;;[.F1969];&quot;/&quot;;[.D1969])" office:value-type="string" office:string-value="21/5/2024">
            <text:p>21/5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float" office:value="2024">
            <text:p>2024</text:p>
          </table:table-cell>
          <table:table-cell office:value-type="string">
            <text:p>2152.55</text:p>
          </table:table-cell>
          <table:table-cell table:formula="of:=MATCH([.B1970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0];&quot;/&quot;;[.F1970];&quot;/&quot;;[.D1970])" office:value-type="string" office:string-value="22/5/2024">
            <text:p>22/5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float" office:value="2024">
            <text:p>2024</text:p>
          </table:table-cell>
          <table:table-cell office:value-type="string">
            <text:p>2303.96</text:p>
          </table:table-cell>
          <table:table-cell table:formula="of:=MATCH([.B1971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1];&quot;/&quot;;[.F1971];&quot;/&quot;;[.D1971])" office:value-type="string" office:string-value="23/5/2024">
            <text:p>23/5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string">
            <text:p>2462.05</text:p>
          </table:table-cell>
          <table:table-cell table:formula="of:=MATCH([.B1972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2];&quot;/&quot;;[.F1972];&quot;/&quot;;[.D1972])" office:value-type="string" office:string-value="24/5/2024">
            <text:p>24/5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float" office:value="2024">
            <text:p>2024</text:p>
          </table:table-cell>
          <table:table-cell office:value-type="string">
            <text:p>1767.81</text:p>
          </table:table-cell>
          <table:table-cell table:formula="of:=MATCH([.B1973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3];&quot;/&quot;;[.F1973];&quot;/&quot;;[.D1973])" office:value-type="string" office:string-value="25/5/2024">
            <text:p>25/5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float" office:value="2024">
            <text:p>2024</text:p>
          </table:table-cell>
          <table:table-cell office:value-type="string">
            <text:p>1447.23</text:p>
          </table:table-cell>
          <table:table-cell table:formula="of:=MATCH([.B1974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4];&quot;/&quot;;[.F1974];&quot;/&quot;;[.D1974])" office:value-type="string" office:string-value="26/5/2024">
            <text:p>26/5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float" office:value="2024">
            <text:p>2024</text:p>
          </table:table-cell>
          <table:table-cell office:value-type="string">
            <text:p>2519.22</text:p>
          </table:table-cell>
          <table:table-cell table:formula="of:=MATCH([.B1975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5];&quot;/&quot;;[.F1975];&quot;/&quot;;[.D1975])" office:value-type="string" office:string-value="27/5/2024">
            <text:p>27/5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float" office:value="2024">
            <text:p>2024</text:p>
          </table:table-cell>
          <table:table-cell office:value-type="string">
            <text:p>2241.10</text:p>
          </table:table-cell>
          <table:table-cell table:formula="of:=MATCH([.B1976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6];&quot;/&quot;;[.F1976];&quot;/&quot;;[.D1976])" office:value-type="string" office:string-value="28/5/2024">
            <text:p>28/5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float" office:value="2024">
            <text:p>2024</text:p>
          </table:table-cell>
          <table:table-cell office:value-type="string">
            <text:p>2027.13</text:p>
          </table:table-cell>
          <table:table-cell table:formula="of:=MATCH([.B1977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7];&quot;/&quot;;[.F1977];&quot;/&quot;;[.D1977])" office:value-type="string" office:string-value="29/5/2024">
            <text:p>29/5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float" office:value="2024">
            <text:p>2024</text:p>
          </table:table-cell>
          <table:table-cell office:value-type="string">
            <text:p>2381.43</text:p>
          </table:table-cell>
          <table:table-cell table:formula="of:=MATCH([.B1978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8];&quot;/&quot;;[.F1978];&quot;/&quot;;[.D1978])" office:value-type="string" office:string-value="30/5/2024">
            <text:p>30/5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float" office:value="2024">
            <text:p>2024</text:p>
          </table:table-cell>
          <table:table-cell office:value-type="string">
            <text:p>2239.21</text:p>
          </table:table-cell>
          <table:table-cell table:formula="of:=MATCH([.B1979];{&quot;jan&quot;;&quot;feb&quot;;&quot;mar&quot;;&quot;apr&quot;;&quot;may&quot;;&quot;jun&quot;;&quot;jul&quot;;&quot;aug&quot;;&quot;sep&quot;;&quot;oct&quot;;&quot;nov&quot;;&quot;dec&quot;};0)" office:value-type="float" office:value="5">
            <text:p>5</text:p>
          </table:table-cell>
          <table:table-cell table:formula="of:=CONCATENATE([.C1979];&quot;/&quot;;[.F1979];&quot;/&quot;;[.D1979])" office:value-type="string" office:string-value="31/5/2024">
            <text:p>31/5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1496.19</text:p>
          </table:table-cell>
          <table:table-cell table:formula="of:=MATCH([.B198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0];&quot;/&quot;;[.F1980];&quot;/&quot;;[.D1980])" office:value-type="string" office:string-value="1/6/2024">
            <text:p>1/6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670.86</text:p>
          </table:table-cell>
          <table:table-cell table:formula="of:=MATCH([.B198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1];&quot;/&quot;;[.F1981];&quot;/&quot;;[.D1981])" office:value-type="string" office:string-value="2/6/2024">
            <text:p>2/6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2889.89</text:p>
          </table:table-cell>
          <table:table-cell table:formula="of:=MATCH([.B198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2];&quot;/&quot;;[.F1982];&quot;/&quot;;[.D1982])" office:value-type="string" office:string-value="3/6/2024">
            <text:p>3/6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2663.38</text:p>
          </table:table-cell>
          <table:table-cell table:formula="of:=MATCH([.B198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3];&quot;/&quot;;[.F1983];&quot;/&quot;;[.D1983])" office:value-type="string" office:string-value="4/6/2024">
            <text:p>4/6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2205.62</text:p>
          </table:table-cell>
          <table:table-cell table:formula="of:=MATCH([.B198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4];&quot;/&quot;;[.F1984];&quot;/&quot;;[.D1984])" office:value-type="string" office:string-value="5/6/2024">
            <text:p>5/6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2160.58</text:p>
          </table:table-cell>
          <table:table-cell table:formula="of:=MATCH([.B198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5];&quot;/&quot;;[.F1985];&quot;/&quot;;[.D1985])" office:value-type="string" office:string-value="6/6/2024">
            <text:p>6/6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2040.33</text:p>
          </table:table-cell>
          <table:table-cell table:formula="of:=MATCH([.B198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6];&quot;/&quot;;[.F1986];&quot;/&quot;;[.D1986])" office:value-type="string" office:string-value="7/6/2024">
            <text:p>7/6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1177.48</text:p>
          </table:table-cell>
          <table:table-cell table:formula="of:=MATCH([.B198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7];&quot;/&quot;;[.F1987];&quot;/&quot;;[.D1987])" office:value-type="string" office:string-value="8/6/2024">
            <text:p>8/6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701.68</text:p>
          </table:table-cell>
          <table:table-cell table:formula="of:=MATCH([.B198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8];&quot;/&quot;;[.F1988];&quot;/&quot;;[.D1988])" office:value-type="string" office:string-value="9/6/2024">
            <text:p>9/6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2348.04</text:p>
          </table:table-cell>
          <table:table-cell table:formula="of:=MATCH([.B198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89];&quot;/&quot;;[.F1989];&quot;/&quot;;[.D1989])" office:value-type="string" office:string-value="10/6/2024">
            <text:p>10/6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1844.26</text:p>
          </table:table-cell>
          <table:table-cell table:formula="of:=MATCH([.B199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0];&quot;/&quot;;[.F1990];&quot;/&quot;;[.D1990])" office:value-type="string" office:string-value="11/6/2024">
            <text:p>11/6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2286.87</text:p>
          </table:table-cell>
          <table:table-cell table:formula="of:=MATCH([.B199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1];&quot;/&quot;;[.F1991];&quot;/&quot;;[.D1991])" office:value-type="string" office:string-value="12/6/2024">
            <text:p>12/6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2397.93</text:p>
          </table:table-cell>
          <table:table-cell table:formula="of:=MATCH([.B199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2];&quot;/&quot;;[.F1992];&quot;/&quot;;[.D1992])" office:value-type="string" office:string-value="13/6/2024">
            <text:p>13/6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1883.31</text:p>
          </table:table-cell>
          <table:table-cell table:formula="of:=MATCH([.B199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3];&quot;/&quot;;[.F1993];&quot;/&quot;;[.D1993])" office:value-type="string" office:string-value="14/6/2024">
            <text:p>14/6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15">
            <text:p>15</text:p>
          </table:table-cell>
          <table:table-cell office:value-type="float" office:value="2024">
            <text:p>2024</text:p>
          </table:table-cell>
          <table:table-cell office:value-type="string">
            <text:p>225.43</text:p>
          </table:table-cell>
          <table:table-cell table:formula="of:=MATCH([.B199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4];&quot;/&quot;;[.F1994];&quot;/&quot;;[.D1994])" office:value-type="string" office:string-value="15/6/2024">
            <text:p>15/6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16">
            <text:p>16</text:p>
          </table:table-cell>
          <table:table-cell office:value-type="float" office:value="2024">
            <text:p>2024</text:p>
          </table:table-cell>
          <table:table-cell office:value-type="string">
            <text:p>570.44</text:p>
          </table:table-cell>
          <table:table-cell table:formula="of:=MATCH([.B199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5];&quot;/&quot;;[.F1995];&quot;/&quot;;[.D1995])" office:value-type="string" office:string-value="16/6/2024">
            <text:p>16/6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17">
            <text:p>17</text:p>
          </table:table-cell>
          <table:table-cell office:value-type="float" office:value="2024">
            <text:p>2024</text:p>
          </table:table-cell>
          <table:table-cell office:value-type="string">
            <text:p>2390.84</text:p>
          </table:table-cell>
          <table:table-cell table:formula="of:=MATCH([.B199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6];&quot;/&quot;;[.F1996];&quot;/&quot;;[.D1996])" office:value-type="string" office:string-value="17/6/2024">
            <text:p>17/6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18">
            <text:p>18</text:p>
          </table:table-cell>
          <table:table-cell office:value-type="float" office:value="2024">
            <text:p>2024</text:p>
          </table:table-cell>
          <table:table-cell office:value-type="string">
            <text:p>2424.18</text:p>
          </table:table-cell>
          <table:table-cell table:formula="of:=MATCH([.B199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7];&quot;/&quot;;[.F1997];&quot;/&quot;;[.D1997])" office:value-type="string" office:string-value="18/6/2024">
            <text:p>18/6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2276.10</text:p>
          </table:table-cell>
          <table:table-cell table:formula="of:=MATCH([.B199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8];&quot;/&quot;;[.F1998];&quot;/&quot;;[.D1998])" office:value-type="string" office:string-value="19/6/2024">
            <text:p>19/6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string">
            <text:p>2438.79</text:p>
          </table:table-cell>
          <table:table-cell table:formula="of:=MATCH([.B199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1999];&quot;/&quot;;[.F1999];&quot;/&quot;;[.D1999])" office:value-type="string" office:string-value="20/6/2024">
            <text:p>20/6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string">
            <text:p>2278.26</text:p>
          </table:table-cell>
          <table:table-cell table:formula="of:=MATCH([.B2000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0];&quot;/&quot;;[.F2000];&quot;/&quot;;[.D2000])" office:value-type="string" office:string-value="21/6/2024">
            <text:p>21/6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2">
            <text:p>22</text:p>
          </table:table-cell>
          <table:table-cell office:value-type="float" office:value="2024">
            <text:p>2024</text:p>
          </table:table-cell>
          <table:table-cell office:value-type="string">
            <text:p>1285.18</text:p>
          </table:table-cell>
          <table:table-cell table:formula="of:=MATCH([.B2001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1];&quot;/&quot;;[.F2001];&quot;/&quot;;[.D2001])" office:value-type="string" office:string-value="22/6/2024">
            <text:p>22/6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23">
            <text:p>23</text:p>
          </table:table-cell>
          <table:table-cell office:value-type="float" office:value="2024">
            <text:p>2024</text:p>
          </table:table-cell>
          <table:table-cell office:value-type="string">
            <text:p>1194.17</text:p>
          </table:table-cell>
          <table:table-cell table:formula="of:=MATCH([.B2002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2];&quot;/&quot;;[.F2002];&quot;/&quot;;[.D2002])" office:value-type="string" office:string-value="23/6/2024">
            <text:p>23/6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string">
            <text:p>2474.81</text:p>
          </table:table-cell>
          <table:table-cell table:formula="of:=MATCH([.B2003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3];&quot;/&quot;;[.F2003];&quot;/&quot;;[.D2003])" office:value-type="string" office:string-value="24/6/2024">
            <text:p>24/6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n</text:p>
          </table:table-cell>
          <table:table-cell office:value-type="float" office:value="25">
            <text:p>25</text:p>
          </table:table-cell>
          <table:table-cell office:value-type="float" office:value="2024">
            <text:p>2024</text:p>
          </table:table-cell>
          <table:table-cell office:value-type="string">
            <text:p>2361.62</text:p>
          </table:table-cell>
          <table:table-cell table:formula="of:=MATCH([.B2004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4];&quot;/&quot;;[.F2004];&quot;/&quot;;[.D2004])" office:value-type="string" office:string-value="25/6/2024">
            <text:p>25/6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26">
            <text:p>26</text:p>
          </table:table-cell>
          <table:table-cell office:value-type="float" office:value="2024">
            <text:p>2024</text:p>
          </table:table-cell>
          <table:table-cell office:value-type="string">
            <text:p>2706.43</text:p>
          </table:table-cell>
          <table:table-cell table:formula="of:=MATCH([.B2005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5];&quot;/&quot;;[.F2005];&quot;/&quot;;[.D2005])" office:value-type="string" office:string-value="26/6/2024">
            <text:p>26/6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27">
            <text:p>27</text:p>
          </table:table-cell>
          <table:table-cell office:value-type="float" office:value="2024">
            <text:p>2024</text:p>
          </table:table-cell>
          <table:table-cell office:value-type="string">
            <text:p>2506.06</text:p>
          </table:table-cell>
          <table:table-cell table:formula="of:=MATCH([.B2006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6];&quot;/&quot;;[.F2006];&quot;/&quot;;[.D2006])" office:value-type="string" office:string-value="27/6/2024">
            <text:p>27/6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28">
            <text:p>28</text:p>
          </table:table-cell>
          <table:table-cell office:value-type="float" office:value="2024">
            <text:p>2024</text:p>
          </table:table-cell>
          <table:table-cell office:value-type="string">
            <text:p>1985.56</text:p>
          </table:table-cell>
          <table:table-cell table:formula="of:=MATCH([.B2007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7];&quot;/&quot;;[.F2007];&quot;/&quot;;[.D2007])" office:value-type="string" office:string-value="28/6/2024">
            <text:p>28/6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9">
            <text:p>29</text:p>
          </table:table-cell>
          <table:table-cell office:value-type="float" office:value="2024">
            <text:p>2024</text:p>
          </table:table-cell>
          <table:table-cell office:value-type="string">
            <text:p>1705.11</text:p>
          </table:table-cell>
          <table:table-cell table:formula="of:=MATCH([.B2008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8];&quot;/&quot;;[.F2008];&quot;/&quot;;[.D2008])" office:value-type="string" office:string-value="29/6/2024">
            <text:p>29/6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  <table:table-cell office:value-type="float" office:value="2024">
            <text:p>2024</text:p>
          </table:table-cell>
          <table:table-cell office:value-type="string">
            <text:p>1070.98</text:p>
          </table:table-cell>
          <table:table-cell table:formula="of:=MATCH([.B2009];{&quot;jan&quot;;&quot;feb&quot;;&quot;mar&quot;;&quot;apr&quot;;&quot;may&quot;;&quot;jun&quot;;&quot;jul&quot;;&quot;aug&quot;;&quot;sep&quot;;&quot;oct&quot;;&quot;nov&quot;;&quot;dec&quot;};0)" office:value-type="float" office:value="6">
            <text:p>6</text:p>
          </table:table-cell>
          <table:table-cell table:formula="of:=CONCATENATE([.C2009];&quot;/&quot;;[.F2009];&quot;/&quot;;[.D2009])" office:value-type="string" office:string-value="30/6/2024">
            <text:p>30/6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2622.73</text:p>
          </table:table-cell>
          <table:table-cell table:formula="of:=MATCH([.B201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0];&quot;/&quot;;[.F2010];&quot;/&quot;;[.D2010])" office:value-type="string" office:string-value="1/7/2024">
            <text:p>1/7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2144.51</text:p>
          </table:table-cell>
          <table:table-cell table:formula="of:=MATCH([.B201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1];&quot;/&quot;;[.F2011];&quot;/&quot;;[.D2011])" office:value-type="string" office:string-value="2/7/2024">
            <text:p>2/7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2357.78</text:p>
          </table:table-cell>
          <table:table-cell table:formula="of:=MATCH([.B201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2];&quot;/&quot;;[.F2012];&quot;/&quot;;[.D2012])" office:value-type="string" office:string-value="3/7/2024">
            <text:p>3/7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1382.60</text:p>
          </table:table-cell>
          <table:table-cell table:formula="of:=MATCH([.B201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3];&quot;/&quot;;[.F2013];&quot;/&quot;;[.D2013])" office:value-type="string" office:string-value="4/7/2024">
            <text:p>4/7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915.18</text:p>
          </table:table-cell>
          <table:table-cell table:formula="of:=MATCH([.B201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4];&quot;/&quot;;[.F2014];&quot;/&quot;;[.D2014])" office:value-type="string" office:string-value="5/7/2024">
            <text:p>5/7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112.56</text:p>
          </table:table-cell>
          <table:table-cell table:formula="of:=MATCH([.B201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5];&quot;/&quot;;[.F2015];&quot;/&quot;;[.D2015])" office:value-type="string" office:string-value="6/7/2024">
            <text:p>6/7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553.76</text:p>
          </table:table-cell>
          <table:table-cell table:formula="of:=MATCH([.B201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6];&quot;/&quot;;[.F2016];&quot;/&quot;;[.D2016])" office:value-type="string" office:string-value="7/7/2024">
            <text:p>7/7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2343.65</text:p>
          </table:table-cell>
          <table:table-cell table:formula="of:=MATCH([.B201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7];&quot;/&quot;;[.F2017];&quot;/&quot;;[.D2017])" office:value-type="string" office:string-value="8/7/2024">
            <text:p>8/7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2140.24</text:p>
          </table:table-cell>
          <table:table-cell table:formula="of:=MATCH([.B201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8];&quot;/&quot;;[.F2018];&quot;/&quot;;[.D2018])" office:value-type="string" office:string-value="9/7/2024">
            <text:p>9/7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2221.99</text:p>
          </table:table-cell>
          <table:table-cell table:formula="of:=MATCH([.B201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19];&quot;/&quot;;[.F2019];&quot;/&quot;;[.D2019])" office:value-type="string" office:string-value="10/7/2024">
            <text:p>10/7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2536.37</text:p>
          </table:table-cell>
          <table:table-cell table:formula="of:=MATCH([.B202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0];&quot;/&quot;;[.F2020];&quot;/&quot;;[.D2020])" office:value-type="string" office:string-value="11/7/2024">
            <text:p>11/7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2050.08</text:p>
          </table:table-cell>
          <table:table-cell table:formula="of:=MATCH([.B202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1];&quot;/&quot;;[.F2021];&quot;/&quot;;[.D2021])" office:value-type="string" office:string-value="12/7/2024">
            <text:p>12/7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344.71</text:p>
          </table:table-cell>
          <table:table-cell table:formula="of:=MATCH([.B202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2];&quot;/&quot;;[.F2022];&quot;/&quot;;[.D2022])" office:value-type="string" office:string-value="13/7/2024">
            <text:p>13/7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353.37</text:p>
          </table:table-cell>
          <table:table-cell table:formula="of:=MATCH([.B202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3];&quot;/&quot;;[.F2023];&quot;/&quot;;[.D2023])" office:value-type="string" office:string-value="14/7/2024">
            <text:p>14/7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15">
            <text:p>15</text:p>
          </table:table-cell>
          <table:table-cell office:value-type="float" office:value="2024">
            <text:p>2024</text:p>
          </table:table-cell>
          <table:table-cell office:value-type="string">
            <text:p>2086.35</text:p>
          </table:table-cell>
          <table:table-cell table:formula="of:=MATCH([.B202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4];&quot;/&quot;;[.F2024];&quot;/&quot;;[.D2024])" office:value-type="string" office:string-value="15/7/2024">
            <text:p>15/7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16">
            <text:p>16</text:p>
          </table:table-cell>
          <table:table-cell office:value-type="float" office:value="2024">
            <text:p>2024</text:p>
          </table:table-cell>
          <table:table-cell office:value-type="string">
            <text:p>1632.61</text:p>
          </table:table-cell>
          <table:table-cell table:formula="of:=MATCH([.B202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5];&quot;/&quot;;[.F2025];&quot;/&quot;;[.D2025])" office:value-type="string" office:string-value="16/7/2024">
            <text:p>16/7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17">
            <text:p>17</text:p>
          </table:table-cell>
          <table:table-cell office:value-type="float" office:value="2024">
            <text:p>2024</text:p>
          </table:table-cell>
          <table:table-cell office:value-type="string">
            <text:p>1887.50</text:p>
          </table:table-cell>
          <table:table-cell table:formula="of:=MATCH([.B202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6];&quot;/&quot;;[.F2026];&quot;/&quot;;[.D2026])" office:value-type="string" office:string-value="17/7/2024">
            <text:p>17/7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18">
            <text:p>18</text:p>
          </table:table-cell>
          <table:table-cell office:value-type="float" office:value="2024">
            <text:p>2024</text:p>
          </table:table-cell>
          <table:table-cell office:value-type="string">
            <text:p>2032.81</text:p>
          </table:table-cell>
          <table:table-cell table:formula="of:=MATCH([.B202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7];&quot;/&quot;;[.F2027];&quot;/&quot;;[.D2027])" office:value-type="string" office:string-value="18/7/2024">
            <text:p>18/7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1893.12</text:p>
          </table:table-cell>
          <table:table-cell table:formula="of:=MATCH([.B202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8];&quot;/&quot;;[.F2028];&quot;/&quot;;[.D2028])" office:value-type="string" office:string-value="19/7/2024">
            <text:p>19/7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string">
            <text:p>1477.59</text:p>
          </table:table-cell>
          <table:table-cell table:formula="of:=MATCH([.B202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29];&quot;/&quot;;[.F2029];&quot;/&quot;;[.D2029])" office:value-type="string" office:string-value="20/7/2024">
            <text:p>20/7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string">
            <text:p>1214.06</text:p>
          </table:table-cell>
          <table:table-cell table:formula="of:=MATCH([.B203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0];&quot;/&quot;;[.F2030];&quot;/&quot;;[.D2030])" office:value-type="string" office:string-value="21/7/2024">
            <text:p>21/7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2">
            <text:p>22</text:p>
          </table:table-cell>
          <table:table-cell office:value-type="float" office:value="2024">
            <text:p>2024</text:p>
          </table:table-cell>
          <table:table-cell office:value-type="string">
            <text:p>2476.23</text:p>
          </table:table-cell>
          <table:table-cell table:formula="of:=MATCH([.B2031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1];&quot;/&quot;;[.F2031];&quot;/&quot;;[.D2031])" office:value-type="string" office:string-value="22/7/2024">
            <text:p>22/7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23">
            <text:p>23</text:p>
          </table:table-cell>
          <table:table-cell office:value-type="float" office:value="2024">
            <text:p>2024</text:p>
          </table:table-cell>
          <table:table-cell office:value-type="string">
            <text:p>2220.00</text:p>
          </table:table-cell>
          <table:table-cell table:formula="of:=MATCH([.B2032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2];&quot;/&quot;;[.F2032];&quot;/&quot;;[.D2032])" office:value-type="string" office:string-value="23/7/2024">
            <text:p>23/7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string">
            <text:p>1890.18</text:p>
          </table:table-cell>
          <table:table-cell table:formula="of:=MATCH([.B2033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3];&quot;/&quot;;[.F2033];&quot;/&quot;;[.D2033])" office:value-type="string" office:string-value="24/7/2024">
            <text:p>24/7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Jul</text:p>
          </table:table-cell>
          <table:table-cell office:value-type="float" office:value="25">
            <text:p>25</text:p>
          </table:table-cell>
          <table:table-cell office:value-type="float" office:value="2024">
            <text:p>2024</text:p>
          </table:table-cell>
          <table:table-cell office:value-type="string">
            <text:p>2338.12</text:p>
          </table:table-cell>
          <table:table-cell table:formula="of:=MATCH([.B2034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4];&quot;/&quot;;[.F2034];&quot;/&quot;;[.D2034])" office:value-type="string" office:string-value="25/7/2024">
            <text:p>25/7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26">
            <text:p>26</text:p>
          </table:table-cell>
          <table:table-cell office:value-type="float" office:value="2024">
            <text:p>2024</text:p>
          </table:table-cell>
          <table:table-cell office:value-type="string">
            <text:p>2384.38</text:p>
          </table:table-cell>
          <table:table-cell table:formula="of:=MATCH([.B2035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5];&quot;/&quot;;[.F2035];&quot;/&quot;;[.D2035])" office:value-type="string" office:string-value="26/7/2024">
            <text:p>26/7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27">
            <text:p>27</text:p>
          </table:table-cell>
          <table:table-cell office:value-type="float" office:value="2024">
            <text:p>2024</text:p>
          </table:table-cell>
          <table:table-cell office:value-type="string">
            <text:p>2065.84</text:p>
          </table:table-cell>
          <table:table-cell table:formula="of:=MATCH([.B2036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6];&quot;/&quot;;[.F2036];&quot;/&quot;;[.D2036])" office:value-type="string" office:string-value="27/7/2024">
            <text:p>27/7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28">
            <text:p>28</text:p>
          </table:table-cell>
          <table:table-cell office:value-type="float" office:value="2024">
            <text:p>2024</text:p>
          </table:table-cell>
          <table:table-cell office:value-type="string">
            <text:p>1204.75</text:p>
          </table:table-cell>
          <table:table-cell table:formula="of:=MATCH([.B2037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7];&quot;/&quot;;[.F2037];&quot;/&quot;;[.D2037])" office:value-type="string" office:string-value="28/7/2024">
            <text:p>28/7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9">
            <text:p>29</text:p>
          </table:table-cell>
          <table:table-cell office:value-type="float" office:value="2024">
            <text:p>2024</text:p>
          </table:table-cell>
          <table:table-cell office:value-type="string">
            <text:p>1849.44</text:p>
          </table:table-cell>
          <table:table-cell table:formula="of:=MATCH([.B2038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8];&quot;/&quot;;[.F2038];&quot;/&quot;;[.D2038])" office:value-type="string" office:string-value="29/7/2024">
            <text:p>29/7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30">
            <text:p>30</text:p>
          </table:table-cell>
          <table:table-cell office:value-type="float" office:value="2024">
            <text:p>2024</text:p>
          </table:table-cell>
          <table:table-cell office:value-type="string">
            <text:p>2012.48</text:p>
          </table:table-cell>
          <table:table-cell table:formula="of:=MATCH([.B2039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39];&quot;/&quot;;[.F2039];&quot;/&quot;;[.D2039])" office:value-type="string" office:string-value="30/7/2024">
            <text:p>30/7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31">
            <text:p>31</text:p>
          </table:table-cell>
          <table:table-cell office:value-type="float" office:value="2024">
            <text:p>2024</text:p>
          </table:table-cell>
          <table:table-cell office:value-type="string">
            <text:p>2076.77</text:p>
          </table:table-cell>
          <table:table-cell table:formula="of:=MATCH([.B2040];{&quot;jan&quot;;&quot;feb&quot;;&quot;mar&quot;;&quot;apr&quot;;&quot;may&quot;;&quot;jun&quot;;&quot;jul&quot;;&quot;aug&quot;;&quot;sep&quot;;&quot;oct&quot;;&quot;nov&quot;;&quot;dec&quot;};0)" office:value-type="float" office:value="7">
            <text:p>7</text:p>
          </table:table-cell>
          <table:table-cell table:formula="of:=CONCATENATE([.C2040];&quot;/&quot;;[.F2040];&quot;/&quot;;[.D2040])" office:value-type="string" office:string-value="31/7/2024">
            <text:p>31/7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2476.41</text:p>
          </table:table-cell>
          <table:table-cell table:formula="of:=MATCH([.B204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1];&quot;/&quot;;[.F2041];&quot;/&quot;;[.D2041])" office:value-type="string" office:string-value="1/8/2024">
            <text:p>1/8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2401.67</text:p>
          </table:table-cell>
          <table:table-cell table:formula="of:=MATCH([.B204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2];&quot;/&quot;;[.F2042];&quot;/&quot;;[.D2042])" office:value-type="string" office:string-value="2/8/2024">
            <text:p>2/8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1875.86</text:p>
          </table:table-cell>
          <table:table-cell table:formula="of:=MATCH([.B204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3];&quot;/&quot;;[.F2043];&quot;/&quot;;[.D2043])" office:value-type="string" office:string-value="3/8/2024">
            <text:p>3/8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1532.54</text:p>
          </table:table-cell>
          <table:table-cell table:formula="of:=MATCH([.B204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4];&quot;/&quot;;[.F2044];&quot;/&quot;;[.D2044])" office:value-type="string" office:string-value="4/8/2024">
            <text:p>4/8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2768.18</text:p>
          </table:table-cell>
          <table:table-cell table:formula="of:=MATCH([.B204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5];&quot;/&quot;;[.F2045];&quot;/&quot;;[.D2045])" office:value-type="string" office:string-value="5/8/2024">
            <text:p>5/8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2273.60</text:p>
          </table:table-cell>
          <table:table-cell table:formula="of:=MATCH([.B204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6];&quot;/&quot;;[.F2046];&quot;/&quot;;[.D2046])" office:value-type="string" office:string-value="6/8/2024">
            <text:p>6/8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2533.02</text:p>
          </table:table-cell>
          <table:table-cell table:formula="of:=MATCH([.B204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7];&quot;/&quot;;[.F2047];&quot;/&quot;;[.D2047])" office:value-type="string" office:string-value="7/8/2024">
            <text:p>7/8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2542.80</text:p>
          </table:table-cell>
          <table:table-cell table:formula="of:=MATCH([.B204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8];&quot;/&quot;;[.F2048];&quot;/&quot;;[.D2048])" office:value-type="string" office:string-value="8/8/2024">
            <text:p>8/8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1738.53</text:p>
          </table:table-cell>
          <table:table-cell table:formula="of:=MATCH([.B204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49];&quot;/&quot;;[.F2049];&quot;/&quot;;[.D2049])" office:value-type="string" office:string-value="9/8/2024">
            <text:p>9/8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1341.72</text:p>
          </table:table-cell>
          <table:table-cell table:formula="of:=MATCH([.B205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0];&quot;/&quot;;[.F2050];&quot;/&quot;;[.D2050])" office:value-type="string" office:string-value="10/8/2024">
            <text:p>10/8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1397.66</text:p>
          </table:table-cell>
          <table:table-cell table:formula="of:=MATCH([.B205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1];&quot;/&quot;;[.F2051];&quot;/&quot;;[.D2051])" office:value-type="string" office:string-value="11/8/2024">
            <text:p>11/8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2369.13</text:p>
          </table:table-cell>
          <table:table-cell table:formula="of:=MATCH([.B205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2];&quot;/&quot;;[.F2052];&quot;/&quot;;[.D2052])" office:value-type="string" office:string-value="12/8/2024">
            <text:p>12/8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2586.86</text:p>
          </table:table-cell>
          <table:table-cell table:formula="of:=MATCH([.B205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3];&quot;/&quot;;[.F2053];&quot;/&quot;;[.D2053])" office:value-type="string" office:string-value="13/8/2024">
            <text:p>13/8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2748.39</text:p>
          </table:table-cell>
          <table:table-cell table:formula="of:=MATCH([.B205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4];&quot;/&quot;;[.F2054];&quot;/&quot;;[.D2054])" office:value-type="string" office:string-value="14/8/2024">
            <text:p>14/8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15">
            <text:p>15</text:p>
          </table:table-cell>
          <table:table-cell office:value-type="float" office:value="2024">
            <text:p>2024</text:p>
          </table:table-cell>
          <table:table-cell office:value-type="string">
            <text:p>2230.15</text:p>
          </table:table-cell>
          <table:table-cell table:formula="of:=MATCH([.B205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5];&quot;/&quot;;[.F2055];&quot;/&quot;;[.D2055])" office:value-type="string" office:string-value="15/8/2024">
            <text:p>15/8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6">
            <text:p>16</text:p>
          </table:table-cell>
          <table:table-cell office:value-type="float" office:value="2024">
            <text:p>2024</text:p>
          </table:table-cell>
          <table:table-cell office:value-type="string">
            <text:p>2828.41</text:p>
          </table:table-cell>
          <table:table-cell table:formula="of:=MATCH([.B205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6];&quot;/&quot;;[.F2056];&quot;/&quot;;[.D2056])" office:value-type="string" office:string-value="16/8/2024">
            <text:p>16/8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17">
            <text:p>17</text:p>
          </table:table-cell>
          <table:table-cell office:value-type="float" office:value="2024">
            <text:p>2024</text:p>
          </table:table-cell>
          <table:table-cell office:value-type="string">
            <text:p>2387.40</text:p>
          </table:table-cell>
          <table:table-cell table:formula="of:=MATCH([.B205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7];&quot;/&quot;;[.F2057];&quot;/&quot;;[.D2057])" office:value-type="string" office:string-value="17/8/2024">
            <text:p>17/8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8">
            <text:p>18</text:p>
          </table:table-cell>
          <table:table-cell office:value-type="float" office:value="2024">
            <text:p>2024</text:p>
          </table:table-cell>
          <table:table-cell office:value-type="string">
            <text:p>2082.98</text:p>
          </table:table-cell>
          <table:table-cell table:formula="of:=MATCH([.B205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8];&quot;/&quot;;[.F2058];&quot;/&quot;;[.D2058])" office:value-type="string" office:string-value="18/8/2024">
            <text:p>18/8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2734.37</text:p>
          </table:table-cell>
          <table:table-cell table:formula="of:=MATCH([.B205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59];&quot;/&quot;;[.F2059];&quot;/&quot;;[.D2059])" office:value-type="string" office:string-value="19/8/2024">
            <text:p>19/8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string">
            <text:p>2485.13</text:p>
          </table:table-cell>
          <table:table-cell table:formula="of:=MATCH([.B206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0];&quot;/&quot;;[.F2060];&quot;/&quot;;[.D2060])" office:value-type="string" office:string-value="20/8/2024">
            <text:p>20/8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string">
            <text:p>1968.28</text:p>
          </table:table-cell>
          <table:table-cell table:formula="of:=MATCH([.B206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1];&quot;/&quot;;[.F2061];&quot;/&quot;;[.D2061])" office:value-type="string" office:string-value="21/8/2024">
            <text:p>21/8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2">
            <text:p>22</text:p>
          </table:table-cell>
          <table:table-cell office:value-type="float" office:value="2024">
            <text:p>2024</text:p>
          </table:table-cell>
          <table:table-cell office:value-type="string">
            <text:p>1992.84</text:p>
          </table:table-cell>
          <table:table-cell table:formula="of:=MATCH([.B2062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2];&quot;/&quot;;[.F2062];&quot;/&quot;;[.D2062])" office:value-type="string" office:string-value="22/8/2024">
            <text:p>22/8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23">
            <text:p>23</text:p>
          </table:table-cell>
          <table:table-cell office:value-type="float" office:value="2024">
            <text:p>2024</text:p>
          </table:table-cell>
          <table:table-cell office:value-type="string">
            <text:p>1677.92</text:p>
          </table:table-cell>
          <table:table-cell table:formula="of:=MATCH([.B2063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3];&quot;/&quot;;[.F2063];&quot;/&quot;;[.D2063])" office:value-type="string" office:string-value="23/8/2024">
            <text:p>23/8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string">
            <text:p>1692.53</text:p>
          </table:table-cell>
          <table:table-cell table:formula="of:=MATCH([.B2064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4];&quot;/&quot;;[.F2064];&quot;/&quot;;[.D2064])" office:value-type="string" office:string-value="24/8/2024">
            <text:p>24/8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5">
            <text:p>25</text:p>
          </table:table-cell>
          <table:table-cell office:value-type="float" office:value="2024">
            <text:p>2024</text:p>
          </table:table-cell>
          <table:table-cell office:value-type="string">
            <text:p>640.36</text:p>
          </table:table-cell>
          <table:table-cell table:formula="of:=MATCH([.B2065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5];&quot;/&quot;;[.F2065];&quot;/&quot;;[.D2065])" office:value-type="string" office:string-value="25/8/2024">
            <text:p>25/8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Aug</text:p>
          </table:table-cell>
          <table:table-cell office:value-type="float" office:value="26">
            <text:p>26</text:p>
          </table:table-cell>
          <table:table-cell office:value-type="float" office:value="2024">
            <text:p>2024</text:p>
          </table:table-cell>
          <table:table-cell office:value-type="string">
            <text:p>2471.45</text:p>
          </table:table-cell>
          <table:table-cell table:formula="of:=MATCH([.B2066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6];&quot;/&quot;;[.F2066];&quot;/&quot;;[.D2066])" office:value-type="string" office:string-value="26/8/2024">
            <text:p>26/8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27">
            <text:p>27</text:p>
          </table:table-cell>
          <table:table-cell office:value-type="float" office:value="2024">
            <text:p>2024</text:p>
          </table:table-cell>
          <table:table-cell office:value-type="string">
            <text:p>2297.92</text:p>
          </table:table-cell>
          <table:table-cell table:formula="of:=MATCH([.B2067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7];&quot;/&quot;;[.F2067];&quot;/&quot;;[.D2067])" office:value-type="string" office:string-value="27/8/2024">
            <text:p>27/8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8">
            <text:p>28</text:p>
          </table:table-cell>
          <table:table-cell office:value-type="float" office:value="2024">
            <text:p>2024</text:p>
          </table:table-cell>
          <table:table-cell office:value-type="string">
            <text:p>2865.77</text:p>
          </table:table-cell>
          <table:table-cell table:formula="of:=MATCH([.B2068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8];&quot;/&quot;;[.F2068];&quot;/&quot;;[.D2068])" office:value-type="string" office:string-value="28/8/2024">
            <text:p>28/8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29">
            <text:p>29</text:p>
          </table:table-cell>
          <table:table-cell office:value-type="float" office:value="2024">
            <text:p>2024</text:p>
          </table:table-cell>
          <table:table-cell office:value-type="string">
            <text:p>3177.82</text:p>
          </table:table-cell>
          <table:table-cell table:formula="of:=MATCH([.B2069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69];&quot;/&quot;;[.F2069];&quot;/&quot;;[.D2069])" office:value-type="string" office:string-value="29/8/2024">
            <text:p>29/8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30">
            <text:p>30</text:p>
          </table:table-cell>
          <table:table-cell office:value-type="float" office:value="2024">
            <text:p>2024</text:p>
          </table:table-cell>
          <table:table-cell office:value-type="string">
            <text:p>3046.43</text:p>
          </table:table-cell>
          <table:table-cell table:formula="of:=MATCH([.B2070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70];&quot;/&quot;;[.F2070];&quot;/&quot;;[.D2070])" office:value-type="string" office:string-value="30/8/2024">
            <text:p>30/8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31">
            <text:p>31</text:p>
          </table:table-cell>
          <table:table-cell office:value-type="float" office:value="2024">
            <text:p>2024</text:p>
          </table:table-cell>
          <table:table-cell office:value-type="string">
            <text:p>2176.71</text:p>
          </table:table-cell>
          <table:table-cell table:formula="of:=MATCH([.B2071];{&quot;jan&quot;;&quot;feb&quot;;&quot;mar&quot;;&quot;apr&quot;;&quot;may&quot;;&quot;jun&quot;;&quot;jul&quot;;&quot;aug&quot;;&quot;sep&quot;;&quot;oct&quot;;&quot;nov&quot;;&quot;dec&quot;};0)" office:value-type="float" office:value="8">
            <text:p>8</text:p>
          </table:table-cell>
          <table:table-cell table:formula="of:=CONCATENATE([.C2071];&quot;/&quot;;[.F2071];&quot;/&quot;;[.D2071])" office:value-type="string" office:string-value="31/8/2024">
            <text:p>31/8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string">
            <text:p>1746.12</text:p>
          </table:table-cell>
          <table:table-cell table:formula="of:=MATCH([.B207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72];&quot;/&quot;;[.F2072];&quot;/&quot;;[.D2072])" office:value-type="string" office:string-value="1/9/2024">
            <text:p>1/9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string">
            <text:p>3217.40</text:p>
          </table:table-cell>
          <table:table-cell table:formula="of:=MATCH([.B207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73];&quot;/&quot;;[.F2073];&quot;/&quot;;[.D2073])" office:value-type="string" office:string-value="2/9/2024">
            <text:p>2/9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office:value-type="string">
            <text:p>3675.66</text:p>
          </table:table-cell>
          <table:table-cell table:formula="of:=MATCH([.B207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74];&quot;/&quot;;[.F2074];&quot;/&quot;;[.D2074])" office:value-type="string" office:string-value="3/9/2024">
            <text:p>3/9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office:value-type="string">
            <text:p>3062.34</text:p>
          </table:table-cell>
          <table:table-cell table:formula="of:=MATCH([.B207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75];&quot;/&quot;;[.F2075];&quot;/&quot;;[.D2075])" office:value-type="string" office:string-value="4/9/2024">
            <text:p>4/9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5">
            <text:p>5</text:p>
          </table:table-cell>
          <table:table-cell office:value-type="float" office:value="2024">
            <text:p>2024</text:p>
          </table:table-cell>
          <table:table-cell office:value-type="string">
            <text:p>2054.41</text:p>
          </table:table-cell>
          <table:table-cell table:formula="of:=MATCH([.B2076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76];&quot;/&quot;;[.F2076];&quot;/&quot;;[.D2076])" office:value-type="string" office:string-value="5/9/2024">
            <text:p>5/9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office:value-type="string">
            <text:p>2269.96</text:p>
          </table:table-cell>
          <table:table-cell table:formula="of:=MATCH([.B2077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77];&quot;/&quot;;[.F2077];&quot;/&quot;;[.D2077])" office:value-type="string" office:string-value="6/9/2024">
            <text:p>6/9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string">
            <text:p>1992.34</text:p>
          </table:table-cell>
          <table:table-cell table:formula="of:=MATCH([.B2078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78];&quot;/&quot;;[.F2078];&quot;/&quot;;[.D2078])" office:value-type="string" office:string-value="7/9/2024">
            <text:p>7/9/2024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office:value-type="string">
            <text:p>1771.03</text:p>
          </table:table-cell>
          <table:table-cell table:formula="of:=MATCH([.B2079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79];&quot;/&quot;;[.F2079];&quot;/&quot;;[.D2079])" office:value-type="string" office:string-value="8/9/2024">
            <text:p>8/9/2024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Sep</text:p>
          </table:table-cell>
          <table:table-cell office:value-type="float" office:value="9">
            <text:p>9</text:p>
          </table:table-cell>
          <table:table-cell office:value-type="float" office:value="2024">
            <text:p>2024</text:p>
          </table:table-cell>
          <table:table-cell office:value-type="string">
            <text:p>2527.30</text:p>
          </table:table-cell>
          <table:table-cell table:formula="of:=MATCH([.B2080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80];&quot;/&quot;;[.F2080];&quot;/&quot;;[.D2080])" office:value-type="string" office:string-value="9/9/2024">
            <text:p>9/9/2024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10">
            <text:p>10</text:p>
          </table:table-cell>
          <table:table-cell office:value-type="float" office:value="2024">
            <text:p>2024</text:p>
          </table:table-cell>
          <table:table-cell office:value-type="string">
            <text:p>1994.59</text:p>
          </table:table-cell>
          <table:table-cell table:formula="of:=MATCH([.B2081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81];&quot;/&quot;;[.F2081];&quot;/&quot;;[.D2081])" office:value-type="string" office:string-value="10/9/2024">
            <text:p>10/9/2024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Sep</text:p>
          </table:table-cell>
          <table:table-cell office:value-type="float" office:value="11">
            <text:p>11</text:p>
          </table:table-cell>
          <table:table-cell office:value-type="float" office:value="2024">
            <text:p>2024</text:p>
          </table:table-cell>
          <table:table-cell office:value-type="string">
            <text:p>1957.82</text:p>
          </table:table-cell>
          <table:table-cell table:formula="of:=MATCH([.B2082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82];&quot;/&quot;;[.F2082];&quot;/&quot;;[.D2082])" office:value-type="string" office:string-value="11/9/2024">
            <text:p>11/9/2024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Sep</text:p>
          </table:table-cell>
          <table:table-cell office:value-type="float" office:value="12">
            <text:p>12</text:p>
          </table:table-cell>
          <table:table-cell office:value-type="float" office:value="2024">
            <text:p>2024</text:p>
          </table:table-cell>
          <table:table-cell office:value-type="string">
            <text:p>2820.31</text:p>
          </table:table-cell>
          <table:table-cell table:formula="of:=MATCH([.B2083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83];&quot;/&quot;;[.F2083];&quot;/&quot;;[.D2083])" office:value-type="string" office:string-value="12/9/2024">
            <text:p>12/9/2024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13">
            <text:p>13</text:p>
          </table:table-cell>
          <table:table-cell office:value-type="float" office:value="2024">
            <text:p>2024</text:p>
          </table:table-cell>
          <table:table-cell office:value-type="string">
            <text:p>2349.04</text:p>
          </table:table-cell>
          <table:table-cell table:formula="of:=MATCH([.B2084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84];&quot;/&quot;;[.F2084];&quot;/&quot;;[.D2084])" office:value-type="string" office:string-value="13/9/2024">
            <text:p>13/9/2024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ep</text:p>
          </table:table-cell>
          <table:table-cell office:value-type="float" office:value="14">
            <text:p>14</text:p>
          </table:table-cell>
          <table:table-cell office:value-type="float" office:value="2024">
            <text:p>2024</text:p>
          </table:table-cell>
          <table:table-cell office:value-type="string">
            <text:p>1425.68</text:p>
          </table:table-cell>
          <table:table-cell table:formula="of:=MATCH([.B2085];{&quot;jan&quot;;&quot;feb&quot;;&quot;mar&quot;;&quot;apr&quot;;&quot;may&quot;;&quot;jun&quot;;&quot;jul&quot;;&quot;aug&quot;;&quot;sep&quot;;&quot;oct&quot;;&quot;nov&quot;;&quot;dec&quot;};0)" office:value-type="float" office:value="9">
            <text:p>9</text:p>
          </table:table-cell>
          <table:table-cell table:formula="of:=CONCATENATE([.C2085];&quot;/&quot;;[.F2085];&quot;/&quot;;[.D2085])" office:value-type="string" office:string-value="14/9/2024">
            <text:p>14/9/20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4">14/09/2024</text:date>, <text:time>11:1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4T11:18:32.33</dc:date>
    <meta:generator>OpenOffice/4.1.7$Win32 OpenOffice.org_project/417m1$Build-9800</meta:generator>
    <meta:editing-duration>PT12M56S</meta:editing-duration>
    <meta:editing-cycles>2</meta:editing-cycles>
    <meta:document-statistic meta:table-count="1" meta:cell-count="14595" meta:object-count="0"/>
  </office:meta>
</office:document-meta>
</file>